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7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69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3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5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0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1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8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0" style:family="table-cell" style:parent-style-name="Default" style:data-style-name="N7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7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9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1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52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69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4" style:family="table-cell" style:parent-style-name="Default" style:data-style-name="N0">
      <style:table-cell-properties fo:border-top="none" fo:border-bottom="thin solid #E3E3E3" fo:border-left="none" fo:border-right="none" fo:background-color="transparent"/>
      <style:text-properties style:font-name="Univers" style:font-name-asian="Univers" style:font-name-complex="Univers" style:font-family-generic="swiss"/>
    </style:style>
    <style:style style:name="ce55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6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7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8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9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60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1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6.270625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1.79916666666667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1.61395833333333cm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34.9pt" style:use-optimal-row-height="false" fo:break-before="auto"/>
    </style:style>
    <style:style style:name="ro9" style:family="table-row">
      <style:table-row-properties style:row-height="6pt" style:use-optimal-row-height="false" fo:break-before="auto"/>
    </style:style>
    <style:style style:name="ro10" style:family="table-row">
      <style:table-row-properties style:row-height="14.1pt" style:use-optimal-row-height="false" fo:break-before="auto"/>
    </style:style>
    <style:style style:name="ro11" style:family="table-row">
      <style:table-row-properties style:row-height="3pt" style:use-optimal-row-height="false" fo:break-before="auto"/>
    </style:style>
    <style:style style:name="ro12" style:family="table-row">
      <style:table-row-properties style:row-height="8.65pt" style:use-optimal-row-height="false" fo:break-before="auto"/>
    </style:style>
    <style:style style:name="ro13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I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8" table:default-cell-style-name="ce3"/>
        <table:table-column table:style-name="co3" table:default-cell-style-name="ce43"/>
        <table:table-column table:style-name="co4" table:number-columns-repeated="16313" table:default-cell-style-name="ce3"/>
        <table:table-row table:style-name="ro1">
          <table:table-cell office:value-type="string" table:style-name="ce1">
            <text:p>Tabela 4 - Usos de bens e serviços - 2016</text:p>
          </table:table-cell>
          <table:table-cell table:number-columns-repeated="6" table:style-name="ce1"/>
          <table:table-cell table:number-columns-repeated="45" table:style-name="ce2"/>
          <table:table-cell table:number-columns-repeated="4" table:style-name="ce1"/>
          <table:table-cell table:number-columns-repeated="14" table:style-name="ce2"/>
          <table:table-cell table:style-name="ce42"/>
          <table:table-cell table:number-columns-repeated="16313" table:style-name="ce2"/>
        </table:table-row>
        <table:table-row table:style-name="ro2">
          <table:table-cell table:number-columns-repeated="2" table:style-name="ce3"/>
          <table:table-cell table:number-columns-repeated="68" table:style-name="ce51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58">
            <text:p>Código</text:p>
            <text:p>do</text:p>
            <text:p>produto</text:p>
          </table:table-cell>
          <table:table-cell office:value-type="string" table:number-columns-spanned="1" table:number-rows-spanned="2" table:style-name="ce60">
            <text:p>Descrição do produto</text:p>
          </table:table-cell>
          <table:table-cell office:value-type="string" table:style-name="ce48">
            <text:p>Consumo intermediário das atividades <text:s/>(preços do ano anterior em 1 000 000 R$)</text:p>
          </table:table-cell>
          <table:table-cell table:number-columns-repeated="2" table:style-name="ce48"/>
          <table:table-cell table:number-columns-repeated="3" table:style-name="ce44"/>
          <table:table-cell table:number-columns-repeated="44" table:style-name="ce45"/>
          <table:table-cell table:number-columns-repeated="2" table:style-name="ce48"/>
          <table:table-cell table:number-columns-repeated="3" table:style-name="ce44"/>
          <table:table-cell table:number-columns-repeated="14" table:style-name="ce45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35">
            <text:p>0191</text:p>
            <text:p>Agricultura, inclusive o apoio à agricultura e a pós-colheita</text:p>
          </table:table-cell>
          <table:table-cell office:value-type="string" table:style-name="ce35">
            <text:p>0192</text:p>
            <text:p>Pecuária, inclusive o apoio à pecuária</text:p>
          </table:table-cell>
          <table:table-cell office:value-type="string" table:style-name="ce35">
            <text:p>0280</text:p>
            <text:p>Produção florestal; pesca e aquicultura</text:p>
          </table:table-cell>
          <table:table-cell office:value-type="string" table:style-name="ce34">
            <text:p>0580</text:p>
            <text:p>Extração de carvão mineral e de minerais não-metálicos</text:p>
          </table:table-cell>
          <table:table-cell office:value-type="string" table:style-name="ce35">
            <text:p>0680</text:p>
            <text:p>Extração de petróleo e gás, inclusive as atividades de apoio</text:p>
          </table:table-cell>
          <table:table-cell office:value-type="string" table:style-name="ce35">
            <text:p>0791</text:p>
            <text:p>Extração de minério de ferro, inclusive beneficiamentos e a aglomeração</text:p>
          </table:table-cell>
          <table:table-cell office:value-type="string" table:style-name="ce35">
            <text:p>0792</text:p>
            <text:p>Extração de minerais metálicos não-ferrosos, inclusive beneficiamentos</text:p>
          </table:table-cell>
          <table:table-cell office:value-type="string" table:style-name="ce35">
            <text:p>1091</text:p>
            <text:p>Abate e produtos de carne, inclusive os produtos do laticínio e da pesca</text:p>
          </table:table-cell>
          <table:table-cell office:value-type="string" table:style-name="ce35">
            <text:p>1092</text:p>
            <text:p>Fabricação e refino de açúcar</text:p>
          </table:table-cell>
          <table:table-cell office:value-type="string" table:style-name="ce35">
            <text:p>1093</text:p>
            <text:p>Outros produtos alimentares</text:p>
          </table:table-cell>
          <table:table-cell office:value-type="string" table:style-name="ce35">
            <text:p>1100</text:p>
            <text:p>Fabricação de bebidas</text:p>
          </table:table-cell>
          <table:table-cell office:value-type="string" table:style-name="ce35">
            <text:p>1200</text:p>
            <text:p>Fabricação de produtos do fumo</text:p>
          </table:table-cell>
          <table:table-cell office:value-type="string" table:style-name="ce35">
            <text:p>1300</text:p>
            <text:p>Fabricação de produtos têxteis</text:p>
          </table:table-cell>
          <table:table-cell office:value-type="string" table:style-name="ce35">
            <text:p>1400</text:p>
            <text:p>Confecção de artefatos do vestuário e acessórios</text:p>
          </table:table-cell>
          <table:table-cell office:value-type="string" table:style-name="ce35">
            <text:p>1500</text:p>
            <text:p>Fabricação de calçados e de artefatos de couro</text:p>
          </table:table-cell>
          <table:table-cell office:value-type="string" table:style-name="ce35">
            <text:p>1600</text:p>
            <text:p>Fabricação de produtos da madeira</text:p>
          </table:table-cell>
          <table:table-cell office:value-type="string" table:style-name="ce35">
            <text:p>1700</text:p>
            <text:p>Fabricação de celulose, papel e produtos de papel</text:p>
          </table:table-cell>
          <table:table-cell office:value-type="string" table:style-name="ce35">
            <text:p>1800</text:p>
            <text:p>Impressão e reprodução de gravações</text:p>
          </table:table-cell>
          <table:table-cell office:value-type="string" table:style-name="ce35">
            <text:p>1991</text:p>
            <text:p>Refino de petróleo e coquerias</text:p>
          </table:table-cell>
          <table:table-cell office:value-type="string" table:style-name="ce35">
            <text:p>1992</text:p>
            <text:p>Fabricação de biocombustíveis</text:p>
          </table:table-cell>
          <table:table-cell office:value-type="string" table:style-name="ce35">
            <text:p>2091</text:p>
            <text:p>Fabricação de químicos orgânicos e inorgânicos, resinas e elastômeros</text:p>
          </table:table-cell>
          <table:table-cell office:value-type="string" table:style-name="ce35">
            <text:p>2092</text:p>
            <text:p>Fabricação de defensivos, desinfestantes, tintas e químicos diversos</text:p>
          </table:table-cell>
          <table:table-cell office:value-type="string" table:style-name="ce35">
            <text:p>2093</text:p>
            <text:p>Fabricação de produtos de limpeza, cosméticos/perfumaria e higiene pessoal</text:p>
          </table:table-cell>
          <table:table-cell office:value-type="string" table:style-name="ce35">
            <text:p>2100</text:p>
            <text:p>Fabricação de produtos farmoquímicos e farmacêuticos</text:p>
          </table:table-cell>
          <table:table-cell office:value-type="string" table:style-name="ce35">
            <text:p>2200</text:p>
            <text:p>Fabricação de produtos de borracha e de material plástico</text:p>
          </table:table-cell>
          <table:table-cell office:value-type="string" table:style-name="ce35">
            <text:p>2300</text:p>
            <text:p>Fabricação de produtos de minerais não-metálicos</text:p>
          </table:table-cell>
          <table:table-cell office:value-type="string" table:style-name="ce35">
            <text:p>2491</text:p>
            <text:p>Produção de ferro-gusa/ferroligas, siderurgia e tubos de aço sem costura</text:p>
          </table:table-cell>
          <table:table-cell office:value-type="string" table:style-name="ce35">
            <text:p>2492</text:p>
            <text:p>Metalurgia de metais não-ferrosos e a fundição de metais</text:p>
          </table:table-cell>
          <table:table-cell office:value-type="string" table:style-name="ce35">
            <text:p>2500</text:p>
            <text:p>Fabricação de produtos de metal, exceto máquinas e equipamentos</text:p>
          </table:table-cell>
          <table:table-cell office:value-type="string" table:style-name="ce35">
            <text:p>2600</text:p>
            <text:p>Fabricação de equipamentos de informática, produtos eletrônicos e ópticos</text:p>
          </table:table-cell>
          <table:table-cell office:value-type="string" table:style-name="ce35">
            <text:p>2700</text:p>
            <text:p>Fabricação de máquinas e equipamentos elétricos</text:p>
          </table:table-cell>
          <table:table-cell office:value-type="string" table:style-name="ce35">
            <text:p>2800</text:p>
            <text:p>Fabricação de máquinas e equipamentos mecânicos</text:p>
          </table:table-cell>
          <table:table-cell office:value-type="string" table:style-name="ce35">
            <text:p>2991</text:p>
            <text:p>Fabricação de automóveis, caminhões e ônibus, exceto peças</text:p>
          </table:table-cell>
          <table:table-cell office:value-type="string" table:style-name="ce35">
            <text:p>2992</text:p>
            <text:p>Fabricação de peças e acessórios para veículos automotores</text:p>
          </table:table-cell>
          <table:table-cell office:value-type="string" table:style-name="ce35">
            <text:p>3000</text:p>
            <text:p>Fabricação de outros equipamentos de transporte, exceto veículos automotores</text:p>
          </table:table-cell>
          <table:table-cell office:value-type="string" table:style-name="ce35">
            <text:p>3180</text:p>
            <text:p>Fabricação de móveis e de produtos de indústrias diversas</text:p>
          </table:table-cell>
          <table:table-cell office:value-type="string" table:style-name="ce35">
            <text:p>3300</text:p>
            <text:p>Manutenção, reparação e instalação de máquinas e equipamentos</text:p>
          </table:table-cell>
          <table:table-cell office:value-type="string" table:style-name="ce35">
            <text:p>3500</text:p>
            <text:p>Energia elétrica, gás natural e outras utilidades</text:p>
          </table:table-cell>
          <table:table-cell office:value-type="string" table:style-name="ce35">
            <text:p>3680</text:p>
            <text:p>Água, esgoto e gestão de resíduos</text:p>
          </table:table-cell>
          <table:table-cell office:value-type="string" table:style-name="ce35">
            <text:p>4180</text:p>
            <text:p>Construção</text:p>
          </table:table-cell>
          <table:table-cell office:value-type="string" table:style-name="ce35">
            <text:p>4500</text:p>
            <text:p>Comércio e reparação de veículos automotores e motocicletas</text:p>
          </table:table-cell>
          <table:table-cell office:value-type="string" table:style-name="ce35">
            <text:p>4680</text:p>
            <text:p>Comércio por atacado e a varejo, exceto veículos automotores</text:p>
          </table:table-cell>
          <table:table-cell office:value-type="string" table:style-name="ce35">
            <text:p>4900</text:p>
            <text:p>Transporte terrestre</text:p>
          </table:table-cell>
          <table:table-cell office:value-type="string" table:style-name="ce35">
            <text:p>5000</text:p>
            <text:p>Transporte aquaviário</text:p>
          </table:table-cell>
          <table:table-cell office:value-type="string" table:style-name="ce35">
            <text:p>5100</text:p>
            <text:p>Transporte aéreo</text:p>
          </table:table-cell>
          <table:table-cell office:value-type="string" table:style-name="ce35">
            <text:p>5280</text:p>
            <text:p>Armazenamento, atividades auxiliares dos transportes e correio</text:p>
          </table:table-cell>
          <table:table-cell office:value-type="string" table:style-name="ce35">
            <text:p>5500</text:p>
            <text:p>Alojamento</text:p>
          </table:table-cell>
          <table:table-cell office:value-type="string" table:style-name="ce35">
            <text:p>5600</text:p>
            <text:p>Alimentação</text:p>
          </table:table-cell>
          <table:table-cell office:value-type="string" table:style-name="ce35">
            <text:p>5800</text:p>
            <text:p>Edição e edição integrada à impressão</text:p>
          </table:table-cell>
          <table:table-cell office:value-type="string" table:style-name="ce35">
            <text:p>5980</text:p>
            <text:p>Atividades de televisão, rádio, cinema e <text:s/>gravação/edição de som e imagem</text:p>
          </table:table-cell>
          <table:table-cell office:value-type="string" table:style-name="ce35">
            <text:p>6100</text:p>
            <text:p>Telecomunicações</text:p>
          </table:table-cell>
          <table:table-cell office:value-type="string" table:style-name="ce35">
            <text:p>6280</text:p>
            <text:p>Desenvolvimento de sistemas e outros serviços de informação</text:p>
          </table:table-cell>
          <table:table-cell office:value-type="string" table:style-name="ce34">
            <text:p>6480</text:p>
            <text:p>Intermediação financeira, seguros e previdência complementar</text:p>
          </table:table-cell>
          <table:table-cell office:value-type="string" table:style-name="ce35">
            <text:p>6800</text:p>
            <text:p>Atividades imobiliárias</text:p>
          </table:table-cell>
          <table:table-cell office:value-type="string" table:style-name="ce35">
            <text:p>6980</text:p>
            <text:p>Atividades jurídicas, contábeis, consultoria e sedes de empresas<text:s/></text:p>
          </table:table-cell>
          <table:table-cell office:value-type="string" table:style-name="ce35">
            <text:p>7180</text:p>
            <text:p>Serviços de arquitetura, engenharia, testes/análises técnicas e P &amp; D</text:p>
          </table:table-cell>
          <table:table-cell office:value-type="string" table:style-name="ce35">
            <text:p>7380</text:p>
            <text:p>Outras atividades profissionais, científicas e técnicas</text:p>
          </table:table-cell>
          <table:table-cell office:value-type="string" table:style-name="ce35">
            <text:p>7700</text:p>
            <text:p>Aluguéis não-imobiliários e gestão de ativos de propriedade intelectual</text:p>
          </table:table-cell>
          <table:table-cell office:value-type="string" table:style-name="ce35">
            <text:p>7880</text:p>
            <text:p>Outras atividades administrativas e serviços complementares</text:p>
          </table:table-cell>
          <table:table-cell office:value-type="string" table:style-name="ce35">
            <text:p>8000</text:p>
            <text:p>Atividades de vigilância, segurança e investigação</text:p>
          </table:table-cell>
          <table:table-cell office:value-type="string" table:style-name="ce35">
            <text:p>8400</text:p>
            <text:p>Administração pública, defesa e seguridade social</text:p>
          </table:table-cell>
          <table:table-cell office:value-type="string" table:style-name="ce35">
            <text:p>8591</text:p>
            <text:p>Educação pública</text:p>
          </table:table-cell>
          <table:table-cell office:value-type="string" table:style-name="ce35">
            <text:p>8592</text:p>
            <text:p>Educação privada</text:p>
          </table:table-cell>
          <table:table-cell office:value-type="string" table:style-name="ce35">
            <text:p>8691</text:p>
            <text:p>Saúde pública</text:p>
          </table:table-cell>
          <table:table-cell office:value-type="string" table:style-name="ce35">
            <text:p>8692</text:p>
            <text:p>Saúde privada</text:p>
          </table:table-cell>
          <table:table-cell office:value-type="string" table:style-name="ce35">
            <text:p>9080</text:p>
            <text:p>Atividades artísticas, criativas e de espetáculos</text:p>
          </table:table-cell>
          <table:table-cell office:value-type="string" table:style-name="ce35">
            <text:p>9480</text:p>
            <text:p>Organizações associativas e outros serviços pessoais</text:p>
          </table:table-cell>
          <table:table-cell office:value-type="string" table:style-name="ce35">
            <text:p>9700</text:p>
            <text:p>Serviços domésticos</text:p>
          </table:table-cell>
          <table:table-cell office:value-type="string" table:style-name="ce38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5"/>
          <table:table-cell table:style-name="ce10"/>
          <table:table-cell table:number-columns-repeated="16313"/>
        </table:table-row>
        <table:table-row table:style-name="ro5">
          <table:table-cell office:value-type="float" office:value="1911" table:style-name="ce25">
            <text:p>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278" table:style-name="ce46">
            <text:p><text:s text:c="3"/>278</text:p>
          </table:table-cell>
          <table:table-cell office:value-type="float" office:value="275" table:style-name="ce46">
            <text:p><text:s text:c="3"/>2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468" table:style-name="ce46">
            <text:p><text:s text:c="2"/>15 468</text:p>
          </table:table-cell>
          <table:table-cell office:value-type="float" office:value="369" table:style-name="ce46">
            <text:p><text:s text:c="3"/>3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7" table:style-name="ce46">
            <text:p><text:s text:c="3"/>5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216" table:style-name="ce46">
            <text:p><text:s text:c="2"/>17 216</text:p>
          </table:table-cell>
          <table:table-cell table:number-columns-repeated="16313"/>
        </table:table-row>
        <table:table-row table:style-name="ro5">
          <table:table-cell office:value-type="float" office:value="1912" table:style-name="ce25">
            <text:p>1912</text:p>
          </table:table-cell>
          <table:table-cell office:value-type="string" table:style-name="ce26">
            <text:p>Milho em grão</text:p>
          </table:table-cell>
          <table:table-cell office:value-type="float" office:value="906" table:style-name="ce46">
            <text:p><text:s text:c="3"/>906</text:p>
          </table:table-cell>
          <table:table-cell office:value-type="float" office:value="3404" table:style-name="ce46">
            <text:p><text:s text:c="2"/>3 404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9" table:style-name="ce46">
            <text:p><text:s text:c="3"/>5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89" table:style-name="ce46">
            <text:p><text:s text:c="2"/>9 1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2" table:style-name="ce46">
            <text:p><text:s text:c="3"/>4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772" table:style-name="ce46">
            <text:p><text:s text:c="2"/>14 772</text:p>
          </table:table-cell>
          <table:table-cell table:number-columns-repeated="16313"/>
        </table:table-row>
        <table:table-row table:style-name="ro5">
          <table:table-cell office:value-type="float" office:value="1913" table:style-name="ce25">
            <text:p>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317" table:style-name="ce46">
            <text:p><text:s text:c="3"/>317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0" table:style-name="ce46">
            <text:p><text:s text:c="3"/>5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89" table:style-name="ce46">
            <text:p><text:s text:c="2"/>3 2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2" table:style-name="ce46">
            <text:p><text:s text:c="3"/>1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02" table:style-name="ce46">
            <text:p><text:s text:c="2"/>4 402</text:p>
          </table:table-cell>
          <table:table-cell table:number-columns-repeated="16313"/>
        </table:table-row>
        <table:table-row table:style-name="ro5">
          <table:table-cell office:value-type="float" office:value="1914" table:style-name="ce25">
            <text:p>1914</text:p>
          </table:table-cell>
          <table:table-cell office:value-type="string" table:style-name="ce26">
            <text:p>Cana-de-açúcar</text:p>
          </table:table-cell>
          <table:table-cell office:value-type="float" office:value="676" table:style-name="ce46">
            <text:p><text:s text:c="3"/>676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741" table:style-name="ce46">
            <text:p><text:s text:c="2"/>28 7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15" table:style-name="ce46">
            <text:p><text:s text:c="2"/>1 6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237" table:style-name="ce46">
            <text:p><text:s text:c="2"/>17 2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23" table:style-name="ce46">
            <text:p><text:s text:c="3"/>9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360" table:style-name="ce46">
            <text:p><text:s text:c="2"/>49 360</text:p>
          </table:table-cell>
          <table:table-cell table:number-columns-repeated="16313"/>
        </table:table-row>
        <table:table-row table:style-name="ro5">
          <table:table-cell office:value-type="float" office:value="1915" table:style-name="ce27">
            <text:p>1915</text:p>
          </table:table-cell>
          <table:table-cell office:value-type="string" table:style-name="ce28">
            <text:p>Soja <text:s/>em grão</text:p>
          </table:table-cell>
          <table:table-cell office:value-type="float" office:value="2333" table:style-name="ce46">
            <text:p><text:s text:c="2"/>2 333</text:p>
          </table:table-cell>
          <table:table-cell office:value-type="float" office:value="199" table:style-name="ce46">
            <text:p><text:s text:c="3"/>19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2" table:style-name="ce46">
            <text:p><text:s text:c="3"/>5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686" table:style-name="ce46">
            <text:p><text:s text:c="2"/>30 6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37" table:style-name="ce46">
            <text:p><text:s text:c="2"/>1 5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211" table:style-name="ce46">
            <text:p><text:s text:c="2"/>9 2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489" table:style-name="ce46">
            <text:p><text:s text:c="2"/>44 489</text:p>
          </table:table-cell>
          <table:table-cell table:number-columns-repeated="16313"/>
        </table:table-row>
        <table:table-row table:style-name="ro5">
          <table:table-cell office:value-type="float" office:value="1916" table:style-name="ce7">
            <text:p>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3793" table:style-name="ce47">
            <text:p><text:s text:c="2"/>3 793</text:p>
          </table:table-cell>
          <table:table-cell office:value-type="float" office:value="986" table:style-name="ce47">
            <text:p><text:s text:c="3"/>986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24" table:style-name="ce47">
            <text:p><text:s text:c="2"/>4 3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211" table:style-name="ce47">
            <text:p><text:s text:c="2"/>5 2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2" table:style-name="ce47">
            <text:p><text:s text:c="3"/>37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22" table:style-name="ce47">
            <text:p><text:s text:c="3"/>5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9" table:style-name="ce47">
            <text:p><text:s text:c="3"/>269</text:p>
          </table:table-cell>
          <table:table-cell office:value-type="float" office:value="2281" table:style-name="ce47">
            <text:p><text:s text:c="2"/>2 28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1" table:style-name="ce47">
            <text:p><text:s text:c="3"/>461</text:p>
          </table:table-cell>
          <table:table-cell office:value-type="float" office:value="417" table:style-name="ce47">
            <text:p><text:s text:c="3"/>417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195" table:style-name="ce47">
            <text:p><text:s text:c="3"/>195</text:p>
          </table:table-cell>
          <table:table-cell office:value-type="float" office:value="239" table:style-name="ce47">
            <text:p><text:s text:c="3"/>23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02" table:style-name="ce47">
            <text:p><text:s text:c="3"/>30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744" table:style-name="ce47">
            <text:p><text:s text:c="2"/>19 744</text:p>
          </table:table-cell>
          <table:table-cell table:number-columns-repeated="16313"/>
        </table:table-row>
        <table:table-row table:style-name="ro5">
          <table:table-cell office:value-type="float" office:value="1917" table:style-name="ce7">
            <text:p>1917</text:p>
          </table:table-cell>
          <table:table-cell office:value-type="string" table:style-name="ce5">
            <text:p>Laranja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613" table:style-name="ce47">
            <text:p><text:s text:c="2"/>6 6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315" table:style-name="ce47">
            <text:p><text:s text:c="3"/>3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070" table:style-name="ce47">
            <text:p><text:s text:c="2"/>7 070</text:p>
          </table:table-cell>
          <table:table-cell table:number-columns-repeated="16313"/>
        </table:table-row>
        <table:table-row table:style-name="ro5">
          <table:table-cell office:value-type="float" office:value="1918" table:style-name="ce7">
            <text:p>1918</text:p>
          </table:table-cell>
          <table:table-cell office:value-type="string" table:style-name="ce5">
            <text:p>Café em grão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043" table:style-name="ce47">
            <text:p><text:s text:c="2"/>5 04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212" table:style-name="ce47">
            <text:p><text:s text:c="2"/>5 212</text:p>
          </table:table-cell>
          <table:table-cell table:number-columns-repeated="16313"/>
        </table:table-row>
        <table:table-row table:style-name="ro5">
          <table:table-cell office:value-type="float" office:value="1919" table:style-name="ce7">
            <text:p>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79" table:style-name="ce47">
            <text:p><text:s text:c="2"/>2 679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545" table:style-name="ce47">
            <text:p><text:s text:c="3"/>5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58" table:style-name="ce47">
            <text:p><text:s text:c="2"/>3 758</text:p>
          </table:table-cell>
          <table:table-cell table:number-columns-repeated="16313"/>
        </table:table-row>
        <table:table-row table:style-name="ro5">
          <table:table-cell office:value-type="float" office:value="1921" table:style-name="ce9">
            <text:p>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438" table:style-name="ce47">
            <text:p><text:s text:c="3"/>438</text:p>
          </table:table-cell>
          <table:table-cell office:value-type="float" office:value="1925" table:style-name="ce47">
            <text:p><text:s text:c="2"/>1 925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8740" table:style-name="ce47">
            <text:p><text:s text:c="2"/>58 7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8" table:style-name="ce47">
            <text:p><text:s text:c="3"/>1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1469" table:style-name="ce47">
            <text:p><text:s text:c="2"/>61 469</text:p>
          </table:table-cell>
          <table:table-cell table:number-columns-repeated="16313"/>
        </table:table-row>
        <table:table-row table:style-name="ro5">
          <table:table-cell office:value-type="float" office:value="1922" table:style-name="ce25">
            <text:p>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1333" table:style-name="ce46">
            <text:p><text:s text:c="2"/>1 333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567" table:style-name="ce46">
            <text:p><text:s text:c="2"/>16 5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084" table:style-name="ce46">
            <text:p><text:s text:c="2"/>18 084</text:p>
          </table:table-cell>
          <table:table-cell table:number-columns-repeated="16313"/>
        </table:table-row>
        <table:table-row table:style-name="ro5">
          <table:table-cell office:value-type="float" office:value="1923" table:style-name="ce25">
            <text:p>1923</text:p>
          </table:table-cell>
          <table:table-cell office:value-type="string" table:style-name="ce26">
            <text:p>Suínos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229" table:style-name="ce46">
            <text:p><text:s text:c="3"/>229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08" table:style-name="ce46">
            <text:p><text:s text:c="2"/>8 8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84" table:style-name="ce46">
            <text:p><text:s text:c="2"/>9 084</text:p>
          </table:table-cell>
          <table:table-cell table:number-columns-repeated="16313"/>
        </table:table-row>
        <table:table-row table:style-name="ro5">
          <table:table-cell office:value-type="float" office:value="1924" table:style-name="ce25">
            <text:p>1924</text:p>
          </table:table-cell>
          <table:table-cell office:value-type="string" table:style-name="ce26">
            <text:p>Aves e ovos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2075" table:style-name="ce46">
            <text:p><text:s text:c="2"/>2 075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714" table:style-name="ce46">
            <text:p><text:s text:c="2"/>12 7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53" table:style-name="ce46">
            <text:p><text:s text:c="2"/>1 7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1" table:style-name="ce46">
            <text:p><text:s text:c="3"/>321</text:p>
          </table:table-cell>
          <table:table-cell office:value-type="float" office:value="1301" table:style-name="ce46">
            <text:p><text:s text:c="2"/>1 3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410" table:style-name="ce46">
            <text:p><text:s text:c="2"/>18 410</text:p>
          </table:table-cell>
          <table:table-cell table:number-columns-repeated="16313"/>
        </table:table-row>
        <table:table-row table:style-name="ro5">
          <table:table-cell office:value-type="float" office:value="2801" table:style-name="ce25">
            <text:p>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1335" table:style-name="ce46">
            <text:p><text:s text:c="2"/>1 335</text:p>
          </table:table-cell>
          <table:table-cell office:value-type="float" office:value="1768" table:style-name="ce46">
            <text:p><text:s text:c="2"/>1 768</text:p>
          </table:table-cell>
          <table:table-cell office:value-type="float" office:value="2249" table:style-name="ce46">
            <text:p><text:s text:c="2"/>2 249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7" table:style-name="ce46">
            <text:p><text:s text:c="3"/>4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9" table:style-name="ce46">
            <text:p><text:s text:c="3"/>29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3386" table:style-name="ce46">
            <text:p><text:s text:c="2"/>3 386</text:p>
          </table:table-cell>
          <table:table-cell office:value-type="float" office:value="4484" table:style-name="ce46">
            <text:p><text:s text:c="2"/>4 4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96" table:style-name="ce46">
            <text:p><text:s text:c="3"/>1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81" table:style-name="ce46">
            <text:p><text:s text:c="2"/>1 381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746" table:style-name="ce46">
            <text:p><text:s text:c="3"/>7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19" table:style-name="ce46">
            <text:p><text:s text:c="3"/>8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7" table:style-name="ce46">
            <text:p><text:s text:c="3"/>3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682" table:style-name="ce46">
            <text:p><text:s text:c="2"/>17 682</text:p>
          </table:table-cell>
          <table:table-cell table:number-columns-repeated="16313"/>
        </table:table-row>
        <table:table-row table:style-name="ro5">
          <table:table-cell office:value-type="float" office:value="2802" table:style-name="ce27">
            <text:p>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629" table:style-name="ce46">
            <text:p><text:s text:c="3"/>6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60" table:style-name="ce46">
            <text:p><text:s text:c="2"/>1 6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561" table:style-name="ce46">
            <text:p><text:s text:c="3"/>5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41" table:style-name="ce46">
            <text:p><text:s text:c="2"/>3 241</text:p>
          </table:table-cell>
          <table:table-cell table:number-columns-repeated="16313"/>
        </table:table-row>
        <table:table-row table:style-name="ro5">
          <table:table-cell office:value-type="float" office:value="5801" table:style-name="ce7">
            <text:p>5801</text:p>
          </table:table-cell>
          <table:table-cell office:value-type="string" table:style-name="ce5">
            <text:p>Carvão miner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6251" table:style-name="ce47">
            <text:p><text:s text:c="2"/>6 251</text:p>
          </table:table-cell>
          <table:table-cell office:value-type="float" office:value="412" table:style-name="ce47">
            <text:p><text:s text:c="3"/>4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81" table:style-name="ce47">
            <text:p><text:s text:c="2"/>1 88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712" table:style-name="ce47">
            <text:p><text:s text:c="2"/>8 712</text:p>
          </table:table-cell>
          <table:table-cell table:number-columns-repeated="16313"/>
        </table:table-row>
        <table:table-row table:style-name="ro5">
          <table:table-cell office:value-type="float" office:value="5802" table:style-name="ce7">
            <text:p>5802</text:p>
          </table:table-cell>
          <table:table-cell office:value-type="string" table:style-name="ce5">
            <text:p>Minerais não-metálicos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375" table:style-name="ce47">
            <text:p><text:s text:c="3"/>375</text:p>
          </table:table-cell>
          <table:table-cell office:value-type="float" office:value="753" table:style-name="ce47">
            <text:p><text:s text:c="3"/>7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341" table:style-name="ce47">
            <text:p><text:s text:c="3"/>3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6" table:style-name="ce47">
            <text:p><text:s text:c="3"/>296</text:p>
          </table:table-cell>
          <table:table-cell office:value-type="float" office:value="4380" table:style-name="ce47">
            <text:p><text:s text:c="2"/>4 380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942" table:style-name="ce47">
            <text:p><text:s text:c="2"/>6 942</text:p>
          </table:table-cell>
          <table:table-cell office:value-type="float" office:value="460" table:style-name="ce47">
            <text:p><text:s text:c="3"/>460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8" table:style-name="ce47">
            <text:p><text:s text:c="3"/>498</text:p>
          </table:table-cell>
          <table:table-cell office:value-type="float" office:value="8764" table:style-name="ce47">
            <text:p><text:s text:c="2"/>8 7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85" table:style-name="ce47">
            <text:p><text:s text:c="3"/>4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751" table:style-name="ce47">
            <text:p><text:s text:c="2"/>24 751</text:p>
          </table:table-cell>
          <table:table-cell table:number-columns-repeated="16313"/>
        </table:table-row>
        <table:table-row table:style-name="ro5">
          <table:table-cell office:value-type="float" office:value="6801" table:style-name="ce7">
            <text:p>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2277" table:style-name="ce47">
            <text:p><text:s text:c="2"/>12 277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25" table:style-name="ce47">
            <text:p><text:s text:c="3"/>825</text:p>
          </table:table-cell>
          <table:table-cell office:value-type="float" office:value="167" table:style-name="ce47">
            <text:p><text:s text:c="3"/>16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7" table:style-name="ce47">
            <text:p><text:s text:c="3"/>1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772" table:style-name="ce47">
            <text:p><text:s text:c="3"/>77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2143" table:style-name="ce47">
            <text:p><text:s text:c="2"/>112 14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96" table:style-name="ce47">
            <text:p><text:s text:c="2"/>1 996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622" table:style-name="ce47">
            <text:p><text:s text:c="3"/>622</text:p>
          </table:table-cell>
          <table:table-cell office:value-type="float" office:value="346" table:style-name="ce47">
            <text:p><text:s text:c="3"/>346</text:p>
          </table:table-cell>
          <table:table-cell office:value-type="float" office:value="347" table:style-name="ce47">
            <text:p><text:s text:c="3"/>347</text:p>
          </table:table-cell>
          <table:table-cell office:value-type="float" office:value="388" table:style-name="ce47">
            <text:p><text:s text:c="3"/>38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141" table:style-name="ce47">
            <text:p><text:s text:c="3"/>1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457" table:style-name="ce47">
            <text:p><text:s text:c="2"/>12 45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3290" table:style-name="ce47">
            <text:p><text:s text:c="2"/>143 290</text:p>
          </table:table-cell>
          <table:table-cell table:number-columns-repeated="16313"/>
        </table:table-row>
        <table:table-row table:style-name="ro5">
          <table:table-cell office:value-type="float" office:value="7911" table:style-name="ce7">
            <text:p>7911</text:p>
          </table:table-cell>
          <table:table-cell office:value-type="string" table:style-name="ce5">
            <text:p>Minério de ferr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50" table:style-name="ce47">
            <text:p><text:s text:c="3"/>750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9842" table:style-name="ce47">
            <text:p><text:s text:c="2"/>9 8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726" table:style-name="ce47">
            <text:p><text:s text:c="2"/>10 726</text:p>
          </table:table-cell>
          <table:table-cell table:number-columns-repeated="16313"/>
        </table:table-row>
        <table:table-row table:style-name="ro5">
          <table:table-cell office:value-type="float" office:value="7921" table:style-name="ce9">
            <text:p>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467" table:style-name="ce47">
            <text:p><text:s text:c="2"/>1 46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2027" table:style-name="ce47">
            <text:p><text:s text:c="2"/>2 027</text:p>
          </table:table-cell>
          <table:table-cell office:value-type="float" office:value="10651" table:style-name="ce47">
            <text:p><text:s text:c="2"/>10 6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291" table:style-name="ce47">
            <text:p><text:s text:c="2"/>14 291</text:p>
          </table:table-cell>
          <table:table-cell table:number-columns-repeated="16313"/>
        </table:table-row>
        <table:table-row table:style-name="ro5">
          <table:table-cell office:value-type="float" office:value="10911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969" table:style-name="ce46">
            <text:p><text:s text:c="2"/>1 96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78" table:style-name="ce46">
            <text:p><text:s text:c="2"/>4 2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3" table:style-name="ce46">
            <text:p><text:s text:c="3"/>4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71" table:style-name="ce46">
            <text:p><text:s text:c="2"/>3 5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57" table:style-name="ce46">
            <text:p><text:s text:c="3"/>8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95" table:style-name="ce46">
            <text:p><text:s text:c="2"/>1 9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2" table:style-name="ce46">
            <text:p><text:s text:c="3"/>352</text:p>
          </table:table-cell>
          <table:table-cell office:value-type="float" office:value="12643" table:style-name="ce46">
            <text:p><text:s text:c="2"/>12 6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53" table:style-name="ce46">
            <text:p><text:s text:c="2"/>1 353</text:p>
          </table:table-cell>
          <table:table-cell office:value-type="float" office:value="1143" table:style-name="ce46">
            <text:p><text:s text:c="2"/>1 143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544" table:style-name="ce46">
            <text:p><text:s text:c="3"/>544</text:p>
          </table:table-cell>
          <table:table-cell office:value-type="float" office:value="499" table:style-name="ce46">
            <text:p><text:s text:c="3"/>499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069" table:style-name="ce46">
            <text:p><text:s text:c="2"/>30 069</text:p>
          </table:table-cell>
          <table:table-cell table:number-columns-repeated="16313"/>
        </table:table-row>
        <table:table-row table:style-name="ro5">
          <table:table-cell office:value-type="float" office:value="10912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72" table:style-name="ce46">
            <text:p><text:s text:c="2"/>4 1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732" table:style-name="ce46">
            <text:p><text:s text:c="3"/>7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32" table:style-name="ce46">
            <text:p><text:s text:c="2"/>5 032</text:p>
          </table:table-cell>
          <table:table-cell table:number-columns-repeated="16313"/>
        </table:table-row>
        <table:table-row table:style-name="ro5">
          <table:table-cell office:value-type="float" office:value="10913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63" table:style-name="ce46">
            <text:p><text:s text:c="2"/>3 1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1" table:style-name="ce46">
            <text:p><text:s text:c="3"/>4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3149" table:style-name="ce46">
            <text:p><text:s text:c="2"/>3 1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2" table:style-name="ce46">
            <text:p><text:s text:c="3"/>262</text:p>
          </table:table-cell>
          <table:table-cell office:value-type="float" office:value="252" table:style-name="ce46">
            <text:p><text:s text:c="3"/>252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641" table:style-name="ce46">
            <text:p><text:s text:c="2"/>7 641</text:p>
          </table:table-cell>
          <table:table-cell table:number-columns-repeated="16313"/>
        </table:table-row>
        <table:table-row table:style-name="ro5">
          <table:table-cell office:value-type="float" office:value="10914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957" table:style-name="ce46">
            <text:p><text:s text:c="3"/>9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58" table:style-name="ce46">
            <text:p><text:s text:c="2"/>1 158</text:p>
          </table:table-cell>
          <table:table-cell table:number-columns-repeated="16313"/>
        </table:table-row>
        <table:table-row table:style-name="ro5">
          <table:table-cell office:value-type="float" office:value="10915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72" table:style-name="ce46">
            <text:p><text:s text:c="2"/>8 4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398" table:style-name="ce46">
            <text:p><text:s text:c="3"/>3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1" table:style-name="ce46">
            <text:p><text:s text:c="3"/>701</text:p>
          </table:table-cell>
          <table:table-cell office:value-type="float" office:value="335" table:style-name="ce46">
            <text:p><text:s text:c="3"/>335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566" table:style-name="ce46">
            <text:p><text:s text:c="2"/>10 566</text:p>
          </table:table-cell>
          <table:table-cell table:number-columns-repeated="16313"/>
        </table:table-row>
        <table:table-row table:style-name="ro5">
          <table:table-cell office:value-type="float" office:value="10916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288" table:style-name="ce47">
            <text:p><text:s text:c="2"/>5 28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51" table:style-name="ce47">
            <text:p><text:s text:c="2"/>1 6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1370" table:style-name="ce47">
            <text:p><text:s text:c="2"/>1 37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168" table:style-name="ce47">
            <text:p><text:s text:c="3"/>168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030" table:style-name="ce47">
            <text:p><text:s text:c="2"/>9 030</text:p>
          </table:table-cell>
          <table:table-cell table:number-columns-repeated="16313"/>
        </table:table-row>
        <table:table-row table:style-name="ro5">
          <table:table-cell office:value-type="float" office:value="10921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101" table:style-name="ce23">
            <text:p><text:s text:c="3"/>10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83" table:style-name="ce23">
            <text:p><text:s text:c="3"/>483</text:p>
          </table:table-cell>
          <table:table-cell office:value-type="float" office:value="1800" table:style-name="ce23">
            <text:p><text:s text:c="2"/>1 800</text:p>
          </table:table-cell>
          <table:table-cell office:value-type="float" office:value="6167" table:style-name="ce23">
            <text:p><text:s text:c="2"/>6 167</text:p>
          </table:table-cell>
          <table:table-cell office:value-type="float" office:value="1324" table:style-name="ce23">
            <text:p><text:s text:c="2"/>1 32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85" table:style-name="ce23">
            <text:p><text:s text:c="3"/>88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05" table:style-name="ce23">
            <text:p><text:s text:c="3"/>60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109" table:style-name="ce23">
            <text:p><text:s text:c="2"/>1 10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8" table:style-name="ce23">
            <text:p><text:s text:c="3"/>78</text:p>
          </table:table-cell>
          <table:table-cell office:value-type="float" office:value="99" table:style-name="ce23">
            <text:p><text:s text:c="3"/>99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795" table:style-name="ce23">
            <text:p><text:s text:c="2"/>12 795</text:p>
          </table:table-cell>
          <table:table-cell table:number-columns-repeated="16313"/>
        </table:table-row>
        <table:table-row table:style-name="ro5">
          <table:table-cell office:value-type="float" office:value="10931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9" table:style-name="ce47">
            <text:p><text:s text:c="3"/>17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34" table:style-name="ce47">
            <text:p><text:s text:c="2"/>2 934</text:p>
          </table:table-cell>
          <table:table-cell office:value-type="float" office:value="618" table:style-name="ce47">
            <text:p><text:s text:c="3"/>6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781" table:style-name="ce47">
            <text:p><text:s text:c="2"/>1 78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2" table:style-name="ce47">
            <text:p><text:s text:c="3"/>462</text:p>
          </table:table-cell>
          <table:table-cell office:value-type="float" office:value="401" table:style-name="ce47">
            <text:p><text:s text:c="3"/>401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89" table:style-name="ce47">
            <text:p><text:s text:c="3"/>189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749" table:style-name="ce47">
            <text:p><text:s text:c="2"/>6 749</text:p>
          </table:table-cell>
          <table:table-cell table:number-columns-repeated="16313"/>
        </table:table-row>
        <table:table-row table:style-name="ro5">
          <table:table-cell office:value-type="float" office:value="10932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403" table:style-name="ce47">
            <text:p><text:s text:c="3"/>403</text:p>
          </table:table-cell>
          <table:table-cell office:value-type="float" office:value="1906" table:style-name="ce47">
            <text:p><text:s text:c="2"/>1 906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577" table:style-name="ce47">
            <text:p><text:s text:c="2"/>7 57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320" table:style-name="ce47">
            <text:p><text:s text:c="2"/>15 3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99" table:style-name="ce47">
            <text:p><text:s text:c="2"/>2 19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890" table:style-name="ce47">
            <text:p><text:s text:c="3"/>89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5" table:style-name="ce47">
            <text:p><text:s text:c="3"/>39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578" table:style-name="ce47">
            <text:p><text:s text:c="2"/>2 57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749" table:style-name="ce47">
            <text:p><text:s text:c="2"/>31 749</text:p>
          </table:table-cell>
          <table:table-cell table:number-columns-repeated="16313"/>
        </table:table-row>
        <table:table-row table:style-name="ro5">
          <table:table-cell office:value-type="float" office:value="10933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4" table:style-name="ce47">
            <text:p><text:s text:c="3"/>2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2030" table:style-name="ce47">
            <text:p><text:s text:c="2"/>2 0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4" table:style-name="ce47">
            <text:p><text:s text:c="3"/>194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49" table:style-name="ce47">
            <text:p><text:s text:c="2"/>3 049</text:p>
          </table:table-cell>
          <table:table-cell table:number-columns-repeated="16313"/>
        </table:table-row>
        <table:table-row table:style-name="ro5">
          <table:table-cell office:value-type="float" office:value="10934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5" table:style-name="ce46">
            <text:p><text:s text:c="3"/>3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147" table:style-name="ce46">
            <text:p><text:s text:c="2"/>1 1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1" table:style-name="ce46">
            <text:p><text:s text:c="3"/>311</text:p>
          </table:table-cell>
          <table:table-cell office:value-type="float" office:value="287" table:style-name="ce46">
            <text:p><text:s text:c="3"/>287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09" table:style-name="ce46">
            <text:p><text:s text:c="2"/>2 409</text:p>
          </table:table-cell>
          <table:table-cell table:number-columns-repeated="16313"/>
        </table:table-row>
        <table:table-row table:style-name="ro5">
          <table:table-cell office:value-type="float" office:value="10935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355" table:style-name="ce46">
            <text:p><text:s text:c="3"/>35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05" table:style-name="ce46">
            <text:p><text:s text:c="2"/>3 4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16" table:style-name="ce46">
            <text:p><text:s text:c="2"/>9 016</text:p>
          </table:table-cell>
          <table:table-cell office:value-type="float" office:value="1849" table:style-name="ce46">
            <text:p><text:s text:c="2"/>1 8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6" table:style-name="ce46">
            <text:p><text:s text:c="3"/>7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5" table:style-name="ce46">
            <text:p><text:s text:c="3"/>4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13" table:style-name="ce46">
            <text:p><text:s text:c="2"/>3 4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035" table:style-name="ce46">
            <text:p><text:s text:c="2"/>2 0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567" table:style-name="ce46">
            <text:p><text:s text:c="2"/>21 567</text:p>
          </table:table-cell>
          <table:table-cell table:number-columns-repeated="16313"/>
        </table:table-row>
        <table:table-row table:style-name="ro5">
          <table:table-cell office:value-type="float" office:value="10936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1188" table:style-name="ce46">
            <text:p><text:s text:c="2"/>1 188</text:p>
          </table:table-cell>
          <table:table-cell office:value-type="float" office:value="13003" table:style-name="ce46">
            <text:p><text:s text:c="2"/>13 003</text:p>
          </table:table-cell>
          <table:table-cell office:value-type="float" office:value="1093" table:style-name="ce46">
            <text:p><text:s text:c="2"/>1 0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751" table:style-name="ce46">
            <text:p><text:s text:c="2"/>13 7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4" table:style-name="ce46">
            <text:p><text:s text:c="3"/>9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714" table:style-name="ce46">
            <text:p><text:s text:c="3"/>7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862" table:style-name="ce46">
            <text:p><text:s text:c="2"/>30 862</text:p>
          </table:table-cell>
          <table:table-cell table:number-columns-repeated="16313"/>
        </table:table-row>
        <table:table-row table:style-name="ro5">
          <table:table-cell office:value-type="float" office:value="10937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00" table:style-name="ce46">
            <text:p><text:s text:c="2"/>3 2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02" table:style-name="ce46">
            <text:p><text:s text:c="2"/>6 402</text:p>
          </table:table-cell>
          <table:table-cell office:value-type="float" office:value="303" table:style-name="ce46">
            <text:p><text:s text:c="3"/>3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7" table:style-name="ce46">
            <text:p><text:s text:c="3"/>317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287" table:style-name="ce46">
            <text:p><text:s text:c="3"/>287</text:p>
          </table:table-cell>
          <table:table-cell office:value-type="float" office:value="5013" table:style-name="ce46">
            <text:p><text:s text:c="2"/>5 0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3" table:style-name="ce46">
            <text:p><text:s text:c="3"/>903</text:p>
          </table:table-cell>
          <table:table-cell office:value-type="float" office:value="1106" table:style-name="ce46">
            <text:p><text:s text:c="2"/>1 106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1433" table:style-name="ce46">
            <text:p><text:s text:c="2"/>1 433</text:p>
          </table:table-cell>
          <table:table-cell office:value-type="float" office:value="584" table:style-name="ce46">
            <text:p><text:s text:c="3"/>58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007" table:style-name="ce46">
            <text:p><text:s text:c="2"/>20 007</text:p>
          </table:table-cell>
          <table:table-cell table:number-columns-repeated="16313"/>
        </table:table-row>
        <table:table-row table:style-name="ro5">
          <table:table-cell office:value-type="float" office:value="11001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0" table:style-name="ce46">
            <text:p><text:s text:c="3"/>5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3049" table:style-name="ce46">
            <text:p><text:s text:c="2"/>13 0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97" table:style-name="ce46">
            <text:p><text:s text:c="3"/>897</text:p>
          </table:table-cell>
          <table:table-cell office:value-type="float" office:value="41983" table:style-name="ce46">
            <text:p><text:s text:c="2"/>41 9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264" table:style-name="ce46">
            <text:p><text:s text:c="3"/>264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350" table:style-name="ce46">
            <text:p><text:s text:c="2"/>57 350</text:p>
          </table:table-cell>
          <table:table-cell table:number-columns-repeated="16313"/>
        </table:table-row>
        <table:table-row table:style-name="ro5">
          <table:table-cell office:value-type="float" office:value="12001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90" table:style-name="ce47">
            <text:p><text:s text:c="3"/>99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90" table:style-name="ce47">
            <text:p><text:s text:c="3"/>990</text:p>
          </table:table-cell>
          <table:table-cell table:number-columns-repeated="16313"/>
        </table:table-row>
        <table:table-row table:style-name="ro5">
          <table:table-cell office:value-type="float" office:value="13001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886" table:style-name="ce47">
            <text:p><text:s text:c="2"/>6 886</text:p>
          </table:table-cell>
          <table:table-cell office:value-type="float" office:value="5734" table:style-name="ce47">
            <text:p><text:s text:c="2"/>5 734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055" table:style-name="ce47">
            <text:p><text:s text:c="2"/>13 055</text:p>
          </table:table-cell>
          <table:table-cell table:number-columns-repeated="16313"/>
        </table:table-row>
        <table:table-row table:style-name="ro5">
          <table:table-cell office:value-type="float" office:value="13002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345" table:style-name="ce47">
            <text:p><text:s text:c="3"/>3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04" table:style-name="ce47">
            <text:p><text:s text:c="2"/>3 504</text:p>
          </table:table-cell>
          <table:table-cell office:value-type="float" office:value="16206" table:style-name="ce47">
            <text:p><text:s text:c="2"/>16 206</text:p>
          </table:table-cell>
          <table:table-cell office:value-type="float" office:value="3342" table:style-name="ce47">
            <text:p><text:s text:c="2"/>3 3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50" table:style-name="ce47">
            <text:p><text:s text:c="2"/>1 550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1363" table:style-name="ce47">
            <text:p><text:s text:c="2"/>1 36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812" table:style-name="ce47">
            <text:p><text:s text:c="2"/>26 812</text:p>
          </table:table-cell>
          <table:table-cell table:number-columns-repeated="16313"/>
        </table:table-row>
        <table:table-row table:style-name="ro5">
          <table:table-cell office:value-type="float" office:value="13003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545" table:style-name="ce47">
            <text:p><text:s text:c="3"/>545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167" table:style-name="ce47">
            <text:p><text:s text:c="3"/>16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199" table:style-name="ce47">
            <text:p><text:s text:c="3"/>19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09" table:style-name="ce47">
            <text:p><text:s text:c="2"/>3 909</text:p>
          </table:table-cell>
          <table:table-cell office:value-type="float" office:value="763" table:style-name="ce47">
            <text:p><text:s text:c="3"/>763</text:p>
          </table:table-cell>
          <table:table-cell office:value-type="float" office:value="1402" table:style-name="ce47">
            <text:p><text:s text:c="2"/>1 40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9" table:style-name="ce47">
            <text:p><text:s text:c="3"/>16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17" table:style-name="ce47">
            <text:p><text:s text:c="3"/>617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506" table:style-name="ce47">
            <text:p><text:s text:c="3"/>50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903" table:style-name="ce47">
            <text:p><text:s text:c="3"/>90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83" table:style-name="ce47">
            <text:p><text:s text:c="3"/>183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59" table:style-name="ce47">
            <text:p><text:s text:c="3"/>459</text:p>
          </table:table-cell>
          <table:table-cell office:value-type="float" office:value="261" table:style-name="ce47">
            <text:p><text:s text:c="3"/>26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66" table:style-name="ce47">
            <text:p><text:s text:c="2"/>1 0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876" table:style-name="ce47">
            <text:p><text:s text:c="2"/>11 876</text:p>
          </table:table-cell>
          <table:table-cell table:number-columns-repeated="16313"/>
        </table:table-row>
        <table:table-row table:style-name="ro5">
          <table:table-cell office:value-type="float" office:value="14001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54" table:style-name="ce23">
            <text:p><text:s text:c="3"/>15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3100" table:style-name="ce23">
            <text:p><text:s text:c="2"/>3 10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4" table:style-name="ce23">
            <text:p><text:s text:c="3"/>7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97" table:style-name="ce23">
            <text:p><text:s text:c="3"/>197</text:p>
          </table:table-cell>
          <table:table-cell office:value-type="float" office:value="162" table:style-name="ce23">
            <text:p><text:s text:c="3"/>162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524" table:style-name="ce23">
            <text:p><text:s text:c="3"/>524</text:p>
          </table:table-cell>
          <table:table-cell office:value-type="float" office:value="281" table:style-name="ce23">
            <text:p><text:s text:c="3"/>281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288" table:style-name="ce23">
            <text:p><text:s text:c="3"/>288</text:p>
          </table:table-cell>
          <table:table-cell office:value-type="float" office:value="147" table:style-name="ce23">
            <text:p><text:s text:c="3"/>147</text:p>
          </table:table-cell>
          <table:table-cell office:value-type="float" office:value="154" table:style-name="ce23">
            <text:p><text:s text:c="3"/>154</text:p>
          </table:table-cell>
          <table:table-cell office:value-type="float" office:value="289" table:style-name="ce23">
            <text:p><text:s text:c="3"/>28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03" table:style-name="ce23">
            <text:p><text:s text:c="3"/>203</text:p>
          </table:table-cell>
          <table:table-cell office:value-type="float" office:value="74" table:style-name="ce23">
            <text:p><text:s text:c="3"/>7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95" table:style-name="ce23">
            <text:p><text:s text:c="3"/>995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253" table:style-name="ce23">
            <text:p><text:s text:c="3"/>253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27" table:style-name="ce23">
            <text:p><text:s text:c="3"/>227</text:p>
          </table:table-cell>
          <table:table-cell office:value-type="float" office:value="294" table:style-name="ce23">
            <text:p><text:s text:c="3"/>294</text:p>
          </table:table-cell>
          <table:table-cell office:value-type="float" office:value="933" table:style-name="ce23">
            <text:p><text:s text:c="3"/>933</text:p>
          </table:table-cell>
          <table:table-cell office:value-type="float" office:value="1033" table:style-name="ce23">
            <text:p><text:s text:c="2"/>1 03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200" table:style-name="ce23">
            <text:p><text:s text:c="3"/>200</text:p>
          </table:table-cell>
          <table:table-cell office:value-type="float" office:value="1337" table:style-name="ce23">
            <text:p><text:s text:c="2"/>1 33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314" table:style-name="ce23">
            <text:p><text:s text:c="2"/>11 314</text:p>
          </table:table-cell>
          <table:table-cell table:number-columns-repeated="16313"/>
        </table:table-row>
        <table:table-row table:style-name="ro5">
          <table:table-cell office:value-type="float" office:value="15001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45" table:style-name="ce46">
            <text:p><text:s text:c="2"/>7 1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0" table:style-name="ce46">
            <text:p><text:s text:c="3"/>2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839" table:style-name="ce46">
            <text:p><text:s text:c="2"/>7 839</text:p>
          </table:table-cell>
          <table:table-cell table:number-columns-repeated="16313"/>
        </table:table-row>
        <table:table-row table:style-name="ro5">
          <table:table-cell office:value-type="float" office:value="16001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610" table:style-name="ce46">
            <text:p><text:s text:c="3"/>610</text:p>
          </table:table-cell>
          <table:table-cell office:value-type="float" office:value="461" table:style-name="ce46">
            <text:p><text:s text:c="3"/>461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6" table:style-name="ce46">
            <text:p><text:s text:c="3"/>416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09" table:style-name="ce46">
            <text:p><text:s text:c="2"/>4 309</text:p>
          </table:table-cell>
          <table:table-cell office:value-type="float" office:value="599" table:style-name="ce46">
            <text:p><text:s text:c="3"/>5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9" table:style-name="ce46">
            <text:p><text:s text:c="3"/>2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351" table:style-name="ce46">
            <text:p><text:s text:c="3"/>351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263" table:style-name="ce46">
            <text:p><text:s text:c="3"/>263</text:p>
          </table:table-cell>
          <table:table-cell office:value-type="float" office:value="6940" table:style-name="ce46">
            <text:p><text:s text:c="2"/>6 9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8" table:style-name="ce46">
            <text:p><text:s text:c="3"/>598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6866" table:style-name="ce46">
            <text:p><text:s text:c="2"/>6 8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64" table:style-name="ce46">
            <text:p><text:s text:c="2"/>2 7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2" table:style-name="ce46">
            <text:p><text:s text:c="3"/>5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4" table:style-name="ce46">
            <text:p><text:s text:c="3"/>2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419" table:style-name="ce46">
            <text:p><text:s text:c="2"/>26 419</text:p>
          </table:table-cell>
          <table:table-cell table:number-columns-repeated="16313"/>
        </table:table-row>
        <table:table-row table:style-name="ro5">
          <table:table-cell office:value-type="float" office:value="17001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56" table:style-name="ce46">
            <text:p><text:s text:c="2"/>5 5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74" table:style-name="ce46">
            <text:p><text:s text:c="2"/>5 574</text:p>
          </table:table-cell>
          <table:table-cell table:number-columns-repeated="16313"/>
        </table:table-row>
        <table:table-row table:style-name="ro5">
          <table:table-cell office:value-type="float" office:value="17002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569" table:style-name="ce46">
            <text:p><text:s text:c="3"/>569</text:p>
          </table:table-cell>
          <table:table-cell office:value-type="float" office:value="193" table:style-name="ce46">
            <text:p><text:s text:c="3"/>193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3633" table:style-name="ce46">
            <text:p><text:s text:c="2"/>3 633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4033" table:style-name="ce46">
            <text:p><text:s text:c="2"/>4 033</text:p>
          </table:table-cell>
          <table:table-cell office:value-type="float" office:value="274" table:style-name="ce46">
            <text:p><text:s text:c="3"/>274</text:p>
          </table:table-cell>
          <table:table-cell office:value-type="float" office:value="709" table:style-name="ce46">
            <text:p><text:s text:c="3"/>709</text:p>
          </table:table-cell>
          <table:table-cell office:value-type="float" office:value="710" table:style-name="ce46">
            <text:p><text:s text:c="3"/>710</text:p>
          </table:table-cell>
          <table:table-cell office:value-type="float" office:value="395" table:style-name="ce46">
            <text:p><text:s text:c="3"/>395</text:p>
          </table:table-cell>
          <table:table-cell office:value-type="float" office:value="802" table:style-name="ce46">
            <text:p><text:s text:c="3"/>802</text:p>
          </table:table-cell>
          <table:table-cell office:value-type="float" office:value="941" table:style-name="ce46">
            <text:p><text:s text:c="3"/>941</text:p>
          </table:table-cell>
          <table:table-cell office:value-type="float" office:value="9618" table:style-name="ce46">
            <text:p><text:s text:c="2"/>9 618</text:p>
          </table:table-cell>
          <table:table-cell office:value-type="float" office:value="1462" table:style-name="ce46">
            <text:p><text:s text:c="2"/>1 462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1788" table:style-name="ce46">
            <text:p><text:s text:c="2"/>1 788</text:p>
          </table:table-cell>
          <table:table-cell office:value-type="float" office:value="1094" table:style-name="ce46">
            <text:p><text:s text:c="2"/>1 094</text:p>
          </table:table-cell>
          <table:table-cell office:value-type="float" office:value="2283" table:style-name="ce46">
            <text:p><text:s text:c="2"/>2 283</text:p>
          </table:table-cell>
          <table:table-cell office:value-type="float" office:value="2109" table:style-name="ce46">
            <text:p><text:s text:c="2"/>2 109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446" table:style-name="ce46">
            <text:p><text:s text:c="2"/>1 446</text:p>
          </table:table-cell>
          <table:table-cell office:value-type="float" office:value="980" table:style-name="ce46">
            <text:p><text:s text:c="3"/>980</text:p>
          </table:table-cell>
          <table:table-cell office:value-type="float" office:value="488" table:style-name="ce46">
            <text:p><text:s text:c="3"/>488</text:p>
          </table:table-cell>
          <table:table-cell office:value-type="float" office:value="161" table:style-name="ce46">
            <text:p><text:s text:c="3"/>161</text:p>
          </table:table-cell>
          <table:table-cell office:value-type="float" office:value="270" table:style-name="ce46">
            <text:p><text:s text:c="3"/>270</text:p>
          </table:table-cell>
          <table:table-cell office:value-type="float" office:value="645" table:style-name="ce46">
            <text:p><text:s text:c="3"/>645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1047" table:style-name="ce46">
            <text:p><text:s text:c="2"/>1 047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406" table:style-name="ce46">
            <text:p><text:s text:c="3"/>406</text:p>
          </table:table-cell>
          <table:table-cell office:value-type="float" office:value="647" table:style-name="ce46">
            <text:p><text:s text:c="3"/>647</text:p>
          </table:table-cell>
          <table:table-cell office:value-type="float" office:value="6197" table:style-name="ce46">
            <text:p><text:s text:c="2"/>6 197</text:p>
          </table:table-cell>
          <table:table-cell office:value-type="float" office:value="186" table:style-name="ce46">
            <text:p><text:s text:c="3"/>186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325" table:style-name="ce46">
            <text:p><text:s text:c="3"/>325</text:p>
          </table:table-cell>
          <table:table-cell office:value-type="float" office:value="244" table:style-name="ce46">
            <text:p><text:s text:c="3"/>244</text:p>
          </table:table-cell>
          <table:table-cell office:value-type="float" office:value="1337" table:style-name="ce46">
            <text:p><text:s text:c="2"/>1 337</text:p>
          </table:table-cell>
          <table:table-cell office:value-type="float" office:value="1223" table:style-name="ce46">
            <text:p><text:s text:c="2"/>1 223</text:p>
          </table:table-cell>
          <table:table-cell office:value-type="float" office:value="137" table:style-name="ce46">
            <text:p><text:s text:c="3"/>137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441" table:style-name="ce46">
            <text:p><text:s text:c="3"/>441</text:p>
          </table:table-cell>
          <table:table-cell office:value-type="float" office:value="1865" table:style-name="ce46">
            <text:p><text:s text:c="2"/>1 865</text:p>
          </table:table-cell>
          <table:table-cell office:value-type="float" office:value="313" table:style-name="ce46">
            <text:p><text:s text:c="3"/>313</text:p>
          </table:table-cell>
          <table:table-cell office:value-type="float" office:value="1861" table:style-name="ce46">
            <text:p><text:s text:c="2"/>1 861</text:p>
          </table:table-cell>
          <table:table-cell office:value-type="float" office:value="480" table:style-name="ce46">
            <text:p><text:s text:c="3"/>480</text:p>
          </table:table-cell>
          <table:table-cell office:value-type="float" office:value="558" table:style-name="ce46">
            <text:p><text:s text:c="3"/>558</text:p>
          </table:table-cell>
          <table:table-cell office:value-type="float" office:value="504" table:style-name="ce46">
            <text:p><text:s text:c="3"/>504</text:p>
          </table:table-cell>
          <table:table-cell office:value-type="float" office:value="2100" table:style-name="ce46">
            <text:p><text:s text:c="2"/>2 100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956" table:style-name="ce46">
            <text:p><text:s text:c="3"/>956</text:p>
          </table:table-cell>
          <table:table-cell office:value-type="float" office:value="976" table:style-name="ce46">
            <text:p><text:s text:c="3"/>976</text:p>
          </table:table-cell>
          <table:table-cell office:value-type="float" office:value="529" table:style-name="ce46">
            <text:p><text:s text:c="3"/>529</text:p>
          </table:table-cell>
          <table:table-cell office:value-type="float" office:value="141" table:style-name="ce46">
            <text:p><text:s text:c="3"/>141</text:p>
          </table:table-cell>
          <table:table-cell office:value-type="float" office:value="992" table:style-name="ce46">
            <text:p><text:s text:c="3"/>992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603" table:style-name="ce46">
            <text:p><text:s text:c="3"/>6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897" table:style-name="ce46">
            <text:p><text:s text:c="2"/>59 897</text:p>
          </table:table-cell>
          <table:table-cell table:number-columns-repeated="16313"/>
        </table:table-row>
        <table:table-row table:style-name="ro5">
          <table:table-cell office:value-type="float" office:value="18001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344" table:style-name="ce46">
            <text:p><text:s text:c="3"/>3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1707" table:style-name="ce46">
            <text:p><text:s text:c="2"/>1 707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288" table:style-name="ce46">
            <text:p><text:s text:c="3"/>288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9005" table:style-name="ce46">
            <text:p><text:s text:c="2"/>9 005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2445" table:style-name="ce46">
            <text:p><text:s text:c="2"/>2 445</text:p>
          </table:table-cell>
          <table:table-cell office:value-type="float" office:value="445" table:style-name="ce46">
            <text:p><text:s text:c="3"/>445</text:p>
          </table:table-cell>
          <table:table-cell office:value-type="float" office:value="1085" table:style-name="ce46">
            <text:p><text:s text:c="2"/>1 085</text:p>
          </table:table-cell>
          <table:table-cell office:value-type="float" office:value="1101" table:style-name="ce46">
            <text:p><text:s text:c="2"/>1 101</text:p>
          </table:table-cell>
          <table:table-cell office:value-type="float" office:value="2331" table:style-name="ce46">
            <text:p><text:s text:c="2"/>2 331</text:p>
          </table:table-cell>
          <table:table-cell office:value-type="float" office:value="444" table:style-name="ce46">
            <text:p><text:s text:c="3"/>444</text:p>
          </table:table-cell>
          <table:table-cell office:value-type="float" office:value="789" table:style-name="ce46">
            <text:p><text:s text:c="3"/>789</text:p>
          </table:table-cell>
          <table:table-cell office:value-type="float" office:value="371" table:style-name="ce46">
            <text:p><text:s text:c="3"/>371</text:p>
          </table:table-cell>
          <table:table-cell office:value-type="float" office:value="4938" table:style-name="ce46">
            <text:p><text:s text:c="2"/>4 938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1844" table:style-name="ce46">
            <text:p><text:s text:c="2"/>1 84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506" table:style-name="ce46">
            <text:p><text:s text:c="2"/>1 506</text:p>
          </table:table-cell>
          <table:table-cell office:value-type="float" office:value="398" table:style-name="ce46">
            <text:p><text:s text:c="3"/>398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478" table:style-name="ce46">
            <text:p><text:s text:c="3"/>478</text:p>
          </table:table-cell>
          <table:table-cell office:value-type="float" office:value="513" table:style-name="ce46">
            <text:p><text:s text:c="3"/>5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567" table:style-name="ce46">
            <text:p><text:s text:c="2"/>31 567</text:p>
          </table:table-cell>
          <table:table-cell table:number-columns-repeated="16313"/>
        </table:table-row>
        <table:table-row table:style-name="ro5">
          <table:table-cell office:value-type="float" office:value="19911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60" table:style-name="ce47">
            <text:p><text:s text:c="2"/>2 46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126" table:style-name="ce47">
            <text:p><text:s text:c="2"/>12 1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9" table:style-name="ce47">
            <text:p><text:s text:c="3"/>49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085" table:style-name="ce47">
            <text:p><text:s text:c="2"/>15 085</text:p>
          </table:table-cell>
          <table:table-cell table:number-columns-repeated="16313"/>
        </table:table-row>
        <table:table-row table:style-name="ro5">
          <table:table-cell office:value-type="float" office:value="19912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884" table:style-name="ce47">
            <text:p><text:s text:c="3"/>884</text:p>
          </table:table-cell>
          <table:table-cell office:value-type="float" office:value="874" table:style-name="ce47">
            <text:p><text:s text:c="3"/>874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31" table:style-name="ce47">
            <text:p><text:s text:c="3"/>331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640" table:style-name="ce47">
            <text:p><text:s text:c="3"/>64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0" table:style-name="ce47">
            <text:p><text:s text:c="3"/>21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174" table:style-name="ce47">
            <text:p><text:s text:c="3"/>174</text:p>
          </table:table-cell>
          <table:table-cell office:value-type="float" office:value="1287" table:style-name="ce47">
            <text:p><text:s text:c="2"/>1 287</text:p>
          </table:table-cell>
          <table:table-cell office:value-type="float" office:value="1104" table:style-name="ce47">
            <text:p><text:s text:c="2"/>1 104</text:p>
          </table:table-cell>
          <table:table-cell office:value-type="float" office:value="2333" table:style-name="ce47">
            <text:p><text:s text:c="2"/>2 333</text:p>
          </table:table-cell>
          <table:table-cell office:value-type="float" office:value="2186" table:style-name="ce47">
            <text:p><text:s text:c="2"/>2 186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224" table:style-name="ce47">
            <text:p><text:s text:c="3"/>224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165" table:style-name="ce47">
            <text:p><text:s text:c="3"/>165</text:p>
          </table:table-cell>
          <table:table-cell office:value-type="float" office:value="245" table:style-name="ce47">
            <text:p><text:s text:c="3"/>245</text:p>
          </table:table-cell>
          <table:table-cell office:value-type="float" office:value="966" table:style-name="ce47">
            <text:p><text:s text:c="3"/>966</text:p>
          </table:table-cell>
          <table:table-cell office:value-type="float" office:value="144" table:style-name="ce47">
            <text:p><text:s text:c="3"/>144</text:p>
          </table:table-cell>
          <table:table-cell office:value-type="float" office:value="902" table:style-name="ce47">
            <text:p><text:s text:c="3"/>902</text:p>
          </table:table-cell>
          <table:table-cell office:value-type="float" office:value="538" table:style-name="ce47">
            <text:p><text:s text:c="3"/>538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669" table:style-name="ce47">
            <text:p><text:s text:c="3"/>669</text:p>
          </table:table-cell>
          <table:table-cell office:value-type="float" office:value="823" table:style-name="ce47">
            <text:p><text:s text:c="3"/>823</text:p>
          </table:table-cell>
          <table:table-cell office:value-type="float" office:value="174" table:style-name="ce47">
            <text:p><text:s text:c="3"/>174</text:p>
          </table:table-cell>
          <table:table-cell office:value-type="float" office:value="1786" table:style-name="ce47">
            <text:p><text:s text:c="2"/>1 786</text:p>
          </table:table-cell>
          <table:table-cell office:value-type="float" office:value="261" table:style-name="ce47">
            <text:p><text:s text:c="3"/>261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411" table:style-name="ce47">
            <text:p><text:s text:c="3"/>411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348" table:style-name="ce47">
            <text:p><text:s text:c="3"/>3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142" table:style-name="ce47">
            <text:p><text:s text:c="2"/>19 142</text:p>
          </table:table-cell>
          <table:table-cell table:number-columns-repeated="16313"/>
        </table:table-row>
        <table:table-row table:style-name="ro5">
          <table:table-cell office:value-type="float" office:value="19913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83" table:style-name="ce47">
            <text:p><text:s text:c="2"/>1 88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670" table:style-name="ce47">
            <text:p><text:s text:c="2"/>15 67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553" table:style-name="ce47">
            <text:p><text:s text:c="2"/>17 553</text:p>
          </table:table-cell>
          <table:table-cell table:number-columns-repeated="16313"/>
        </table:table-row>
        <table:table-row table:style-name="ro5">
          <table:table-cell office:value-type="float" office:value="19914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388" table:style-name="ce47">
            <text:p><text:s text:c="3"/>388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8" table:style-name="ce47">
            <text:p><text:s text:c="3"/>318</text:p>
          </table:table-cell>
          <table:table-cell office:value-type="float" office:value="533" table:style-name="ce47">
            <text:p><text:s text:c="3"/>53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3" table:style-name="ce47">
            <text:p><text:s text:c="3"/>353</text:p>
          </table:table-cell>
          <table:table-cell office:value-type="float" office:value="112" table:style-name="ce47">
            <text:p><text:s text:c="3"/>1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911" table:style-name="ce47">
            <text:p><text:s text:c="3"/>9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5" table:style-name="ce47">
            <text:p><text:s text:c="3"/>2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17" table:style-name="ce47">
            <text:p><text:s text:c="3"/>717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527" table:style-name="ce47">
            <text:p><text:s text:c="3"/>527</text:p>
          </table:table-cell>
          <table:table-cell office:value-type="float" office:value="273" table:style-name="ce47">
            <text:p><text:s text:c="3"/>273</text:p>
          </table:table-cell>
          <table:table-cell office:value-type="float" office:value="1670" table:style-name="ce47">
            <text:p><text:s text:c="2"/>1 670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383" table:style-name="ce47">
            <text:p><text:s text:c="2"/>1 383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819" table:style-name="ce47">
            <text:p><text:s text:c="3"/>819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635" table:style-name="ce47">
            <text:p><text:s text:c="3"/>635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109" table:style-name="ce47">
            <text:p><text:s text:c="2"/>1 10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19" table:style-name="ce47">
            <text:p><text:s text:c="3"/>4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099" table:style-name="ce47">
            <text:p><text:s text:c="2"/>11 099</text:p>
          </table:table-cell>
          <table:table-cell table:number-columns-repeated="16313"/>
        </table:table-row>
        <table:table-row table:style-name="ro5">
          <table:table-cell office:value-type="float" office:value="19915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10342" table:style-name="ce23">
            <text:p><text:s text:c="2"/>10 342</text:p>
          </table:table-cell>
          <table:table-cell office:value-type="float" office:value="3211" table:style-name="ce23">
            <text:p><text:s text:c="2"/>3 211</text:p>
          </table:table-cell>
          <table:table-cell office:value-type="float" office:value="570" table:style-name="ce23">
            <text:p><text:s text:c="3"/>570</text:p>
          </table:table-cell>
          <table:table-cell office:value-type="float" office:value="636" table:style-name="ce23">
            <text:p><text:s text:c="3"/>636</text:p>
          </table:table-cell>
          <table:table-cell office:value-type="float" office:value="214" table:style-name="ce23">
            <text:p><text:s text:c="3"/>214</text:p>
          </table:table-cell>
          <table:table-cell office:value-type="float" office:value="2876" table:style-name="ce23">
            <text:p><text:s text:c="2"/>2 876</text:p>
          </table:table-cell>
          <table:table-cell office:value-type="float" office:value="1052" table:style-name="ce23">
            <text:p><text:s text:c="2"/>1 052</text:p>
          </table:table-cell>
          <table:table-cell office:value-type="float" office:value="2072" table:style-name="ce23">
            <text:p><text:s text:c="2"/>2 072</text:p>
          </table:table-cell>
          <table:table-cell office:value-type="float" office:value="1304" table:style-name="ce23">
            <text:p><text:s text:c="2"/>1 304</text:p>
          </table:table-cell>
          <table:table-cell office:value-type="float" office:value="2995" table:style-name="ce23">
            <text:p><text:s text:c="2"/>2 995</text:p>
          </table:table-cell>
          <table:table-cell office:value-type="float" office:value="539" table:style-name="ce23">
            <text:p><text:s text:c="3"/>539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162" table:style-name="ce23">
            <text:p><text:s text:c="3"/>162</text:p>
          </table:table-cell>
          <table:table-cell office:value-type="float" office:value="123" table:style-name="ce23">
            <text:p><text:s text:c="3"/>123</text:p>
          </table:table-cell>
          <table:table-cell office:value-type="float" office:value="133" table:style-name="ce23">
            <text:p><text:s text:c="3"/>133</text:p>
          </table:table-cell>
          <table:table-cell office:value-type="float" office:value="80" table:style-name="ce23">
            <text:p><text:s text:c="3"/>80</text:p>
          </table:table-cell>
          <table:table-cell office:value-type="float" office:value="460" table:style-name="ce23">
            <text:p><text:s text:c="3"/>460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1148" table:style-name="ce23">
            <text:p><text:s text:c="2"/>1 148</text:p>
          </table:table-cell>
          <table:table-cell office:value-type="float" office:value="954" table:style-name="ce23">
            <text:p><text:s text:c="3"/>954</text:p>
          </table:table-cell>
          <table:table-cell office:value-type="float" office:value="313" table:style-name="ce23">
            <text:p><text:s text:c="3"/>313</text:p>
          </table:table-cell>
          <table:table-cell office:value-type="float" office:value="256" table:style-name="ce23">
            <text:p><text:s text:c="3"/>256</text:p>
          </table:table-cell>
          <table:table-cell office:value-type="float" office:value="182" table:style-name="ce23">
            <text:p><text:s text:c="3"/>182</text:p>
          </table:table-cell>
          <table:table-cell office:value-type="float" office:value="619" table:style-name="ce23">
            <text:p><text:s text:c="3"/>619</text:p>
          </table:table-cell>
          <table:table-cell office:value-type="float" office:value="1067" table:style-name="ce23">
            <text:p><text:s text:c="2"/>1 067</text:p>
          </table:table-cell>
          <table:table-cell office:value-type="float" office:value="762" table:style-name="ce23">
            <text:p><text:s text:c="3"/>762</text:p>
          </table:table-cell>
          <table:table-cell office:value-type="float" office:value="191" table:style-name="ce23">
            <text:p><text:s text:c="3"/>191</text:p>
          </table:table-cell>
          <table:table-cell office:value-type="float" office:value="311" table:style-name="ce23">
            <text:p><text:s text:c="3"/>311</text:p>
          </table:table-cell>
          <table:table-cell office:value-type="float" office:value="214" table:style-name="ce23">
            <text:p><text:s text:c="3"/>214</text:p>
          </table:table-cell>
          <table:table-cell office:value-type="float" office:value="262" table:style-name="ce23">
            <text:p><text:s text:c="3"/>262</text:p>
          </table:table-cell>
          <table:table-cell office:value-type="float" office:value="253" table:style-name="ce23">
            <text:p><text:s text:c="3"/>253</text:p>
          </table:table-cell>
          <table:table-cell office:value-type="float" office:value="821" table:style-name="ce23">
            <text:p><text:s text:c="3"/>821</text:p>
          </table:table-cell>
          <table:table-cell office:value-type="float" office:value="164" table:style-name="ce23">
            <text:p><text:s text:c="3"/>164</text:p>
          </table:table-cell>
          <table:table-cell office:value-type="float" office:value="121" table:style-name="ce23">
            <text:p><text:s text:c="3"/>121</text:p>
          </table:table-cell>
          <table:table-cell office:value-type="float" office:value="236" table:style-name="ce23">
            <text:p><text:s text:c="3"/>236</text:p>
          </table:table-cell>
          <table:table-cell office:value-type="float" office:value="183" table:style-name="ce23">
            <text:p><text:s text:c="3"/>183</text:p>
          </table:table-cell>
          <table:table-cell office:value-type="float" office:value="1609" table:style-name="ce23">
            <text:p><text:s text:c="2"/>1 609</text:p>
          </table:table-cell>
          <table:table-cell office:value-type="float" office:value="718" table:style-name="ce23">
            <text:p><text:s text:c="3"/>718</text:p>
          </table:table-cell>
          <table:table-cell office:value-type="float" office:value="6028" table:style-name="ce23">
            <text:p><text:s text:c="2"/>6 028</text:p>
          </table:table-cell>
          <table:table-cell office:value-type="float" office:value="146" table:style-name="ce23">
            <text:p><text:s text:c="3"/>146</text:p>
          </table:table-cell>
          <table:table-cell office:value-type="float" office:value="9696" table:style-name="ce23">
            <text:p><text:s text:c="2"/>9 696</text:p>
          </table:table-cell>
          <table:table-cell office:value-type="float" office:value="68597" table:style-name="ce23">
            <text:p><text:s text:c="2"/>68 597</text:p>
          </table:table-cell>
          <table:table-cell office:value-type="float" office:value="429" table:style-name="ce23">
            <text:p><text:s text:c="3"/>429</text:p>
          </table:table-cell>
          <table:table-cell office:value-type="float" office:value="81" table:style-name="ce23">
            <text:p><text:s text:c="3"/>81</text:p>
          </table:table-cell>
          <table:table-cell office:value-type="float" office:value="1401" table:style-name="ce23">
            <text:p><text:s text:c="2"/>1 401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88" table:style-name="ce23">
            <text:p><text:s text:c="3"/>88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38" table:style-name="ce23">
            <text:p><text:s text:c="3"/>338</text:p>
          </table:table-cell>
          <table:table-cell office:value-type="float" office:value="403" table:style-name="ce23">
            <text:p><text:s text:c="3"/>403</text:p>
          </table:table-cell>
          <table:table-cell office:value-type="float" office:value="130" table:style-name="ce23">
            <text:p><text:s text:c="3"/>130</text:p>
          </table:table-cell>
          <table:table-cell office:value-type="float" office:value="100" table:style-name="ce23">
            <text:p><text:s text:c="3"/>100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242" table:style-name="ce23">
            <text:p><text:s text:c="3"/>24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5086" table:style-name="ce23">
            <text:p><text:s text:c="2"/>125 086</text:p>
          </table:table-cell>
          <table:table-cell table:number-columns-repeated="16313"/>
        </table:table-row>
        <table:table-row table:style-name="ro5">
          <table:table-cell office:value-type="float" office:value="19916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1228" table:style-name="ce46">
            <text:p><text:s text:c="2"/>1 228</text:p>
          </table:table-cell>
          <table:table-cell office:value-type="float" office:value="945" table:style-name="ce46">
            <text:p><text:s text:c="3"/>945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1093" table:style-name="ce46">
            <text:p><text:s text:c="2"/>1 093</text:p>
          </table:table-cell>
          <table:table-cell office:value-type="float" office:value="406" table:style-name="ce46">
            <text:p><text:s text:c="3"/>406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08" table:style-name="ce46">
            <text:p><text:s text:c="3"/>608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6" table:style-name="ce46">
            <text:p><text:s text:c="3"/>5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4121" table:style-name="ce46">
            <text:p><text:s text:c="2"/>164 1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77" table:style-name="ce46">
            <text:p><text:s text:c="2"/>1 777</text:p>
          </table:table-cell>
          <table:table-cell office:value-type="float" office:value="894" table:style-name="ce46">
            <text:p><text:s text:c="3"/>894</text:p>
          </table:table-cell>
          <table:table-cell office:value-type="float" office:value="346" table:style-name="ce46">
            <text:p><text:s text:c="3"/>346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392" table:style-name="ce46">
            <text:p><text:s text:c="2"/>1 392</text:p>
          </table:table-cell>
          <table:table-cell office:value-type="float" office:value="3081" table:style-name="ce46">
            <text:p><text:s text:c="2"/>3 081</text:p>
          </table:table-cell>
          <table:table-cell office:value-type="float" office:value="2444" table:style-name="ce46">
            <text:p><text:s text:c="2"/>2 444</text:p>
          </table:table-cell>
          <table:table-cell office:value-type="float" office:value="210" table:style-name="ce46">
            <text:p><text:s text:c="3"/>210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39" table:style-name="ce46">
            <text:p><text:s text:c="3"/>739</text:p>
          </table:table-cell>
          <table:table-cell office:value-type="float" office:value="212" table:style-name="ce46">
            <text:p><text:s text:c="3"/>212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236" table:style-name="ce46">
            <text:p><text:s text:c="3"/>236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283" table:style-name="ce46">
            <text:p><text:s text:c="3"/>283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2075" table:style-name="ce46">
            <text:p><text:s text:c="2"/>2 075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5001" table:style-name="ce46">
            <text:p><text:s text:c="2"/>5 001</text:p>
          </table:table-cell>
          <table:table-cell office:value-type="float" office:value="3954" table:style-name="ce46">
            <text:p><text:s text:c="2"/>3 954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1950" table:style-name="ce46">
            <text:p><text:s text:c="2"/>1 9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200" table:style-name="ce46">
            <text:p><text:s text:c="3"/>20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4" table:style-name="ce46">
            <text:p><text:s text:c="3"/>634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26" table:style-name="ce46">
            <text:p><text:s text:c="3"/>2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6578" table:style-name="ce46">
            <text:p><text:s text:c="2"/>196 578</text:p>
          </table:table-cell>
          <table:table-cell table:number-columns-repeated="16313"/>
        </table:table-row>
        <table:table-row table:style-name="ro5">
          <table:table-cell office:value-type="float" office:value="19921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672" table:style-name="ce46">
            <text:p><text:s text:c="3"/>6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739" table:style-name="ce46">
            <text:p><text:s text:c="2"/>29 739</text:p>
          </table:table-cell>
          <table:table-cell office:value-type="float" office:value="503" table:style-name="ce46">
            <text:p><text:s text:c="3"/>503</text:p>
          </table:table-cell>
          <table:table-cell office:value-type="float" office:value="433" table:style-name="ce46">
            <text:p><text:s text:c="3"/>433</text:p>
          </table:table-cell>
          <table:table-cell office:value-type="float" office:value="359" table:style-name="ce46">
            <text:p><text:s text:c="3"/>359</text:p>
          </table:table-cell>
          <table:table-cell office:value-type="float" office:value="1844" table:style-name="ce46">
            <text:p><text:s text:c="2"/>1 844</text:p>
          </table:table-cell>
          <table:table-cell office:value-type="float" office:value="1186" table:style-name="ce46">
            <text:p><text:s text:c="2"/>1 1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45" table:style-name="ce46">
            <text:p><text:s text:c="3"/>345</text:p>
          </table:table-cell>
          <table:table-cell office:value-type="float" office:value="148" table:style-name="ce46">
            <text:p><text:s text:c="3"/>148</text:p>
          </table:table-cell>
          <table:table-cell office:value-type="float" office:value="288" table:style-name="ce46">
            <text:p><text:s text:c="3"/>288</text:p>
          </table:table-cell>
          <table:table-cell office:value-type="float" office:value="705" table:style-name="ce46">
            <text:p><text:s text:c="3"/>7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734" table:style-name="ce46">
            <text:p><text:s text:c="3"/>734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330" table:style-name="ce46">
            <text:p><text:s text:c="2"/>38 330</text:p>
          </table:table-cell>
          <table:table-cell table:number-columns-repeated="16313"/>
        </table:table-row>
        <table:table-row table:style-name="ro5">
          <table:table-cell office:value-type="float" office:value="20911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8361" table:style-name="ce46">
            <text:p><text:s text:c="2"/>8 361</text:p>
          </table:table-cell>
          <table:table-cell office:value-type="float" office:value="1683" table:style-name="ce46">
            <text:p><text:s text:c="2"/>1 683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2301" table:style-name="ce46">
            <text:p><text:s text:c="2"/>2 30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18" table:style-name="ce46">
            <text:p><text:s text:c="3"/>11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73" table:style-name="ce46">
            <text:p><text:s text:c="3"/>173</text:p>
          </table:table-cell>
          <table:table-cell office:value-type="float" office:value="865" table:style-name="ce46">
            <text:p><text:s text:c="3"/>865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6" table:style-name="ce46">
            <text:p><text:s text:c="3"/>2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4" table:style-name="ce46">
            <text:p><text:s text:c="3"/>3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38" table:style-name="ce46">
            <text:p><text:s text:c="2"/>4 038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34216" table:style-name="ce46">
            <text:p><text:s text:c="2"/>34 216</text:p>
          </table:table-cell>
          <table:table-cell office:value-type="float" office:value="4811" table:style-name="ce46">
            <text:p><text:s text:c="2"/>4 811</text:p>
          </table:table-cell>
          <table:table-cell office:value-type="float" office:value="1557" table:style-name="ce46">
            <text:p><text:s text:c="2"/>1 557</text:p>
          </table:table-cell>
          <table:table-cell office:value-type="float" office:value="289" table:style-name="ce46">
            <text:p><text:s text:c="3"/>289</text:p>
          </table:table-cell>
          <table:table-cell office:value-type="float" office:value="643" table:style-name="ce46">
            <text:p><text:s text:c="3"/>643</text:p>
          </table:table-cell>
          <table:table-cell office:value-type="float" office:value="2299" table:style-name="ce46">
            <text:p><text:s text:c="2"/>2 299</text:p>
          </table:table-cell>
          <table:table-cell office:value-type="float" office:value="775" table:style-name="ce46">
            <text:p><text:s text:c="3"/>775</text:p>
          </table:table-cell>
          <table:table-cell office:value-type="float" office:value="1129" table:style-name="ce46">
            <text:p><text:s text:c="2"/>1 129</text:p>
          </table:table-cell>
          <table:table-cell office:value-type="float" office:value="498" table:style-name="ce46">
            <text:p><text:s text:c="3"/>4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3" table:style-name="ce46">
            <text:p><text:s text:c="3"/>273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254" table:style-name="ce46">
            <text:p><text:s text:c="3"/>254</text:p>
          </table:table-cell>
          <table:table-cell office:value-type="float" office:value="276" table:style-name="ce46">
            <text:p><text:s text:c="3"/>276</text:p>
          </table:table-cell>
          <table:table-cell office:value-type="float" office:value="257" table:style-name="ce46">
            <text:p><text:s text:c="3"/>257</text:p>
          </table:table-cell>
          <table:table-cell office:value-type="float" office:value="329" table:style-name="ce46">
            <text:p><text:s text:c="3"/>329</text:p>
          </table:table-cell>
          <table:table-cell office:value-type="float" office:value="1288" table:style-name="ce46">
            <text:p><text:s text:c="2"/>1 28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0" table:style-name="ce46">
            <text:p><text:s text:c="3"/>66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2" table:style-name="ce46">
            <text:p><text:s text:c="3"/>272</text:p>
          </table:table-cell>
          <table:table-cell office:value-type="float" office:value="1098" table:style-name="ce46">
            <text:p><text:s text:c="2"/>1 0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4" table:style-name="ce46">
            <text:p><text:s text:c="3"/>5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046" table:style-name="ce46">
            <text:p><text:s text:c="2"/>70 046</text:p>
          </table:table-cell>
          <table:table-cell table:number-columns-repeated="16313"/>
        </table:table-row>
        <table:table-row table:style-name="ro5">
          <table:table-cell office:value-type="float" office:value="20912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47236" table:style-name="ce46">
            <text:p><text:s text:c="2"/>47 236</text:p>
          </table:table-cell>
          <table:table-cell office:value-type="float" office:value="4517" table:style-name="ce46">
            <text:p><text:s text:c="2"/>4 517</text:p>
          </table:table-cell>
          <table:table-cell office:value-type="float" office:value="357" table:style-name="ce46">
            <text:p><text:s text:c="3"/>3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0" table:style-name="ce46">
            <text:p><text:s text:c="3"/>2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04" table:style-name="ce46">
            <text:p><text:s text:c="2"/>2 504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875" table:style-name="ce46">
            <text:p><text:s text:c="2"/>54 875</text:p>
          </table:table-cell>
          <table:table-cell table:number-columns-repeated="16313"/>
        </table:table-row>
        <table:table-row table:style-name="ro5">
          <table:table-cell office:value-type="float" office:value="20913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94" table:style-name="ce46">
            <text:p><text:s text:c="2"/>2 694</text:p>
          </table:table-cell>
          <table:table-cell office:value-type="float" office:value="314" table:style-name="ce46">
            <text:p><text:s text:c="3"/>314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549" table:style-name="ce46">
            <text:p><text:s text:c="3"/>5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5" table:style-name="ce46">
            <text:p><text:s text:c="3"/>495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72" table:style-name="ce46">
            <text:p><text:s text:c="2"/>1 472</text:p>
          </table:table-cell>
          <table:table-cell office:value-type="float" office:value="252" table:style-name="ce46">
            <text:p><text:s text:c="3"/>252</text:p>
          </table:table-cell>
          <table:table-cell office:value-type="float" office:value="943" table:style-name="ce46">
            <text:p><text:s text:c="3"/>9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89" table:style-name="ce46">
            <text:p><text:s text:c="2"/>1 9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81" table:style-name="ce46">
            <text:p><text:s text:c="2"/>1 181</text:p>
          </table:table-cell>
          <table:table-cell office:value-type="float" office:value="25839" table:style-name="ce46">
            <text:p><text:s text:c="2"/>25 839</text:p>
          </table:table-cell>
          <table:table-cell office:value-type="float" office:value="16523" table:style-name="ce46">
            <text:p><text:s text:c="2"/>16 523</text:p>
          </table:table-cell>
          <table:table-cell office:value-type="float" office:value="5038" table:style-name="ce46">
            <text:p><text:s text:c="2"/>5 038</text:p>
          </table:table-cell>
          <table:table-cell office:value-type="float" office:value="2920" table:style-name="ce46">
            <text:p><text:s text:c="2"/>2 920</text:p>
          </table:table-cell>
          <table:table-cell office:value-type="float" office:value="2777" table:style-name="ce46">
            <text:p><text:s text:c="2"/>2 7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9" table:style-name="ce46">
            <text:p><text:s text:c="3"/>619</text:p>
          </table:table-cell>
          <table:table-cell office:value-type="float" office:value="411" table:style-name="ce46">
            <text:p><text:s text:c="3"/>411</text:p>
          </table:table-cell>
          <table:table-cell office:value-type="float" office:value="568" table:style-name="ce46">
            <text:p><text:s text:c="3"/>5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64" table:style-name="ce46">
            <text:p><text:s text:c="3"/>3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226" table:style-name="ce46">
            <text:p><text:s text:c="3"/>2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5925" table:style-name="ce46">
            <text:p><text:s text:c="2"/>65 925</text:p>
          </table:table-cell>
          <table:table-cell table:number-columns-repeated="16313"/>
        </table:table-row>
        <table:table-row table:style-name="ro5">
          <table:table-cell office:value-type="float" office:value="20914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148" table:style-name="ce47">
            <text:p><text:s text:c="3"/>148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57" table:style-name="ce47">
            <text:p><text:s text:c="2"/>1 75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4737" table:style-name="ce47">
            <text:p><text:s text:c="2"/>4 7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01" table:style-name="ce47">
            <text:p><text:s text:c="2"/>1 601</text:p>
          </table:table-cell>
          <table:table-cell office:value-type="float" office:value="859" table:style-name="ce47">
            <text:p><text:s text:c="3"/>859</text:p>
          </table:table-cell>
          <table:table-cell office:value-type="float" office:value="1919" table:style-name="ce47">
            <text:p><text:s text:c="2"/>1 919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09" table:style-name="ce47">
            <text:p><text:s text:c="2"/>2 409</text:p>
          </table:table-cell>
          <table:table-cell office:value-type="float" office:value="2529" table:style-name="ce47">
            <text:p><text:s text:c="2"/>2 529</text:p>
          </table:table-cell>
          <table:table-cell office:value-type="float" office:value="1351" table:style-name="ce47">
            <text:p><text:s text:c="2"/>1 351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21855" table:style-name="ce47">
            <text:p><text:s text:c="2"/>21 855</text:p>
          </table:table-cell>
          <table:table-cell office:value-type="float" office:value="2153" table:style-name="ce47">
            <text:p><text:s text:c="2"/>2 15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05" table:style-name="ce47">
            <text:p><text:s text:c="3"/>305</text:p>
          </table:table-cell>
          <table:table-cell office:value-type="float" office:value="1197" table:style-name="ce47">
            <text:p><text:s text:c="2"/>1 197</text:p>
          </table:table-cell>
          <table:table-cell office:value-type="float" office:value="226" table:style-name="ce47">
            <text:p><text:s text:c="3"/>226</text:p>
          </table:table-cell>
          <table:table-cell office:value-type="float" office:value="4065" table:style-name="ce47">
            <text:p><text:s text:c="2"/>4 065</text:p>
          </table:table-cell>
          <table:table-cell office:value-type="float" office:value="196" table:style-name="ce47">
            <text:p><text:s text:c="3"/>196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1517" table:style-name="ce47">
            <text:p><text:s text:c="2"/>1 517</text:p>
          </table:table-cell>
          <table:table-cell office:value-type="float" office:value="379" table:style-name="ce47">
            <text:p><text:s text:c="3"/>379</text:p>
          </table:table-cell>
          <table:table-cell office:value-type="float" office:value="2356" table:style-name="ce47">
            <text:p><text:s text:c="2"/>2 35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854" table:style-name="ce47">
            <text:p><text:s text:c="2"/>51 854</text:p>
          </table:table-cell>
          <table:table-cell table:number-columns-repeated="16313"/>
        </table:table-row>
        <table:table-row table:style-name="ro5">
          <table:table-cell office:value-type="float" office:value="20921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37536" table:style-name="ce23">
            <text:p><text:s text:c="2"/>37 536</text:p>
          </table:table-cell>
          <table:table-cell office:value-type="float" office:value="4190" table:style-name="ce23">
            <text:p><text:s text:c="2"/>4 190</text:p>
          </table:table-cell>
          <table:table-cell office:value-type="float" office:value="145" table:style-name="ce23">
            <text:p><text:s text:c="3"/>14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952" table:style-name="ce23">
            <text:p><text:s text:c="2"/>8 952</text:p>
          </table:table-cell>
          <table:table-cell office:value-type="float" office:value="1096" table:style-name="ce23">
            <text:p><text:s text:c="2"/>1 09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900" table:style-name="ce23">
            <text:p><text:s text:c="2"/>1 90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3981" table:style-name="ce23">
            <text:p><text:s text:c="2"/>53 981</text:p>
          </table:table-cell>
          <table:table-cell table:number-columns-repeated="16313"/>
        </table:table-row>
        <table:table-row table:style-name="ro5">
          <table:table-cell office:value-type="float" office:value="20922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902" table:style-name="ce23">
            <text:p><text:s text:c="2"/>2 902</text:p>
          </table:table-cell>
          <table:table-cell office:value-type="float" office:value="497" table:style-name="ce23">
            <text:p><text:s text:c="3"/>497</text:p>
          </table:table-cell>
          <table:table-cell office:value-type="float" office:value="294" table:style-name="ce23">
            <text:p><text:s text:c="3"/>294</text:p>
          </table:table-cell>
          <table:table-cell office:value-type="float" office:value="236" table:style-name="ce23">
            <text:p><text:s text:c="3"/>236</text:p>
          </table:table-cell>
          <table:table-cell office:value-type="float" office:value="1513" table:style-name="ce23">
            <text:p><text:s text:c="2"/>1 513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4224" table:style-name="ce23">
            <text:p><text:s text:c="2"/>4 224</text:p>
          </table:table-cell>
          <table:table-cell office:value-type="float" office:value="200" table:style-name="ce23">
            <text:p><text:s text:c="3"/>20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26" table:style-name="ce23">
            <text:p><text:s text:c="3"/>22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7" table:style-name="ce23">
            <text:p><text:s text:c="3"/>167</text:p>
          </table:table-cell>
          <table:table-cell office:value-type="float" office:value="733" table:style-name="ce23">
            <text:p><text:s text:c="3"/>733</text:p>
          </table:table-cell>
          <table:table-cell office:value-type="float" office:value="804" table:style-name="ce23">
            <text:p><text:s text:c="3"/>804</text:p>
          </table:table-cell>
          <table:table-cell office:value-type="float" office:value="369" table:style-name="ce23">
            <text:p><text:s text:c="3"/>369</text:p>
          </table:table-cell>
          <table:table-cell office:value-type="float" office:value="453" table:style-name="ce23">
            <text:p><text:s text:c="3"/>453</text:p>
          </table:table-cell>
          <table:table-cell office:value-type="float" office:value="242" table:style-name="ce23">
            <text:p><text:s text:c="3"/>242</text:p>
          </table:table-cell>
          <table:table-cell office:value-type="float" office:value="1032" table:style-name="ce23">
            <text:p><text:s text:c="2"/>1 032</text:p>
          </table:table-cell>
          <table:table-cell office:value-type="float" office:value="4498" table:style-name="ce23">
            <text:p><text:s text:c="2"/>4 498</text:p>
          </table:table-cell>
          <table:table-cell office:value-type="float" office:value="1542" table:style-name="ce23">
            <text:p><text:s text:c="2"/>1 542</text:p>
          </table:table-cell>
          <table:table-cell office:value-type="float" office:value="1495" table:style-name="ce23">
            <text:p><text:s text:c="2"/>1 495</text:p>
          </table:table-cell>
          <table:table-cell office:value-type="float" office:value="1697" table:style-name="ce23">
            <text:p><text:s text:c="2"/>1 697</text:p>
          </table:table-cell>
          <table:table-cell office:value-type="float" office:value="649" table:style-name="ce23">
            <text:p><text:s text:c="3"/>649</text:p>
          </table:table-cell>
          <table:table-cell office:value-type="float" office:value="586" table:style-name="ce23">
            <text:p><text:s text:c="3"/>586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271" table:style-name="ce23">
            <text:p><text:s text:c="3"/>271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73" table:style-name="ce23">
            <text:p><text:s text:c="3"/>173</text:p>
          </table:table-cell>
          <table:table-cell office:value-type="float" office:value="251" table:style-name="ce23">
            <text:p><text:s text:c="3"/>251</text:p>
          </table:table-cell>
          <table:table-cell office:value-type="float" office:value="98" table:style-name="ce23">
            <text:p><text:s text:c="3"/>98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530" table:style-name="ce23">
            <text:p><text:s text:c="3"/>530</text:p>
          </table:table-cell>
          <table:table-cell office:value-type="float" office:value="393" table:style-name="ce23">
            <text:p><text:s text:c="3"/>393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331" table:style-name="ce23">
            <text:p><text:s text:c="3"/>331</text:p>
          </table:table-cell>
          <table:table-cell office:value-type="float" office:value="754" table:style-name="ce23">
            <text:p><text:s text:c="3"/>754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2570" table:style-name="ce23">
            <text:p><text:s text:c="2"/>2 57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3" table:style-name="ce23">
            <text:p><text:s text:c="3"/>11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7" table:style-name="ce23">
            <text:p><text:s text:c="3"/>77</text:p>
          </table:table-cell>
          <table:table-cell office:value-type="float" office:value="412" table:style-name="ce23">
            <text:p><text:s text:c="3"/>41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41" table:style-name="ce23">
            <text:p><text:s text:c="2"/>1 04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1880" table:style-name="ce23">
            <text:p><text:s text:c="2"/>31 880</text:p>
          </table:table-cell>
          <table:table-cell table:number-columns-repeated="16313"/>
        </table:table-row>
        <table:table-row table:style-name="ro5">
          <table:table-cell office:value-type="float" office:value="20923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357" table:style-name="ce47">
            <text:p><text:s text:c="3"/>357</text:p>
          </table:table-cell>
          <table:table-cell office:value-type="float" office:value="1431" table:style-name="ce47">
            <text:p><text:s text:c="2"/>1 431</text:p>
          </table:table-cell>
          <table:table-cell office:value-type="float" office:value="923" table:style-name="ce47">
            <text:p><text:s text:c="3"/>9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2" table:style-name="ce47">
            <text:p><text:s text:c="3"/>172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684" table:style-name="ce47">
            <text:p><text:s text:c="2"/>1 684</text:p>
          </table:table-cell>
          <table:table-cell office:value-type="float" office:value="893" table:style-name="ce47">
            <text:p><text:s text:c="3"/>89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82" table:style-name="ce47">
            <text:p><text:s text:c="3"/>582</text:p>
          </table:table-cell>
          <table:table-cell office:value-type="float" office:value="357" table:style-name="ce47">
            <text:p><text:s text:c="3"/>357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531" table:style-name="ce47">
            <text:p><text:s text:c="3"/>531</text:p>
          </table:table-cell>
          <table:table-cell office:value-type="float" office:value="187" table:style-name="ce47">
            <text:p><text:s text:c="3"/>187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326" table:style-name="ce47">
            <text:p><text:s text:c="3"/>326</text:p>
          </table:table-cell>
          <table:table-cell office:value-type="float" office:value="579" table:style-name="ce47">
            <text:p><text:s text:c="3"/>579</text:p>
          </table:table-cell>
          <table:table-cell office:value-type="float" office:value="199" table:style-name="ce47">
            <text:p><text:s text:c="3"/>199</text:p>
          </table:table-cell>
          <table:table-cell office:value-type="float" office:value="192" table:style-name="ce47">
            <text:p><text:s text:c="3"/>192</text:p>
          </table:table-cell>
          <table:table-cell office:value-type="float" office:value="10978" table:style-name="ce47">
            <text:p><text:s text:c="2"/>10 978</text:p>
          </table:table-cell>
          <table:table-cell office:value-type="float" office:value="1444" table:style-name="ce47">
            <text:p><text:s text:c="2"/>1 44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9" table:style-name="ce47">
            <text:p><text:s text:c="3"/>26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5" table:style-name="ce47">
            <text:p><text:s text:c="3"/>205</text:p>
          </table:table-cell>
          <table:table-cell office:value-type="float" office:value="179" table:style-name="ce47">
            <text:p><text:s text:c="3"/>17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748" table:style-name="ce47">
            <text:p><text:s text:c="2"/>1 7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611" table:style-name="ce47">
            <text:p><text:s text:c="3"/>6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4" table:style-name="ce47">
            <text:p><text:s text:c="3"/>204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858" table:style-name="ce47">
            <text:p><text:s text:c="2"/>24 858</text:p>
          </table:table-cell>
          <table:table-cell table:number-columns-repeated="16313"/>
        </table:table-row>
        <table:table-row table:style-name="ro5">
          <table:table-cell office:value-type="float" office:value="20931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6" table:style-name="ce23">
            <text:p><text:s text:c="3"/>116</text:p>
          </table:table-cell>
          <table:table-cell office:value-type="float" office:value="68" table:style-name="ce23">
            <text:p><text:s text:c="3"/>68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73" table:style-name="ce23">
            <text:p><text:s text:c="3"/>73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260" table:style-name="ce23">
            <text:p><text:s text:c="3"/>260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6" table:style-name="ce23">
            <text:p><text:s text:c="3"/>76</text:p>
          </table:table-cell>
          <table:table-cell office:value-type="float" office:value="185" table:style-name="ce23">
            <text:p><text:s text:c="3"/>185</text:p>
          </table:table-cell>
          <table:table-cell office:value-type="float" office:value="2052" table:style-name="ce23">
            <text:p><text:s text:c="2"/>2 052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76" table:style-name="ce23">
            <text:p><text:s text:c="3"/>76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642" table:style-name="ce23">
            <text:p><text:s text:c="3"/>642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155" table:style-name="ce23">
            <text:p><text:s text:c="3"/>155</text:p>
          </table:table-cell>
          <table:table-cell office:value-type="float" office:value="241" table:style-name="ce23">
            <text:p><text:s text:c="3"/>241</text:p>
          </table:table-cell>
          <table:table-cell office:value-type="float" office:value="3001" table:style-name="ce23">
            <text:p><text:s text:c="2"/>3 001</text:p>
          </table:table-cell>
          <table:table-cell office:value-type="float" office:value="440" table:style-name="ce23">
            <text:p><text:s text:c="3"/>44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54" table:style-name="ce23">
            <text:p><text:s text:c="3"/>154</text:p>
          </table:table-cell>
          <table:table-cell office:value-type="float" office:value="135" table:style-name="ce23">
            <text:p><text:s text:c="3"/>135</text:p>
          </table:table-cell>
          <table:table-cell office:value-type="float" office:value="106" table:style-name="ce23">
            <text:p><text:s text:c="3"/>106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80" table:style-name="ce23">
            <text:p><text:s text:c="3"/>80</text:p>
          </table:table-cell>
          <table:table-cell office:value-type="float" office:value="200" table:style-name="ce23">
            <text:p><text:s text:c="3"/>20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38" table:style-name="ce23">
            <text:p><text:s text:c="3"/>438</text:p>
          </table:table-cell>
          <table:table-cell office:value-type="float" office:value="162" table:style-name="ce23">
            <text:p><text:s text:c="3"/>162</text:p>
          </table:table-cell>
          <table:table-cell office:value-type="float" office:value="408" table:style-name="ce23">
            <text:p><text:s text:c="3"/>408</text:p>
          </table:table-cell>
          <table:table-cell office:value-type="float" office:value="160" table:style-name="ce23">
            <text:p><text:s text:c="3"/>160</text:p>
          </table:table-cell>
          <table:table-cell office:value-type="float" office:value="2444" table:style-name="ce23">
            <text:p><text:s text:c="2"/>2 44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94" table:style-name="ce23">
            <text:p><text:s text:c="3"/>294</text:p>
          </table:table-cell>
          <table:table-cell office:value-type="float" office:value="288" table:style-name="ce23">
            <text:p><text:s text:c="3"/>288</text:p>
          </table:table-cell>
          <table:table-cell office:value-type="float" office:value="221" table:style-name="ce23">
            <text:p><text:s text:c="3"/>221</text:p>
          </table:table-cell>
          <table:table-cell office:value-type="float" office:value="75" table:style-name="ce23">
            <text:p><text:s text:c="3"/>75</text:p>
          </table:table-cell>
          <table:table-cell office:value-type="float" office:value="951" table:style-name="ce23">
            <text:p><text:s text:c="3"/>951</text:p>
          </table:table-cell>
          <table:table-cell office:value-type="float" office:value="294" table:style-name="ce23">
            <text:p><text:s text:c="3"/>294</text:p>
          </table:table-cell>
          <table:table-cell office:value-type="float" office:value="1749" table:style-name="ce23">
            <text:p><text:s text:c="2"/>1 74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360" table:style-name="ce23">
            <text:p><text:s text:c="2"/>16 360</text:p>
          </table:table-cell>
          <table:table-cell table:number-columns-repeated="16313"/>
        </table:table-row>
        <table:table-row table:style-name="ro5">
          <table:table-cell office:value-type="float" office:value="21001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595" table:style-name="ce46">
            <text:p><text:s text:c="3"/>595</text:p>
          </table:table-cell>
          <table:table-cell office:value-type="float" office:value="5238" table:style-name="ce46">
            <text:p><text:s text:c="2"/>5 238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4" table:style-name="ce46">
            <text:p><text:s text:c="3"/>5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2" table:style-name="ce46">
            <text:p><text:s text:c="3"/>4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466" table:style-name="ce46">
            <text:p><text:s text:c="3"/>4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837" table:style-name="ce46">
            <text:p><text:s text:c="2"/>7 8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4" table:style-name="ce46">
            <text:p><text:s text:c="3"/>4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76" table:style-name="ce46">
            <text:p><text:s text:c="3"/>876</text:p>
          </table:table-cell>
          <table:table-cell office:value-type="float" office:value="710" table:style-name="ce46">
            <text:p><text:s text:c="3"/>710</text:p>
          </table:table-cell>
          <table:table-cell office:value-type="float" office:value="290" table:style-name="ce46">
            <text:p><text:s text:c="3"/>290</text:p>
          </table:table-cell>
          <table:table-cell office:value-type="float" office:value="7612" table:style-name="ce46">
            <text:p><text:s text:c="2"/>7 612</text:p>
          </table:table-cell>
          <table:table-cell office:value-type="float" office:value="14252" table:style-name="ce46">
            <text:p><text:s text:c="2"/>14 252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821" table:style-name="ce46">
            <text:p><text:s text:c="3"/>8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346" table:style-name="ce46">
            <text:p><text:s text:c="2"/>40 346</text:p>
          </table:table-cell>
          <table:table-cell table:number-columns-repeated="16313"/>
        </table:table-row>
        <table:table-row table:style-name="ro5">
          <table:table-cell office:value-type="float" office:value="22001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556" table:style-name="ce46">
            <text:p><text:s text:c="3"/>556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0" table:style-name="ce46">
            <text:p><text:s text:c="3"/>5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797" table:style-name="ce46">
            <text:p><text:s text:c="2"/>1 797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265" table:style-name="ce46">
            <text:p><text:s text:c="3"/>265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1" table:style-name="ce46">
            <text:p><text:s text:c="3"/>141</text:p>
          </table:table-cell>
          <table:table-cell office:value-type="float" office:value="1223" table:style-name="ce46">
            <text:p><text:s text:c="2"/>1 223</text:p>
          </table:table-cell>
          <table:table-cell office:value-type="float" office:value="6324" table:style-name="ce46">
            <text:p><text:s text:c="2"/>6 324</text:p>
          </table:table-cell>
          <table:table-cell office:value-type="float" office:value="1402" table:style-name="ce46">
            <text:p><text:s text:c="2"/>1 402</text:p>
          </table:table-cell>
          <table:table-cell office:value-type="float" office:value="1096" table:style-name="ce46">
            <text:p><text:s text:c="2"/>1 096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695" table:style-name="ce46">
            <text:p><text:s text:c="3"/>6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758" table:style-name="ce46">
            <text:p><text:s text:c="3"/>758</text:p>
          </table:table-cell>
          <table:table-cell office:value-type="float" office:value="353" table:style-name="ce46">
            <text:p><text:s text:c="3"/>353</text:p>
          </table:table-cell>
          <table:table-cell office:value-type="float" office:value="7482" table:style-name="ce46">
            <text:p><text:s text:c="2"/>7 4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40" table:style-name="ce46">
            <text:p><text:s text:c="2"/>1 2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5" table:style-name="ce46">
            <text:p><text:s text:c="3"/>4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871" table:style-name="ce46">
            <text:p><text:s text:c="2"/>24 871</text:p>
          </table:table-cell>
          <table:table-cell table:number-columns-repeated="16313"/>
        </table:table-row>
        <table:table-row table:style-name="ro5">
          <table:table-cell office:value-type="float" office:value="22002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797" table:style-name="ce46">
            <text:p><text:s text:c="3"/>797</text:p>
          </table:table-cell>
          <table:table-cell office:value-type="float" office:value="271" table:style-name="ce46">
            <text:p><text:s text:c="3"/>271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74" table:style-name="ce46">
            <text:p><text:s text:c="2"/>3 474</text:p>
          </table:table-cell>
          <table:table-cell office:value-type="float" office:value="196" table:style-name="ce46">
            <text:p><text:s text:c="3"/>196</text:p>
          </table:table-cell>
          <table:table-cell office:value-type="float" office:value="9221" table:style-name="ce46">
            <text:p><text:s text:c="2"/>9 221</text:p>
          </table:table-cell>
          <table:table-cell office:value-type="float" office:value="3979" table:style-name="ce46">
            <text:p><text:s text:c="2"/>3 9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399" table:style-name="ce46">
            <text:p><text:s text:c="3"/>399</text:p>
          </table:table-cell>
          <table:table-cell office:value-type="float" office:value="275" table:style-name="ce46">
            <text:p><text:s text:c="3"/>275</text:p>
          </table:table-cell>
          <table:table-cell office:value-type="float" office:value="865" table:style-name="ce46">
            <text:p><text:s text:c="3"/>865</text:p>
          </table:table-cell>
          <table:table-cell office:value-type="float" office:value="1099" table:style-name="ce46">
            <text:p><text:s text:c="2"/>1 099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1543" table:style-name="ce46">
            <text:p><text:s text:c="2"/>1 543</text:p>
          </table:table-cell>
          <table:table-cell office:value-type="float" office:value="814" table:style-name="ce46">
            <text:p><text:s text:c="3"/>814</text:p>
          </table:table-cell>
          <table:table-cell office:value-type="float" office:value="2104" table:style-name="ce46">
            <text:p><text:s text:c="2"/>2 104</text:p>
          </table:table-cell>
          <table:table-cell office:value-type="float" office:value="580" table:style-name="ce46">
            <text:p><text:s text:c="3"/>580</text:p>
          </table:table-cell>
          <table:table-cell office:value-type="float" office:value="16679" table:style-name="ce46">
            <text:p><text:s text:c="2"/>16 679</text:p>
          </table:table-cell>
          <table:table-cell office:value-type="float" office:value="2459" table:style-name="ce46">
            <text:p><text:s text:c="2"/>2 459</text:p>
          </table:table-cell>
          <table:table-cell office:value-type="float" office:value="278" table:style-name="ce46">
            <text:p><text:s text:c="3"/>2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61" table:style-name="ce46">
            <text:p><text:s text:c="3"/>861</text:p>
          </table:table-cell>
          <table:table-cell office:value-type="float" office:value="1195" table:style-name="ce46">
            <text:p><text:s text:c="2"/>1 195</text:p>
          </table:table-cell>
          <table:table-cell office:value-type="float" office:value="2403" table:style-name="ce46">
            <text:p><text:s text:c="2"/>2 403</text:p>
          </table:table-cell>
          <table:table-cell office:value-type="float" office:value="1149" table:style-name="ce46">
            <text:p><text:s text:c="2"/>1 149</text:p>
          </table:table-cell>
          <table:table-cell office:value-type="float" office:value="2420" table:style-name="ce46">
            <text:p><text:s text:c="2"/>2 420</text:p>
          </table:table-cell>
          <table:table-cell office:value-type="float" office:value="2153" table:style-name="ce46">
            <text:p><text:s text:c="2"/>2 153</text:p>
          </table:table-cell>
          <table:table-cell office:value-type="float" office:value="274" table:style-name="ce46">
            <text:p><text:s text:c="3"/>274</text:p>
          </table:table-cell>
          <table:table-cell office:value-type="float" office:value="2926" table:style-name="ce46">
            <text:p><text:s text:c="2"/>2 926</text:p>
          </table:table-cell>
          <table:table-cell office:value-type="float" office:value="809" table:style-name="ce46">
            <text:p><text:s text:c="3"/>809</text:p>
          </table:table-cell>
          <table:table-cell office:value-type="float" office:value="290" table:style-name="ce46">
            <text:p><text:s text:c="3"/>290</text:p>
          </table:table-cell>
          <table:table-cell office:value-type="float" office:value="414" table:style-name="ce46">
            <text:p><text:s text:c="3"/>414</text:p>
          </table:table-cell>
          <table:table-cell office:value-type="float" office:value="15145" table:style-name="ce46">
            <text:p><text:s text:c="2"/>15 145</text:p>
          </table:table-cell>
          <table:table-cell office:value-type="float" office:value="1417" table:style-name="ce46">
            <text:p><text:s text:c="2"/>1 417</text:p>
          </table:table-cell>
          <table:table-cell office:value-type="float" office:value="6666" table:style-name="ce46">
            <text:p><text:s text:c="2"/>6 666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566" table:style-name="ce46">
            <text:p><text:s text:c="3"/>5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664" table:style-name="ce46">
            <text:p><text:s text:c="3"/>664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8" table:style-name="ce46">
            <text:p><text:s text:c="3"/>6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258" table:style-name="ce46">
            <text:p><text:s text:c="3"/>2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6" table:style-name="ce46">
            <text:p><text:s text:c="3"/>586</text:p>
          </table:table-cell>
          <table:table-cell office:value-type="float" office:value="540" table:style-name="ce46">
            <text:p><text:s text:c="3"/>5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7659" table:style-name="ce46">
            <text:p><text:s text:c="2"/>87 659</text:p>
          </table:table-cell>
          <table:table-cell table:number-columns-repeated="16313"/>
        </table:table-row>
        <table:table-row table:style-name="ro5">
          <table:table-cell office:value-type="float" office:value="23001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56" table:style-name="ce46">
            <text:p><text:s text:c="2"/>6 4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09" table:style-name="ce46">
            <text:p><text:s text:c="3"/>809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10383" table:style-name="ce46">
            <text:p><text:s text:c="2"/>10 3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0" table:style-name="ce46">
            <text:p><text:s text:c="3"/>9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117" table:style-name="ce46">
            <text:p><text:s text:c="2"/>19 117</text:p>
          </table:table-cell>
          <table:table-cell table:number-columns-repeated="16313"/>
        </table:table-row>
        <table:table-row table:style-name="ro5">
          <table:table-cell office:value-type="float" office:value="23002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08" table:style-name="ce46">
            <text:p><text:s text:c="2"/>1 508</text:p>
          </table:table-cell>
          <table:table-cell office:value-type="float" office:value="786" table:style-name="ce46">
            <text:p><text:s text:c="3"/>786</text:p>
          </table:table-cell>
          <table:table-cell office:value-type="float" office:value="27321" table:style-name="ce46">
            <text:p><text:s text:c="2"/>27 3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57" table:style-name="ce46">
            <text:p><text:s text:c="3"/>9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2" table:style-name="ce46">
            <text:p><text:s text:c="3"/>2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201" table:style-name="ce46">
            <text:p><text:s text:c="2"/>31 201</text:p>
          </table:table-cell>
          <table:table-cell table:number-columns-repeated="16313"/>
        </table:table-row>
        <table:table-row table:style-name="ro5">
          <table:table-cell office:value-type="float" office:value="23003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4484" table:style-name="ce23">
            <text:p><text:s text:c="2"/>4 484</text:p>
          </table:table-cell>
          <table:table-cell office:value-type="float" office:value="2549" table:style-name="ce23">
            <text:p><text:s text:c="2"/>2 549</text:p>
          </table:table-cell>
          <table:table-cell office:value-type="float" office:value="78" table:style-name="ce23">
            <text:p><text:s text:c="3"/>78</text:p>
          </table:table-cell>
          <table:table-cell office:value-type="float" office:value="54" table:style-name="ce23">
            <text:p><text:s text:c="3"/>54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68" table:style-name="ce23">
            <text:p><text:s text:c="3"/>168</text:p>
          </table:table-cell>
          <table:table-cell office:value-type="float" office:value="2019" table:style-name="ce23">
            <text:p><text:s text:c="2"/>2 019</text:p>
          </table:table-cell>
          <table:table-cell office:value-type="float" office:value="2320" table:style-name="ce23">
            <text:p><text:s text:c="2"/>2 32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72" table:style-name="ce23">
            <text:p><text:s text:c="3"/>27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70" table:style-name="ce23">
            <text:p><text:s text:c="3"/>570</text:p>
          </table:table-cell>
          <table:table-cell office:value-type="float" office:value="235" table:style-name="ce23">
            <text:p><text:s text:c="3"/>235</text:p>
          </table:table-cell>
          <table:table-cell office:value-type="float" office:value="434" table:style-name="ce23">
            <text:p><text:s text:c="3"/>434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518" table:style-name="ce23">
            <text:p><text:s text:c="3"/>518</text:p>
          </table:table-cell>
          <table:table-cell office:value-type="float" office:value="4293" table:style-name="ce23">
            <text:p><text:s text:c="2"/>4 293</text:p>
          </table:table-cell>
          <table:table-cell office:value-type="float" office:value="394" table:style-name="ce23">
            <text:p><text:s text:c="3"/>394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208" table:style-name="ce23">
            <text:p><text:s text:c="3"/>208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04" table:style-name="ce23">
            <text:p><text:s text:c="3"/>404</text:p>
          </table:table-cell>
          <table:table-cell office:value-type="float" office:value="358" table:style-name="ce23">
            <text:p><text:s text:c="3"/>358</text:p>
          </table:table-cell>
          <table:table-cell office:value-type="float" office:value="2251" table:style-name="ce23">
            <text:p><text:s text:c="2"/>2 251</text:p>
          </table:table-cell>
          <table:table-cell office:value-type="float" office:value="94" table:style-name="ce23">
            <text:p><text:s text:c="3"/>94</text:p>
          </table:table-cell>
          <table:table-cell office:value-type="float" office:value="239" table:style-name="ce23">
            <text:p><text:s text:c="3"/>239</text:p>
          </table:table-cell>
          <table:table-cell office:value-type="float" office:value="622" table:style-name="ce23">
            <text:p><text:s text:c="3"/>622</text:p>
          </table:table-cell>
          <table:table-cell office:value-type="float" office:value="281" table:style-name="ce23">
            <text:p><text:s text:c="3"/>281</text:p>
          </table:table-cell>
          <table:table-cell office:value-type="float" office:value="231" table:style-name="ce23">
            <text:p><text:s text:c="3"/>231</text:p>
          </table:table-cell>
          <table:table-cell office:value-type="float" office:value="93" table:style-name="ce23">
            <text:p><text:s text:c="3"/>93</text:p>
          </table:table-cell>
          <table:table-cell office:value-type="float" office:value="32522" table:style-name="ce23">
            <text:p><text:s text:c="2"/>32 522</text:p>
          </table:table-cell>
          <table:table-cell office:value-type="float" office:value="259" table:style-name="ce23">
            <text:p><text:s text:c="3"/>259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82" table:style-name="ce23">
            <text:p><text:s text:c="3"/>282</text:p>
          </table:table-cell>
          <table:table-cell office:value-type="float" office:value="794" table:style-name="ce23">
            <text:p><text:s text:c="3"/>79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87" table:style-name="ce23">
            <text:p><text:s text:c="2"/>1 28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2" table:style-name="ce23">
            <text:p><text:s text:c="3"/>10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54" table:style-name="ce23">
            <text:p><text:s text:c="3"/>354</text:p>
          </table:table-cell>
          <table:table-cell office:value-type="float" office:value="176" table:style-name="ce23">
            <text:p><text:s text:c="3"/>17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6" table:style-name="ce23">
            <text:p><text:s text:c="3"/>156</text:p>
          </table:table-cell>
          <table:table-cell office:value-type="float" office:value="116" table:style-name="ce23">
            <text:p><text:s text:c="3"/>11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4" table:style-name="ce23">
            <text:p><text:s text:c="3"/>6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9409" table:style-name="ce23">
            <text:p><text:s text:c="2"/>59 409</text:p>
          </table:table-cell>
          <table:table-cell table:number-columns-repeated="16313"/>
        </table:table-row>
        <table:table-row table:style-name="ro5">
          <table:table-cell office:value-type="float" office:value="24911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2253" table:style-name="ce47">
            <text:p><text:s text:c="2"/>2 253</text:p>
          </table:table-cell>
          <table:table-cell office:value-type="float" office:value="386" table:style-name="ce47">
            <text:p><text:s text:c="3"/>38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96" table:style-name="ce47">
            <text:p><text:s text:c="2"/>2 696</text:p>
          </table:table-cell>
          <table:table-cell table:number-columns-repeated="16313"/>
        </table:table-row>
        <table:table-row table:style-name="ro5">
          <table:table-cell office:value-type="float" office:value="24912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216" table:style-name="ce47">
            <text:p><text:s text:c="3"/>216</text:p>
          </table:table-cell>
          <table:table-cell office:value-type="float" office:value="381" table:style-name="ce47">
            <text:p><text:s text:c="3"/>381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1646" table:style-name="ce47">
            <text:p><text:s text:c="2"/>1 64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205" table:style-name="ce47">
            <text:p><text:s text:c="3"/>20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9" table:style-name="ce47">
            <text:p><text:s text:c="3"/>16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774" table:style-name="ce47">
            <text:p><text:s text:c="3"/>774</text:p>
          </table:table-cell>
          <table:table-cell office:value-type="float" office:value="778" table:style-name="ce47">
            <text:p><text:s text:c="3"/>778</text:p>
          </table:table-cell>
          <table:table-cell office:value-type="float" office:value="6840" table:style-name="ce47">
            <text:p><text:s text:c="2"/>6 840</text:p>
          </table:table-cell>
          <table:table-cell office:value-type="float" office:value="132" table:style-name="ce47">
            <text:p><text:s text:c="3"/>132</text:p>
          </table:table-cell>
          <table:table-cell office:value-type="float" office:value="17580" table:style-name="ce47">
            <text:p><text:s text:c="2"/>17 580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2918" table:style-name="ce47">
            <text:p><text:s text:c="2"/>2 918</text:p>
          </table:table-cell>
          <table:table-cell office:value-type="float" office:value="7749" table:style-name="ce47">
            <text:p><text:s text:c="2"/>7 749</text:p>
          </table:table-cell>
          <table:table-cell office:value-type="float" office:value="5940" table:style-name="ce47">
            <text:p><text:s text:c="2"/>5 940</text:p>
          </table:table-cell>
          <table:table-cell office:value-type="float" office:value="6296" table:style-name="ce47">
            <text:p><text:s text:c="2"/>6 296</text:p>
          </table:table-cell>
          <table:table-cell office:value-type="float" office:value="1113" table:style-name="ce47">
            <text:p><text:s text:c="2"/>1 113</text:p>
          </table:table-cell>
          <table:table-cell office:value-type="float" office:value="1306" table:style-name="ce47">
            <text:p><text:s text:c="2"/>1 306</text:p>
          </table:table-cell>
          <table:table-cell office:value-type="float" office:value="1232" table:style-name="ce47">
            <text:p><text:s text:c="2"/>1 232</text:p>
          </table:table-cell>
          <table:table-cell office:value-type="float" office:value="276" table:style-name="ce47">
            <text:p><text:s text:c="3"/>276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16363" table:style-name="ce47">
            <text:p><text:s text:c="2"/>16 36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17" table:style-name="ce47">
            <text:p><text:s text:c="2"/>1 217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0" table:style-name="ce47">
            <text:p><text:s text:c="3"/>26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9" table:style-name="ce47">
            <text:p><text:s text:c="3"/>179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4085" table:style-name="ce47">
            <text:p><text:s text:c="2"/>74 085</text:p>
          </table:table-cell>
          <table:table-cell table:number-columns-repeated="16313"/>
        </table:table-row>
        <table:table-row table:style-name="ro5">
          <table:table-cell office:value-type="float" office:value="24921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422" table:style-name="ce47">
            <text:p><text:s text:c="3"/>4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26" table:style-name="ce47">
            <text:p><text:s text:c="3"/>6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4" table:style-name="ce47">
            <text:p><text:s text:c="3"/>314</text:p>
          </table:table-cell>
          <table:table-cell office:value-type="float" office:value="359" table:style-name="ce47">
            <text:p><text:s text:c="3"/>35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276" table:style-name="ce47">
            <text:p><text:s text:c="3"/>27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2368" table:style-name="ce47">
            <text:p><text:s text:c="2"/>2 368</text:p>
          </table:table-cell>
          <table:table-cell office:value-type="float" office:value="14473" table:style-name="ce47">
            <text:p><text:s text:c="2"/>14 473</text:p>
          </table:table-cell>
          <table:table-cell office:value-type="float" office:value="3924" table:style-name="ce47">
            <text:p><text:s text:c="2"/>3 924</text:p>
          </table:table-cell>
          <table:table-cell office:value-type="float" office:value="208" table:style-name="ce47">
            <text:p><text:s text:c="3"/>208</text:p>
          </table:table-cell>
          <table:table-cell office:value-type="float" office:value="9815" table:style-name="ce47">
            <text:p><text:s text:c="2"/>9 815</text:p>
          </table:table-cell>
          <table:table-cell office:value-type="float" office:value="1470" table:style-name="ce47">
            <text:p><text:s text:c="2"/>1 470</text:p>
          </table:table-cell>
          <table:table-cell office:value-type="float" office:value="590" table:style-name="ce47">
            <text:p><text:s text:c="3"/>590</text:p>
          </table:table-cell>
          <table:table-cell office:value-type="float" office:value="3462" table:style-name="ce47">
            <text:p><text:s text:c="2"/>3 462</text:p>
          </table:table-cell>
          <table:table-cell office:value-type="float" office:value="1360" table:style-name="ce47">
            <text:p><text:s text:c="2"/>1 360</text:p>
          </table:table-cell>
          <table:table-cell office:value-type="float" office:value="3114" table:style-name="ce47">
            <text:p><text:s text:c="2"/>3 114</text:p>
          </table:table-cell>
          <table:table-cell office:value-type="float" office:value="458" table:style-name="ce47">
            <text:p><text:s text:c="3"/>458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45" table:style-name="ce47">
            <text:p><text:s text:c="3"/>145</text:p>
          </table:table-cell>
          <table:table-cell office:value-type="float" office:value="4253" table:style-name="ce47">
            <text:p><text:s text:c="2"/>4 2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8052" table:style-name="ce47">
            <text:p><text:s text:c="2"/>48 052</text:p>
          </table:table-cell>
          <table:table-cell table:number-columns-repeated="16313"/>
        </table:table-row>
        <table:table-row table:style-name="ro5">
          <table:table-cell office:value-type="float" office:value="24922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0" table:style-name="ce47">
            <text:p><text:s text:c="3"/>140</text:p>
          </table:table-cell>
          <table:table-cell office:value-type="float" office:value="387" table:style-name="ce47">
            <text:p><text:s text:c="3"/>38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21" table:style-name="ce47">
            <text:p><text:s text:c="3"/>821</text:p>
          </table:table-cell>
          <table:table-cell office:value-type="float" office:value="875" table:style-name="ce47">
            <text:p><text:s text:c="3"/>87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80" table:style-name="ce47">
            <text:p><text:s text:c="2"/>1 880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26" table:style-name="ce47">
            <text:p><text:s text:c="2"/>1 2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1" table:style-name="ce47">
            <text:p><text:s text:c="3"/>251</text:p>
          </table:table-cell>
          <table:table-cell office:value-type="float" office:value="614" table:style-name="ce47">
            <text:p><text:s text:c="3"/>6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332" table:style-name="ce47">
            <text:p><text:s text:c="2"/>6 332</text:p>
          </table:table-cell>
          <table:table-cell table:number-columns-repeated="16313"/>
        </table:table-row>
        <table:table-row table:style-name="ro5">
          <table:table-cell office:value-type="float" office:value="25001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561" table:style-name="ce46">
            <text:p><text:s text:c="3"/>561</text:p>
          </table:table-cell>
          <table:table-cell office:value-type="float" office:value="848" table:style-name="ce46">
            <text:p><text:s text:c="3"/>848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1927" table:style-name="ce46">
            <text:p><text:s text:c="2"/>1 927</text:p>
          </table:table-cell>
          <table:table-cell office:value-type="float" office:value="715" table:style-name="ce46">
            <text:p><text:s text:c="3"/>715</text:p>
          </table:table-cell>
          <table:table-cell office:value-type="float" office:value="319" table:style-name="ce46">
            <text:p><text:s text:c="3"/>319</text:p>
          </table:table-cell>
          <table:table-cell office:value-type="float" office:value="3210" table:style-name="ce46">
            <text:p><text:s text:c="2"/>3 210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2992" table:style-name="ce46">
            <text:p><text:s text:c="2"/>2 992</text:p>
          </table:table-cell>
          <table:table-cell office:value-type="float" office:value="5302" table:style-name="ce46">
            <text:p><text:s text:c="2"/>5 302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582" table:style-name="ce46">
            <text:p><text:s text:c="3"/>582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369" table:style-name="ce46">
            <text:p><text:s text:c="3"/>369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548" table:style-name="ce46">
            <text:p><text:s text:c="3"/>548</text:p>
          </table:table-cell>
          <table:table-cell office:value-type="float" office:value="1032" table:style-name="ce46">
            <text:p><text:s text:c="2"/>1 032</text:p>
          </table:table-cell>
          <table:table-cell office:value-type="float" office:value="1255" table:style-name="ce46">
            <text:p><text:s text:c="2"/>1 255</text:p>
          </table:table-cell>
          <table:table-cell office:value-type="float" office:value="200" table:style-name="ce46">
            <text:p><text:s text:c="3"/>200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246" table:style-name="ce46">
            <text:p><text:s text:c="3"/>246</text:p>
          </table:table-cell>
          <table:table-cell office:value-type="float" office:value="2887" table:style-name="ce46">
            <text:p><text:s text:c="2"/>2 887</text:p>
          </table:table-cell>
          <table:table-cell office:value-type="float" office:value="255" table:style-name="ce46">
            <text:p><text:s text:c="3"/>255</text:p>
          </table:table-cell>
          <table:table-cell office:value-type="float" office:value="9367" table:style-name="ce46">
            <text:p><text:s text:c="2"/>9 367</text:p>
          </table:table-cell>
          <table:table-cell office:value-type="float" office:value="1091" table:style-name="ce46">
            <text:p><text:s text:c="2"/>1 091</text:p>
          </table:table-cell>
          <table:table-cell office:value-type="float" office:value="2790" table:style-name="ce46">
            <text:p><text:s text:c="2"/>2 790</text:p>
          </table:table-cell>
          <table:table-cell office:value-type="float" office:value="5893" table:style-name="ce46">
            <text:p><text:s text:c="2"/>5 893</text:p>
          </table:table-cell>
          <table:table-cell office:value-type="float" office:value="3551" table:style-name="ce46">
            <text:p><text:s text:c="2"/>3 551</text:p>
          </table:table-cell>
          <table:table-cell office:value-type="float" office:value="2087" table:style-name="ce46">
            <text:p><text:s text:c="2"/>2 087</text:p>
          </table:table-cell>
          <table:table-cell office:value-type="float" office:value="2997" table:style-name="ce46">
            <text:p><text:s text:c="2"/>2 997</text:p>
          </table:table-cell>
          <table:table-cell office:value-type="float" office:value="1538" table:style-name="ce46">
            <text:p><text:s text:c="2"/>1 538</text:p>
          </table:table-cell>
          <table:table-cell office:value-type="float" office:value="3688" table:style-name="ce46">
            <text:p><text:s text:c="2"/>3 688</text:p>
          </table:table-cell>
          <table:table-cell office:value-type="float" office:value="3731" table:style-name="ce46">
            <text:p><text:s text:c="2"/>3 731</text:p>
          </table:table-cell>
          <table:table-cell office:value-type="float" office:value="693" table:style-name="ce46">
            <text:p><text:s text:c="3"/>693</text:p>
          </table:table-cell>
          <table:table-cell office:value-type="float" office:value="30633" table:style-name="ce46">
            <text:p><text:s text:c="2"/>30 633</text:p>
          </table:table-cell>
          <table:table-cell office:value-type="float" office:value="344" table:style-name="ce46">
            <text:p><text:s text:c="3"/>344</text:p>
          </table:table-cell>
          <table:table-cell office:value-type="float" office:value="1595" table:style-name="ce46">
            <text:p><text:s text:c="2"/>1 595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244" table:style-name="ce46">
            <text:p><text:s text:c="3"/>244</text:p>
          </table:table-cell>
          <table:table-cell office:value-type="float" office:value="2705" table:style-name="ce46">
            <text:p><text:s text:c="2"/>2 7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9" table:style-name="ce46">
            <text:p><text:s text:c="3"/>5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1" table:style-name="ce46">
            <text:p><text:s text:c="3"/>321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1345" table:style-name="ce46">
            <text:p><text:s text:c="2"/>1 345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9" table:style-name="ce46">
            <text:p><text:s text:c="3"/>1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0003" table:style-name="ce46">
            <text:p><text:s text:c="2"/>100 003</text:p>
          </table:table-cell>
          <table:table-cell table:number-columns-repeated="16313"/>
        </table:table-row>
        <table:table-row table:style-name="ro5">
          <table:table-cell office:value-type="float" office:value="26001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2" table:style-name="ce46">
            <text:p><text:s text:c="3"/>3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196" table:style-name="ce46">
            <text:p><text:s text:c="2"/>17 196</text:p>
          </table:table-cell>
          <table:table-cell office:value-type="float" office:value="874" table:style-name="ce46">
            <text:p><text:s text:c="3"/>874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357" table:style-name="ce46">
            <text:p><text:s text:c="3"/>357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796" table:style-name="ce46">
            <text:p><text:s text:c="3"/>796</text:p>
          </table:table-cell>
          <table:table-cell office:value-type="float" office:value="331" table:style-name="ce46">
            <text:p><text:s text:c="3"/>3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0" table:style-name="ce46">
            <text:p><text:s text:c="3"/>3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9" table:style-name="ce46">
            <text:p><text:s text:c="3"/>8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236" table:style-name="ce46">
            <text:p><text:s text:c="3"/>2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779" table:style-name="ce46">
            <text:p><text:s text:c="2"/>21 779</text:p>
          </table:table-cell>
          <table:table-cell table:number-columns-repeated="16313"/>
        </table:table-row>
        <table:table-row table:style-name="ro5">
          <table:table-cell office:value-type="float" office:value="26002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68" table:style-name="ce46">
            <text:p><text:s text:c="2"/>4 9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8" table:style-name="ce46">
            <text:p><text:s text:c="3"/>218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12" table:style-name="ce46">
            <text:p><text:s text:c="3"/>2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0" table:style-name="ce46">
            <text:p><text:s text:c="3"/>52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4043" table:style-name="ce46">
            <text:p><text:s text:c="2"/>4 043</text:p>
          </table:table-cell>
          <table:table-cell office:value-type="float" office:value="652" table:style-name="ce46">
            <text:p><text:s text:c="3"/>65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08" table:style-name="ce46">
            <text:p><text:s text:c="3"/>708</text:p>
          </table:table-cell>
          <table:table-cell office:value-type="float" office:value="690" table:style-name="ce46">
            <text:p><text:s text:c="3"/>690</text:p>
          </table:table-cell>
          <table:table-cell office:value-type="float" office:value="266" table:style-name="ce46">
            <text:p><text:s text:c="3"/>266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832" table:style-name="ce46">
            <text:p><text:s text:c="3"/>832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340" table:style-name="ce46">
            <text:p><text:s text:c="3"/>340</text:p>
          </table:table-cell>
          <table:table-cell office:value-type="float" office:value="1138" table:style-name="ce46">
            <text:p><text:s text:c="2"/>1 138</text:p>
          </table:table-cell>
          <table:table-cell office:value-type="float" office:value="294" table:style-name="ce46">
            <text:p><text:s text:c="3"/>294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205" table:style-name="ce46">
            <text:p><text:s text:c="3"/>205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810" table:style-name="ce46">
            <text:p><text:s text:c="3"/>8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645" table:style-name="ce46">
            <text:p><text:s text:c="2"/>16 645</text:p>
          </table:table-cell>
          <table:table-cell table:number-columns-repeated="16313"/>
        </table:table-row>
        <table:table-row table:style-name="ro5">
          <table:table-cell office:value-type="float" office:value="26003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159" table:style-name="ce46">
            <text:p><text:s text:c="2"/>18 159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8" table:style-name="ce46">
            <text:p><text:s text:c="3"/>1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449" table:style-name="ce46">
            <text:p><text:s text:c="3"/>4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2" table:style-name="ce46">
            <text:p><text:s text:c="3"/>2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141" table:style-name="ce46">
            <text:p><text:s text:c="3"/>14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59" table:style-name="ce46">
            <text:p><text:s text:c="2"/>1 659</text:p>
          </table:table-cell>
          <table:table-cell office:value-type="float" office:value="240" table:style-name="ce46">
            <text:p><text:s text:c="3"/>24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577" table:style-name="ce46">
            <text:p><text:s text:c="3"/>5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307" table:style-name="ce46">
            <text:p><text:s text:c="2"/>22 307</text:p>
          </table:table-cell>
          <table:table-cell table:number-columns-repeated="16313"/>
        </table:table-row>
        <table:table-row table:style-name="ro5">
          <table:table-cell office:value-type="float" office:value="26004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7" table:style-name="ce46">
            <text:p><text:s text:c="3"/>5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1" table:style-name="ce46">
            <text:p><text:s text:c="3"/>3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35" table:style-name="ce46">
            <text:p><text:s text:c="2"/>2 835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773" table:style-name="ce46">
            <text:p><text:s text:c="3"/>773</text:p>
          </table:table-cell>
          <table:table-cell office:value-type="float" office:value="239" table:style-name="ce46">
            <text:p><text:s text:c="3"/>239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458" table:style-name="ce46">
            <text:p><text:s text:c="3"/>458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905" table:style-name="ce46">
            <text:p><text:s text:c="3"/>9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8" table:style-name="ce46">
            <text:p><text:s text:c="3"/>1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88" table:style-name="ce46">
            <text:p><text:s text:c="2"/>1 888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8" table:style-name="ce46">
            <text:p><text:s text:c="3"/>118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1" table:style-name="ce46">
            <text:p><text:s text:c="3"/>441</text:p>
          </table:table-cell>
          <table:table-cell office:value-type="float" office:value="288" table:style-name="ce46">
            <text:p><text:s text:c="3"/>2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584" table:style-name="ce46">
            <text:p><text:s text:c="2"/>9 584</text:p>
          </table:table-cell>
          <table:table-cell table:number-columns-repeated="16313"/>
        </table:table-row>
        <table:table-row table:style-name="ro5">
          <table:table-cell office:value-type="float" office:value="27001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291" table:style-name="ce47">
            <text:p><text:s text:c="3"/>291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47" table:style-name="ce47">
            <text:p><text:s text:c="3"/>147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187" table:style-name="ce47">
            <text:p><text:s text:c="3"/>187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2672" table:style-name="ce47">
            <text:p><text:s text:c="2"/>2 672</text:p>
          </table:table-cell>
          <table:table-cell office:value-type="float" office:value="11555" table:style-name="ce47">
            <text:p><text:s text:c="2"/>11 555</text:p>
          </table:table-cell>
          <table:table-cell office:value-type="float" office:value="3517" table:style-name="ce47">
            <text:p><text:s text:c="2"/>3 517</text:p>
          </table:table-cell>
          <table:table-cell office:value-type="float" office:value="1337" table:style-name="ce47">
            <text:p><text:s text:c="2"/>1 337</text:p>
          </table:table-cell>
          <table:table-cell office:value-type="float" office:value="1083" table:style-name="ce47">
            <text:p><text:s text:c="2"/>1 083</text:p>
          </table:table-cell>
          <table:table-cell office:value-type="float" office:value="556" table:style-name="ce47">
            <text:p><text:s text:c="3"/>556</text:p>
          </table:table-cell>
          <table:table-cell office:value-type="float" office:value="373" table:style-name="ce47">
            <text:p><text:s text:c="3"/>373</text:p>
          </table:table-cell>
          <table:table-cell office:value-type="float" office:value="3318" table:style-name="ce47">
            <text:p><text:s text:c="2"/>3 318</text:p>
          </table:table-cell>
          <table:table-cell office:value-type="float" office:value="9869" table:style-name="ce47">
            <text:p><text:s text:c="2"/>9 869</text:p>
          </table:table-cell>
          <table:table-cell office:value-type="float" office:value="287" table:style-name="ce47">
            <text:p><text:s text:c="3"/>287</text:p>
          </table:table-cell>
          <table:table-cell office:value-type="float" office:value="13907" table:style-name="ce47">
            <text:p><text:s text:c="2"/>13 907</text:p>
          </table:table-cell>
          <table:table-cell office:value-type="float" office:value="643" table:style-name="ce47">
            <text:p><text:s text:c="3"/>643</text:p>
          </table:table-cell>
          <table:table-cell office:value-type="float" office:value="1348" table:style-name="ce47">
            <text:p><text:s text:c="2"/>1 348</text:p>
          </table:table-cell>
          <table:table-cell office:value-type="float" office:value="1656" table:style-name="ce47">
            <text:p><text:s text:c="2"/>1 656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1145" table:style-name="ce47">
            <text:p><text:s text:c="2"/>1 145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684" table:style-name="ce47">
            <text:p><text:s text:c="3"/>684</text:p>
          </table:table-cell>
          <table:table-cell office:value-type="float" office:value="1024" table:style-name="ce47">
            <text:p><text:s text:c="2"/>1 024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799" table:style-name="ce47">
            <text:p><text:s text:c="3"/>79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48" table:style-name="ce47">
            <text:p><text:s text:c="3"/>148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688" table:style-name="ce47">
            <text:p><text:s text:c="3"/>68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142" table:style-name="ce47">
            <text:p><text:s text:c="2"/>59 142</text:p>
          </table:table-cell>
          <table:table-cell table:number-columns-repeated="16313"/>
        </table:table-row>
        <table:table-row table:style-name="ro5">
          <table:table-cell office:value-type="float" office:value="27002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39" table:style-name="ce23">
            <text:p><text:s text:c="2"/>1 339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54" table:style-name="ce23">
            <text:p><text:s text:c="3"/>65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044" table:style-name="ce23">
            <text:p><text:s text:c="2"/>2 044</text:p>
          </table:table-cell>
          <table:table-cell table:number-columns-repeated="16313"/>
        </table:table-row>
        <table:table-row table:style-name="ro5">
          <table:table-cell office:value-type="float" office:value="28001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133" table:style-name="ce23">
            <text:p><text:s text:c="2"/>3 13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24" table:style-name="ce23">
            <text:p><text:s text:c="2"/>1 32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457" table:style-name="ce23">
            <text:p><text:s text:c="2"/>4 457</text:p>
          </table:table-cell>
          <table:table-cell table:number-columns-repeated="16313"/>
        </table:table-row>
        <table:table-row table:style-name="ro5">
          <table:table-cell office:value-type="float" office:value="28002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0" table:style-name="ce47">
            <text:p><text:s text:c="3"/>120</text:p>
          </table:table-cell>
          <table:table-cell office:value-type="float" office:value="1600" table:style-name="ce47">
            <text:p><text:s text:c="2"/>1 600</text:p>
          </table:table-cell>
          <table:table-cell office:value-type="float" office:value="921" table:style-name="ce47">
            <text:p><text:s text:c="3"/>921</text:p>
          </table:table-cell>
          <table:table-cell office:value-type="float" office:value="452" table:style-name="ce47">
            <text:p><text:s text:c="3"/>4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46" table:style-name="ce47">
            <text:p><text:s text:c="2"/>1 64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89" table:style-name="ce47">
            <text:p><text:s text:c="2"/>1 08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841" table:style-name="ce47">
            <text:p><text:s text:c="2"/>5 841</text:p>
          </table:table-cell>
          <table:table-cell table:number-columns-repeated="16313"/>
        </table:table-row>
        <table:table-row table:style-name="ro5">
          <table:table-cell office:value-type="float" office:value="28003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68" table:style-name="ce23">
            <text:p><text:s text:c="3"/>68</text:p>
          </table:table-cell>
          <table:table-cell office:value-type="float" office:value="3783" table:style-name="ce23">
            <text:p><text:s text:c="2"/>3 783</text:p>
          </table:table-cell>
          <table:table-cell office:value-type="float" office:value="3121" table:style-name="ce23">
            <text:p><text:s text:c="2"/>3 121</text:p>
          </table:table-cell>
          <table:table-cell office:value-type="float" office:value="970" table:style-name="ce23">
            <text:p><text:s text:c="3"/>97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8" table:style-name="ce23">
            <text:p><text:s text:c="3"/>11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0" table:style-name="ce23">
            <text:p><text:s text:c="3"/>10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68" table:style-name="ce23">
            <text:p><text:s text:c="3"/>68</text:p>
          </table:table-cell>
          <table:table-cell office:value-type="float" office:value="75" table:style-name="ce23">
            <text:p><text:s text:c="3"/>75</text:p>
          </table:table-cell>
          <table:table-cell office:value-type="float" office:value="766" table:style-name="ce23">
            <text:p><text:s text:c="3"/>766</text:p>
          </table:table-cell>
          <table:table-cell office:value-type="float" office:value="22744" table:style-name="ce23">
            <text:p><text:s text:c="2"/>22 744</text:p>
          </table:table-cell>
          <table:table-cell office:value-type="float" office:value="1904" table:style-name="ce23">
            <text:p><text:s text:c="2"/>1 904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1071" table:style-name="ce23">
            <text:p><text:s text:c="2"/>1 07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939" table:style-name="ce23">
            <text:p><text:s text:c="2"/>11 939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130" table:style-name="ce23">
            <text:p><text:s text:c="3"/>130</text:p>
          </table:table-cell>
          <table:table-cell office:value-type="float" office:value="6218" table:style-name="ce23">
            <text:p><text:s text:c="2"/>6 218</text:p>
          </table:table-cell>
          <table:table-cell office:value-type="float" office:value="471" table:style-name="ce23">
            <text:p><text:s text:c="3"/>471</text:p>
          </table:table-cell>
          <table:table-cell office:value-type="float" office:value="712" table:style-name="ce23">
            <text:p><text:s text:c="3"/>712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228" table:style-name="ce23">
            <text:p><text:s text:c="3"/>22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37" table:style-name="ce23">
            <text:p><text:s text:c="3"/>337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3" table:style-name="ce23">
            <text:p><text:s text:c="3"/>10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105" table:style-name="ce23">
            <text:p><text:s text:c="2"/>2 10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4" table:style-name="ce23">
            <text:p><text:s text:c="3"/>124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5" table:style-name="ce23">
            <text:p><text:s text:c="3"/>17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7590" table:style-name="ce23">
            <text:p><text:s text:c="2"/>57 590</text:p>
          </table:table-cell>
          <table:table-cell table:number-columns-repeated="16313"/>
        </table:table-row>
        <table:table-row table:style-name="ro5">
          <table:table-cell office:value-type="float" office:value="29911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73" table:style-name="ce46">
            <text:p><text:s text:c="2"/>1 9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74" table:style-name="ce46">
            <text:p><text:s text:c="2"/>2 174</text:p>
          </table:table-cell>
          <table:table-cell table:number-columns-repeated="16313"/>
        </table:table-row>
        <table:table-row table:style-name="ro5">
          <table:table-cell office:value-type="float" office:value="29912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04" table:style-name="ce46">
            <text:p><text:s text:c="2"/>4 004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8" table:style-name="ce46">
            <text:p><text:s text:c="3"/>1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0" table:style-name="ce46">
            <text:p><text:s text:c="3"/>6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96" table:style-name="ce46">
            <text:p><text:s text:c="2"/>4 996</text:p>
          </table:table-cell>
          <table:table-cell table:number-columns-repeated="16313"/>
        </table:table-row>
        <table:table-row table:style-name="ro5">
          <table:table-cell office:value-type="float" office:value="29921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883" table:style-name="ce46">
            <text:p><text:s text:c="2"/>50 883</text:p>
          </table:table-cell>
          <table:table-cell office:value-type="float" office:value="12635" table:style-name="ce46">
            <text:p><text:s text:c="2"/>12 635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496" table:style-name="ce46">
            <text:p><text:s text:c="2"/>20 4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170" table:style-name="ce46">
            <text:p><text:s text:c="2"/>15 1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2" table:style-name="ce46">
            <text:p><text:s text:c="3"/>2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70" table:style-name="ce46">
            <text:p><text:s text:c="2"/>1 370</text:p>
          </table:table-cell>
          <table:table-cell office:value-type="float" office:value="445" table:style-name="ce46">
            <text:p><text:s text:c="3"/>4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1479" table:style-name="ce46">
            <text:p><text:s text:c="2"/>101 479</text:p>
          </table:table-cell>
          <table:table-cell table:number-columns-repeated="16313"/>
        </table:table-row>
        <table:table-row table:style-name="ro5">
          <table:table-cell office:value-type="float" office:value="30001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015" table:style-name="ce46">
            <text:p><text:s text:c="2"/>15 0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56" table:style-name="ce46">
            <text:p><text:s text:c="2"/>2 6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3" table:style-name="ce46">
            <text:p><text:s text:c="3"/>2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83" table:style-name="ce46">
            <text:p><text:s text:c="2"/>1 8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4" table:style-name="ce46">
            <text:p><text:s text:c="3"/>25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119" table:style-name="ce46">
            <text:p><text:s text:c="2"/>20 119</text:p>
          </table:table-cell>
          <table:table-cell table:number-columns-repeated="16313"/>
        </table:table-row>
        <table:table-row table:style-name="ro5">
          <table:table-cell office:value-type="float" office:value="31801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6" table:style-name="ce46">
            <text:p><text:s text:c="3"/>5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10" table:style-name="ce46">
            <text:p><text:s text:c="2"/>2 9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07" table:style-name="ce46">
            <text:p><text:s text:c="2"/>4 007</text:p>
          </table:table-cell>
          <table:table-cell table:number-columns-repeated="16313"/>
        </table:table-row>
        <table:table-row table:style-name="ro5">
          <table:table-cell office:value-type="float" office:value="31802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2283" table:style-name="ce47">
            <text:p><text:s text:c="2"/>2 283</text:p>
          </table:table-cell>
          <table:table-cell office:value-type="float" office:value="409" table:style-name="ce47">
            <text:p><text:s text:c="3"/>409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32" table:style-name="ce47">
            <text:p><text:s text:c="3"/>132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00" table:style-name="ce47">
            <text:p><text:s text:c="3"/>20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706" table:style-name="ce47">
            <text:p><text:s text:c="3"/>706</text:p>
          </table:table-cell>
          <table:table-cell office:value-type="float" office:value="425" table:style-name="ce47">
            <text:p><text:s text:c="3"/>425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385" table:style-name="ce47">
            <text:p><text:s text:c="2"/>1 385</text:p>
          </table:table-cell>
          <table:table-cell office:value-type="float" office:value="165" table:style-name="ce47">
            <text:p><text:s text:c="3"/>165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1127" table:style-name="ce47">
            <text:p><text:s text:c="2"/>1 127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537" table:style-name="ce47">
            <text:p><text:s text:c="3"/>537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144" table:style-name="ce47">
            <text:p><text:s text:c="3"/>14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21" table:style-name="ce47">
            <text:p><text:s text:c="3"/>221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44" table:style-name="ce47">
            <text:p><text:s text:c="3"/>144</text:p>
          </table:table-cell>
          <table:table-cell office:value-type="float" office:value="348" table:style-name="ce47">
            <text:p><text:s text:c="3"/>348</text:p>
          </table:table-cell>
          <table:table-cell office:value-type="float" office:value="209" table:style-name="ce47">
            <text:p><text:s text:c="3"/>209</text:p>
          </table:table-cell>
          <table:table-cell office:value-type="float" office:value="433" table:style-name="ce47">
            <text:p><text:s text:c="3"/>433</text:p>
          </table:table-cell>
          <table:table-cell office:value-type="float" office:value="598" table:style-name="ce47">
            <text:p><text:s text:c="3"/>598</text:p>
          </table:table-cell>
          <table:table-cell office:value-type="float" office:value="457" table:style-name="ce47">
            <text:p><text:s text:c="3"/>457</text:p>
          </table:table-cell>
          <table:table-cell office:value-type="float" office:value="828" table:style-name="ce47">
            <text:p><text:s text:c="3"/>828</text:p>
          </table:table-cell>
          <table:table-cell office:value-type="float" office:value="294" table:style-name="ce47">
            <text:p><text:s text:c="3"/>294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1139" table:style-name="ce47">
            <text:p><text:s text:c="2"/>1 139</text:p>
          </table:table-cell>
          <table:table-cell office:value-type="float" office:value="1607" table:style-name="ce47">
            <text:p><text:s text:c="2"/>1 607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3679" table:style-name="ce47">
            <text:p><text:s text:c="2"/>3 679</text:p>
          </table:table-cell>
          <table:table-cell office:value-type="float" office:value="20200" table:style-name="ce47">
            <text:p><text:s text:c="2"/>20 200</text:p>
          </table:table-cell>
          <table:table-cell office:value-type="float" office:value="278" table:style-name="ce47">
            <text:p><text:s text:c="3"/>278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153" table:style-name="ce47">
            <text:p><text:s text:c="2"/>39 153</text:p>
          </table:table-cell>
          <table:table-cell table:number-columns-repeated="16313"/>
        </table:table-row>
        <table:table-row table:style-name="ro5">
          <table:table-cell office:value-type="float" office:value="33001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86" table:style-name="ce23">
            <text:p><text:s text:c="3"/>86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118" table:style-name="ce23">
            <text:p><text:s text:c="3"/>118</text:p>
          </table:table-cell>
          <table:table-cell office:value-type="float" office:value="823" table:style-name="ce23">
            <text:p><text:s text:c="3"/>823</text:p>
          </table:table-cell>
          <table:table-cell office:value-type="float" office:value="3921" table:style-name="ce23">
            <text:p><text:s text:c="2"/>3 921</text:p>
          </table:table-cell>
          <table:table-cell office:value-type="float" office:value="1297" table:style-name="ce23">
            <text:p><text:s text:c="2"/>1 297</text:p>
          </table:table-cell>
          <table:table-cell office:value-type="float" office:value="969" table:style-name="ce23">
            <text:p><text:s text:c="3"/>969</text:p>
          </table:table-cell>
          <table:table-cell office:value-type="float" office:value="1296" table:style-name="ce23">
            <text:p><text:s text:c="2"/>1 296</text:p>
          </table:table-cell>
          <table:table-cell office:value-type="float" office:value="671" table:style-name="ce23">
            <text:p><text:s text:c="3"/>671</text:p>
          </table:table-cell>
          <table:table-cell office:value-type="float" office:value="689" table:style-name="ce23">
            <text:p><text:s text:c="3"/>689</text:p>
          </table:table-cell>
          <table:table-cell office:value-type="float" office:value="468" table:style-name="ce23">
            <text:p><text:s text:c="3"/>468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186" table:style-name="ce23">
            <text:p><text:s text:c="3"/>186</text:p>
          </table:table-cell>
          <table:table-cell office:value-type="float" office:value="328" table:style-name="ce23">
            <text:p><text:s text:c="3"/>328</text:p>
          </table:table-cell>
          <table:table-cell office:value-type="float" office:value="212" table:style-name="ce23">
            <text:p><text:s text:c="3"/>212</text:p>
          </table:table-cell>
          <table:table-cell office:value-type="float" office:value="694" table:style-name="ce23">
            <text:p><text:s text:c="3"/>694</text:p>
          </table:table-cell>
          <table:table-cell office:value-type="float" office:value="3255" table:style-name="ce23">
            <text:p><text:s text:c="2"/>3 255</text:p>
          </table:table-cell>
          <table:table-cell office:value-type="float" office:value="1427" table:style-name="ce23">
            <text:p><text:s text:c="2"/>1 427</text:p>
          </table:table-cell>
          <table:table-cell office:value-type="float" office:value="557" table:style-name="ce23">
            <text:p><text:s text:c="3"/>557</text:p>
          </table:table-cell>
          <table:table-cell office:value-type="float" office:value="869" table:style-name="ce23">
            <text:p><text:s text:c="3"/>869</text:p>
          </table:table-cell>
          <table:table-cell office:value-type="float" office:value="1251" table:style-name="ce23">
            <text:p><text:s text:c="2"/>1 251</text:p>
          </table:table-cell>
          <table:table-cell office:value-type="float" office:value="638" table:style-name="ce23">
            <text:p><text:s text:c="3"/>638</text:p>
          </table:table-cell>
          <table:table-cell office:value-type="float" office:value="162" table:style-name="ce23">
            <text:p><text:s text:c="3"/>162</text:p>
          </table:table-cell>
          <table:table-cell office:value-type="float" office:value="774" table:style-name="ce23">
            <text:p><text:s text:c="3"/>774</text:p>
          </table:table-cell>
          <table:table-cell office:value-type="float" office:value="576" table:style-name="ce23">
            <text:p><text:s text:c="3"/>576</text:p>
          </table:table-cell>
          <table:table-cell office:value-type="float" office:value="3063" table:style-name="ce23">
            <text:p><text:s text:c="2"/>3 063</text:p>
          </table:table-cell>
          <table:table-cell office:value-type="float" office:value="8940" table:style-name="ce23">
            <text:p><text:s text:c="2"/>8 940</text:p>
          </table:table-cell>
          <table:table-cell office:value-type="float" office:value="2402" table:style-name="ce23">
            <text:p><text:s text:c="2"/>2 402</text:p>
          </table:table-cell>
          <table:table-cell office:value-type="float" office:value="846" table:style-name="ce23">
            <text:p><text:s text:c="3"/>846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542" table:style-name="ce23">
            <text:p><text:s text:c="3"/>542</text:p>
          </table:table-cell>
          <table:table-cell office:value-type="float" office:value="1436" table:style-name="ce23">
            <text:p><text:s text:c="2"/>1 436</text:p>
          </table:table-cell>
          <table:table-cell office:value-type="float" office:value="180" table:style-name="ce23">
            <text:p><text:s text:c="3"/>180</text:p>
          </table:table-cell>
          <table:table-cell office:value-type="float" office:value="599" table:style-name="ce23">
            <text:p><text:s text:c="3"/>599</text:p>
          </table:table-cell>
          <table:table-cell office:value-type="float" office:value="553" table:style-name="ce23">
            <text:p><text:s text:c="3"/>553</text:p>
          </table:table-cell>
          <table:table-cell office:value-type="float" office:value="839" table:style-name="ce23">
            <text:p><text:s text:c="3"/>839</text:p>
          </table:table-cell>
          <table:table-cell office:value-type="float" office:value="1003" table:style-name="ce23">
            <text:p><text:s text:c="2"/>1 003</text:p>
          </table:table-cell>
          <table:table-cell office:value-type="float" office:value="1824" table:style-name="ce23">
            <text:p><text:s text:c="2"/>1 824</text:p>
          </table:table-cell>
          <table:table-cell office:value-type="float" office:value="1294" table:style-name="ce23">
            <text:p><text:s text:c="2"/>1 294</text:p>
          </table:table-cell>
          <table:table-cell office:value-type="float" office:value="2513" table:style-name="ce23">
            <text:p><text:s text:c="2"/>2 513</text:p>
          </table:table-cell>
          <table:table-cell office:value-type="float" office:value="944" table:style-name="ce23">
            <text:p><text:s text:c="3"/>944</text:p>
          </table:table-cell>
          <table:table-cell office:value-type="float" office:value="4881" table:style-name="ce23">
            <text:p><text:s text:c="2"/>4 881</text:p>
          </table:table-cell>
          <table:table-cell office:value-type="float" office:value="1175" table:style-name="ce23">
            <text:p><text:s text:c="2"/>1 175</text:p>
          </table:table-cell>
          <table:table-cell office:value-type="float" office:value="1537" table:style-name="ce23">
            <text:p><text:s text:c="2"/>1 537</text:p>
          </table:table-cell>
          <table:table-cell office:value-type="float" office:value="751" table:style-name="ce23">
            <text:p><text:s text:c="3"/>751</text:p>
          </table:table-cell>
          <table:table-cell office:value-type="float" office:value="3647" table:style-name="ce23">
            <text:p><text:s text:c="2"/>3 647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263" table:style-name="ce23">
            <text:p><text:s text:c="3"/>263</text:p>
          </table:table-cell>
          <table:table-cell office:value-type="float" office:value="657" table:style-name="ce23">
            <text:p><text:s text:c="3"/>657</text:p>
          </table:table-cell>
          <table:table-cell office:value-type="float" office:value="189" table:style-name="ce23">
            <text:p><text:s text:c="3"/>189</text:p>
          </table:table-cell>
          <table:table-cell office:value-type="float" office:value="605" table:style-name="ce23">
            <text:p><text:s text:c="3"/>605</text:p>
          </table:table-cell>
          <table:table-cell office:value-type="float" office:value="1087" table:style-name="ce23">
            <text:p><text:s text:c="2"/>1 087</text:p>
          </table:table-cell>
          <table:table-cell office:value-type="float" office:value="361" table:style-name="ce23">
            <text:p><text:s text:c="3"/>361</text:p>
          </table:table-cell>
          <table:table-cell office:value-type="float" office:value="109" table:style-name="ce23">
            <text:p><text:s text:c="3"/>109</text:p>
          </table:table-cell>
          <table:table-cell office:value-type="float" office:value="1079" table:style-name="ce23">
            <text:p><text:s text:c="2"/>1 079</text:p>
          </table:table-cell>
          <table:table-cell office:value-type="float" office:value="238" table:style-name="ce23">
            <text:p><text:s text:c="3"/>238</text:p>
          </table:table-cell>
          <table:table-cell office:value-type="float" office:value="157" table:style-name="ce23">
            <text:p><text:s text:c="3"/>157</text:p>
          </table:table-cell>
          <table:table-cell office:value-type="float" office:value="1127" table:style-name="ce23">
            <text:p><text:s text:c="2"/>1 127</text:p>
          </table:table-cell>
          <table:table-cell office:value-type="float" office:value="1101" table:style-name="ce23">
            <text:p><text:s text:c="2"/>1 101</text:p>
          </table:table-cell>
          <table:table-cell office:value-type="float" office:value="240" table:style-name="ce23">
            <text:p><text:s text:c="3"/>240</text:p>
          </table:table-cell>
          <table:table-cell office:value-type="float" office:value="1343" table:style-name="ce23">
            <text:p><text:s text:c="2"/>1 343</text:p>
          </table:table-cell>
          <table:table-cell office:value-type="float" office:value="157" table:style-name="ce23">
            <text:p><text:s text:c="3"/>15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21" table:style-name="ce23">
            <text:p><text:s text:c="2"/>1 321</text:p>
          </table:table-cell>
          <table:table-cell office:value-type="float" office:value="512" table:style-name="ce23">
            <text:p><text:s text:c="3"/>512</text:p>
          </table:table-cell>
          <table:table-cell office:value-type="float" office:value="661" table:style-name="ce23">
            <text:p><text:s text:c="3"/>661</text:p>
          </table:table-cell>
          <table:table-cell office:value-type="float" office:value="566" table:style-name="ce23">
            <text:p><text:s text:c="3"/>56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2132" table:style-name="ce23">
            <text:p><text:s text:c="2"/>72 132</text:p>
          </table:table-cell>
          <table:table-cell table:number-columns-repeated="16313"/>
        </table:table-row>
        <table:table-row table:style-name="ro5">
          <table:table-cell office:value-type="float" office:value="35001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7497" table:style-name="ce23">
            <text:p><text:s text:c="2"/>7 497</text:p>
          </table:table-cell>
          <table:table-cell office:value-type="float" office:value="5019" table:style-name="ce23">
            <text:p><text:s text:c="2"/>5 019</text:p>
          </table:table-cell>
          <table:table-cell office:value-type="float" office:value="393" table:style-name="ce23">
            <text:p><text:s text:c="3"/>393</text:p>
          </table:table-cell>
          <table:table-cell office:value-type="float" office:value="614" table:style-name="ce23">
            <text:p><text:s text:c="3"/>614</text:p>
          </table:table-cell>
          <table:table-cell office:value-type="float" office:value="323" table:style-name="ce23">
            <text:p><text:s text:c="3"/>323</text:p>
          </table:table-cell>
          <table:table-cell office:value-type="float" office:value="954" table:style-name="ce23">
            <text:p><text:s text:c="3"/>954</text:p>
          </table:table-cell>
          <table:table-cell office:value-type="float" office:value="453" table:style-name="ce23">
            <text:p><text:s text:c="3"/>453</text:p>
          </table:table-cell>
          <table:table-cell office:value-type="float" office:value="1596" table:style-name="ce23">
            <text:p><text:s text:c="2"/>1 596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3083" table:style-name="ce23">
            <text:p><text:s text:c="2"/>3 083</text:p>
          </table:table-cell>
          <table:table-cell office:value-type="float" office:value="669" table:style-name="ce23">
            <text:p><text:s text:c="3"/>669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1424" table:style-name="ce23">
            <text:p><text:s text:c="2"/>1 424</text:p>
          </table:table-cell>
          <table:table-cell office:value-type="float" office:value="229" table:style-name="ce23">
            <text:p><text:s text:c="3"/>229</text:p>
          </table:table-cell>
          <table:table-cell office:value-type="float" office:value="284" table:style-name="ce23">
            <text:p><text:s text:c="3"/>284</text:p>
          </table:table-cell>
          <table:table-cell office:value-type="float" office:value="895" table:style-name="ce23">
            <text:p><text:s text:c="3"/>895</text:p>
          </table:table-cell>
          <table:table-cell office:value-type="float" office:value="2053" table:style-name="ce23">
            <text:p><text:s text:c="2"/>2 053</text:p>
          </table:table-cell>
          <table:table-cell office:value-type="float" office:value="139" table:style-name="ce23">
            <text:p><text:s text:c="3"/>139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171" table:style-name="ce23">
            <text:p><text:s text:c="3"/>171</text:p>
          </table:table-cell>
          <table:table-cell office:value-type="float" office:value="4327" table:style-name="ce23">
            <text:p><text:s text:c="2"/>4 327</text:p>
          </table:table-cell>
          <table:table-cell office:value-type="float" office:value="688" table:style-name="ce23">
            <text:p><text:s text:c="3"/>688</text:p>
          </table:table-cell>
          <table:table-cell office:value-type="float" office:value="212" table:style-name="ce23">
            <text:p><text:s text:c="3"/>212</text:p>
          </table:table-cell>
          <table:table-cell office:value-type="float" office:value="297" table:style-name="ce23">
            <text:p><text:s text:c="3"/>297</text:p>
          </table:table-cell>
          <table:table-cell office:value-type="float" office:value="2075" table:style-name="ce23">
            <text:p><text:s text:c="2"/>2 075</text:p>
          </table:table-cell>
          <table:table-cell office:value-type="float" office:value="3849" table:style-name="ce23">
            <text:p><text:s text:c="2"/>3 849</text:p>
          </table:table-cell>
          <table:table-cell office:value-type="float" office:value="3280" table:style-name="ce23">
            <text:p><text:s text:c="2"/>3 280</text:p>
          </table:table-cell>
          <table:table-cell office:value-type="float" office:value="2891" table:style-name="ce23">
            <text:p><text:s text:c="2"/>2 891</text:p>
          </table:table-cell>
          <table:table-cell office:value-type="float" office:value="1177" table:style-name="ce23">
            <text:p><text:s text:c="2"/>1 177</text:p>
          </table:table-cell>
          <table:table-cell office:value-type="float" office:value="169" table:style-name="ce23">
            <text:p><text:s text:c="3"/>169</text:p>
          </table:table-cell>
          <table:table-cell office:value-type="float" office:value="605" table:style-name="ce23">
            <text:p><text:s text:c="3"/>605</text:p>
          </table:table-cell>
          <table:table-cell office:value-type="float" office:value="626" table:style-name="ce23">
            <text:p><text:s text:c="3"/>626</text:p>
          </table:table-cell>
          <table:table-cell office:value-type="float" office:value="441" table:style-name="ce23">
            <text:p><text:s text:c="3"/>441</text:p>
          </table:table-cell>
          <table:table-cell office:value-type="float" office:value="1036" table:style-name="ce23">
            <text:p><text:s text:c="2"/>1 036</text:p>
          </table:table-cell>
          <table:table-cell office:value-type="float" office:value="248" table:style-name="ce23">
            <text:p><text:s text:c="3"/>248</text:p>
          </table:table-cell>
          <table:table-cell office:value-type="float" office:value="380" table:style-name="ce23">
            <text:p><text:s text:c="3"/>380</text:p>
          </table:table-cell>
          <table:table-cell office:value-type="float" office:value="241" table:style-name="ce23">
            <text:p><text:s text:c="3"/>241</text:p>
          </table:table-cell>
          <table:table-cell office:value-type="float" office:value="91069" table:style-name="ce23">
            <text:p><text:s text:c="2"/>91 069</text:p>
          </table:table-cell>
          <table:table-cell office:value-type="float" office:value="3594" table:style-name="ce23">
            <text:p><text:s text:c="2"/>3 594</text:p>
          </table:table-cell>
          <table:table-cell office:value-type="float" office:value="580" table:style-name="ce23">
            <text:p><text:s text:c="3"/>580</text:p>
          </table:table-cell>
          <table:table-cell office:value-type="float" office:value="1248" table:style-name="ce23">
            <text:p><text:s text:c="2"/>1 248</text:p>
          </table:table-cell>
          <table:table-cell office:value-type="float" office:value="18762" table:style-name="ce23">
            <text:p><text:s text:c="2"/>18 762</text:p>
          </table:table-cell>
          <table:table-cell office:value-type="float" office:value="1293" table:style-name="ce23">
            <text:p><text:s text:c="2"/>1 293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1119" table:style-name="ce23">
            <text:p><text:s text:c="2"/>1 119</text:p>
          </table:table-cell>
          <table:table-cell office:value-type="float" office:value="1435" table:style-name="ce23">
            <text:p><text:s text:c="2"/>1 435</text:p>
          </table:table-cell>
          <table:table-cell office:value-type="float" office:value="1648" table:style-name="ce23">
            <text:p><text:s text:c="2"/>1 648</text:p>
          </table:table-cell>
          <table:table-cell office:value-type="float" office:value="149" table:style-name="ce23">
            <text:p><text:s text:c="3"/>149</text:p>
          </table:table-cell>
          <table:table-cell office:value-type="float" office:value="397" table:style-name="ce23">
            <text:p><text:s text:c="3"/>397</text:p>
          </table:table-cell>
          <table:table-cell office:value-type="float" office:value="2046" table:style-name="ce23">
            <text:p><text:s text:c="2"/>2 046</text:p>
          </table:table-cell>
          <table:table-cell office:value-type="float" office:value="576" table:style-name="ce23">
            <text:p><text:s text:c="3"/>576</text:p>
          </table:table-cell>
          <table:table-cell office:value-type="float" office:value="2447" table:style-name="ce23">
            <text:p><text:s text:c="2"/>2 447</text:p>
          </table:table-cell>
          <table:table-cell office:value-type="float" office:value="518" table:style-name="ce23">
            <text:p><text:s text:c="3"/>518</text:p>
          </table:table-cell>
          <table:table-cell office:value-type="float" office:value="1183" table:style-name="ce23">
            <text:p><text:s text:c="2"/>1 183</text:p>
          </table:table-cell>
          <table:table-cell office:value-type="float" office:value="288" table:style-name="ce23">
            <text:p><text:s text:c="3"/>288</text:p>
          </table:table-cell>
          <table:table-cell office:value-type="float" office:value="196" table:style-name="ce23">
            <text:p><text:s text:c="3"/>196</text:p>
          </table:table-cell>
          <table:table-cell office:value-type="float" office:value="154" table:style-name="ce23">
            <text:p><text:s text:c="3"/>154</text:p>
          </table:table-cell>
          <table:table-cell office:value-type="float" office:value="7217" table:style-name="ce23">
            <text:p><text:s text:c="2"/>7 217</text:p>
          </table:table-cell>
          <table:table-cell office:value-type="float" office:value="97" table:style-name="ce23">
            <text:p><text:s text:c="3"/>97</text:p>
          </table:table-cell>
          <table:table-cell office:value-type="float" office:value="6246" table:style-name="ce23">
            <text:p><text:s text:c="2"/>6 246</text:p>
          </table:table-cell>
          <table:table-cell office:value-type="float" office:value="1845" table:style-name="ce23">
            <text:p><text:s text:c="2"/>1 845</text:p>
          </table:table-cell>
          <table:table-cell office:value-type="float" office:value="2356" table:style-name="ce23">
            <text:p><text:s text:c="2"/>2 356</text:p>
          </table:table-cell>
          <table:table-cell office:value-type="float" office:value="1393" table:style-name="ce23">
            <text:p><text:s text:c="2"/>1 393</text:p>
          </table:table-cell>
          <table:table-cell office:value-type="float" office:value="1676" table:style-name="ce23">
            <text:p><text:s text:c="2"/>1 676</text:p>
          </table:table-cell>
          <table:table-cell office:value-type="float" office:value="980" table:style-name="ce23">
            <text:p><text:s text:c="3"/>980</text:p>
          </table:table-cell>
          <table:table-cell office:value-type="float" office:value="2904" table:style-name="ce23">
            <text:p><text:s text:c="2"/>2 90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02004" table:style-name="ce23">
            <text:p><text:s text:c="2"/>202 004</text:p>
          </table:table-cell>
          <table:table-cell table:number-columns-repeated="16313"/>
        </table:table-row>
        <table:table-row table:style-name="ro5">
          <table:table-cell office:value-type="float" office:value="36801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79" table:style-name="ce47">
            <text:p><text:s text:c="3"/>179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287" table:style-name="ce47">
            <text:p><text:s text:c="3"/>287</text:p>
          </table:table-cell>
          <table:table-cell office:value-type="float" office:value="546" table:style-name="ce47">
            <text:p><text:s text:c="3"/>54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226" table:style-name="ce47">
            <text:p><text:s text:c="3"/>226</text:p>
          </table:table-cell>
          <table:table-cell office:value-type="float" office:value="339" table:style-name="ce47">
            <text:p><text:s text:c="3"/>339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82" table:style-name="ce47">
            <text:p><text:s text:c="3"/>382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651" table:style-name="ce47">
            <text:p><text:s text:c="3"/>651</text:p>
          </table:table-cell>
          <table:table-cell office:value-type="float" office:value="434" table:style-name="ce47">
            <text:p><text:s text:c="3"/>434</text:p>
          </table:table-cell>
          <table:table-cell office:value-type="float" office:value="123" table:style-name="ce47">
            <text:p><text:s text:c="3"/>123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496" table:style-name="ce47">
            <text:p><text:s text:c="3"/>496</text:p>
          </table:table-cell>
          <table:table-cell office:value-type="float" office:value="716" table:style-name="ce47">
            <text:p><text:s text:c="3"/>716</text:p>
          </table:table-cell>
          <table:table-cell office:value-type="float" office:value="4752" table:style-name="ce47">
            <text:p><text:s text:c="2"/>4 752</text:p>
          </table:table-cell>
          <table:table-cell office:value-type="float" office:value="2437" table:style-name="ce47">
            <text:p><text:s text:c="2"/>2 437</text:p>
          </table:table-cell>
          <table:table-cell office:value-type="float" office:value="161" table:style-name="ce47">
            <text:p><text:s text:c="3"/>161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244" table:style-name="ce47">
            <text:p><text:s text:c="3"/>244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1054" table:style-name="ce47">
            <text:p><text:s text:c="2"/>1 054</text:p>
          </table:table-cell>
          <table:table-cell office:value-type="float" office:value="253" table:style-name="ce47">
            <text:p><text:s text:c="3"/>253</text:p>
          </table:table-cell>
          <table:table-cell office:value-type="float" office:value="314" table:style-name="ce47">
            <text:p><text:s text:c="3"/>314</text:p>
          </table:table-cell>
          <table:table-cell office:value-type="float" office:value="3640" table:style-name="ce47">
            <text:p><text:s text:c="2"/>3 640</text:p>
          </table:table-cell>
          <table:table-cell office:value-type="float" office:value="254" table:style-name="ce47">
            <text:p><text:s text:c="3"/>254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721" table:style-name="ce47">
            <text:p><text:s text:c="3"/>721</text:p>
          </table:table-cell>
          <table:table-cell office:value-type="float" office:value="374" table:style-name="ce47">
            <text:p><text:s text:c="3"/>374</text:p>
          </table:table-cell>
          <table:table-cell office:value-type="float" office:value="1078" table:style-name="ce47">
            <text:p><text:s text:c="2"/>1 078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473" table:style-name="ce47">
            <text:p><text:s text:c="3"/>473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487" table:style-name="ce47">
            <text:p><text:s text:c="3"/>487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4639" table:style-name="ce47">
            <text:p><text:s text:c="2"/>4 639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10230" table:style-name="ce47">
            <text:p><text:s text:c="2"/>10 230</text:p>
          </table:table-cell>
          <table:table-cell office:value-type="float" office:value="1342" table:style-name="ce47">
            <text:p><text:s text:c="2"/>1 342</text:p>
          </table:table-cell>
          <table:table-cell office:value-type="float" office:value="218" table:style-name="ce47">
            <text:p><text:s text:c="3"/>218</text:p>
          </table:table-cell>
          <table:table-cell office:value-type="float" office:value="1722" table:style-name="ce47">
            <text:p><text:s text:c="2"/>1 722</text:p>
          </table:table-cell>
          <table:table-cell office:value-type="float" office:value="1973" table:style-name="ce47">
            <text:p><text:s text:c="2"/>1 973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1673" table:style-name="ce47">
            <text:p><text:s text:c="2"/>1 67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349" table:style-name="ce47">
            <text:p><text:s text:c="2"/>44 349</text:p>
          </table:table-cell>
          <table:table-cell table:number-columns-repeated="16313"/>
        </table:table-row>
        <table:table-row table:style-name="ro5">
          <table:table-cell office:value-type="float" office:value="41801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55" table:style-name="ce23">
            <text:p><text:s text:c="3"/>455</text:p>
          </table:table-cell>
          <table:table-cell office:value-type="float" office:value="197" table:style-name="ce23">
            <text:p><text:s text:c="3"/>197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73" table:style-name="ce23">
            <text:p><text:s text:c="3"/>73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201" table:style-name="ce23">
            <text:p><text:s text:c="3"/>201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184" table:style-name="ce23">
            <text:p><text:s text:c="3"/>184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9430" table:style-name="ce23">
            <text:p><text:s text:c="2"/>29 430</text:p>
          </table:table-cell>
          <table:table-cell office:value-type="float" office:value="395" table:style-name="ce23">
            <text:p><text:s text:c="3"/>395</text:p>
          </table:table-cell>
          <table:table-cell office:value-type="float" office:value="559" table:style-name="ce23">
            <text:p><text:s text:c="3"/>559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86" table:style-name="ce23">
            <text:p><text:s text:c="3"/>286</text:p>
          </table:table-cell>
          <table:table-cell office:value-type="float" office:value="243" table:style-name="ce23">
            <text:p><text:s text:c="3"/>24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214" table:style-name="ce23">
            <text:p><text:s text:c="3"/>21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850" table:style-name="ce23">
            <text:p><text:s text:c="3"/>850</text:p>
          </table:table-cell>
          <table:table-cell office:value-type="float" office:value="306" table:style-name="ce23">
            <text:p><text:s text:c="3"/>306</text:p>
          </table:table-cell>
          <table:table-cell office:value-type="float" office:value="536" table:style-name="ce23">
            <text:p><text:s text:c="3"/>536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136" table:style-name="ce23">
            <text:p><text:s text:c="3"/>13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6" table:style-name="ce23">
            <text:p><text:s text:c="3"/>166</text:p>
          </table:table-cell>
          <table:table-cell office:value-type="float" office:value="1903" table:style-name="ce23">
            <text:p><text:s text:c="2"/>1 90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489" table:style-name="ce23">
            <text:p><text:s text:c="2"/>3 489</text:p>
          </table:table-cell>
          <table:table-cell office:value-type="float" office:value="1032" table:style-name="ce23">
            <text:p><text:s text:c="2"/>1 032</text:p>
          </table:table-cell>
          <table:table-cell office:value-type="float" office:value="367" table:style-name="ce23">
            <text:p><text:s text:c="3"/>367</text:p>
          </table:table-cell>
          <table:table-cell office:value-type="float" office:value="1725" table:style-name="ce23">
            <text:p><text:s text:c="2"/>1 72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230" table:style-name="ce23">
            <text:p><text:s text:c="3"/>23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3418" table:style-name="ce23">
            <text:p><text:s text:c="2"/>43 418</text:p>
          </table:table-cell>
          <table:table-cell table:number-columns-repeated="16313"/>
        </table:table-row>
        <table:table-row table:style-name="ro5">
          <table:table-cell office:value-type="float" office:value="41802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96" table:style-name="ce46">
            <text:p><text:s text:c="2"/>1 096</text:p>
          </table:table-cell>
          <table:table-cell office:value-type="float" office:value="885" table:style-name="ce46">
            <text:p><text:s text:c="3"/>885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11" table:style-name="ce46">
            <text:p><text:s text:c="2"/>4 611</text:p>
          </table:table-cell>
          <table:table-cell office:value-type="float" office:value="6383" table:style-name="ce46">
            <text:p><text:s text:c="2"/>6 3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9" table:style-name="ce46">
            <text:p><text:s text:c="3"/>2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2" table:style-name="ce46">
            <text:p><text:s text:c="3"/>3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30" table:style-name="ce46">
            <text:p><text:s text:c="3"/>9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48" table:style-name="ce46">
            <text:p><text:s text:c="2"/>8 248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086" table:style-name="ce46">
            <text:p><text:s text:c="2"/>23 086</text:p>
          </table:table-cell>
          <table:table-cell table:number-columns-repeated="16313"/>
        </table:table-row>
        <table:table-row table:style-name="ro5">
          <table:table-cell office:value-type="float" office:value="41803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24" table:style-name="ce46">
            <text:p><text:s text:c="3"/>324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588" table:style-name="ce46">
            <text:p><text:s text:c="2"/>1 588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176" table:style-name="ce46">
            <text:p><text:s text:c="2"/>24 176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0" table:style-name="ce46">
            <text:p><text:s text:c="3"/>750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377" table:style-name="ce46">
            <text:p><text:s text:c="3"/>3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43" table:style-name="ce46">
            <text:p><text:s text:c="2"/>3 9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97" table:style-name="ce46">
            <text:p><text:s text:c="2"/>1 197</text:p>
          </table:table-cell>
          <table:table-cell office:value-type="float" office:value="1128" table:style-name="ce46">
            <text:p><text:s text:c="2"/>1 128</text:p>
          </table:table-cell>
          <table:table-cell office:value-type="float" office:value="211" table:style-name="ce46">
            <text:p><text:s text:c="3"/>211</text:p>
          </table:table-cell>
          <table:table-cell office:value-type="float" office:value="597" table:style-name="ce46">
            <text:p><text:s text:c="3"/>597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798" table:style-name="ce46">
            <text:p><text:s text:c="3"/>798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877" table:style-name="ce46">
            <text:p><text:s text:c="2"/>1 877</text:p>
          </table:table-cell>
          <table:table-cell office:value-type="float" office:value="259" table:style-name="ce46">
            <text:p><text:s text:c="3"/>2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57" table:style-name="ce46">
            <text:p><text:s text:c="2"/>1 9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951" table:style-name="ce46">
            <text:p><text:s text:c="2"/>39 951</text:p>
          </table:table-cell>
          <table:table-cell table:number-columns-repeated="16313"/>
        </table:table-row>
        <table:table-row table:style-name="ro5">
          <table:table-cell office:value-type="float" office:value="45001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180" table:style-name="ce46">
            <text:p><text:s text:c="3"/>18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609" table:style-name="ce46">
            <text:p><text:s text:c="3"/>609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297" table:style-name="ce46">
            <text:p><text:s text:c="3"/>297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13" table:style-name="ce46">
            <text:p><text:s text:c="3"/>513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2210" table:style-name="ce46">
            <text:p><text:s text:c="2"/>2 210</text:p>
          </table:table-cell>
          <table:table-cell office:value-type="float" office:value="252" table:style-name="ce46">
            <text:p><text:s text:c="3"/>25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387" table:style-name="ce46">
            <text:p><text:s text:c="3"/>387</text:p>
          </table:table-cell>
          <table:table-cell office:value-type="float" office:value="640" table:style-name="ce46">
            <text:p><text:s text:c="3"/>640</text:p>
          </table:table-cell>
          <table:table-cell office:value-type="float" office:value="494" table:style-name="ce46">
            <text:p><text:s text:c="3"/>494</text:p>
          </table:table-cell>
          <table:table-cell office:value-type="float" office:value="1085" table:style-name="ce46">
            <text:p><text:s text:c="2"/>1 085</text:p>
          </table:table-cell>
          <table:table-cell office:value-type="float" office:value="3230" table:style-name="ce46">
            <text:p><text:s text:c="2"/>3 230</text:p>
          </table:table-cell>
          <table:table-cell office:value-type="float" office:value="5876" table:style-name="ce46">
            <text:p><text:s text:c="2"/>5 8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9" table:style-name="ce46">
            <text:p><text:s text:c="3"/>4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809" table:style-name="ce46">
            <text:p><text:s text:c="3"/>809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1542" table:style-name="ce46">
            <text:p><text:s text:c="2"/>1 542</text:p>
          </table:table-cell>
          <table:table-cell office:value-type="float" office:value="279" table:style-name="ce46">
            <text:p><text:s text:c="3"/>2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43" table:style-name="ce46">
            <text:p><text:s text:c="2"/>1 043</text:p>
          </table:table-cell>
          <table:table-cell office:value-type="float" office:value="646" table:style-name="ce46">
            <text:p><text:s text:c="3"/>646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978" table:style-name="ce46">
            <text:p><text:s text:c="2"/>21 978</text:p>
          </table:table-cell>
          <table:table-cell table:number-columns-repeated="16313"/>
        </table:table-row>
        <table:table-row table:style-name="ro5">
          <table:table-cell office:value-type="float" office:value="46801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5952" table:style-name="ce46">
            <text:p><text:s text:c="2"/>5 952</text:p>
          </table:table-cell>
          <table:table-cell office:value-type="float" office:value="291" table:style-name="ce46">
            <text:p><text:s text:c="3"/>291</text:p>
          </table:table-cell>
          <table:table-cell office:value-type="float" office:value="3763" table:style-name="ce46">
            <text:p><text:s text:c="2"/>3 763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518" table:style-name="ce46">
            <text:p><text:s text:c="3"/>518</text:p>
          </table:table-cell>
          <table:table-cell office:value-type="float" office:value="673" table:style-name="ce46">
            <text:p><text:s text:c="3"/>673</text:p>
          </table:table-cell>
          <table:table-cell office:value-type="float" office:value="877" table:style-name="ce46">
            <text:p><text:s text:c="3"/>877</text:p>
          </table:table-cell>
          <table:table-cell office:value-type="float" office:value="256" table:style-name="ce46">
            <text:p><text:s text:c="3"/>256</text:p>
          </table:table-cell>
          <table:table-cell office:value-type="float" office:value="1641" table:style-name="ce46">
            <text:p><text:s text:c="2"/>1 641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399" table:style-name="ce46">
            <text:p><text:s text:c="3"/>399</text:p>
          </table:table-cell>
          <table:table-cell office:value-type="float" office:value="407" table:style-name="ce46">
            <text:p><text:s text:c="3"/>407</text:p>
          </table:table-cell>
          <table:table-cell office:value-type="float" office:value="723" table:style-name="ce46">
            <text:p><text:s text:c="3"/>723</text:p>
          </table:table-cell>
          <table:table-cell office:value-type="float" office:value="1059" table:style-name="ce46">
            <text:p><text:s text:c="2"/>1 059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1243" table:style-name="ce46">
            <text:p><text:s text:c="2"/>1 243</text:p>
          </table:table-cell>
          <table:table-cell office:value-type="float" office:value="1356" table:style-name="ce46">
            <text:p><text:s text:c="2"/>1 356</text:p>
          </table:table-cell>
          <table:table-cell office:value-type="float" office:value="990" table:style-name="ce46">
            <text:p><text:s text:c="3"/>990</text:p>
          </table:table-cell>
          <table:table-cell office:value-type="float" office:value="1215" table:style-name="ce46">
            <text:p><text:s text:c="2"/>1 215</text:p>
          </table:table-cell>
          <table:table-cell office:value-type="float" office:value="395" table:style-name="ce46">
            <text:p><text:s text:c="3"/>395</text:p>
          </table:table-cell>
          <table:table-cell office:value-type="float" office:value="1139" table:style-name="ce46">
            <text:p><text:s text:c="2"/>1 139</text:p>
          </table:table-cell>
          <table:table-cell office:value-type="float" office:value="695" table:style-name="ce46">
            <text:p><text:s text:c="3"/>695</text:p>
          </table:table-cell>
          <table:table-cell office:value-type="float" office:value="989" table:style-name="ce46">
            <text:p><text:s text:c="3"/>989</text:p>
          </table:table-cell>
          <table:table-cell office:value-type="float" office:value="2090" table:style-name="ce46">
            <text:p><text:s text:c="2"/>2 090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587" table:style-name="ce46">
            <text:p><text:s text:c="3"/>587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55" table:style-name="ce46">
            <text:p><text:s text:c="2"/>4 4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4" table:style-name="ce46">
            <text:p><text:s text:c="3"/>384</text:p>
          </table:table-cell>
          <table:table-cell office:value-type="float" office:value="495" table:style-name="ce46">
            <text:p><text:s text:c="3"/>495</text:p>
          </table:table-cell>
          <table:table-cell office:value-type="float" office:value="3102" table:style-name="ce46">
            <text:p><text:s text:c="2"/>3 102</text:p>
          </table:table-cell>
          <table:table-cell office:value-type="float" office:value="319" table:style-name="ce46">
            <text:p><text:s text:c="3"/>319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3" table:style-name="ce46">
            <text:p><text:s text:c="3"/>373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5" table:style-name="ce46">
            <text:p><text:s text:c="3"/>295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888" table:style-name="ce46">
            <text:p><text:s text:c="2"/>37 888</text:p>
          </table:table-cell>
          <table:table-cell table:number-columns-repeated="16313"/>
        </table:table-row>
        <table:table-row table:style-name="ro5">
          <table:table-cell office:value-type="float" office:value="49001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3915" table:style-name="ce46">
            <text:p><text:s text:c="2"/>3 915</text:p>
          </table:table-cell>
          <table:table-cell office:value-type="float" office:value="664" table:style-name="ce46">
            <text:p><text:s text:c="3"/>664</text:p>
          </table:table-cell>
          <table:table-cell office:value-type="float" office:value="437" table:style-name="ce46">
            <text:p><text:s text:c="3"/>437</text:p>
          </table:table-cell>
          <table:table-cell office:value-type="float" office:value="651" table:style-name="ce46">
            <text:p><text:s text:c="3"/>651</text:p>
          </table:table-cell>
          <table:table-cell office:value-type="float" office:value="4806" table:style-name="ce46">
            <text:p><text:s text:c="2"/>4 806</text:p>
          </table:table-cell>
          <table:table-cell office:value-type="float" office:value="1739" table:style-name="ce46">
            <text:p><text:s text:c="2"/>1 739</text:p>
          </table:table-cell>
          <table:table-cell office:value-type="float" office:value="625" table:style-name="ce46">
            <text:p><text:s text:c="3"/>625</text:p>
          </table:table-cell>
          <table:table-cell office:value-type="float" office:value="8181" table:style-name="ce46">
            <text:p><text:s text:c="2"/>8 181</text:p>
          </table:table-cell>
          <table:table-cell office:value-type="float" office:value="1619" table:style-name="ce46">
            <text:p><text:s text:c="2"/>1 619</text:p>
          </table:table-cell>
          <table:table-cell office:value-type="float" office:value="11005" table:style-name="ce46">
            <text:p><text:s text:c="2"/>11 005</text:p>
          </table:table-cell>
          <table:table-cell office:value-type="float" office:value="2252" table:style-name="ce46">
            <text:p><text:s text:c="2"/>2 252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750" table:style-name="ce46">
            <text:p><text:s text:c="3"/>750</text:p>
          </table:table-cell>
          <table:table-cell office:value-type="float" office:value="497" table:style-name="ce46">
            <text:p><text:s text:c="3"/>497</text:p>
          </table:table-cell>
          <table:table-cell office:value-type="float" office:value="764" table:style-name="ce46">
            <text:p><text:s text:c="3"/>764</text:p>
          </table:table-cell>
          <table:table-cell office:value-type="float" office:value="439" table:style-name="ce46">
            <text:p><text:s text:c="3"/>439</text:p>
          </table:table-cell>
          <table:table-cell office:value-type="float" office:value="2440" table:style-name="ce46">
            <text:p><text:s text:c="2"/>2 440</text:p>
          </table:table-cell>
          <table:table-cell office:value-type="float" office:value="257" table:style-name="ce46">
            <text:p><text:s text:c="3"/>257</text:p>
          </table:table-cell>
          <table:table-cell office:value-type="float" office:value="3016" table:style-name="ce46">
            <text:p><text:s text:c="2"/>3 016</text:p>
          </table:table-cell>
          <table:table-cell office:value-type="float" office:value="838" table:style-name="ce46">
            <text:p><text:s text:c="3"/>838</text:p>
          </table:table-cell>
          <table:table-cell office:value-type="float" office:value="4080" table:style-name="ce46">
            <text:p><text:s text:c="2"/>4 080</text:p>
          </table:table-cell>
          <table:table-cell office:value-type="float" office:value="1587" table:style-name="ce46">
            <text:p><text:s text:c="2"/>1 587</text:p>
          </table:table-cell>
          <table:table-cell office:value-type="float" office:value="1148" table:style-name="ce46">
            <text:p><text:s text:c="2"/>1 148</text:p>
          </table:table-cell>
          <table:table-cell office:value-type="float" office:value="2287" table:style-name="ce46">
            <text:p><text:s text:c="2"/>2 287</text:p>
          </table:table-cell>
          <table:table-cell office:value-type="float" office:value="1973" table:style-name="ce46">
            <text:p><text:s text:c="2"/>1 973</text:p>
          </table:table-cell>
          <table:table-cell office:value-type="float" office:value="2035" table:style-name="ce46">
            <text:p><text:s text:c="2"/>2 035</text:p>
          </table:table-cell>
          <table:table-cell office:value-type="float" office:value="3694" table:style-name="ce46">
            <text:p><text:s text:c="2"/>3 694</text:p>
          </table:table-cell>
          <table:table-cell office:value-type="float" office:value="493" table:style-name="ce46">
            <text:p><text:s text:c="3"/>493</text:p>
          </table:table-cell>
          <table:table-cell office:value-type="float" office:value="1693" table:style-name="ce46">
            <text:p><text:s text:c="2"/>1 693</text:p>
          </table:table-cell>
          <table:table-cell office:value-type="float" office:value="987" table:style-name="ce46">
            <text:p><text:s text:c="3"/>987</text:p>
          </table:table-cell>
          <table:table-cell office:value-type="float" office:value="1080" table:style-name="ce46">
            <text:p><text:s text:c="2"/>1 080</text:p>
          </table:table-cell>
          <table:table-cell office:value-type="float" office:value="1238" table:style-name="ce46">
            <text:p><text:s text:c="2"/>1 238</text:p>
          </table:table-cell>
          <table:table-cell office:value-type="float" office:value="2834" table:style-name="ce46">
            <text:p><text:s text:c="2"/>2 834</text:p>
          </table:table-cell>
          <table:table-cell office:value-type="float" office:value="928" table:style-name="ce46">
            <text:p><text:s text:c="3"/>928</text:p>
          </table:table-cell>
          <table:table-cell office:value-type="float" office:value="440" table:style-name="ce46">
            <text:p><text:s text:c="3"/>440</text:p>
          </table:table-cell>
          <table:table-cell office:value-type="float" office:value="1107" table:style-name="ce46">
            <text:p><text:s text:c="2"/>1 107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2975" table:style-name="ce46">
            <text:p><text:s text:c="2"/>2 975</text:p>
          </table:table-cell>
          <table:table-cell office:value-type="float" office:value="252" table:style-name="ce46">
            <text:p><text:s text:c="3"/>252</text:p>
          </table:table-cell>
          <table:table-cell office:value-type="float" office:value="1525" table:style-name="ce46">
            <text:p><text:s text:c="2"/>1 525</text:p>
          </table:table-cell>
          <table:table-cell office:value-type="float" office:value="840" table:style-name="ce46">
            <text:p><text:s text:c="3"/>840</text:p>
          </table:table-cell>
          <table:table-cell office:value-type="float" office:value="31830" table:style-name="ce46">
            <text:p><text:s text:c="2"/>31 830</text:p>
          </table:table-cell>
          <table:table-cell office:value-type="float" office:value="29557" table:style-name="ce46">
            <text:p><text:s text:c="2"/>29 557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4291" table:style-name="ce46">
            <text:p><text:s text:c="2"/>4 291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680" table:style-name="ce46">
            <text:p><text:s text:c="3"/>680</text:p>
          </table:table-cell>
          <table:table-cell office:value-type="float" office:value="332" table:style-name="ce46">
            <text:p><text:s text:c="3"/>332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199" table:style-name="ce46">
            <text:p><text:s text:c="3"/>199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403" table:style-name="ce46">
            <text:p><text:s text:c="3"/>403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503" table:style-name="ce46">
            <text:p><text:s text:c="3"/>503</text:p>
          </table:table-cell>
          <table:table-cell office:value-type="float" office:value="283" table:style-name="ce46">
            <text:p><text:s text:c="3"/>283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315" table:style-name="ce46">
            <text:p><text:s text:c="3"/>315</text:p>
          </table:table-cell>
          <table:table-cell office:value-type="float" office:value="122" table:style-name="ce46">
            <text:p><text:s text:c="3"/>122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1294" table:style-name="ce46">
            <text:p><text:s text:c="2"/>1 294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25" table:style-name="ce46">
            <text:p><text:s text:c="3"/>3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9215" table:style-name="ce46">
            <text:p><text:s text:c="2"/>149 215</text:p>
          </table:table-cell>
          <table:table-cell table:number-columns-repeated="16313"/>
        </table:table-row>
        <table:table-row table:style-name="ro5">
          <table:table-cell office:value-type="float" office:value="49002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407" table:style-name="ce23">
            <text:p><text:s text:c="3"/>407</text:p>
          </table:table-cell>
          <table:table-cell office:value-type="float" office:value="266" table:style-name="ce23">
            <text:p><text:s text:c="3"/>266</text:p>
          </table:table-cell>
          <table:table-cell office:value-type="float" office:value="113" table:style-name="ce23">
            <text:p><text:s text:c="3"/>113</text:p>
          </table:table-cell>
          <table:table-cell office:value-type="float" office:value="74" table:style-name="ce23">
            <text:p><text:s text:c="3"/>74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115" table:style-name="ce23">
            <text:p><text:s text:c="3"/>115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22" table:style-name="ce23">
            <text:p><text:s text:c="3"/>122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547" table:style-name="ce23">
            <text:p><text:s text:c="3"/>547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171" table:style-name="ce23">
            <text:p><text:s text:c="3"/>171</text:p>
          </table:table-cell>
          <table:table-cell office:value-type="float" office:value="131" table:style-name="ce23">
            <text:p><text:s text:c="3"/>131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111" table:style-name="ce23">
            <text:p><text:s text:c="3"/>111</text:p>
          </table:table-cell>
          <table:table-cell office:value-type="float" office:value="179" table:style-name="ce23">
            <text:p><text:s text:c="3"/>179</text:p>
          </table:table-cell>
          <table:table-cell office:value-type="float" office:value="271" table:style-name="ce23">
            <text:p><text:s text:c="3"/>271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272" table:style-name="ce23">
            <text:p><text:s text:c="3"/>272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408" table:style-name="ce23">
            <text:p><text:s text:c="3"/>40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11" table:style-name="ce23">
            <text:p><text:s text:c="3"/>211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68" table:style-name="ce23">
            <text:p><text:s text:c="3"/>6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133" table:style-name="ce23">
            <text:p><text:s text:c="3"/>13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2" table:style-name="ce23">
            <text:p><text:s text:c="3"/>92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183" table:style-name="ce23">
            <text:p><text:s text:c="3"/>183</text:p>
          </table:table-cell>
          <table:table-cell office:value-type="float" office:value="312" table:style-name="ce23">
            <text:p><text:s text:c="3"/>312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723" table:style-name="ce23">
            <text:p><text:s text:c="3"/>723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210" table:style-name="ce23">
            <text:p><text:s text:c="3"/>210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2069" table:style-name="ce23">
            <text:p><text:s text:c="2"/>2 069</text:p>
          </table:table-cell>
          <table:table-cell office:value-type="float" office:value="2011" table:style-name="ce23">
            <text:p><text:s text:c="2"/>2 011</text:p>
          </table:table-cell>
          <table:table-cell office:value-type="float" office:value="1111" table:style-name="ce23">
            <text:p><text:s text:c="2"/>1 111</text:p>
          </table:table-cell>
          <table:table-cell office:value-type="float" office:value="893" table:style-name="ce23">
            <text:p><text:s text:c="3"/>89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1729" table:style-name="ce23">
            <text:p><text:s text:c="2"/>1 72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621" table:style-name="ce23">
            <text:p><text:s text:c="2"/>13 621</text:p>
          </table:table-cell>
          <table:table-cell table:number-columns-repeated="16313"/>
        </table:table-row>
        <table:table-row table:style-name="ro5">
          <table:table-cell office:value-type="float" office:value="50001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258" table:style-name="ce47">
            <text:p><text:s text:c="2"/>8 25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2019" table:style-name="ce47">
            <text:p><text:s text:c="2"/>2 019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610" table:style-name="ce47">
            <text:p><text:s text:c="3"/>61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25" table:style-name="ce47">
            <text:p><text:s text:c="3"/>225</text:p>
          </table:table-cell>
          <table:table-cell office:value-type="float" office:value="2082" table:style-name="ce47">
            <text:p><text:s text:c="2"/>2 082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096" table:style-name="ce47">
            <text:p><text:s text:c="2"/>1 096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173" table:style-name="ce47">
            <text:p><text:s text:c="3"/>173</text:p>
          </table:table-cell>
          <table:table-cell office:value-type="float" office:value="470" table:style-name="ce47">
            <text:p><text:s text:c="3"/>470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342" table:style-name="ce47">
            <text:p><text:s text:c="3"/>342</text:p>
          </table:table-cell>
          <table:table-cell office:value-type="float" office:value="280" table:style-name="ce47">
            <text:p><text:s text:c="3"/>280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192" table:style-name="ce47">
            <text:p><text:s text:c="3"/>19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624" table:style-name="ce47">
            <text:p><text:s text:c="2"/>1 624</text:p>
          </table:table-cell>
          <table:table-cell office:value-type="float" office:value="1020" table:style-name="ce47">
            <text:p><text:s text:c="2"/>1 020</text:p>
          </table:table-cell>
          <table:table-cell office:value-type="float" office:value="1731" table:style-name="ce47">
            <text:p><text:s text:c="2"/>1 7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7" table:style-name="ce47">
            <text:p><text:s text:c="3"/>367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400" table:style-name="ce47">
            <text:p><text:s text:c="2"/>21 400</text:p>
          </table:table-cell>
          <table:table-cell table:number-columns-repeated="16313"/>
        </table:table-row>
        <table:table-row table:style-name="ro5">
          <table:table-cell office:value-type="float" office:value="51001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063" table:style-name="ce47">
            <text:p><text:s text:c="2"/>2 063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278" table:style-name="ce47">
            <text:p><text:s text:c="3"/>278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32" table:style-name="ce47">
            <text:p><text:s text:c="3"/>232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40" table:style-name="ce47">
            <text:p><text:s text:c="3"/>240</text:p>
          </table:table-cell>
          <table:table-cell office:value-type="float" office:value="262" table:style-name="ce47">
            <text:p><text:s text:c="3"/>262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230" table:style-name="ce47">
            <text:p><text:s text:c="3"/>230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184" table:style-name="ce47">
            <text:p><text:s text:c="3"/>184</text:p>
          </table:table-cell>
          <table:table-cell office:value-type="float" office:value="194" table:style-name="ce47">
            <text:p><text:s text:c="3"/>194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591" table:style-name="ce47">
            <text:p><text:s text:c="3"/>591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1235" table:style-name="ce47">
            <text:p><text:s text:c="2"/>1 235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2972" table:style-name="ce47">
            <text:p><text:s text:c="2"/>2 972</text:p>
          </table:table-cell>
          <table:table-cell office:value-type="float" office:value="199" table:style-name="ce47">
            <text:p><text:s text:c="3"/>199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637" table:style-name="ce47">
            <text:p><text:s text:c="3"/>637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201" table:style-name="ce47">
            <text:p><text:s text:c="3"/>201</text:p>
          </table:table-cell>
          <table:table-cell office:value-type="float" office:value="684" table:style-name="ce47">
            <text:p><text:s text:c="3"/>684</text:p>
          </table:table-cell>
          <table:table-cell office:value-type="float" office:value="2450" table:style-name="ce47">
            <text:p><text:s text:c="2"/>2 450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909" table:style-name="ce47">
            <text:p><text:s text:c="3"/>909</text:p>
          </table:table-cell>
          <table:table-cell office:value-type="float" office:value="314" table:style-name="ce47">
            <text:p><text:s text:c="3"/>314</text:p>
          </table:table-cell>
          <table:table-cell office:value-type="float" office:value="550" table:style-name="ce47">
            <text:p><text:s text:c="3"/>550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317" table:style-name="ce47">
            <text:p><text:s text:c="3"/>317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268" table:style-name="ce47">
            <text:p><text:s text:c="2"/>1 268</text:p>
          </table:table-cell>
          <table:table-cell office:value-type="float" office:value="354" table:style-name="ce47">
            <text:p><text:s text:c="3"/>354</text:p>
          </table:table-cell>
          <table:table-cell office:value-type="float" office:value="2083" table:style-name="ce47">
            <text:p><text:s text:c="2"/>2 083</text:p>
          </table:table-cell>
          <table:table-cell office:value-type="float" office:value="462" table:style-name="ce47">
            <text:p><text:s text:c="3"/>46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7420" table:style-name="ce47">
            <text:p><text:s text:c="2"/>7 4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440" table:style-name="ce47">
            <text:p><text:s text:c="2"/>28 440</text:p>
          </table:table-cell>
          <table:table-cell table:number-columns-repeated="16313"/>
        </table:table-row>
        <table:table-row table:style-name="ro5">
          <table:table-cell office:value-type="float" office:value="52801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892" table:style-name="ce47">
            <text:p><text:s text:c="3"/>892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233" table:style-name="ce47">
            <text:p><text:s text:c="3"/>233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4202" table:style-name="ce47">
            <text:p><text:s text:c="2"/>4 202</text:p>
          </table:table-cell>
          <table:table-cell office:value-type="float" office:value="2293" table:style-name="ce47">
            <text:p><text:s text:c="2"/>2 293</text:p>
          </table:table-cell>
          <table:table-cell office:value-type="float" office:value="564" table:style-name="ce47">
            <text:p><text:s text:c="3"/>564</text:p>
          </table:table-cell>
          <table:table-cell office:value-type="float" office:value="2893" table:style-name="ce47">
            <text:p><text:s text:c="2"/>2 893</text:p>
          </table:table-cell>
          <table:table-cell office:value-type="float" office:value="1887" table:style-name="ce47">
            <text:p><text:s text:c="2"/>1 887</text:p>
          </table:table-cell>
          <table:table-cell office:value-type="float" office:value="3624" table:style-name="ce47">
            <text:p><text:s text:c="2"/>3 624</text:p>
          </table:table-cell>
          <table:table-cell office:value-type="float" office:value="2150" table:style-name="ce47">
            <text:p><text:s text:c="2"/>2 15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225" table:style-name="ce47">
            <text:p><text:s text:c="3"/>225</text:p>
          </table:table-cell>
          <table:table-cell office:value-type="float" office:value="1116" table:style-name="ce47">
            <text:p><text:s text:c="2"/>1 116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648" table:style-name="ce47">
            <text:p><text:s text:c="3"/>648</text:p>
          </table:table-cell>
          <table:table-cell office:value-type="float" office:value="834" table:style-name="ce47">
            <text:p><text:s text:c="3"/>834</text:p>
          </table:table-cell>
          <table:table-cell office:value-type="float" office:value="991" table:style-name="ce47">
            <text:p><text:s text:c="3"/>991</text:p>
          </table:table-cell>
          <table:table-cell office:value-type="float" office:value="411" table:style-name="ce47">
            <text:p><text:s text:c="3"/>411</text:p>
          </table:table-cell>
          <table:table-cell office:value-type="float" office:value="401" table:style-name="ce47">
            <text:p><text:s text:c="3"/>401</text:p>
          </table:table-cell>
          <table:table-cell office:value-type="float" office:value="578" table:style-name="ce47">
            <text:p><text:s text:c="3"/>578</text:p>
          </table:table-cell>
          <table:table-cell office:value-type="float" office:value="179" table:style-name="ce47">
            <text:p><text:s text:c="3"/>179</text:p>
          </table:table-cell>
          <table:table-cell office:value-type="float" office:value="242" table:style-name="ce47">
            <text:p><text:s text:c="3"/>242</text:p>
          </table:table-cell>
          <table:table-cell office:value-type="float" office:value="2494" table:style-name="ce47">
            <text:p><text:s text:c="2"/>2 494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827" table:style-name="ce47">
            <text:p><text:s text:c="3"/>827</text:p>
          </table:table-cell>
          <table:table-cell office:value-type="float" office:value="555" table:style-name="ce47">
            <text:p><text:s text:c="3"/>555</text:p>
          </table:table-cell>
          <table:table-cell office:value-type="float" office:value="883" table:style-name="ce47">
            <text:p><text:s text:c="3"/>883</text:p>
          </table:table-cell>
          <table:table-cell office:value-type="float" office:value="272" table:style-name="ce47">
            <text:p><text:s text:c="3"/>272</text:p>
          </table:table-cell>
          <table:table-cell office:value-type="float" office:value="3317" table:style-name="ce47">
            <text:p><text:s text:c="2"/>3 317</text:p>
          </table:table-cell>
          <table:table-cell office:value-type="float" office:value="456" table:style-name="ce47">
            <text:p><text:s text:c="3"/>456</text:p>
          </table:table-cell>
          <table:table-cell office:value-type="float" office:value="396" table:style-name="ce47">
            <text:p><text:s text:c="3"/>396</text:p>
          </table:table-cell>
          <table:table-cell office:value-type="float" office:value="222" table:style-name="ce47">
            <text:p><text:s text:c="3"/>222</text:p>
          </table:table-cell>
          <table:table-cell office:value-type="float" office:value="214" table:style-name="ce47">
            <text:p><text:s text:c="3"/>214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97" table:style-name="ce47">
            <text:p><text:s text:c="3"/>297</text:p>
          </table:table-cell>
          <table:table-cell office:value-type="float" office:value="262" table:style-name="ce47">
            <text:p><text:s text:c="3"/>262</text:p>
          </table:table-cell>
          <table:table-cell office:value-type="float" office:value="11026" table:style-name="ce47">
            <text:p><text:s text:c="2"/>11 026</text:p>
          </table:table-cell>
          <table:table-cell office:value-type="float" office:value="7436" table:style-name="ce47">
            <text:p><text:s text:c="2"/>7 436</text:p>
          </table:table-cell>
          <table:table-cell office:value-type="float" office:value="2972" table:style-name="ce47">
            <text:p><text:s text:c="2"/>2 972</text:p>
          </table:table-cell>
          <table:table-cell office:value-type="float" office:value="4452" table:style-name="ce47">
            <text:p><text:s text:c="2"/>4 452</text:p>
          </table:table-cell>
          <table:table-cell office:value-type="float" office:value="3443" table:style-name="ce47">
            <text:p><text:s text:c="2"/>3 44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78" table:style-name="ce47">
            <text:p><text:s text:c="3"/>178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196" table:style-name="ce47">
            <text:p><text:s text:c="3"/>196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140" table:style-name="ce47">
            <text:p><text:s text:c="3"/>140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1656" table:style-name="ce47">
            <text:p><text:s text:c="2"/>1 656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008" table:style-name="ce47">
            <text:p><text:s text:c="2"/>1 00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8475" table:style-name="ce47">
            <text:p><text:s text:c="2"/>68 475</text:p>
          </table:table-cell>
          <table:table-cell table:number-columns-repeated="16313"/>
        </table:table-row>
        <table:table-row table:style-name="ro5">
          <table:table-cell office:value-type="float" office:value="52802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161" table:style-name="ce47">
            <text:p><text:s text:c="3"/>161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57" table:style-name="ce47">
            <text:p><text:s text:c="3"/>157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351" table:style-name="ce47">
            <text:p><text:s text:c="3"/>351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168" table:style-name="ce47">
            <text:p><text:s text:c="3"/>168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135" table:style-name="ce47">
            <text:p><text:s text:c="3"/>135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613" table:style-name="ce47">
            <text:p><text:s text:c="3"/>613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348" table:style-name="ce47">
            <text:p><text:s text:c="3"/>348</text:p>
          </table:table-cell>
          <table:table-cell office:value-type="float" office:value="356" table:style-name="ce47">
            <text:p><text:s text:c="3"/>356</text:p>
          </table:table-cell>
          <table:table-cell office:value-type="float" office:value="3741" table:style-name="ce47">
            <text:p><text:s text:c="2"/>3 741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491" table:style-name="ce47">
            <text:p><text:s text:c="2"/>1 491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189" table:style-name="ce47">
            <text:p><text:s text:c="3"/>189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485" table:style-name="ce47">
            <text:p><text:s text:c="3"/>485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4021" table:style-name="ce47">
            <text:p><text:s text:c="2"/>4 021</text:p>
          </table:table-cell>
          <table:table-cell office:value-type="float" office:value="201" table:style-name="ce47">
            <text:p><text:s text:c="3"/>201</text:p>
          </table:table-cell>
          <table:table-cell office:value-type="float" office:value="510" table:style-name="ce47">
            <text:p><text:s text:c="3"/>510</text:p>
          </table:table-cell>
          <table:table-cell office:value-type="float" office:value="138" table:style-name="ce47">
            <text:p><text:s text:c="3"/>138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561" table:style-name="ce47">
            <text:p><text:s text:c="3"/>561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1876" table:style-name="ce47">
            <text:p><text:s text:c="2"/>1 876</text:p>
          </table:table-cell>
          <table:table-cell office:value-type="float" office:value="196" table:style-name="ce47">
            <text:p><text:s text:c="3"/>196</text:p>
          </table:table-cell>
          <table:table-cell office:value-type="float" office:value="424" table:style-name="ce47">
            <text:p><text:s text:c="3"/>424</text:p>
          </table:table-cell>
          <table:table-cell office:value-type="float" office:value="298" table:style-name="ce47">
            <text:p><text:s text:c="3"/>298</text:p>
          </table:table-cell>
          <table:table-cell office:value-type="float" office:value="263" table:style-name="ce47">
            <text:p><text:s text:c="3"/>263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403" table:style-name="ce47">
            <text:p><text:s text:c="3"/>40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424" table:style-name="ce47">
            <text:p><text:s text:c="2"/>19 424</text:p>
          </table:table-cell>
          <table:table-cell table:number-columns-repeated="16313"/>
        </table:table-row>
        <table:table-row table:style-name="ro5">
          <table:table-cell office:value-type="float" office:value="55001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369" table:style-name="ce46">
            <text:p><text:s text:c="3"/>369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385" table:style-name="ce46">
            <text:p><text:s text:c="3"/>385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373" table:style-name="ce46">
            <text:p><text:s text:c="3"/>373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183" table:style-name="ce46">
            <text:p><text:s text:c="3"/>183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274" table:style-name="ce46">
            <text:p><text:s text:c="3"/>274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212" table:style-name="ce46">
            <text:p><text:s text:c="3"/>212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206" table:style-name="ce46">
            <text:p><text:s text:c="3"/>206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170" table:style-name="ce46">
            <text:p><text:s text:c="3"/>170</text:p>
          </table:table-cell>
          <table:table-cell office:value-type="float" office:value="375" table:style-name="ce46">
            <text:p><text:s text:c="3"/>375</text:p>
          </table:table-cell>
          <table:table-cell office:value-type="float" office:value="137" table:style-name="ce46">
            <text:p><text:s text:c="3"/>137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148" table:style-name="ce46">
            <text:p><text:s text:c="3"/>148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318" table:style-name="ce46">
            <text:p><text:s text:c="3"/>318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524" table:style-name="ce46">
            <text:p><text:s text:c="2"/>1 524</text:p>
          </table:table-cell>
          <table:table-cell office:value-type="float" office:value="415" table:style-name="ce46">
            <text:p><text:s text:c="3"/>415</text:p>
          </table:table-cell>
          <table:table-cell office:value-type="float" office:value="3570" table:style-name="ce46">
            <text:p><text:s text:c="2"/>3 570</text:p>
          </table:table-cell>
          <table:table-cell office:value-type="float" office:value="244" table:style-name="ce46">
            <text:p><text:s text:c="3"/>244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263" table:style-name="ce46">
            <text:p><text:s text:c="3"/>2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141" table:style-name="ce46">
            <text:p><text:s text:c="3"/>141</text:p>
          </table:table-cell>
          <table:table-cell office:value-type="float" office:value="651" table:style-name="ce46">
            <text:p><text:s text:c="3"/>651</text:p>
          </table:table-cell>
          <table:table-cell office:value-type="float" office:value="1298" table:style-name="ce46">
            <text:p><text:s text:c="2"/>1 298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420" table:style-name="ce46">
            <text:p><text:s text:c="3"/>420</text:p>
          </table:table-cell>
          <table:table-cell office:value-type="float" office:value="374" table:style-name="ce46">
            <text:p><text:s text:c="3"/>374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183" table:style-name="ce46">
            <text:p><text:s text:c="3"/>183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2981" table:style-name="ce46">
            <text:p><text:s text:c="2"/>2 981</text:p>
          </table:table-cell>
          <table:table-cell office:value-type="float" office:value="348" table:style-name="ce46">
            <text:p><text:s text:c="3"/>348</text:p>
          </table:table-cell>
          <table:table-cell office:value-type="float" office:value="467" table:style-name="ce46">
            <text:p><text:s text:c="3"/>467</text:p>
          </table:table-cell>
          <table:table-cell office:value-type="float" office:value="470" table:style-name="ce46">
            <text:p><text:s text:c="3"/>4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7" table:style-name="ce46">
            <text:p><text:s text:c="3"/>187</text:p>
          </table:table-cell>
          <table:table-cell office:value-type="float" office:value="7615" table:style-name="ce46">
            <text:p><text:s text:c="2"/>7 6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783" table:style-name="ce46">
            <text:p><text:s text:c="2"/>26 783</text:p>
          </table:table-cell>
          <table:table-cell table:number-columns-repeated="16313"/>
        </table:table-row>
        <table:table-row table:style-name="ro5">
          <table:table-cell office:value-type="float" office:value="56001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97" table:style-name="ce46">
            <text:p><text:s text:c="3"/>1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63" table:style-name="ce46">
            <text:p><text:s text:c="3"/>263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318" table:style-name="ce46">
            <text:p><text:s text:c="3"/>318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276" table:style-name="ce46">
            <text:p><text:s text:c="3"/>27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8" table:style-name="ce46">
            <text:p><text:s text:c="3"/>118</text:p>
          </table:table-cell>
          <table:table-cell office:value-type="float" office:value="502" table:style-name="ce46">
            <text:p><text:s text:c="3"/>502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5" table:style-name="ce46">
            <text:p><text:s text:c="3"/>915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224" table:style-name="ce46">
            <text:p><text:s text:c="3"/>2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74" table:style-name="ce46">
            <text:p><text:s text:c="3"/>674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761" table:style-name="ce46">
            <text:p><text:s text:c="2"/>2 761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1403" table:style-name="ce46">
            <text:p><text:s text:c="2"/>1 40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22" table:style-name="ce46">
            <text:p><text:s text:c="3"/>2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76" table:style-name="ce46">
            <text:p><text:s text:c="2"/>1 276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9622" table:style-name="ce46">
            <text:p><text:s text:c="2"/>9 622</text:p>
          </table:table-cell>
          <table:table-cell office:value-type="float" office:value="1749" table:style-name="ce46">
            <text:p><text:s text:c="2"/>1 749</text:p>
          </table:table-cell>
          <table:table-cell office:value-type="float" office:value="221" table:style-name="ce46">
            <text:p><text:s text:c="3"/>221</text:p>
          </table:table-cell>
          <table:table-cell office:value-type="float" office:value="5226" table:style-name="ce46">
            <text:p><text:s text:c="2"/>5 226</text:p>
          </table:table-cell>
          <table:table-cell office:value-type="float" office:value="3634" table:style-name="ce46">
            <text:p><text:s text:c="2"/>3 634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7996" table:style-name="ce46">
            <text:p><text:s text:c="2"/>7 9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420" table:style-name="ce46">
            <text:p><text:s text:c="2"/>38 420</text:p>
          </table:table-cell>
          <table:table-cell table:number-columns-repeated="16313"/>
        </table:table-row>
        <table:table-row table:style-name="ro5">
          <table:table-cell office:value-type="float" office:value="58001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9" table:style-name="ce46">
            <text:p><text:s text:c="3"/>1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8" table:style-name="ce46">
            <text:p><text:s text:c="3"/>2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747" table:style-name="ce46">
            <text:p><text:s text:c="2"/>1 747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344" table:style-name="ce46">
            <text:p><text:s text:c="3"/>344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2780" table:style-name="ce46">
            <text:p><text:s text:c="2"/>2 78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88" table:style-name="ce46">
            <text:p><text:s text:c="3"/>788</text:p>
          </table:table-cell>
          <table:table-cell office:value-type="float" office:value="2998" table:style-name="ce46">
            <text:p><text:s text:c="2"/>2 998</text:p>
          </table:table-cell>
          <table:table-cell office:value-type="float" office:value="1774" table:style-name="ce46">
            <text:p><text:s text:c="2"/>1 774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4" table:style-name="ce46">
            <text:p><text:s text:c="3"/>1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889" table:style-name="ce46">
            <text:p><text:s text:c="2"/>11 889</text:p>
          </table:table-cell>
          <table:table-cell table:number-columns-repeated="16313"/>
        </table:table-row>
        <table:table-row table:style-name="ro5">
          <table:table-cell office:value-type="float" office:value="59801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4862" table:style-name="ce46">
            <text:p><text:s text:c="2"/>4 862</text:p>
          </table:table-cell>
          <table:table-cell office:value-type="float" office:value="4472" table:style-name="ce46">
            <text:p><text:s text:c="2"/>4 47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782" table:style-name="ce46">
            <text:p><text:s text:c="2"/>32 7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264" table:style-name="ce46">
            <text:p><text:s text:c="2"/>42 264</text:p>
          </table:table-cell>
          <table:table-cell table:number-columns-repeated="16313"/>
        </table:table-row>
        <table:table-row table:style-name="ro5">
          <table:table-cell office:value-type="float" office:value="61001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679" table:style-name="ce46">
            <text:p><text:s text:c="3"/>679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669" table:style-name="ce46">
            <text:p><text:s text:c="3"/>669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1260" table:style-name="ce46">
            <text:p><text:s text:c="2"/>1 260</text:p>
          </table:table-cell>
          <table:table-cell office:value-type="float" office:value="365" table:style-name="ce46">
            <text:p><text:s text:c="3"/>365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200" table:style-name="ce46">
            <text:p><text:s text:c="3"/>200</text:p>
          </table:table-cell>
          <table:table-cell office:value-type="float" office:value="552" table:style-name="ce46">
            <text:p><text:s text:c="3"/>552</text:p>
          </table:table-cell>
          <table:table-cell office:value-type="float" office:value="169" table:style-name="ce46">
            <text:p><text:s text:c="3"/>169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351" table:style-name="ce46">
            <text:p><text:s text:c="3"/>351</text:p>
          </table:table-cell>
          <table:table-cell office:value-type="float" office:value="310" table:style-name="ce46">
            <text:p><text:s text:c="3"/>310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258" table:style-name="ce46">
            <text:p><text:s text:c="3"/>258</text:p>
          </table:table-cell>
          <table:table-cell office:value-type="float" office:value="243" table:style-name="ce46">
            <text:p><text:s text:c="3"/>243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238" table:style-name="ce46">
            <text:p><text:s text:c="3"/>238</text:p>
          </table:table-cell>
          <table:table-cell office:value-type="float" office:value="289" table:style-name="ce46">
            <text:p><text:s text:c="3"/>289</text:p>
          </table:table-cell>
          <table:table-cell office:value-type="float" office:value="432" table:style-name="ce46">
            <text:p><text:s text:c="3"/>432</text:p>
          </table:table-cell>
          <table:table-cell office:value-type="float" office:value="158" table:style-name="ce46">
            <text:p><text:s text:c="3"/>158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347" table:style-name="ce46">
            <text:p><text:s text:c="3"/>347</text:p>
          </table:table-cell>
          <table:table-cell office:value-type="float" office:value="772" table:style-name="ce46">
            <text:p><text:s text:c="3"/>772</text:p>
          </table:table-cell>
          <table:table-cell office:value-type="float" office:value="432" table:style-name="ce46">
            <text:p><text:s text:c="3"/>432</text:p>
          </table:table-cell>
          <table:table-cell office:value-type="float" office:value="397" table:style-name="ce46">
            <text:p><text:s text:c="3"/>397</text:p>
          </table:table-cell>
          <table:table-cell office:value-type="float" office:value="1054" table:style-name="ce46">
            <text:p><text:s text:c="2"/>1 054</text:p>
          </table:table-cell>
          <table:table-cell office:value-type="float" office:value="929" table:style-name="ce46">
            <text:p><text:s text:c="3"/>929</text:p>
          </table:table-cell>
          <table:table-cell office:value-type="float" office:value="174" table:style-name="ce46">
            <text:p><text:s text:c="3"/>174</text:p>
          </table:table-cell>
          <table:table-cell office:value-type="float" office:value="437" table:style-name="ce46">
            <text:p><text:s text:c="3"/>437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489" table:style-name="ce46">
            <text:p><text:s text:c="3"/>489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1155" table:style-name="ce46">
            <text:p><text:s text:c="2"/>1 155</text:p>
          </table:table-cell>
          <table:table-cell office:value-type="float" office:value="1003" table:style-name="ce46">
            <text:p><text:s text:c="2"/>1 003</text:p>
          </table:table-cell>
          <table:table-cell office:value-type="float" office:value="6178" table:style-name="ce46">
            <text:p><text:s text:c="2"/>6 178</text:p>
          </table:table-cell>
          <table:table-cell office:value-type="float" office:value="819" table:style-name="ce46">
            <text:p><text:s text:c="3"/>819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775" table:style-name="ce46">
            <text:p><text:s text:c="3"/>775</text:p>
          </table:table-cell>
          <table:table-cell office:value-type="float" office:value="247" table:style-name="ce46">
            <text:p><text:s text:c="3"/>247</text:p>
          </table:table-cell>
          <table:table-cell office:value-type="float" office:value="614" table:style-name="ce46">
            <text:p><text:s text:c="3"/>614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317" table:style-name="ce46">
            <text:p><text:s text:c="3"/>317</text:p>
          </table:table-cell>
          <table:table-cell office:value-type="float" office:value="23063" table:style-name="ce46">
            <text:p><text:s text:c="2"/>23 063</text:p>
          </table:table-cell>
          <table:table-cell office:value-type="float" office:value="1467" table:style-name="ce46">
            <text:p><text:s text:c="2"/>1 467</text:p>
          </table:table-cell>
          <table:table-cell office:value-type="float" office:value="9353" table:style-name="ce46">
            <text:p><text:s text:c="2"/>9 353</text:p>
          </table:table-cell>
          <table:table-cell office:value-type="float" office:value="604" table:style-name="ce46">
            <text:p><text:s text:c="3"/>604</text:p>
          </table:table-cell>
          <table:table-cell office:value-type="float" office:value="2657" table:style-name="ce46">
            <text:p><text:s text:c="2"/>2 657</text:p>
          </table:table-cell>
          <table:table-cell office:value-type="float" office:value="373" table:style-name="ce46">
            <text:p><text:s text:c="3"/>373</text:p>
          </table:table-cell>
          <table:table-cell office:value-type="float" office:value="2645" table:style-name="ce46">
            <text:p><text:s text:c="2"/>2 645</text:p>
          </table:table-cell>
          <table:table-cell office:value-type="float" office:value="118" table:style-name="ce46">
            <text:p><text:s text:c="3"/>118</text:p>
          </table:table-cell>
          <table:table-cell office:value-type="float" office:value="1644" table:style-name="ce46">
            <text:p><text:s text:c="2"/>1 644</text:p>
          </table:table-cell>
          <table:table-cell office:value-type="float" office:value="257" table:style-name="ce46">
            <text:p><text:s text:c="3"/>257</text:p>
          </table:table-cell>
          <table:table-cell office:value-type="float" office:value="5765" table:style-name="ce46">
            <text:p><text:s text:c="2"/>5 765</text:p>
          </table:table-cell>
          <table:table-cell office:value-type="float" office:value="1025" table:style-name="ce46">
            <text:p><text:s text:c="2"/>1 025</text:p>
          </table:table-cell>
          <table:table-cell office:value-type="float" office:value="1329" table:style-name="ce46">
            <text:p><text:s text:c="2"/>1 329</text:p>
          </table:table-cell>
          <table:table-cell office:value-type="float" office:value="551" table:style-name="ce46">
            <text:p><text:s text:c="3"/>551</text:p>
          </table:table-cell>
          <table:table-cell office:value-type="float" office:value="1107" table:style-name="ce46">
            <text:p><text:s text:c="2"/>1 107</text:p>
          </table:table-cell>
          <table:table-cell office:value-type="float" office:value="249" table:style-name="ce46">
            <text:p><text:s text:c="3"/>249</text:p>
          </table:table-cell>
          <table:table-cell office:value-type="float" office:value="1504" table:style-name="ce46">
            <text:p><text:s text:c="2"/>1 5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338" table:style-name="ce46">
            <text:p><text:s text:c="2"/>77 338</text:p>
          </table:table-cell>
          <table:table-cell table:number-columns-repeated="16313"/>
        </table:table-row>
        <table:table-row table:style-name="ro5">
          <table:table-cell office:value-type="float" office:value="62801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161" table:style-name="ce47">
            <text:p><text:s text:c="3"/>161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426" table:style-name="ce47">
            <text:p><text:s text:c="3"/>426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741" table:style-name="ce47">
            <text:p><text:s text:c="3"/>741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62" table:style-name="ce47">
            <text:p><text:s text:c="3"/>16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03" table:style-name="ce47">
            <text:p><text:s text:c="3"/>303</text:p>
          </table:table-cell>
          <table:table-cell office:value-type="float" office:value="201" table:style-name="ce47">
            <text:p><text:s text:c="3"/>201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364" table:style-name="ce47">
            <text:p><text:s text:c="3"/>364</text:p>
          </table:table-cell>
          <table:table-cell office:value-type="float" office:value="118" table:style-name="ce47">
            <text:p><text:s text:c="3"/>118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145" table:style-name="ce47">
            <text:p><text:s text:c="3"/>145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173" table:style-name="ce47">
            <text:p><text:s text:c="3"/>173</text:p>
          </table:table-cell>
          <table:table-cell office:value-type="float" office:value="317" table:style-name="ce47">
            <text:p><text:s text:c="3"/>317</text:p>
          </table:table-cell>
          <table:table-cell office:value-type="float" office:value="146" table:style-name="ce47">
            <text:p><text:s text:c="3"/>146</text:p>
          </table:table-cell>
          <table:table-cell office:value-type="float" office:value="629" table:style-name="ce47">
            <text:p><text:s text:c="3"/>629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1376" table:style-name="ce47">
            <text:p><text:s text:c="2"/>1 376</text:p>
          </table:table-cell>
          <table:table-cell office:value-type="float" office:value="310" table:style-name="ce47">
            <text:p><text:s text:c="3"/>310</text:p>
          </table:table-cell>
          <table:table-cell office:value-type="float" office:value="423" table:style-name="ce47">
            <text:p><text:s text:c="3"/>423</text:p>
          </table:table-cell>
          <table:table-cell office:value-type="float" office:value="344" table:style-name="ce47">
            <text:p><text:s text:c="3"/>344</text:p>
          </table:table-cell>
          <table:table-cell office:value-type="float" office:value="7226" table:style-name="ce47">
            <text:p><text:s text:c="2"/>7 226</text:p>
          </table:table-cell>
          <table:table-cell office:value-type="float" office:value="747" table:style-name="ce47">
            <text:p><text:s text:c="3"/>747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729" table:style-name="ce47">
            <text:p><text:s text:c="3"/>729</text:p>
          </table:table-cell>
          <table:table-cell office:value-type="float" office:value="1098" table:style-name="ce47">
            <text:p><text:s text:c="2"/>1 098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485" table:style-name="ce47">
            <text:p><text:s text:c="3"/>485</text:p>
          </table:table-cell>
          <table:table-cell office:value-type="float" office:value="997" table:style-name="ce47">
            <text:p><text:s text:c="3"/>997</text:p>
          </table:table-cell>
          <table:table-cell office:value-type="float" office:value="2965" table:style-name="ce47">
            <text:p><text:s text:c="2"/>2 965</text:p>
          </table:table-cell>
          <table:table-cell office:value-type="float" office:value="8066" table:style-name="ce47">
            <text:p><text:s text:c="2"/>8 066</text:p>
          </table:table-cell>
          <table:table-cell office:value-type="float" office:value="15396" table:style-name="ce47">
            <text:p><text:s text:c="2"/>15 396</text:p>
          </table:table-cell>
          <table:table-cell office:value-type="float" office:value="326" table:style-name="ce47">
            <text:p><text:s text:c="3"/>326</text:p>
          </table:table-cell>
          <table:table-cell office:value-type="float" office:value="2465" table:style-name="ce47">
            <text:p><text:s text:c="2"/>2 465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4945" table:style-name="ce47">
            <text:p><text:s text:c="2"/>4 945</text:p>
          </table:table-cell>
          <table:table-cell office:value-type="float" office:value="336" table:style-name="ce47">
            <text:p><text:s text:c="3"/>336</text:p>
          </table:table-cell>
          <table:table-cell office:value-type="float" office:value="809" table:style-name="ce47">
            <text:p><text:s text:c="3"/>809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11192" table:style-name="ce47">
            <text:p><text:s text:c="2"/>11 192</text:p>
          </table:table-cell>
          <table:table-cell office:value-type="float" office:value="1466" table:style-name="ce47">
            <text:p><text:s text:c="2"/>1 466</text:p>
          </table:table-cell>
          <table:table-cell office:value-type="float" office:value="371" table:style-name="ce47">
            <text:p><text:s text:c="3"/>371</text:p>
          </table:table-cell>
          <table:table-cell office:value-type="float" office:value="2632" table:style-name="ce47">
            <text:p><text:s text:c="2"/>2 6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2" table:style-name="ce47">
            <text:p><text:s text:c="3"/>162</text:p>
          </table:table-cell>
          <table:table-cell office:value-type="float" office:value="1274" table:style-name="ce47">
            <text:p><text:s text:c="2"/>1 27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1275" table:style-name="ce47">
            <text:p><text:s text:c="2"/>71 275</text:p>
          </table:table-cell>
          <table:table-cell table:number-columns-repeated="16313"/>
        </table:table-row>
        <table:table-row table:style-name="ro5">
          <table:table-cell office:value-type="float" office:value="64801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6291" table:style-name="ce47">
            <text:p><text:s text:c="2"/>6 291</text:p>
          </table:table-cell>
          <table:table-cell office:value-type="float" office:value="2478" table:style-name="ce47">
            <text:p><text:s text:c="2"/>2 478</text:p>
          </table:table-cell>
          <table:table-cell office:value-type="float" office:value="573" table:style-name="ce47">
            <text:p><text:s text:c="3"/>573</text:p>
          </table:table-cell>
          <table:table-cell office:value-type="float" office:value="643" table:style-name="ce47">
            <text:p><text:s text:c="3"/>643</text:p>
          </table:table-cell>
          <table:table-cell office:value-type="float" office:value="4251" table:style-name="ce47">
            <text:p><text:s text:c="2"/>4 251</text:p>
          </table:table-cell>
          <table:table-cell office:value-type="float" office:value="1603" table:style-name="ce47">
            <text:p><text:s text:c="2"/>1 603</text:p>
          </table:table-cell>
          <table:table-cell office:value-type="float" office:value="575" table:style-name="ce47">
            <text:p><text:s text:c="3"/>575</text:p>
          </table:table-cell>
          <table:table-cell office:value-type="float" office:value="5678" table:style-name="ce47">
            <text:p><text:s text:c="2"/>5 678</text:p>
          </table:table-cell>
          <table:table-cell office:value-type="float" office:value="2030" table:style-name="ce47">
            <text:p><text:s text:c="2"/>2 030</text:p>
          </table:table-cell>
          <table:table-cell office:value-type="float" office:value="5584" table:style-name="ce47">
            <text:p><text:s text:c="2"/>5 584</text:p>
          </table:table-cell>
          <table:table-cell office:value-type="float" office:value="1584" table:style-name="ce47">
            <text:p><text:s text:c="2"/>1 584</text:p>
          </table:table-cell>
          <table:table-cell office:value-type="float" office:value="337" table:style-name="ce47">
            <text:p><text:s text:c="3"/>337</text:p>
          </table:table-cell>
          <table:table-cell office:value-type="float" office:value="863" table:style-name="ce47">
            <text:p><text:s text:c="3"/>863</text:p>
          </table:table-cell>
          <table:table-cell office:value-type="float" office:value="1200" table:style-name="ce47">
            <text:p><text:s text:c="2"/>1 200</text:p>
          </table:table-cell>
          <table:table-cell office:value-type="float" office:value="875" table:style-name="ce47">
            <text:p><text:s text:c="3"/>875</text:p>
          </table:table-cell>
          <table:table-cell office:value-type="float" office:value="569" table:style-name="ce47">
            <text:p><text:s text:c="3"/>569</text:p>
          </table:table-cell>
          <table:table-cell office:value-type="float" office:value="2487" table:style-name="ce47">
            <text:p><text:s text:c="2"/>2 487</text:p>
          </table:table-cell>
          <table:table-cell office:value-type="float" office:value="442" table:style-name="ce47">
            <text:p><text:s text:c="3"/>442</text:p>
          </table:table-cell>
          <table:table-cell office:value-type="float" office:value="3738" table:style-name="ce47">
            <text:p><text:s text:c="2"/>3 738</text:p>
          </table:table-cell>
          <table:table-cell office:value-type="float" office:value="1247" table:style-name="ce47">
            <text:p><text:s text:c="2"/>1 247</text:p>
          </table:table-cell>
          <table:table-cell office:value-type="float" office:value="4274" table:style-name="ce47">
            <text:p><text:s text:c="2"/>4 274</text:p>
          </table:table-cell>
          <table:table-cell office:value-type="float" office:value="1527" table:style-name="ce47">
            <text:p><text:s text:c="2"/>1 527</text:p>
          </table:table-cell>
          <table:table-cell office:value-type="float" office:value="931" table:style-name="ce47">
            <text:p><text:s text:c="3"/>931</text:p>
          </table:table-cell>
          <table:table-cell office:value-type="float" office:value="1133" table:style-name="ce47">
            <text:p><text:s text:c="2"/>1 133</text:p>
          </table:table-cell>
          <table:table-cell office:value-type="float" office:value="2022" table:style-name="ce47">
            <text:p><text:s text:c="2"/>2 022</text:p>
          </table:table-cell>
          <table:table-cell office:value-type="float" office:value="2137" table:style-name="ce47">
            <text:p><text:s text:c="2"/>2 137</text:p>
          </table:table-cell>
          <table:table-cell office:value-type="float" office:value="2484" table:style-name="ce47">
            <text:p><text:s text:c="2"/>2 484</text:p>
          </table:table-cell>
          <table:table-cell office:value-type="float" office:value="1330" table:style-name="ce47">
            <text:p><text:s text:c="2"/>1 330</text:p>
          </table:table-cell>
          <table:table-cell office:value-type="float" office:value="1849" table:style-name="ce47">
            <text:p><text:s text:c="2"/>1 849</text:p>
          </table:table-cell>
          <table:table-cell office:value-type="float" office:value="1662" table:style-name="ce47">
            <text:p><text:s text:c="2"/>1 662</text:p>
          </table:table-cell>
          <table:table-cell office:value-type="float" office:value="1629" table:style-name="ce47">
            <text:p><text:s text:c="2"/>1 629</text:p>
          </table:table-cell>
          <table:table-cell office:value-type="float" office:value="2260" table:style-name="ce47">
            <text:p><text:s text:c="2"/>2 260</text:p>
          </table:table-cell>
          <table:table-cell office:value-type="float" office:value="2603" table:style-name="ce47">
            <text:p><text:s text:c="2"/>2 603</text:p>
          </table:table-cell>
          <table:table-cell office:value-type="float" office:value="1202" table:style-name="ce47">
            <text:p><text:s text:c="2"/>1 202</text:p>
          </table:table-cell>
          <table:table-cell office:value-type="float" office:value="985" table:style-name="ce47">
            <text:p><text:s text:c="3"/>985</text:p>
          </table:table-cell>
          <table:table-cell office:value-type="float" office:value="1123" table:style-name="ce47">
            <text:p><text:s text:c="2"/>1 123</text:p>
          </table:table-cell>
          <table:table-cell office:value-type="float" office:value="705" table:style-name="ce47">
            <text:p><text:s text:c="3"/>705</text:p>
          </table:table-cell>
          <table:table-cell office:value-type="float" office:value="7451" table:style-name="ce47">
            <text:p><text:s text:c="2"/>7 451</text:p>
          </table:table-cell>
          <table:table-cell office:value-type="float" office:value="1550" table:style-name="ce47">
            <text:p><text:s text:c="2"/>1 550</text:p>
          </table:table-cell>
          <table:table-cell office:value-type="float" office:value="9934" table:style-name="ce47">
            <text:p><text:s text:c="2"/>9 934</text:p>
          </table:table-cell>
          <table:table-cell office:value-type="float" office:value="2833" table:style-name="ce47">
            <text:p><text:s text:c="2"/>2 833</text:p>
          </table:table-cell>
          <table:table-cell office:value-type="float" office:value="28745" table:style-name="ce47">
            <text:p><text:s text:c="2"/>28 745</text:p>
          </table:table-cell>
          <table:table-cell office:value-type="float" office:value="9425" table:style-name="ce47">
            <text:p><text:s text:c="2"/>9 425</text:p>
          </table:table-cell>
          <table:table-cell office:value-type="float" office:value="641" table:style-name="ce47">
            <text:p><text:s text:c="3"/>641</text:p>
          </table:table-cell>
          <table:table-cell office:value-type="float" office:value="1445" table:style-name="ce47">
            <text:p><text:s text:c="2"/>1 445</text:p>
          </table:table-cell>
          <table:table-cell office:value-type="float" office:value="3571" table:style-name="ce47">
            <text:p><text:s text:c="2"/>3 571</text:p>
          </table:table-cell>
          <table:table-cell office:value-type="float" office:value="624" table:style-name="ce47">
            <text:p><text:s text:c="3"/>624</text:p>
          </table:table-cell>
          <table:table-cell office:value-type="float" office:value="3355" table:style-name="ce47">
            <text:p><text:s text:c="2"/>3 355</text:p>
          </table:table-cell>
          <table:table-cell office:value-type="float" office:value="520" table:style-name="ce47">
            <text:p><text:s text:c="3"/>520</text:p>
          </table:table-cell>
          <table:table-cell office:value-type="float" office:value="1063" table:style-name="ce47">
            <text:p><text:s text:c="2"/>1 063</text:p>
          </table:table-cell>
          <table:table-cell office:value-type="float" office:value="7312" table:style-name="ce47">
            <text:p><text:s text:c="2"/>7 312</text:p>
          </table:table-cell>
          <table:table-cell office:value-type="float" office:value="2788" table:style-name="ce47">
            <text:p><text:s text:c="2"/>2 788</text:p>
          </table:table-cell>
          <table:table-cell office:value-type="float" office:value="78943" table:style-name="ce47">
            <text:p><text:s text:c="2"/>78 943</text:p>
          </table:table-cell>
          <table:table-cell office:value-type="float" office:value="25450" table:style-name="ce47">
            <text:p><text:s text:c="2"/>25 450</text:p>
          </table:table-cell>
          <table:table-cell office:value-type="float" office:value="5039" table:style-name="ce47">
            <text:p><text:s text:c="2"/>5 039</text:p>
          </table:table-cell>
          <table:table-cell office:value-type="float" office:value="1496" table:style-name="ce47">
            <text:p><text:s text:c="2"/>1 496</text:p>
          </table:table-cell>
          <table:table-cell office:value-type="float" office:value="977" table:style-name="ce47">
            <text:p><text:s text:c="3"/>977</text:p>
          </table:table-cell>
          <table:table-cell office:value-type="float" office:value="1316" table:style-name="ce47">
            <text:p><text:s text:c="2"/>1 316</text:p>
          </table:table-cell>
          <table:table-cell office:value-type="float" office:value="5647" table:style-name="ce47">
            <text:p><text:s text:c="2"/>5 647</text:p>
          </table:table-cell>
          <table:table-cell office:value-type="float" office:value="1174" table:style-name="ce47">
            <text:p><text:s text:c="2"/>1 174</text:p>
          </table:table-cell>
          <table:table-cell office:value-type="float" office:value="58795" table:style-name="ce47">
            <text:p><text:s text:c="2"/>58 795</text:p>
          </table:table-cell>
          <table:table-cell office:value-type="float" office:value="1100" table:style-name="ce47">
            <text:p><text:s text:c="2"/>1 100</text:p>
          </table:table-cell>
          <table:table-cell office:value-type="float" office:value="2251" table:style-name="ce47">
            <text:p><text:s text:c="2"/>2 251</text:p>
          </table:table-cell>
          <table:table-cell office:value-type="float" office:value="429" table:style-name="ce47">
            <text:p><text:s text:c="3"/>429</text:p>
          </table:table-cell>
          <table:table-cell office:value-type="float" office:value="5501" table:style-name="ce47">
            <text:p><text:s text:c="2"/>5 501</text:p>
          </table:table-cell>
          <table:table-cell office:value-type="float" office:value="813" table:style-name="ce47">
            <text:p><text:s text:c="3"/>813</text:p>
          </table:table-cell>
          <table:table-cell office:value-type="float" office:value="2450" table:style-name="ce47">
            <text:p><text:s text:c="2"/>2 45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5542" table:style-name="ce47">
            <text:p><text:s text:c="2"/>345 542</text:p>
          </table:table-cell>
          <table:table-cell table:number-columns-repeated="16313"/>
        </table:table-row>
        <table:table-row table:style-name="ro5">
          <table:table-cell office:value-type="float" office:value="68001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388" table:style-name="ce47">
            <text:p><text:s text:c="3"/>388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640" table:style-name="ce47">
            <text:p><text:s text:c="3"/>640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497" table:style-name="ce47">
            <text:p><text:s text:c="3"/>497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315" table:style-name="ce47">
            <text:p><text:s text:c="3"/>315</text:p>
          </table:table-cell>
          <table:table-cell office:value-type="float" office:value="382" table:style-name="ce47">
            <text:p><text:s text:c="3"/>382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160" table:style-name="ce47">
            <text:p><text:s text:c="3"/>160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188" table:style-name="ce47">
            <text:p><text:s text:c="3"/>188</text:p>
          </table:table-cell>
          <table:table-cell office:value-type="float" office:value="164" table:style-name="ce47">
            <text:p><text:s text:c="3"/>164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260" table:style-name="ce47">
            <text:p><text:s text:c="3"/>260</text:p>
          </table:table-cell>
          <table:table-cell office:value-type="float" office:value="379" table:style-name="ce47">
            <text:p><text:s text:c="3"/>379</text:p>
          </table:table-cell>
          <table:table-cell office:value-type="float" office:value="203" table:style-name="ce47">
            <text:p><text:s text:c="3"/>203</text:p>
          </table:table-cell>
          <table:table-cell office:value-type="float" office:value="254" table:style-name="ce47">
            <text:p><text:s text:c="3"/>254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50" table:style-name="ce47">
            <text:p><text:s text:c="3"/>250</text:p>
          </table:table-cell>
          <table:table-cell office:value-type="float" office:value="189" table:style-name="ce47">
            <text:p><text:s text:c="3"/>189</text:p>
          </table:table-cell>
          <table:table-cell office:value-type="float" office:value="123" table:style-name="ce47">
            <text:p><text:s text:c="3"/>123</text:p>
          </table:table-cell>
          <table:table-cell office:value-type="float" office:value="199" table:style-name="ce47">
            <text:p><text:s text:c="3"/>199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240" table:style-name="ce47">
            <text:p><text:s text:c="3"/>240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1340" table:style-name="ce47">
            <text:p><text:s text:c="2"/>1 340</text:p>
          </table:table-cell>
          <table:table-cell office:value-type="float" office:value="298" table:style-name="ce47">
            <text:p><text:s text:c="3"/>298</text:p>
          </table:table-cell>
          <table:table-cell office:value-type="float" office:value="1371" table:style-name="ce47">
            <text:p><text:s text:c="2"/>1 371</text:p>
          </table:table-cell>
          <table:table-cell office:value-type="float" office:value="3731" table:style-name="ce47">
            <text:p><text:s text:c="2"/>3 731</text:p>
          </table:table-cell>
          <table:table-cell office:value-type="float" office:value="37474" table:style-name="ce47">
            <text:p><text:s text:c="2"/>37 474</text:p>
          </table:table-cell>
          <table:table-cell office:value-type="float" office:value="1181" table:style-name="ce47">
            <text:p><text:s text:c="2"/>1 181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2638" table:style-name="ce47">
            <text:p><text:s text:c="2"/>2 638</text:p>
          </table:table-cell>
          <table:table-cell office:value-type="float" office:value="1268" table:style-name="ce47">
            <text:p><text:s text:c="2"/>1 268</text:p>
          </table:table-cell>
          <table:table-cell office:value-type="float" office:value="4950" table:style-name="ce47">
            <text:p><text:s text:c="2"/>4 950</text:p>
          </table:table-cell>
          <table:table-cell office:value-type="float" office:value="238" table:style-name="ce47">
            <text:p><text:s text:c="3"/>238</text:p>
          </table:table-cell>
          <table:table-cell office:value-type="float" office:value="476" table:style-name="ce47">
            <text:p><text:s text:c="3"/>476</text:p>
          </table:table-cell>
          <table:table-cell office:value-type="float" office:value="2597" table:style-name="ce47">
            <text:p><text:s text:c="2"/>2 597</text:p>
          </table:table-cell>
          <table:table-cell office:value-type="float" office:value="1688" table:style-name="ce47">
            <text:p><text:s text:c="2"/>1 688</text:p>
          </table:table-cell>
          <table:table-cell office:value-type="float" office:value="5703" table:style-name="ce47">
            <text:p><text:s text:c="2"/>5 703</text:p>
          </table:table-cell>
          <table:table-cell office:value-type="float" office:value="2181" table:style-name="ce47">
            <text:p><text:s text:c="2"/>2 181</text:p>
          </table:table-cell>
          <table:table-cell office:value-type="float" office:value="5338" table:style-name="ce47">
            <text:p><text:s text:c="2"/>5 338</text:p>
          </table:table-cell>
          <table:table-cell office:value-type="float" office:value="943" table:style-name="ce47">
            <text:p><text:s text:c="3"/>943</text:p>
          </table:table-cell>
          <table:table-cell office:value-type="float" office:value="1099" table:style-name="ce47">
            <text:p><text:s text:c="2"/>1 099</text:p>
          </table:table-cell>
          <table:table-cell office:value-type="float" office:value="1206" table:style-name="ce47">
            <text:p><text:s text:c="2"/>1 206</text:p>
          </table:table-cell>
          <table:table-cell office:value-type="float" office:value="3179" table:style-name="ce47">
            <text:p><text:s text:c="2"/>3 179</text:p>
          </table:table-cell>
          <table:table-cell office:value-type="float" office:value="250" table:style-name="ce47">
            <text:p><text:s text:c="3"/>250</text:p>
          </table:table-cell>
          <table:table-cell office:value-type="float" office:value="3285" table:style-name="ce47">
            <text:p><text:s text:c="2"/>3 285</text:p>
          </table:table-cell>
          <table:table-cell office:value-type="float" office:value="667" table:style-name="ce47">
            <text:p><text:s text:c="3"/>667</text:p>
          </table:table-cell>
          <table:table-cell office:value-type="float" office:value="4548" table:style-name="ce47">
            <text:p><text:s text:c="2"/>4 548</text:p>
          </table:table-cell>
          <table:table-cell office:value-type="float" office:value="494" table:style-name="ce47">
            <text:p><text:s text:c="3"/>494</text:p>
          </table:table-cell>
          <table:table-cell office:value-type="float" office:value="2206" table:style-name="ce47">
            <text:p><text:s text:c="2"/>2 206</text:p>
          </table:table-cell>
          <table:table-cell office:value-type="float" office:value="4144" table:style-name="ce47">
            <text:p><text:s text:c="2"/>4 144</text:p>
          </table:table-cell>
          <table:table-cell office:value-type="float" office:value="3068" table:style-name="ce47">
            <text:p><text:s text:c="2"/>3 06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3933" table:style-name="ce47">
            <text:p><text:s text:c="2"/>103 933</text:p>
          </table:table-cell>
          <table:table-cell table:number-columns-repeated="16313"/>
        </table:table-row>
        <table:table-row table:style-name="ro5">
          <table:table-cell office:value-type="float" office:value="68002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float" office:value="69801" table:style-name="ce52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591" table:style-name="ce47">
            <text:p><text:s text:c="3"/>591</text:p>
          </table:table-cell>
          <table:table-cell office:value-type="float" office:value="10060" table:style-name="ce47">
            <text:p><text:s text:c="2"/>10 060</text:p>
          </table:table-cell>
          <table:table-cell office:value-type="float" office:value="2125" table:style-name="ce47">
            <text:p><text:s text:c="2"/>2 125</text:p>
          </table:table-cell>
          <table:table-cell office:value-type="float" office:value="276" table:style-name="ce47">
            <text:p><text:s text:c="3"/>276</text:p>
          </table:table-cell>
          <table:table-cell office:value-type="float" office:value="4362" table:style-name="ce47">
            <text:p><text:s text:c="2"/>4 362</text:p>
          </table:table-cell>
          <table:table-cell office:value-type="float" office:value="787" table:style-name="ce47">
            <text:p><text:s text:c="3"/>787</text:p>
          </table:table-cell>
          <table:table-cell office:value-type="float" office:value="6950" table:style-name="ce47">
            <text:p><text:s text:c="2"/>6 950</text:p>
          </table:table-cell>
          <table:table-cell office:value-type="float" office:value="2074" table:style-name="ce47">
            <text:p><text:s text:c="2"/>2 074</text:p>
          </table:table-cell>
          <table:table-cell office:value-type="float" office:value="800" table:style-name="ce47">
            <text:p><text:s text:c="3"/>800</text:p>
          </table:table-cell>
          <table:table-cell office:value-type="float" office:value="386" table:style-name="ce47">
            <text:p><text:s text:c="3"/>386</text:p>
          </table:table-cell>
          <table:table-cell office:value-type="float" office:value="330" table:style-name="ce47">
            <text:p><text:s text:c="3"/>330</text:p>
          </table:table-cell>
          <table:table-cell office:value-type="float" office:value="206" table:style-name="ce47">
            <text:p><text:s text:c="3"/>206</text:p>
          </table:table-cell>
          <table:table-cell office:value-type="float" office:value="281" table:style-name="ce47">
            <text:p><text:s text:c="3"/>281</text:p>
          </table:table-cell>
          <table:table-cell office:value-type="float" office:value="1904" table:style-name="ce47">
            <text:p><text:s text:c="2"/>1 904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5302" table:style-name="ce47">
            <text:p><text:s text:c="2"/>5 302</text:p>
          </table:table-cell>
          <table:table-cell office:value-type="float" office:value="519" table:style-name="ce47">
            <text:p><text:s text:c="3"/>519</text:p>
          </table:table-cell>
          <table:table-cell office:value-type="float" office:value="3669" table:style-name="ce47">
            <text:p><text:s text:c="2"/>3 669</text:p>
          </table:table-cell>
          <table:table-cell office:value-type="float" office:value="3744" table:style-name="ce47">
            <text:p><text:s text:c="2"/>3 744</text:p>
          </table:table-cell>
          <table:table-cell office:value-type="float" office:value="1473" table:style-name="ce47">
            <text:p><text:s text:c="2"/>1 473</text:p>
          </table:table-cell>
          <table:table-cell office:value-type="float" office:value="4166" table:style-name="ce47">
            <text:p><text:s text:c="2"/>4 166</text:p>
          </table:table-cell>
          <table:table-cell office:value-type="float" office:value="1808" table:style-name="ce47">
            <text:p><text:s text:c="2"/>1 808</text:p>
          </table:table-cell>
          <table:table-cell office:value-type="float" office:value="2204" table:style-name="ce47">
            <text:p><text:s text:c="2"/>2 204</text:p>
          </table:table-cell>
          <table:table-cell office:value-type="float" office:value="1747" table:style-name="ce47">
            <text:p><text:s text:c="2"/>1 747</text:p>
          </table:table-cell>
          <table:table-cell office:value-type="float" office:value="533" table:style-name="ce47">
            <text:p><text:s text:c="3"/>533</text:p>
          </table:table-cell>
          <table:table-cell office:value-type="float" office:value="748" table:style-name="ce47">
            <text:p><text:s text:c="3"/>748</text:p>
          </table:table-cell>
          <table:table-cell office:value-type="float" office:value="2586" table:style-name="ce47">
            <text:p><text:s text:c="2"/>2 586</text:p>
          </table:table-cell>
          <table:table-cell office:value-type="float" office:value="2410" table:style-name="ce47">
            <text:p><text:s text:c="2"/>2 410</text:p>
          </table:table-cell>
          <table:table-cell office:value-type="float" office:value="2091" table:style-name="ce47">
            <text:p><text:s text:c="2"/>2 091</text:p>
          </table:table-cell>
          <table:table-cell office:value-type="float" office:value="2409" table:style-name="ce47">
            <text:p><text:s text:c="2"/>2 409</text:p>
          </table:table-cell>
          <table:table-cell office:value-type="float" office:value="958" table:style-name="ce47">
            <text:p><text:s text:c="3"/>958</text:p>
          </table:table-cell>
          <table:table-cell office:value-type="float" office:value="316" table:style-name="ce47">
            <text:p><text:s text:c="3"/>316</text:p>
          </table:table-cell>
          <table:table-cell office:value-type="float" office:value="391" table:style-name="ce47">
            <text:p><text:s text:c="3"/>391</text:p>
          </table:table-cell>
          <table:table-cell office:value-type="float" office:value="674" table:style-name="ce47">
            <text:p><text:s text:c="3"/>674</text:p>
          </table:table-cell>
          <table:table-cell office:value-type="float" office:value="1340" table:style-name="ce47">
            <text:p><text:s text:c="2"/>1 340</text:p>
          </table:table-cell>
          <table:table-cell office:value-type="float" office:value="1277" table:style-name="ce47">
            <text:p><text:s text:c="2"/>1 277</text:p>
          </table:table-cell>
          <table:table-cell office:value-type="float" office:value="4480" table:style-name="ce47">
            <text:p><text:s text:c="2"/>4 480</text:p>
          </table:table-cell>
          <table:table-cell office:value-type="float" office:value="5942" table:style-name="ce47">
            <text:p><text:s text:c="2"/>5 942</text:p>
          </table:table-cell>
          <table:table-cell office:value-type="float" office:value="24719" table:style-name="ce47">
            <text:p><text:s text:c="2"/>24 719</text:p>
          </table:table-cell>
          <table:table-cell office:value-type="float" office:value="2290" table:style-name="ce47">
            <text:p><text:s text:c="2"/>2 290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506" table:style-name="ce47">
            <text:p><text:s text:c="3"/>506</text:p>
          </table:table-cell>
          <table:table-cell office:value-type="float" office:value="1890" table:style-name="ce47">
            <text:p><text:s text:c="2"/>1 890</text:p>
          </table:table-cell>
          <table:table-cell office:value-type="float" office:value="266" table:style-name="ce47">
            <text:p><text:s text:c="3"/>266</text:p>
          </table:table-cell>
          <table:table-cell office:value-type="float" office:value="963" table:style-name="ce47">
            <text:p><text:s text:c="3"/>963</text:p>
          </table:table-cell>
          <table:table-cell office:value-type="float" office:value="498" table:style-name="ce47">
            <text:p><text:s text:c="3"/>498</text:p>
          </table:table-cell>
          <table:table-cell office:value-type="float" office:value="2796" table:style-name="ce47">
            <text:p><text:s text:c="2"/>2 796</text:p>
          </table:table-cell>
          <table:table-cell office:value-type="float" office:value="3427" table:style-name="ce47">
            <text:p><text:s text:c="2"/>3 427</text:p>
          </table:table-cell>
          <table:table-cell office:value-type="float" office:value="3203" table:style-name="ce47">
            <text:p><text:s text:c="2"/>3 203</text:p>
          </table:table-cell>
          <table:table-cell office:value-type="float" office:value="16365" table:style-name="ce47">
            <text:p><text:s text:c="2"/>16 365</text:p>
          </table:table-cell>
          <table:table-cell office:value-type="float" office:value="2333" table:style-name="ce47">
            <text:p><text:s text:c="2"/>2 333</text:p>
          </table:table-cell>
          <table:table-cell office:value-type="float" office:value="18354" table:style-name="ce47">
            <text:p><text:s text:c="2"/>18 354</text:p>
          </table:table-cell>
          <table:table-cell office:value-type="float" office:value="4676" table:style-name="ce47">
            <text:p><text:s text:c="2"/>4 676</text:p>
          </table:table-cell>
          <table:table-cell office:value-type="float" office:value="382" table:style-name="ce47">
            <text:p><text:s text:c="3"/>382</text:p>
          </table:table-cell>
          <table:table-cell office:value-type="float" office:value="882" table:style-name="ce47">
            <text:p><text:s text:c="3"/>882</text:p>
          </table:table-cell>
          <table:table-cell office:value-type="float" office:value="3854" table:style-name="ce47">
            <text:p><text:s text:c="2"/>3 854</text:p>
          </table:table-cell>
          <table:table-cell office:value-type="float" office:value="1329" table:style-name="ce47">
            <text:p><text:s text:c="2"/>1 329</text:p>
          </table:table-cell>
          <table:table-cell office:value-type="float" office:value="4667" table:style-name="ce47">
            <text:p><text:s text:c="2"/>4 667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2215" table:style-name="ce47">
            <text:p><text:s text:c="2"/>2 215</text:p>
          </table:table-cell>
          <table:table-cell office:value-type="float" office:value="348" table:style-name="ce47">
            <text:p><text:s text:c="3"/>348</text:p>
          </table:table-cell>
          <table:table-cell office:value-type="float" office:value="2381" table:style-name="ce47">
            <text:p><text:s text:c="2"/>2 381</text:p>
          </table:table-cell>
          <table:table-cell office:value-type="float" office:value="1177" table:style-name="ce47">
            <text:p><text:s text:c="2"/>1 177</text:p>
          </table:table-cell>
          <table:table-cell office:value-type="float" office:value="3138" table:style-name="ce47">
            <text:p><text:s text:c="2"/>3 1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5007" table:style-name="ce47">
            <text:p><text:s text:c="2"/>185 007</text:p>
          </table:table-cell>
          <table:table-cell table:number-columns-repeated="16313"/>
        </table:table-row>
        <table:table-row table:style-name="ro5">
          <table:table-cell office:value-type="float" office:value="71801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250" table:style-name="ce46">
            <text:p><text:s text:c="3"/>250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221" table:style-name="ce46">
            <text:p><text:s text:c="3"/>221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8" table:style-name="ce46">
            <text:p><text:s text:c="3"/>1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3" table:style-name="ce46">
            <text:p><text:s text:c="3"/>6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69" table:style-name="ce46">
            <text:p><text:s text:c="2"/>3 069</text:p>
          </table:table-cell>
          <table:table-cell table:number-columns-repeated="16313"/>
        </table:table-row>
        <table:table-row table:style-name="ro5">
          <table:table-cell office:value-type="float" office:value="71802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755" table:style-name="ce46">
            <text:p><text:s text:c="3"/>755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2136" table:style-name="ce46">
            <text:p><text:s text:c="2"/>2 136</text:p>
          </table:table-cell>
          <table:table-cell office:value-type="float" office:value="325" table:style-name="ce46">
            <text:p><text:s text:c="3"/>325</text:p>
          </table:table-cell>
          <table:table-cell office:value-type="float" office:value="165" table:style-name="ce46">
            <text:p><text:s text:c="3"/>165</text:p>
          </table:table-cell>
          <table:table-cell office:value-type="float" office:value="1301" table:style-name="ce46">
            <text:p><text:s text:c="2"/>1 301</text:p>
          </table:table-cell>
          <table:table-cell office:value-type="float" office:value="356" table:style-name="ce46">
            <text:p><text:s text:c="3"/>356</text:p>
          </table:table-cell>
          <table:table-cell office:value-type="float" office:value="1241" table:style-name="ce46">
            <text:p><text:s text:c="2"/>1 241</text:p>
          </table:table-cell>
          <table:table-cell office:value-type="float" office:value="251" table:style-name="ce46">
            <text:p><text:s text:c="3"/>251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209" table:style-name="ce46">
            <text:p><text:s text:c="3"/>209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587" table:style-name="ce46">
            <text:p><text:s text:c="3"/>587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299" table:style-name="ce46">
            <text:p><text:s text:c="3"/>299</text:p>
          </table:table-cell>
          <table:table-cell office:value-type="float" office:value="799" table:style-name="ce46">
            <text:p><text:s text:c="3"/>799</text:p>
          </table:table-cell>
          <table:table-cell office:value-type="float" office:value="680" table:style-name="ce46">
            <text:p><text:s text:c="3"/>680</text:p>
          </table:table-cell>
          <table:table-cell office:value-type="float" office:value="469" table:style-name="ce46">
            <text:p><text:s text:c="3"/>469</text:p>
          </table:table-cell>
          <table:table-cell office:value-type="float" office:value="1099" table:style-name="ce46">
            <text:p><text:s text:c="2"/>1 099</text:p>
          </table:table-cell>
          <table:table-cell office:value-type="float" office:value="938" table:style-name="ce46">
            <text:p><text:s text:c="3"/>938</text:p>
          </table:table-cell>
          <table:table-cell office:value-type="float" office:value="657" table:style-name="ce46">
            <text:p><text:s text:c="3"/>657</text:p>
          </table:table-cell>
          <table:table-cell office:value-type="float" office:value="427" table:style-name="ce46">
            <text:p><text:s text:c="3"/>427</text:p>
          </table:table-cell>
          <table:table-cell office:value-type="float" office:value="317" table:style-name="ce46">
            <text:p><text:s text:c="3"/>317</text:p>
          </table:table-cell>
          <table:table-cell office:value-type="float" office:value="482" table:style-name="ce46">
            <text:p><text:s text:c="3"/>482</text:p>
          </table:table-cell>
          <table:table-cell office:value-type="float" office:value="781" table:style-name="ce46">
            <text:p><text:s text:c="3"/>781</text:p>
          </table:table-cell>
          <table:table-cell office:value-type="float" office:value="445" table:style-name="ce46">
            <text:p><text:s text:c="3"/>445</text:p>
          </table:table-cell>
          <table:table-cell office:value-type="float" office:value="1709" table:style-name="ce46">
            <text:p><text:s text:c="2"/>1 709</text:p>
          </table:table-cell>
          <table:table-cell office:value-type="float" office:value="1788" table:style-name="ce46">
            <text:p><text:s text:c="2"/>1 788</text:p>
          </table:table-cell>
          <table:table-cell office:value-type="float" office:value="633" table:style-name="ce46">
            <text:p><text:s text:c="3"/>633</text:p>
          </table:table-cell>
          <table:table-cell office:value-type="float" office:value="240" table:style-name="ce46">
            <text:p><text:s text:c="3"/>240</text:p>
          </table:table-cell>
          <table:table-cell office:value-type="float" office:value="300" table:style-name="ce46">
            <text:p><text:s text:c="3"/>300</text:p>
          </table:table-cell>
          <table:table-cell office:value-type="float" office:value="242" table:style-name="ce46">
            <text:p><text:s text:c="3"/>242</text:p>
          </table:table-cell>
          <table:table-cell office:value-type="float" office:value="4259" table:style-name="ce46">
            <text:p><text:s text:c="2"/>4 259</text:p>
          </table:table-cell>
          <table:table-cell office:value-type="float" office:value="569" table:style-name="ce46">
            <text:p><text:s text:c="3"/>569</text:p>
          </table:table-cell>
          <table:table-cell office:value-type="float" office:value="4002" table:style-name="ce46">
            <text:p><text:s text:c="2"/>4 002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1693" table:style-name="ce46">
            <text:p><text:s text:c="2"/>1 693</text:p>
          </table:table-cell>
          <table:table-cell office:value-type="float" office:value="446" table:style-name="ce46">
            <text:p><text:s text:c="3"/>446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11" table:style-name="ce46">
            <text:p><text:s text:c="2"/>5 311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20" table:style-name="ce46">
            <text:p><text:s text:c="3"/>420</text:p>
          </table:table-cell>
          <table:table-cell office:value-type="float" office:value="804" table:style-name="ce46">
            <text:p><text:s text:c="3"/>804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32" table:style-name="ce46">
            <text:p><text:s text:c="2"/>3 6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25" table:style-name="ce46">
            <text:p><text:s text:c="2"/>5 625</text:p>
          </table:table-cell>
          <table:table-cell office:value-type="float" office:value="2264" table:style-name="ce46">
            <text:p><text:s text:c="2"/>2 264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2033" table:style-name="ce46">
            <text:p><text:s text:c="2"/>2 0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755" table:style-name="ce46">
            <text:p><text:s text:c="2"/>51 755</text:p>
          </table:table-cell>
          <table:table-cell table:number-columns-repeated="16313"/>
        </table:table-row>
        <table:table-row table:style-name="ro5">
          <table:table-cell office:value-type="float" office:value="73801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497" table:style-name="ce46">
            <text:p><text:s text:c="3"/>497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717" table:style-name="ce46">
            <text:p><text:s text:c="3"/>717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725" table:style-name="ce46">
            <text:p><text:s text:c="2"/>2 725</text:p>
          </table:table-cell>
          <table:table-cell office:value-type="float" office:value="204" table:style-name="ce46">
            <text:p><text:s text:c="3"/>204</text:p>
          </table:table-cell>
          <table:table-cell office:value-type="float" office:value="4190" table:style-name="ce46">
            <text:p><text:s text:c="2"/>4 190</text:p>
          </table:table-cell>
          <table:table-cell office:value-type="float" office:value="6290" table:style-name="ce46">
            <text:p><text:s text:c="2"/>6 290</text:p>
          </table:table-cell>
          <table:table-cell office:value-type="float" office:value="285" table:style-name="ce46">
            <text:p><text:s text:c="3"/>285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512" table:style-name="ce46">
            <text:p><text:s text:c="3"/>512</text:p>
          </table:table-cell>
          <table:table-cell office:value-type="float" office:value="1075" table:style-name="ce46">
            <text:p><text:s text:c="2"/>1 075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668" table:style-name="ce46">
            <text:p><text:s text:c="3"/>668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226" table:style-name="ce46">
            <text:p><text:s text:c="3"/>226</text:p>
          </table:table-cell>
          <table:table-cell office:value-type="float" office:value="122" table:style-name="ce46">
            <text:p><text:s text:c="3"/>122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605" table:style-name="ce46">
            <text:p><text:s text:c="3"/>605</text:p>
          </table:table-cell>
          <table:table-cell office:value-type="float" office:value="1529" table:style-name="ce46">
            <text:p><text:s text:c="2"/>1 529</text:p>
          </table:table-cell>
          <table:table-cell office:value-type="float" office:value="2492" table:style-name="ce46">
            <text:p><text:s text:c="2"/>2 492</text:p>
          </table:table-cell>
          <table:table-cell office:value-type="float" office:value="579" table:style-name="ce46">
            <text:p><text:s text:c="3"/>579</text:p>
          </table:table-cell>
          <table:table-cell office:value-type="float" office:value="344" table:style-name="ce46">
            <text:p><text:s text:c="3"/>344</text:p>
          </table:table-cell>
          <table:table-cell office:value-type="float" office:value="252" table:style-name="ce46">
            <text:p><text:s text:c="3"/>252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587" table:style-name="ce46">
            <text:p><text:s text:c="3"/>587</text:p>
          </table:table-cell>
          <table:table-cell office:value-type="float" office:value="1804" table:style-name="ce46">
            <text:p><text:s text:c="2"/>1 804</text:p>
          </table:table-cell>
          <table:table-cell office:value-type="float" office:value="850" table:style-name="ce46">
            <text:p><text:s text:c="3"/>850</text:p>
          </table:table-cell>
          <table:table-cell office:value-type="float" office:value="538" table:style-name="ce46">
            <text:p><text:s text:c="3"/>538</text:p>
          </table:table-cell>
          <table:table-cell office:value-type="float" office:value="4739" table:style-name="ce46">
            <text:p><text:s text:c="2"/>4 739</text:p>
          </table:table-cell>
          <table:table-cell office:value-type="float" office:value="152" table:style-name="ce46">
            <text:p><text:s text:c="3"/>152</text:p>
          </table:table-cell>
          <table:table-cell office:value-type="float" office:value="351" table:style-name="ce46">
            <text:p><text:s text:c="3"/>351</text:p>
          </table:table-cell>
          <table:table-cell office:value-type="float" office:value="530" table:style-name="ce46">
            <text:p><text:s text:c="3"/>530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4635" table:style-name="ce46">
            <text:p><text:s text:c="2"/>4 635</text:p>
          </table:table-cell>
          <table:table-cell office:value-type="float" office:value="243" table:style-name="ce46">
            <text:p><text:s text:c="3"/>243</text:p>
          </table:table-cell>
          <table:table-cell office:value-type="float" office:value="2150" table:style-name="ce46">
            <text:p><text:s text:c="2"/>2 150</text:p>
          </table:table-cell>
          <table:table-cell office:value-type="float" office:value="2873" table:style-name="ce46">
            <text:p><text:s text:c="2"/>2 873</text:p>
          </table:table-cell>
          <table:table-cell office:value-type="float" office:value="20882" table:style-name="ce46">
            <text:p><text:s text:c="2"/>20 882</text:p>
          </table:table-cell>
          <table:table-cell office:value-type="float" office:value="805" table:style-name="ce46">
            <text:p><text:s text:c="3"/>805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285" table:style-name="ce46">
            <text:p><text:s text:c="3"/>285</text:p>
          </table:table-cell>
          <table:table-cell office:value-type="float" office:value="1445" table:style-name="ce46">
            <text:p><text:s text:c="2"/>1 445</text:p>
          </table:table-cell>
          <table:table-cell office:value-type="float" office:value="420" table:style-name="ce46">
            <text:p><text:s text:c="3"/>420</text:p>
          </table:table-cell>
          <table:table-cell office:value-type="float" office:value="882" table:style-name="ce46">
            <text:p><text:s text:c="3"/>882</text:p>
          </table:table-cell>
          <table:table-cell office:value-type="float" office:value="1060" table:style-name="ce46">
            <text:p><text:s text:c="2"/>1 060</text:p>
          </table:table-cell>
          <table:table-cell office:value-type="float" office:value="2512" table:style-name="ce46">
            <text:p><text:s text:c="2"/>2 512</text:p>
          </table:table-cell>
          <table:table-cell office:value-type="float" office:value="4607" table:style-name="ce46">
            <text:p><text:s text:c="2"/>4 607</text:p>
          </table:table-cell>
          <table:table-cell office:value-type="float" office:value="2115" table:style-name="ce46">
            <text:p><text:s text:c="2"/>2 115</text:p>
          </table:table-cell>
          <table:table-cell office:value-type="float" office:value="13248" table:style-name="ce46">
            <text:p><text:s text:c="2"/>13 248</text:p>
          </table:table-cell>
          <table:table-cell office:value-type="float" office:value="1109" table:style-name="ce46">
            <text:p><text:s text:c="2"/>1 109</text:p>
          </table:table-cell>
          <table:table-cell office:value-type="float" office:value="5616" table:style-name="ce46">
            <text:p><text:s text:c="2"/>5 616</text:p>
          </table:table-cell>
          <table:table-cell office:value-type="float" office:value="512" table:style-name="ce46">
            <text:p><text:s text:c="3"/>512</text:p>
          </table:table-cell>
          <table:table-cell office:value-type="float" office:value="2085" table:style-name="ce46">
            <text:p><text:s text:c="2"/>2 085</text:p>
          </table:table-cell>
          <table:table-cell office:value-type="float" office:value="1217" table:style-name="ce46">
            <text:p><text:s text:c="2"/>1 217</text:p>
          </table:table-cell>
          <table:table-cell office:value-type="float" office:value="1874" table:style-name="ce46">
            <text:p><text:s text:c="2"/>1 874</text:p>
          </table:table-cell>
          <table:table-cell office:value-type="float" office:value="215" table:style-name="ce46">
            <text:p><text:s text:c="3"/>215</text:p>
          </table:table-cell>
          <table:table-cell office:value-type="float" office:value="4538" table:style-name="ce46">
            <text:p><text:s text:c="2"/>4 538</text:p>
          </table:table-cell>
          <table:table-cell office:value-type="float" office:value="819" table:style-name="ce46">
            <text:p><text:s text:c="3"/>819</text:p>
          </table:table-cell>
          <table:table-cell office:value-type="float" office:value="3254" table:style-name="ce46">
            <text:p><text:s text:c="2"/>3 254</text:p>
          </table:table-cell>
          <table:table-cell office:value-type="float" office:value="1322" table:style-name="ce46">
            <text:p><text:s text:c="2"/>1 322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1970" table:style-name="ce46">
            <text:p><text:s text:c="2"/>1 970</text:p>
          </table:table-cell>
          <table:table-cell office:value-type="float" office:value="1842" table:style-name="ce46">
            <text:p><text:s text:c="2"/>1 8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8227" table:style-name="ce46">
            <text:p><text:s text:c="2"/>118 227</text:p>
          </table:table-cell>
          <table:table-cell table:number-columns-repeated="16313"/>
        </table:table-row>
        <table:table-row table:style-name="ro5">
          <table:table-cell office:value-type="float" office:value="77001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501" table:style-name="ce46">
            <text:p><text:s text:c="3"/>501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270" table:style-name="ce46">
            <text:p><text:s text:c="3"/>270</text:p>
          </table:table-cell>
          <table:table-cell office:value-type="float" office:value="15081" table:style-name="ce46">
            <text:p><text:s text:c="2"/>15 081</text:p>
          </table:table-cell>
          <table:table-cell office:value-type="float" office:value="1644" table:style-name="ce46">
            <text:p><text:s text:c="2"/>1 644</text:p>
          </table:table-cell>
          <table:table-cell office:value-type="float" office:value="377" table:style-name="ce46">
            <text:p><text:s text:c="3"/>377</text:p>
          </table:table-cell>
          <table:table-cell office:value-type="float" office:value="517" table:style-name="ce46">
            <text:p><text:s text:c="3"/>517</text:p>
          </table:table-cell>
          <table:table-cell office:value-type="float" office:value="528" table:style-name="ce46">
            <text:p><text:s text:c="3"/>528</text:p>
          </table:table-cell>
          <table:table-cell office:value-type="float" office:value="1758" table:style-name="ce46">
            <text:p><text:s text:c="2"/>1 758</text:p>
          </table:table-cell>
          <table:table-cell office:value-type="float" office:value="603" table:style-name="ce46">
            <text:p><text:s text:c="3"/>603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186" table:style-name="ce46">
            <text:p><text:s text:c="3"/>186</text:p>
          </table:table-cell>
          <table:table-cell office:value-type="float" office:value="1077" table:style-name="ce46">
            <text:p><text:s text:c="2"/>1 077</text:p>
          </table:table-cell>
          <table:table-cell office:value-type="float" office:value="203" table:style-name="ce46">
            <text:p><text:s text:c="3"/>203</text:p>
          </table:table-cell>
          <table:table-cell office:value-type="float" office:value="609" table:style-name="ce46">
            <text:p><text:s text:c="3"/>609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614" table:style-name="ce46">
            <text:p><text:s text:c="3"/>614</text:p>
          </table:table-cell>
          <table:table-cell office:value-type="float" office:value="716" table:style-name="ce46">
            <text:p><text:s text:c="3"/>716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296" table:style-name="ce46">
            <text:p><text:s text:c="3"/>296</text:p>
          </table:table-cell>
          <table:table-cell office:value-type="float" office:value="883" table:style-name="ce46">
            <text:p><text:s text:c="3"/>883</text:p>
          </table:table-cell>
          <table:table-cell office:value-type="float" office:value="509" table:style-name="ce46">
            <text:p><text:s text:c="3"/>509</text:p>
          </table:table-cell>
          <table:table-cell office:value-type="float" office:value="635" table:style-name="ce46">
            <text:p><text:s text:c="3"/>635</text:p>
          </table:table-cell>
          <table:table-cell office:value-type="float" office:value="320" table:style-name="ce46">
            <text:p><text:s text:c="3"/>320</text:p>
          </table:table-cell>
          <table:table-cell office:value-type="float" office:value="1008" table:style-name="ce46">
            <text:p><text:s text:c="2"/>1 008</text:p>
          </table:table-cell>
          <table:table-cell office:value-type="float" office:value="822" table:style-name="ce46">
            <text:p><text:s text:c="3"/>822</text:p>
          </table:table-cell>
          <table:table-cell office:value-type="float" office:value="341" table:style-name="ce46">
            <text:p><text:s text:c="3"/>341</text:p>
          </table:table-cell>
          <table:table-cell office:value-type="float" office:value="889" table:style-name="ce46">
            <text:p><text:s text:c="3"/>889</text:p>
          </table:table-cell>
          <table:table-cell office:value-type="float" office:value="2311" table:style-name="ce46">
            <text:p><text:s text:c="2"/>2 311</text:p>
          </table:table-cell>
          <table:table-cell office:value-type="float" office:value="685" table:style-name="ce46">
            <text:p><text:s text:c="3"/>685</text:p>
          </table:table-cell>
          <table:table-cell office:value-type="float" office:value="812" table:style-name="ce46">
            <text:p><text:s text:c="3"/>812</text:p>
          </table:table-cell>
          <table:table-cell office:value-type="float" office:value="338" table:style-name="ce46">
            <text:p><text:s text:c="3"/>338</text:p>
          </table:table-cell>
          <table:table-cell office:value-type="float" office:value="539" table:style-name="ce46">
            <text:p><text:s text:c="3"/>539</text:p>
          </table:table-cell>
          <table:table-cell office:value-type="float" office:value="1363" table:style-name="ce46">
            <text:p><text:s text:c="2"/>1 363</text:p>
          </table:table-cell>
          <table:table-cell office:value-type="float" office:value="2050" table:style-name="ce46">
            <text:p><text:s text:c="2"/>2 050</text:p>
          </table:table-cell>
          <table:table-cell office:value-type="float" office:value="5910" table:style-name="ce46">
            <text:p><text:s text:c="2"/>5 910</text:p>
          </table:table-cell>
          <table:table-cell office:value-type="float" office:value="1031" table:style-name="ce46">
            <text:p><text:s text:c="2"/>1 031</text:p>
          </table:table-cell>
          <table:table-cell office:value-type="float" office:value="11533" table:style-name="ce46">
            <text:p><text:s text:c="2"/>11 533</text:p>
          </table:table-cell>
          <table:table-cell office:value-type="float" office:value="5528" table:style-name="ce46">
            <text:p><text:s text:c="2"/>5 528</text:p>
          </table:table-cell>
          <table:table-cell office:value-type="float" office:value="1431" table:style-name="ce46">
            <text:p><text:s text:c="2"/>1 431</text:p>
          </table:table-cell>
          <table:table-cell office:value-type="float" office:value="4301" table:style-name="ce46">
            <text:p><text:s text:c="2"/>4 301</text:p>
          </table:table-cell>
          <table:table-cell office:value-type="float" office:value="2837" table:style-name="ce46">
            <text:p><text:s text:c="2"/>2 837</text:p>
          </table:table-cell>
          <table:table-cell office:value-type="float" office:value="210" table:style-name="ce46">
            <text:p><text:s text:c="3"/>210</text:p>
          </table:table-cell>
          <table:table-cell office:value-type="float" office:value="1669" table:style-name="ce46">
            <text:p><text:s text:c="2"/>1 669</text:p>
          </table:table-cell>
          <table:table-cell office:value-type="float" office:value="1090" table:style-name="ce46">
            <text:p><text:s text:c="2"/>1 090</text:p>
          </table:table-cell>
          <table:table-cell office:value-type="float" office:value="1772" table:style-name="ce46">
            <text:p><text:s text:c="2"/>1 772</text:p>
          </table:table-cell>
          <table:table-cell office:value-type="float" office:value="7356" table:style-name="ce46">
            <text:p><text:s text:c="2"/>7 356</text:p>
          </table:table-cell>
          <table:table-cell office:value-type="float" office:value="4010" table:style-name="ce46">
            <text:p><text:s text:c="2"/>4 010</text:p>
          </table:table-cell>
          <table:table-cell office:value-type="float" office:value="2233" table:style-name="ce46">
            <text:p><text:s text:c="2"/>2 233</text:p>
          </table:table-cell>
          <table:table-cell office:value-type="float" office:value="315" table:style-name="ce46">
            <text:p><text:s text:c="3"/>315</text:p>
          </table:table-cell>
          <table:table-cell office:value-type="float" office:value="1073" table:style-name="ce46">
            <text:p><text:s text:c="2"/>1 073</text:p>
          </table:table-cell>
          <table:table-cell office:value-type="float" office:value="1359" table:style-name="ce46">
            <text:p><text:s text:c="2"/>1 359</text:p>
          </table:table-cell>
          <table:table-cell office:value-type="float" office:value="360" table:style-name="ce46">
            <text:p><text:s text:c="3"/>360</text:p>
          </table:table-cell>
          <table:table-cell office:value-type="float" office:value="2293" table:style-name="ce46">
            <text:p><text:s text:c="2"/>2 293</text:p>
          </table:table-cell>
          <table:table-cell office:value-type="float" office:value="1458" table:style-name="ce46">
            <text:p><text:s text:c="2"/>1 458</text:p>
          </table:table-cell>
          <table:table-cell office:value-type="float" office:value="416" table:style-name="ce46">
            <text:p><text:s text:c="3"/>416</text:p>
          </table:table-cell>
          <table:table-cell office:value-type="float" office:value="4524" table:style-name="ce46">
            <text:p><text:s text:c="2"/>4 524</text:p>
          </table:table-cell>
          <table:table-cell office:value-type="float" office:value="2356" table:style-name="ce46">
            <text:p><text:s text:c="2"/>2 356</text:p>
          </table:table-cell>
          <table:table-cell office:value-type="float" office:value="3562" table:style-name="ce46">
            <text:p><text:s text:c="2"/>3 562</text:p>
          </table:table-cell>
          <table:table-cell office:value-type="float" office:value="2322" table:style-name="ce46">
            <text:p><text:s text:c="2"/>2 322</text:p>
          </table:table-cell>
          <table:table-cell office:value-type="float" office:value="1145" table:style-name="ce46">
            <text:p><text:s text:c="2"/>1 145</text:p>
          </table:table-cell>
          <table:table-cell office:value-type="float" office:value="745" table:style-name="ce46">
            <text:p><text:s text:c="3"/>745</text:p>
          </table:table-cell>
          <table:table-cell office:value-type="float" office:value="314" table:style-name="ce46">
            <text:p><text:s text:c="3"/>3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2467" table:style-name="ce46">
            <text:p><text:s text:c="2"/>112 467</text:p>
          </table:table-cell>
          <table:table-cell table:number-columns-repeated="16313"/>
        </table:table-row>
        <table:table-row table:style-name="ro5">
          <table:table-cell office:value-type="float" office:value="78801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577" table:style-name="ce46">
            <text:p><text:s text:c="3"/>577</text:p>
          </table:table-cell>
          <table:table-cell office:value-type="float" office:value="158" table:style-name="ce46">
            <text:p><text:s text:c="3"/>158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435" table:style-name="ce46">
            <text:p><text:s text:c="3"/>435</text:p>
          </table:table-cell>
          <table:table-cell office:value-type="float" office:value="328" table:style-name="ce46">
            <text:p><text:s text:c="3"/>328</text:p>
          </table:table-cell>
          <table:table-cell office:value-type="float" office:value="528" table:style-name="ce46">
            <text:p><text:s text:c="3"/>528</text:p>
          </table:table-cell>
          <table:table-cell office:value-type="float" office:value="210" table:style-name="ce46">
            <text:p><text:s text:c="3"/>21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596" table:style-name="ce46">
            <text:p><text:s text:c="3"/>596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196" table:style-name="ce46">
            <text:p><text:s text:c="3"/>196</text:p>
          </table:table-cell>
          <table:table-cell office:value-type="float" office:value="445" table:style-name="ce46">
            <text:p><text:s text:c="3"/>445</text:p>
          </table:table-cell>
          <table:table-cell office:value-type="float" office:value="256" table:style-name="ce46">
            <text:p><text:s text:c="3"/>256</text:p>
          </table:table-cell>
          <table:table-cell office:value-type="float" office:value="625" table:style-name="ce46">
            <text:p><text:s text:c="3"/>625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458" table:style-name="ce46">
            <text:p><text:s text:c="3"/>458</text:p>
          </table:table-cell>
          <table:table-cell office:value-type="float" office:value="583" table:style-name="ce46">
            <text:p><text:s text:c="3"/>583</text:p>
          </table:table-cell>
          <table:table-cell office:value-type="float" office:value="196" table:style-name="ce46">
            <text:p><text:s text:c="3"/>196</text:p>
          </table:table-cell>
          <table:table-cell office:value-type="float" office:value="222" table:style-name="ce46">
            <text:p><text:s text:c="3"/>222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217" table:style-name="ce46">
            <text:p><text:s text:c="3"/>217</text:p>
          </table:table-cell>
          <table:table-cell office:value-type="float" office:value="172" table:style-name="ce46">
            <text:p><text:s text:c="3"/>172</text:p>
          </table:table-cell>
          <table:table-cell office:value-type="float" office:value="230" table:style-name="ce46">
            <text:p><text:s text:c="3"/>230</text:p>
          </table:table-cell>
          <table:table-cell office:value-type="float" office:value="408" table:style-name="ce46">
            <text:p><text:s text:c="3"/>408</text:p>
          </table:table-cell>
          <table:table-cell office:value-type="float" office:value="893" table:style-name="ce46">
            <text:p><text:s text:c="3"/>893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174" table:style-name="ce46">
            <text:p><text:s text:c="3"/>174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1054" table:style-name="ce46">
            <text:p><text:s text:c="2"/>1 054</text:p>
          </table:table-cell>
          <table:table-cell office:value-type="float" office:value="299" table:style-name="ce46">
            <text:p><text:s text:c="3"/>299</text:p>
          </table:table-cell>
          <table:table-cell office:value-type="float" office:value="1327" table:style-name="ce46">
            <text:p><text:s text:c="2"/>1 327</text:p>
          </table:table-cell>
          <table:table-cell office:value-type="float" office:value="862" table:style-name="ce46">
            <text:p><text:s text:c="3"/>862</text:p>
          </table:table-cell>
          <table:table-cell office:value-type="float" office:value="8543" table:style-name="ce46">
            <text:p><text:s text:c="2"/>8 543</text:p>
          </table:table-cell>
          <table:table-cell office:value-type="float" office:value="1021" table:style-name="ce46">
            <text:p><text:s text:c="2"/>1 021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467" table:style-name="ce46">
            <text:p><text:s text:c="3"/>467</text:p>
          </table:table-cell>
          <table:table-cell office:value-type="float" office:value="1854" table:style-name="ce46">
            <text:p><text:s text:c="2"/>1 854</text:p>
          </table:table-cell>
          <table:table-cell office:value-type="float" office:value="259" table:style-name="ce46">
            <text:p><text:s text:c="3"/>259</text:p>
          </table:table-cell>
          <table:table-cell office:value-type="float" office:value="1093" table:style-name="ce46">
            <text:p><text:s text:c="2"/>1 093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725" table:style-name="ce46">
            <text:p><text:s text:c="3"/>725</text:p>
          </table:table-cell>
          <table:table-cell office:value-type="float" office:value="1587" table:style-name="ce46">
            <text:p><text:s text:c="2"/>1 587</text:p>
          </table:table-cell>
          <table:table-cell office:value-type="float" office:value="1612" table:style-name="ce46">
            <text:p><text:s text:c="2"/>1 612</text:p>
          </table:table-cell>
          <table:table-cell office:value-type="float" office:value="3713" table:style-name="ce46">
            <text:p><text:s text:c="2"/>3 713</text:p>
          </table:table-cell>
          <table:table-cell office:value-type="float" office:value="923" table:style-name="ce46">
            <text:p><text:s text:c="3"/>923</text:p>
          </table:table-cell>
          <table:table-cell office:value-type="float" office:value="2021" table:style-name="ce46">
            <text:p><text:s text:c="2"/>2 021</text:p>
          </table:table-cell>
          <table:table-cell office:value-type="float" office:value="231" table:style-name="ce46">
            <text:p><text:s text:c="3"/>231</text:p>
          </table:table-cell>
          <table:table-cell office:value-type="float" office:value="224" table:style-name="ce46">
            <text:p><text:s text:c="3"/>224</text:p>
          </table:table-cell>
          <table:table-cell office:value-type="float" office:value="205" table:style-name="ce46">
            <text:p><text:s text:c="3"/>205</text:p>
          </table:table-cell>
          <table:table-cell office:value-type="float" office:value="3461" table:style-name="ce46">
            <text:p><text:s text:c="2"/>3 461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7069" table:style-name="ce46">
            <text:p><text:s text:c="2"/>7 069</text:p>
          </table:table-cell>
          <table:table-cell office:value-type="float" office:value="4553" table:style-name="ce46">
            <text:p><text:s text:c="2"/>4 553</text:p>
          </table:table-cell>
          <table:table-cell office:value-type="float" office:value="1886" table:style-name="ce46">
            <text:p><text:s text:c="2"/>1 886</text:p>
          </table:table-cell>
          <table:table-cell office:value-type="float" office:value="2933" table:style-name="ce46">
            <text:p><text:s text:c="2"/>2 933</text:p>
          </table:table-cell>
          <table:table-cell office:value-type="float" office:value="2255" table:style-name="ce46">
            <text:p><text:s text:c="2"/>2 255</text:p>
          </table:table-cell>
          <table:table-cell office:value-type="float" office:value="694" table:style-name="ce46">
            <text:p><text:s text:c="3"/>694</text:p>
          </table:table-cell>
          <table:table-cell office:value-type="float" office:value="1852" table:style-name="ce46">
            <text:p><text:s text:c="2"/>1 8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840" table:style-name="ce46">
            <text:p><text:s text:c="2"/>61 840</text:p>
          </table:table-cell>
          <table:table-cell table:number-columns-repeated="16313"/>
        </table:table-row>
        <table:table-row table:style-name="ro5">
          <table:table-cell office:value-type="float" office:value="78802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432" table:style-name="ce47">
            <text:p><text:s text:c="3"/>432</text:p>
          </table:table-cell>
          <table:table-cell office:value-type="float" office:value="260" table:style-name="ce47">
            <text:p><text:s text:c="3"/>260</text:p>
          </table:table-cell>
          <table:table-cell office:value-type="float" office:value="249" table:style-name="ce47">
            <text:p><text:s text:c="3"/>249</text:p>
          </table:table-cell>
          <table:table-cell office:value-type="float" office:value="145" table:style-name="ce47">
            <text:p><text:s text:c="3"/>145</text:p>
          </table:table-cell>
          <table:table-cell office:value-type="float" office:value="331" table:style-name="ce47">
            <text:p><text:s text:c="3"/>331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696" table:style-name="ce47">
            <text:p><text:s text:c="3"/>696</text:p>
          </table:table-cell>
          <table:table-cell office:value-type="float" office:value="813" table:style-name="ce47">
            <text:p><text:s text:c="3"/>813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123" table:style-name="ce47">
            <text:p><text:s text:c="3"/>123</text:p>
          </table:table-cell>
          <table:table-cell office:value-type="float" office:value="136" table:style-name="ce47">
            <text:p><text:s text:c="3"/>136</text:p>
          </table:table-cell>
          <table:table-cell office:value-type="float" office:value="189" table:style-name="ce47">
            <text:p><text:s text:c="3"/>189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251" table:style-name="ce47">
            <text:p><text:s text:c="3"/>251</text:p>
          </table:table-cell>
          <table:table-cell office:value-type="float" office:value="222" table:style-name="ce47">
            <text:p><text:s text:c="3"/>222</text:p>
          </table:table-cell>
          <table:table-cell office:value-type="float" office:value="207" table:style-name="ce47">
            <text:p><text:s text:c="3"/>207</text:p>
          </table:table-cell>
          <table:table-cell office:value-type="float" office:value="761" table:style-name="ce47">
            <text:p><text:s text:c="3"/>761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605" table:style-name="ce47">
            <text:p><text:s text:c="3"/>605</text:p>
          </table:table-cell>
          <table:table-cell office:value-type="float" office:value="263" table:style-name="ce47">
            <text:p><text:s text:c="3"/>263</text:p>
          </table:table-cell>
          <table:table-cell office:value-type="float" office:value="419" table:style-name="ce47">
            <text:p><text:s text:c="3"/>419</text:p>
          </table:table-cell>
          <table:table-cell office:value-type="float" office:value="444" table:style-name="ce47">
            <text:p><text:s text:c="3"/>444</text:p>
          </table:table-cell>
          <table:table-cell office:value-type="float" office:value="719" table:style-name="ce47">
            <text:p><text:s text:c="3"/>719</text:p>
          </table:table-cell>
          <table:table-cell office:value-type="float" office:value="457" table:style-name="ce47">
            <text:p><text:s text:c="3"/>457</text:p>
          </table:table-cell>
          <table:table-cell office:value-type="float" office:value="1283" table:style-name="ce47">
            <text:p><text:s text:c="2"/>1 283</text:p>
          </table:table-cell>
          <table:table-cell office:value-type="float" office:value="372" table:style-name="ce47">
            <text:p><text:s text:c="3"/>372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107" table:style-name="ce47">
            <text:p><text:s text:c="3"/>107</text:p>
          </table:table-cell>
          <table:table-cell office:value-type="float" office:value="324" table:style-name="ce47">
            <text:p><text:s text:c="3"/>324</text:p>
          </table:table-cell>
          <table:table-cell office:value-type="float" office:value="2286" table:style-name="ce47">
            <text:p><text:s text:c="2"/>2 286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835" table:style-name="ce47">
            <text:p><text:s text:c="3"/>835</text:p>
          </table:table-cell>
          <table:table-cell office:value-type="float" office:value="872" table:style-name="ce47">
            <text:p><text:s text:c="3"/>872</text:p>
          </table:table-cell>
          <table:table-cell office:value-type="float" office:value="19366" table:style-name="ce47">
            <text:p><text:s text:c="2"/>19 366</text:p>
          </table:table-cell>
          <table:table-cell office:value-type="float" office:value="842" table:style-name="ce47">
            <text:p><text:s text:c="3"/>842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566" table:style-name="ce47">
            <text:p><text:s text:c="3"/>566</text:p>
          </table:table-cell>
          <table:table-cell office:value-type="float" office:value="1040" table:style-name="ce47">
            <text:p><text:s text:c="2"/>1 040</text:p>
          </table:table-cell>
          <table:table-cell office:value-type="float" office:value="633" table:style-name="ce47">
            <text:p><text:s text:c="3"/>633</text:p>
          </table:table-cell>
          <table:table-cell office:value-type="float" office:value="625" table:style-name="ce47">
            <text:p><text:s text:c="3"/>625</text:p>
          </table:table-cell>
          <table:table-cell office:value-type="float" office:value="168" table:style-name="ce47">
            <text:p><text:s text:c="3"/>168</text:p>
          </table:table-cell>
          <table:table-cell office:value-type="float" office:value="210" table:style-name="ce47">
            <text:p><text:s text:c="3"/>210</text:p>
          </table:table-cell>
          <table:table-cell office:value-type="float" office:value="16440" table:style-name="ce47">
            <text:p><text:s text:c="2"/>16 440</text:p>
          </table:table-cell>
          <table:table-cell office:value-type="float" office:value="4110" table:style-name="ce47">
            <text:p><text:s text:c="2"/>4 110</text:p>
          </table:table-cell>
          <table:table-cell office:value-type="float" office:value="16812" table:style-name="ce47">
            <text:p><text:s text:c="2"/>16 812</text:p>
          </table:table-cell>
          <table:table-cell office:value-type="float" office:value="387" table:style-name="ce47">
            <text:p><text:s text:c="3"/>387</text:p>
          </table:table-cell>
          <table:table-cell office:value-type="float" office:value="2053" table:style-name="ce47">
            <text:p><text:s text:c="2"/>2 053</text:p>
          </table:table-cell>
          <table:table-cell office:value-type="float" office:value="355" table:style-name="ce47">
            <text:p><text:s text:c="3"/>355</text:p>
          </table:table-cell>
          <table:table-cell office:value-type="float" office:value="380" table:style-name="ce47">
            <text:p><text:s text:c="3"/>380</text:p>
          </table:table-cell>
          <table:table-cell office:value-type="float" office:value="403" table:style-name="ce47">
            <text:p><text:s text:c="3"/>403</text:p>
          </table:table-cell>
          <table:table-cell office:value-type="float" office:value="2107" table:style-name="ce47">
            <text:p><text:s text:c="2"/>2 107</text:p>
          </table:table-cell>
          <table:table-cell office:value-type="float" office:value="281" table:style-name="ce47">
            <text:p><text:s text:c="3"/>281</text:p>
          </table:table-cell>
          <table:table-cell office:value-type="float" office:value="18297" table:style-name="ce47">
            <text:p><text:s text:c="2"/>18 297</text:p>
          </table:table-cell>
          <table:table-cell office:value-type="float" office:value="6749" table:style-name="ce47">
            <text:p><text:s text:c="2"/>6 749</text:p>
          </table:table-cell>
          <table:table-cell office:value-type="float" office:value="1763" table:style-name="ce47">
            <text:p><text:s text:c="2"/>1 763</text:p>
          </table:table-cell>
          <table:table-cell office:value-type="float" office:value="7746" table:style-name="ce47">
            <text:p><text:s text:c="2"/>7 746</text:p>
          </table:table-cell>
          <table:table-cell office:value-type="float" office:value="1402" table:style-name="ce47">
            <text:p><text:s text:c="2"/>1 402</text:p>
          </table:table-cell>
          <table:table-cell office:value-type="float" office:value="431" table:style-name="ce47">
            <text:p><text:s text:c="3"/>431</text:p>
          </table:table-cell>
          <table:table-cell office:value-type="float" office:value="3928" table:style-name="ce47">
            <text:p><text:s text:c="2"/>3 9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1692" table:style-name="ce47">
            <text:p><text:s text:c="2"/>121 692</text:p>
          </table:table-cell>
          <table:table-cell table:number-columns-repeated="16313"/>
        </table:table-row>
        <table:table-row table:style-name="ro5">
          <table:table-cell office:value-type="float" office:value="80001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323" table:style-name="ce47">
            <text:p><text:s text:c="3"/>323</text:p>
          </table:table-cell>
          <table:table-cell office:value-type="float" office:value="112" table:style-name="ce47">
            <text:p><text:s text:c="3"/>112</text:p>
          </table:table-cell>
          <table:table-cell office:value-type="float" office:value="282" table:style-name="ce47">
            <text:p><text:s text:c="3"/>282</text:p>
          </table:table-cell>
          <table:table-cell office:value-type="float" office:value="118" table:style-name="ce47">
            <text:p><text:s text:c="3"/>118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398" table:style-name="ce47">
            <text:p><text:s text:c="3"/>398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28" table:style-name="ce47">
            <text:p><text:s text:c="3"/>228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225" table:style-name="ce47">
            <text:p><text:s text:c="3"/>225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428" table:style-name="ce47">
            <text:p><text:s text:c="3"/>428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183" table:style-name="ce47">
            <text:p><text:s text:c="3"/>183</text:p>
          </table:table-cell>
          <table:table-cell office:value-type="float" office:value="138" table:style-name="ce47">
            <text:p><text:s text:c="3"/>138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224" table:style-name="ce47">
            <text:p><text:s text:c="3"/>224</text:p>
          </table:table-cell>
          <table:table-cell office:value-type="float" office:value="508" table:style-name="ce47">
            <text:p><text:s text:c="3"/>508</text:p>
          </table:table-cell>
          <table:table-cell office:value-type="float" office:value="209" table:style-name="ce47">
            <text:p><text:s text:c="3"/>209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185" table:style-name="ce47">
            <text:p><text:s text:c="3"/>185</text:p>
          </table:table-cell>
          <table:table-cell office:value-type="float" office:value="354" table:style-name="ce47">
            <text:p><text:s text:c="3"/>354</text:p>
          </table:table-cell>
          <table:table-cell office:value-type="float" office:value="477" table:style-name="ce47">
            <text:p><text:s text:c="3"/>477</text:p>
          </table:table-cell>
          <table:table-cell office:value-type="float" office:value="642" table:style-name="ce47">
            <text:p><text:s text:c="3"/>642</text:p>
          </table:table-cell>
          <table:table-cell office:value-type="float" office:value="597" table:style-name="ce47">
            <text:p><text:s text:c="3"/>597</text:p>
          </table:table-cell>
          <table:table-cell office:value-type="float" office:value="4640" table:style-name="ce47">
            <text:p><text:s text:c="2"/>4 640</text:p>
          </table:table-cell>
          <table:table-cell office:value-type="float" office:value="1318" table:style-name="ce47">
            <text:p><text:s text:c="2"/>1 318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203" table:style-name="ce47">
            <text:p><text:s text:c="3"/>203</text:p>
          </table:table-cell>
          <table:table-cell office:value-type="float" office:value="2714" table:style-name="ce47">
            <text:p><text:s text:c="2"/>2 714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540" table:style-name="ce47">
            <text:p><text:s text:c="3"/>540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283" table:style-name="ce47">
            <text:p><text:s text:c="3"/>283</text:p>
          </table:table-cell>
          <table:table-cell office:value-type="float" office:value="670" table:style-name="ce47">
            <text:p><text:s text:c="3"/>670</text:p>
          </table:table-cell>
          <table:table-cell office:value-type="float" office:value="470" table:style-name="ce47">
            <text:p><text:s text:c="3"/>470</text:p>
          </table:table-cell>
          <table:table-cell office:value-type="float" office:value="5237" table:style-name="ce47">
            <text:p><text:s text:c="2"/>5 237</text:p>
          </table:table-cell>
          <table:table-cell office:value-type="float" office:value="187" table:style-name="ce47">
            <text:p><text:s text:c="3"/>187</text:p>
          </table:table-cell>
          <table:table-cell office:value-type="float" office:value="850" table:style-name="ce47">
            <text:p><text:s text:c="3"/>85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76" table:style-name="ce47">
            <text:p><text:s text:c="3"/>176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649" table:style-name="ce47">
            <text:p><text:s text:c="3"/>649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7282" table:style-name="ce47">
            <text:p><text:s text:c="2"/>7 282</text:p>
          </table:table-cell>
          <table:table-cell office:value-type="float" office:value="3138" table:style-name="ce47">
            <text:p><text:s text:c="2"/>3 138</text:p>
          </table:table-cell>
          <table:table-cell office:value-type="float" office:value="1386" table:style-name="ce47">
            <text:p><text:s text:c="2"/>1 386</text:p>
          </table:table-cell>
          <table:table-cell office:value-type="float" office:value="1412" table:style-name="ce47">
            <text:p><text:s text:c="2"/>1 4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7" table:style-name="ce47">
            <text:p><text:s text:c="3"/>15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628" table:style-name="ce47">
            <text:p><text:s text:c="2"/>38 628</text:p>
          </table:table-cell>
          <table:table-cell table:number-columns-repeated="16313"/>
        </table:table-row>
        <table:table-row table:style-name="ro5">
          <table:table-cell office:value-type="float" office:value="84001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float" office:value="84002" table:style-name="ce52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float" office:value="85911" table:style-name="ce52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float" office:value="85921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37" table:style-name="ce46">
            <text:p><text:s text:c="3"/>13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738" table:style-name="ce46">
            <text:p><text:s text:c="3"/>738</text:p>
          </table:table-cell>
          <table:table-cell office:value-type="float" office:value="968" table:style-name="ce46">
            <text:p><text:s text:c="3"/>968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259" table:style-name="ce46">
            <text:p><text:s text:c="3"/>25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88" table:style-name="ce46">
            <text:p><text:s text:c="2"/>1 7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23" table:style-name="ce46">
            <text:p><text:s text:c="2"/>2 823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561" table:style-name="ce46">
            <text:p><text:s text:c="3"/>561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1532" table:style-name="ce46">
            <text:p><text:s text:c="2"/>1 532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419" table:style-name="ce46">
            <text:p><text:s text:c="3"/>419</text:p>
          </table:table-cell>
          <table:table-cell office:value-type="float" office:value="549" table:style-name="ce46">
            <text:p><text:s text:c="3"/>5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3" table:style-name="ce46">
            <text:p><text:s text:c="3"/>5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2" table:style-name="ce46">
            <text:p><text:s text:c="3"/>3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007" table:style-name="ce46">
            <text:p><text:s text:c="2"/>12 007</text:p>
          </table:table-cell>
          <table:table-cell table:number-columns-repeated="16313"/>
        </table:table-row>
        <table:table-row table:style-name="ro5">
          <table:table-cell office:value-type="float" office:value="86911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table:number-columns-repeated="16313"/>
        </table:table-row>
        <table:table-row table:style-name="ro5">
          <table:table-cell office:value-type="float" office:value="86921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21932" table:style-name="ce46">
            <text:p><text:s text:c="2"/>21 9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014" table:style-name="ce46">
            <text:p><text:s text:c="2"/>22 014</text:p>
          </table:table-cell>
          <table:table-cell table:number-columns-repeated="16313"/>
        </table:table-row>
        <table:table-row table:style-name="ro5">
          <table:table-cell office:value-type="float" office:value="90801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71" table:style-name="ce46">
            <text:p><text:s text:c="2"/>2 471</text:p>
          </table:table-cell>
          <table:table-cell office:value-type="float" office:value="398" table:style-name="ce46">
            <text:p><text:s text:c="3"/>3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3" table:style-name="ce46">
            <text:p><text:s text:c="3"/>713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3" table:style-name="ce46">
            <text:p><text:s text:c="3"/>823</text:p>
          </table:table-cell>
          <table:table-cell office:value-type="float" office:value="1270" table:style-name="ce46">
            <text:p><text:s text:c="2"/>1 2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30" table:style-name="ce46">
            <text:p><text:s text:c="2"/>5 930</text:p>
          </table:table-cell>
          <table:table-cell table:number-columns-repeated="16313"/>
        </table:table-row>
        <table:table-row table:style-name="ro5">
          <table:table-cell office:value-type="float" office:value="94801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503" table:style-name="ce46">
            <text:p><text:s text:c="3"/>503</text:p>
          </table:table-cell>
          <table:table-cell office:value-type="float" office:value="171" table:style-name="ce46">
            <text:p><text:s text:c="3"/>171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200" table:style-name="ce46">
            <text:p><text:s text:c="3"/>200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172" table:style-name="ce46">
            <text:p><text:s text:c="3"/>172</text:p>
          </table:table-cell>
          <table:table-cell office:value-type="float" office:value="197" table:style-name="ce46">
            <text:p><text:s text:c="3"/>197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973" table:style-name="ce46">
            <text:p><text:s text:c="3"/>973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94" table:style-name="ce46">
            <text:p><text:s text:c="2"/>5 494</text:p>
          </table:table-cell>
          <table:table-cell table:number-columns-repeated="16313"/>
        </table:table-row>
        <table:table-row table:style-name="ro5">
          <table:table-cell office:value-type="float" office:value="94802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213" table:style-name="ce47">
            <text:p><text:s text:c="3"/>213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717" table:style-name="ce47">
            <text:p><text:s text:c="3"/>7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8" table:style-name="ce47">
            <text:p><text:s text:c="3"/>138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2739" table:style-name="ce47">
            <text:p><text:s text:c="2"/>2 739</text:p>
          </table:table-cell>
          <table:table-cell office:value-type="float" office:value="360" table:style-name="ce47">
            <text:p><text:s text:c="3"/>36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3795" table:style-name="ce47">
            <text:p><text:s text:c="2"/>3 795</text:p>
          </table:table-cell>
          <table:table-cell office:value-type="float" office:value="1232" table:style-name="ce47">
            <text:p><text:s text:c="2"/>1 232</text:p>
          </table:table-cell>
          <table:table-cell office:value-type="float" office:value="1422" table:style-name="ce47">
            <text:p><text:s text:c="2"/>1 422</text:p>
          </table:table-cell>
          <table:table-cell office:value-type="float" office:value="112" table:style-name="ce47">
            <text:p><text:s text:c="3"/>112</text:p>
          </table:table-cell>
          <table:table-cell office:value-type="float" office:value="423" table:style-name="ce47">
            <text:p><text:s text:c="3"/>423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1068" table:style-name="ce47">
            <text:p><text:s text:c="2"/>1 068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731" table:style-name="ce47">
            <text:p><text:s text:c="3"/>731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517" table:style-name="ce47">
            <text:p><text:s text:c="3"/>517</text:p>
          </table:table-cell>
          <table:table-cell office:value-type="float" office:value="355" table:style-name="ce47">
            <text:p><text:s text:c="3"/>355</text:p>
          </table:table-cell>
          <table:table-cell office:value-type="float" office:value="715" table:style-name="ce47">
            <text:p><text:s text:c="3"/>715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41" table:style-name="ce47">
            <text:p><text:s text:c="3"/>1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779" table:style-name="ce47">
            <text:p><text:s text:c="2"/>15 779</text:p>
          </table:table-cell>
          <table:table-cell table:number-columns-repeated="16313"/>
        </table:table-row>
        <table:table-row table:style-name="ro5">
          <table:table-cell office:value-type="float" office:value="94803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72" table:style-name="ce47">
            <text:p><text:s text:c="3"/>47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1" table:style-name="ce47">
            <text:p><text:s text:c="3"/>2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06" table:style-name="ce47">
            <text:p><text:s text:c="2"/>1 206</text:p>
          </table:table-cell>
          <table:table-cell office:value-type="float" office:value="1329" table:style-name="ce47">
            <text:p><text:s text:c="2"/>1 3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1" table:style-name="ce47">
            <text:p><text:s text:c="3"/>2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93" table:style-name="ce47">
            <text:p><text:s text:c="2"/>3 593</text:p>
          </table:table-cell>
          <table:table-cell table:number-columns-repeated="16313"/>
        </table:table-row>
        <table:table-row table:style-name="ro5">
          <table:table-cell office:value-type="float" office:value="97001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table:style-name="ce13"/>
          <table:table-cell table:style-name="ce14"/>
          <table:table-cell table:number-columns-repeated="69" table:style-name="ce53"/>
          <table:table-cell table:number-columns-repeated="16313" table:style-name="ce55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147635" table:style-name="ce49">
            <text:p><text:s text:c="2"/>147 635</text:p>
          </table:table-cell>
          <table:table-cell office:value-type="float" office:value="65928" table:style-name="ce49">
            <text:p><text:s text:c="2"/>65 928</text:p>
          </table:table-cell>
          <table:table-cell office:value-type="float" office:value="8081" table:style-name="ce49">
            <text:p><text:s text:c="2"/>8 081</text:p>
          </table:table-cell>
          <table:table-cell office:value-type="float" office:value="9664" table:style-name="ce49">
            <text:p><text:s text:c="2"/>9 664</text:p>
          </table:table-cell>
          <table:table-cell office:value-type="float" office:value="98109" table:style-name="ce49">
            <text:p><text:s text:c="2"/>98 109</text:p>
          </table:table-cell>
          <table:table-cell office:value-type="float" office:value="25624" table:style-name="ce49">
            <text:p><text:s text:c="2"/>25 624</text:p>
          </table:table-cell>
          <table:table-cell office:value-type="float" office:value="10752" table:style-name="ce49">
            <text:p><text:s text:c="2"/>10 752</text:p>
          </table:table-cell>
          <table:table-cell office:value-type="float" office:value="212092" table:style-name="ce49">
            <text:p><text:s text:c="2"/>212 092</text:p>
          </table:table-cell>
          <table:table-cell office:value-type="float" office:value="42985" table:style-name="ce49">
            <text:p><text:s text:c="2"/>42 985</text:p>
          </table:table-cell>
          <table:table-cell office:value-type="float" office:value="200045" table:style-name="ce49">
            <text:p><text:s text:c="2"/>200 045</text:p>
          </table:table-cell>
          <table:table-cell office:value-type="float" office:value="52079" table:style-name="ce49">
            <text:p><text:s text:c="2"/>52 079</text:p>
          </table:table-cell>
          <table:table-cell office:value-type="float" office:value="9352" table:style-name="ce49">
            <text:p><text:s text:c="2"/>9 352</text:p>
          </table:table-cell>
          <table:table-cell office:value-type="float" office:value="31486" table:style-name="ce49">
            <text:p><text:s text:c="2"/>31 486</text:p>
          </table:table-cell>
          <table:table-cell office:value-type="float" office:value="35010" table:style-name="ce49">
            <text:p><text:s text:c="2"/>35 010</text:p>
          </table:table-cell>
          <table:table-cell office:value-type="float" office:value="26710" table:style-name="ce49">
            <text:p><text:s text:c="2"/>26 710</text:p>
          </table:table-cell>
          <table:table-cell office:value-type="float" office:value="17056" table:style-name="ce49">
            <text:p><text:s text:c="2"/>17 056</text:p>
          </table:table-cell>
          <table:table-cell office:value-type="float" office:value="58283" table:style-name="ce49">
            <text:p><text:s text:c="2"/>58 283</text:p>
          </table:table-cell>
          <table:table-cell office:value-type="float" office:value="10237" table:style-name="ce49">
            <text:p><text:s text:c="2"/>10 237</text:p>
          </table:table-cell>
          <table:table-cell office:value-type="float" office:value="325412" table:style-name="ce49">
            <text:p><text:s text:c="2"/>325 412</text:p>
          </table:table-cell>
          <table:table-cell office:value-type="float" office:value="33168" table:style-name="ce49">
            <text:p><text:s text:c="2"/>33 168</text:p>
          </table:table-cell>
          <table:table-cell office:value-type="float" office:value="120608" table:style-name="ce49">
            <text:p><text:s text:c="2"/>120 608</text:p>
          </table:table-cell>
          <table:table-cell office:value-type="float" office:value="58897" table:style-name="ce49">
            <text:p><text:s text:c="2"/>58 897</text:p>
          </table:table-cell>
          <table:table-cell office:value-type="float" office:value="31185" table:style-name="ce49">
            <text:p><text:s text:c="2"/>31 185</text:p>
          </table:table-cell>
          <table:table-cell office:value-type="float" office:value="34380" table:style-name="ce49">
            <text:p><text:s text:c="2"/>34 380</text:p>
          </table:table-cell>
          <table:table-cell office:value-type="float" office:value="70822" table:style-name="ce49">
            <text:p><text:s text:c="2"/>70 822</text:p>
          </table:table-cell>
          <table:table-cell office:value-type="float" office:value="55603" table:style-name="ce49">
            <text:p><text:s text:c="2"/>55 603</text:p>
          </table:table-cell>
          <table:table-cell office:value-type="float" office:value="73028" table:style-name="ce49">
            <text:p><text:s text:c="2"/>73 028</text:p>
          </table:table-cell>
          <table:table-cell office:value-type="float" office:value="45751" table:style-name="ce49">
            <text:p><text:s text:c="2"/>45 751</text:p>
          </table:table-cell>
          <table:table-cell office:value-type="float" office:value="51870" table:style-name="ce49">
            <text:p><text:s text:c="2"/>51 870</text:p>
          </table:table-cell>
          <table:table-cell office:value-type="float" office:value="64495" table:style-name="ce49">
            <text:p><text:s text:c="2"/>64 495</text:p>
          </table:table-cell>
          <table:table-cell office:value-type="float" office:value="52524" table:style-name="ce49">
            <text:p><text:s text:c="2"/>52 524</text:p>
          </table:table-cell>
          <table:table-cell office:value-type="float" office:value="73020" table:style-name="ce49">
            <text:p><text:s text:c="2"/>73 020</text:p>
          </table:table-cell>
          <table:table-cell office:value-type="float" office:value="110791" table:style-name="ce49">
            <text:p><text:s text:c="2"/>110 791</text:p>
          </table:table-cell>
          <table:table-cell office:value-type="float" office:value="46159" table:style-name="ce49">
            <text:p><text:s text:c="2"/>46 159</text:p>
          </table:table-cell>
          <table:table-cell office:value-type="float" office:value="31345" table:style-name="ce49">
            <text:p><text:s text:c="2"/>31 345</text:p>
          </table:table-cell>
          <table:table-cell office:value-type="float" office:value="36181" table:style-name="ce49">
            <text:p><text:s text:c="2"/>36 181</text:p>
          </table:table-cell>
          <table:table-cell office:value-type="float" office:value="37090" table:style-name="ce49">
            <text:p><text:s text:c="2"/>37 090</text:p>
          </table:table-cell>
          <table:table-cell office:value-type="float" office:value="162001" table:style-name="ce49">
            <text:p><text:s text:c="2"/>162 001</text:p>
          </table:table-cell>
          <table:table-cell office:value-type="float" office:value="25833" table:style-name="ce49">
            <text:p><text:s text:c="2"/>25 833</text:p>
          </table:table-cell>
          <table:table-cell office:value-type="float" office:value="300674" table:style-name="ce49">
            <text:p><text:s text:c="2"/>300 674</text:p>
          </table:table-cell>
          <table:table-cell office:value-type="float" office:value="56016" table:style-name="ce49">
            <text:p><text:s text:c="2"/>56 016</text:p>
          </table:table-cell>
          <table:table-cell office:value-type="float" office:value="338469" table:style-name="ce49">
            <text:p><text:s text:c="2"/>338 469</text:p>
          </table:table-cell>
          <table:table-cell office:value-type="float" office:value="177496" table:style-name="ce49">
            <text:p><text:s text:c="2"/>177 496</text:p>
          </table:table-cell>
          <table:table-cell office:value-type="float" office:value="11205" table:style-name="ce49">
            <text:p><text:s text:c="2"/>11 205</text:p>
          </table:table-cell>
          <table:table-cell office:value-type="float" office:value="29122" table:style-name="ce49">
            <text:p><text:s text:c="2"/>29 122</text:p>
          </table:table-cell>
          <table:table-cell office:value-type="float" office:value="48518" table:style-name="ce49">
            <text:p><text:s text:c="2"/>48 518</text:p>
          </table:table-cell>
          <table:table-cell office:value-type="float" office:value="11271" table:style-name="ce49">
            <text:p><text:s text:c="2"/>11 271</text:p>
          </table:table-cell>
          <table:table-cell office:value-type="float" office:value="110879" table:style-name="ce49">
            <text:p><text:s text:c="2"/>110 879</text:p>
          </table:table-cell>
          <table:table-cell office:value-type="float" office:value="10088" table:style-name="ce49">
            <text:p><text:s text:c="2"/>10 088</text:p>
          </table:table-cell>
          <table:table-cell office:value-type="float" office:value="23610" table:style-name="ce49">
            <text:p><text:s text:c="2"/>23 610</text:p>
          </table:table-cell>
          <table:table-cell office:value-type="float" office:value="94317" table:style-name="ce49">
            <text:p><text:s text:c="2"/>94 317</text:p>
          </table:table-cell>
          <table:table-cell office:value-type="float" office:value="43000" table:style-name="ce49">
            <text:p><text:s text:c="2"/>43 000</text:p>
          </table:table-cell>
          <table:table-cell office:value-type="float" office:value="197622" table:style-name="ce49">
            <text:p><text:s text:c="2"/>197 622</text:p>
          </table:table-cell>
          <table:table-cell office:value-type="float" office:value="45700" table:style-name="ce49">
            <text:p><text:s text:c="2"/>45 700</text:p>
          </table:table-cell>
          <table:table-cell office:value-type="float" office:value="63424" table:style-name="ce49">
            <text:p><text:s text:c="2"/>63 424</text:p>
          </table:table-cell>
          <table:table-cell office:value-type="float" office:value="23921" table:style-name="ce49">
            <text:p><text:s text:c="2"/>23 921</text:p>
          </table:table-cell>
          <table:table-cell office:value-type="float" office:value="58760" table:style-name="ce49">
            <text:p><text:s text:c="2"/>58 760</text:p>
          </table:table-cell>
          <table:table-cell office:value-type="float" office:value="15166" table:style-name="ce49">
            <text:p><text:s text:c="2"/>15 166</text:p>
          </table:table-cell>
          <table:table-cell office:value-type="float" office:value="63785" table:style-name="ce49">
            <text:p><text:s text:c="2"/>63 785</text:p>
          </table:table-cell>
          <table:table-cell office:value-type="float" office:value="6589" table:style-name="ce49">
            <text:p><text:s text:c="2"/>6 589</text:p>
          </table:table-cell>
          <table:table-cell office:value-type="float" office:value="208702" table:style-name="ce49">
            <text:p><text:s text:c="2"/>208 702</text:p>
          </table:table-cell>
          <table:table-cell office:value-type="float" office:value="51980" table:style-name="ce49">
            <text:p><text:s text:c="2"/>51 980</text:p>
          </table:table-cell>
          <table:table-cell office:value-type="float" office:value="34424" table:style-name="ce49">
            <text:p><text:s text:c="2"/>34 424</text:p>
          </table:table-cell>
          <table:table-cell office:value-type="float" office:value="60052" table:style-name="ce49">
            <text:p><text:s text:c="2"/>60 052</text:p>
          </table:table-cell>
          <table:table-cell office:value-type="float" office:value="90923" table:style-name="ce49">
            <text:p><text:s text:c="2"/>90 923</text:p>
          </table:table-cell>
          <table:table-cell office:value-type="float" office:value="15696" table:style-name="ce49">
            <text:p><text:s text:c="2"/>15 696</text:p>
          </table:table-cell>
          <table:table-cell office:value-type="float" office:value="66506" table:style-name="ce49">
            <text:p><text:s text:c="2"/>66 506</text:p>
          </table:table-cell>
          <table:table-cell office:value-type="float" office:value="0" table:style-name="ce49">
            <text:p><text:s text:c="3"/>0</text:p>
          </table:table-cell>
          <table:table-cell office:value-type="float" office:value="4859206" table:style-name="ce49">
            <text:p><text:s/>4 859 206</text:p>
          </table:table-cell>
          <table:table-cell table:number-columns-repeated="16313" table:style-name="ce19"/>
        </table:table-row>
        <table:table-row table:style-name="ro4">
          <table:table-cell table:style-name="ce32"/>
          <table:table-cell table:style-name="ce33"/>
          <table:table-cell table:number-columns-repeated="69" table:style-name="ce54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demanda" table:style-name="ta1">
        <table:table-column table:style-name="co1" table:default-cell-style-name="ce3"/>
        <table:table-column table:style-name="co2" table:default-cell-style-name="ce3"/>
        <table:table-column table:style-name="co5" table:number-columns-repeated="8" table:default-cell-style-name="ce3"/>
        <table:table-column table:style-name="co6" table:number-columns-repeated="16374" table:default-cell-style-name="ce3"/>
        <table:table-row table:style-name="ro1">
          <table:table-cell office:value-type="string" table:style-name="ce1">
            <text:p>Tabela 4 - Usos de bens e serviços - 2016</text:p>
          </table:table-cell>
          <table:table-cell table:number-columns-repeated="7" table:style-name="ce1"/>
          <table:table-cell table:number-columns-repeated="2" table:style-name="ce22"/>
          <table:table-cell table:number-columns-repeated="16374" table:style-name="ce2"/>
        </table:table-row>
        <table:table-row table:style-name="ro2">
          <table:table-cell table:number-columns-repeated="2" table:style-name="ce3"/>
          <table:table-cell table:number-columns-repeated="6" table:style-name="ce23"/>
          <table:table-cell table:style-name="ce3"/>
          <table:table-cell table:style-name="ce4"/>
          <table:table-cell table:number-columns-repeated="16374"/>
        </table:table-row>
        <table:table-row table:style-name="ro2">
          <table:table-cell office:value-type="string" table:number-columns-spanned="1" table:number-rows-spanned="2" table:style-name="ce58">
            <text:p>Código</text:p>
            <text:p>do</text:p>
            <text:p>produto</text:p>
          </table:table-cell>
          <table:table-cell office:value-type="string" table:number-columns-spanned="1" table:number-rows-spanned="2" table:style-name="ce60">
            <text:p>Descrição do produto</text:p>
          </table:table-cell>
          <table:table-cell office:value-type="string" table:style-name="ce36">
            <text:p>Demanda final <text:s/>(preços do ano anterior em 1 000 000 R$)</text:p>
          </table:table-cell>
          <table:table-cell table:number-columns-repeated="3" table:style-name="ce50"/>
          <table:table-cell table:number-columns-repeated="3" table:style-name="ce36"/>
          <table:table-cell table:style-name="ce37"/>
          <table:table-cell table:number-columns-repeated="16374"/>
        </table:table-row>
        <table:table-row table:style-name="ro3">
          <table:covered-table-cell/>
          <table:covered-table-cell/>
          <table:table-cell office:value-type="string" table:style-name="ce35">
            <text:p>Exportação</text:p>
            <text:p>de bens e</text:p>
            <text:p>serviços (1)</text:p>
          </table:table-cell>
          <table:table-cell office:value-type="string" table:style-name="ce35">
            <text:p>Consumo</text:p>
            <text:p>do governo</text:p>
          </table:table-cell>
          <table:table-cell office:value-type="string" table:style-name="ce35">
            <text:p>Consumo</text:p>
            <text:p>das</text:p>
            <text:p><text:s/>ISFLSF</text:p>
          </table:table-cell>
          <table:table-cell office:value-type="string" table:style-name="ce35">
            <text:p>Consumo<text:s/></text:p>
            <text:p>das famílias</text:p>
          </table:table-cell>
          <table:table-cell office:value-type="string" table:style-name="ce35">
            <text:p>Formação bruta</text:p>
            <text:p>de capital fixo</text:p>
          </table:table-cell>
          <table:table-cell office:value-type="string" table:style-name="ce35">
            <text:p>Variação</text:p>
            <text:p>de estoque</text:p>
          </table:table-cell>
          <table:table-cell office:value-type="string" table:style-name="ce35">
            <text:p>Demanda</text:p>
            <text:p>final</text:p>
          </table:table-cell>
          <table:table-cell office:value-type="string" table:style-name="ce38">
            <text:p>Demanda</text:p>
            <text:p>total</text:p>
          </table:table-cell>
          <table:table-cell table:number-columns-repeated="16374"/>
        </table:table-row>
        <table:table-row table:style-name="ro4">
          <table:table-cell table:number-columns-repeated="3" table:style-name="ce5"/>
          <table:table-cell table:number-columns-repeated="3" table:style-name="ce6"/>
          <table:table-cell table:number-columns-repeated="3" table:style-name="ce5"/>
          <table:table-cell table:style-name="ce6"/>
          <table:table-cell table:number-columns-repeated="16374"/>
        </table:table-row>
        <table:table-row table:style-name="ro5">
          <table:table-cell office:value-type="float" office:value="1911" table:style-name="ce25">
            <text:p>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600" table:style-name="ce56">
            <text:p><text:s text:c="3"/>60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42" table:style-name="ce56">
            <text:p><text:s text:c="3"/>54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532" table:style-name="ce56">
            <text:p><text:s text:c="2"/>2 532</text:p>
          </table:table-cell>
          <table:table-cell office:value-type="float" office:value="3674" table:style-name="ce56">
            <text:p><text:s text:c="2"/>3 674</text:p>
          </table:table-cell>
          <table:table-cell office:value-type="float" office:value="20890" table:style-name="ce56">
            <text:p><text:s text:c="2"/>20 890</text:p>
          </table:table-cell>
          <table:table-cell table:number-columns-repeated="16374"/>
        </table:table-row>
        <table:table-row table:style-name="ro5">
          <table:table-cell office:value-type="float" office:value="1912" table:style-name="ce25">
            <text:p>1912</text:p>
          </table:table-cell>
          <table:table-cell office:value-type="string" table:style-name="ce26">
            <text:p>Milho em grão</text:p>
          </table:table-cell>
          <table:table-cell office:value-type="float" office:value="13527" table:style-name="ce56">
            <text:p><text:s text:c="2"/>13 52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389" table:style-name="ce56">
            <text:p><text:s text:c="2"/>3 38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1574" table:style-name="ce56">
            <text:p><text:s/>(-) <text:s/>1 574</text:p>
          </table:table-cell>
          <table:table-cell office:value-type="float" office:value="15342" table:style-name="ce56">
            <text:p><text:s text:c="2"/>15 342</text:p>
          </table:table-cell>
          <table:table-cell office:value-type="float" office:value="30114" table:style-name="ce56">
            <text:p><text:s text:c="2"/>30 114</text:p>
          </table:table-cell>
          <table:table-cell table:number-columns-repeated="16374"/>
        </table:table-row>
        <table:table-row table:style-name="ro5">
          <table:table-cell office:value-type="float" office:value="1913" table:style-name="ce25">
            <text:p>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4437" table:style-name="ce56">
            <text:p><text:s text:c="2"/>4 43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00" table:style-name="ce56">
            <text:p><text:s text:c="3"/>200</text:p>
          </table:table-cell>
          <table:table-cell office:value-type="float" office:value="4641" table:style-name="ce56">
            <text:p><text:s text:c="2"/>4 641</text:p>
          </table:table-cell>
          <table:table-cell office:value-type="float" office:value="9043" table:style-name="ce56">
            <text:p><text:s text:c="2"/>9 043</text:p>
          </table:table-cell>
          <table:table-cell table:number-columns-repeated="16374"/>
        </table:table-row>
        <table:table-row table:style-name="ro5">
          <table:table-cell office:value-type="float" office:value="1914" table:style-name="ce25">
            <text:p>1914</text:p>
          </table:table-cell>
          <table:table-cell office:value-type="string" table:style-name="ce26">
            <text:p>Cana-de-açúcar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344" table:style-name="ce56">
            <text:p><text:s text:c="2"/>1 34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344" table:style-name="ce56">
            <text:p><text:s text:c="2"/>1 344</text:p>
          </table:table-cell>
          <table:table-cell office:value-type="float" office:value="50704" table:style-name="ce56">
            <text:p><text:s text:c="2"/>50 704</text:p>
          </table:table-cell>
          <table:table-cell table:number-columns-repeated="16374"/>
        </table:table-row>
        <table:table-row table:style-name="ro5">
          <table:table-cell office:value-type="float" office:value="1915" table:style-name="ce27">
            <text:p>1915</text:p>
          </table:table-cell>
          <table:table-cell office:value-type="string" table:style-name="ce28">
            <text:p>Soja <text:s/>em grão</text:p>
          </table:table-cell>
          <table:table-cell office:value-type="float" office:value="66505" table:style-name="ce56">
            <text:p><text:s text:c="2"/>66 50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8" table:style-name="ce56">
            <text:p><text:s text:c="3"/>8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548" table:style-name="ce56">
            <text:p><text:s text:c="2"/>3 548</text:p>
          </table:table-cell>
          <table:table-cell office:value-type="float" office:value="70141" table:style-name="ce56">
            <text:p><text:s text:c="2"/>70 141</text:p>
          </table:table-cell>
          <table:table-cell office:value-type="float" office:value="114630" table:style-name="ce56">
            <text:p><text:s text:c="2"/>114 630</text:p>
          </table:table-cell>
          <table:table-cell table:number-columns-repeated="16374"/>
        </table:table-row>
        <table:table-row table:style-name="ro5">
          <table:table-cell office:value-type="float" office:value="1916" table:style-name="ce7">
            <text:p>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1378" table:style-name="ce57">
            <text:p><text:s text:c="2"/>1 378</text:p>
          </table:table-cell>
          <table:table-cell office:value-type="float" office:value="32" table:style-name="ce57">
            <text:p><text:s text:c="3"/>3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4439" table:style-name="ce57">
            <text:p><text:s text:c="2"/>54 43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40" table:style-name="ce57">
            <text:p><text:s/>(-) <text:s text:c="2"/>40</text:p>
          </table:table-cell>
          <table:table-cell office:value-type="float" office:value="55809" table:style-name="ce57">
            <text:p><text:s text:c="2"/>55 809</text:p>
          </table:table-cell>
          <table:table-cell office:value-type="float" office:value="75553" table:style-name="ce57">
            <text:p><text:s text:c="2"/>75 553</text:p>
          </table:table-cell>
          <table:table-cell table:number-columns-repeated="16374"/>
        </table:table-row>
        <table:table-row table:style-name="ro5">
          <table:table-cell office:value-type="float" office:value="1917" table:style-name="ce7">
            <text:p>1917</text:p>
          </table:table-cell>
          <table:table-cell office:value-type="string" table:style-name="ce5">
            <text:p>Laranja</text:p>
          </table:table-cell>
          <table:table-cell office:value-type="float" office:value="41" table:style-name="ce57">
            <text:p><text:s text:c="3"/>4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175" table:style-name="ce57">
            <text:p><text:s text:c="2"/>2 175</text:p>
          </table:table-cell>
          <table:table-cell office:value-type="float" office:value="169" table:style-name="ce57">
            <text:p><text:s text:c="3"/>16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85" table:style-name="ce57">
            <text:p><text:s text:c="2"/>2 385</text:p>
          </table:table-cell>
          <table:table-cell office:value-type="float" office:value="9455" table:style-name="ce57">
            <text:p><text:s text:c="2"/>9 455</text:p>
          </table:table-cell>
          <table:table-cell table:number-columns-repeated="16374"/>
        </table:table-row>
        <table:table-row table:style-name="ro5">
          <table:table-cell office:value-type="float" office:value="1918" table:style-name="ce7">
            <text:p>1918</text:p>
          </table:table-cell>
          <table:table-cell office:value-type="string" table:style-name="ce5">
            <text:p>Café em grão</text:p>
          </table:table-cell>
          <table:table-cell office:value-type="float" office:value="16785" table:style-name="ce57">
            <text:p><text:s text:c="2"/>16 78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04" table:style-name="ce57">
            <text:p><text:s text:c="3"/>504</text:p>
          </table:table-cell>
          <table:table-cell office:value-type="float" office:value="136" table:style-name="ce57">
            <text:p><text:s text:c="3"/>136</text:p>
          </table:table-cell>
          <table:table-cell office:value-type="float" office:value="-1225" table:style-name="ce57">
            <text:p><text:s/>(-) <text:s/>1 225</text:p>
          </table:table-cell>
          <table:table-cell office:value-type="float" office:value="16200" table:style-name="ce57">
            <text:p><text:s text:c="2"/>16 200</text:p>
          </table:table-cell>
          <table:table-cell office:value-type="float" office:value="21412" table:style-name="ce57">
            <text:p><text:s text:c="2"/>21 412</text:p>
          </table:table-cell>
          <table:table-cell table:number-columns-repeated="16374"/>
        </table:table-row>
        <table:table-row table:style-name="ro5">
          <table:table-cell office:value-type="float" office:value="1919" table:style-name="ce7">
            <text:p>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1951" table:style-name="ce57">
            <text:p><text:s text:c="2"/>1 951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7302" table:style-name="ce57">
            <text:p><text:s text:c="2"/>27 302</text:p>
          </table:table-cell>
          <table:table-cell office:value-type="float" office:value="133" table:style-name="ce57">
            <text:p><text:s text:c="3"/>13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9391" table:style-name="ce57">
            <text:p><text:s text:c="2"/>29 391</text:p>
          </table:table-cell>
          <table:table-cell office:value-type="float" office:value="33149" table:style-name="ce57">
            <text:p><text:s text:c="2"/>33 149</text:p>
          </table:table-cell>
          <table:table-cell table:number-columns-repeated="16374"/>
        </table:table-row>
        <table:table-row table:style-name="ro5">
          <table:table-cell office:value-type="float" office:value="1921" table:style-name="ce9">
            <text:p>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1256" table:style-name="ce57">
            <text:p><text:s text:c="2"/>1 25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11" table:style-name="ce57">
            <text:p><text:s text:c="2"/>1 011</text:p>
          </table:table-cell>
          <table:table-cell office:value-type="float" office:value="14118" table:style-name="ce57">
            <text:p><text:s text:c="2"/>14 118</text:p>
          </table:table-cell>
          <table:table-cell office:value-type="float" office:value="1478" table:style-name="ce57">
            <text:p><text:s text:c="2"/>1 478</text:p>
          </table:table-cell>
          <table:table-cell office:value-type="float" office:value="17863" table:style-name="ce57">
            <text:p><text:s text:c="2"/>17 863</text:p>
          </table:table-cell>
          <table:table-cell office:value-type="float" office:value="79332" table:style-name="ce57">
            <text:p><text:s text:c="2"/>79 332</text:p>
          </table:table-cell>
          <table:table-cell table:number-columns-repeated="16374"/>
        </table:table-row>
        <table:table-row table:style-name="ro5">
          <table:table-cell office:value-type="float" office:value="1922" table:style-name="ce25">
            <text:p>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111" table:style-name="ce56">
            <text:p><text:s text:c="2"/>12 11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111" table:style-name="ce56">
            <text:p><text:s text:c="2"/>12 111</text:p>
          </table:table-cell>
          <table:table-cell office:value-type="float" office:value="30195" table:style-name="ce56">
            <text:p><text:s text:c="2"/>30 195</text:p>
          </table:table-cell>
          <table:table-cell table:number-columns-repeated="16374"/>
        </table:table-row>
        <table:table-row table:style-name="ro5">
          <table:table-cell office:value-type="float" office:value="1923" table:style-name="ce25">
            <text:p>1923</text:p>
          </table:table-cell>
          <table:table-cell office:value-type="string" table:style-name="ce26">
            <text:p>Suínos</text:p>
          </table:table-cell>
          <table:table-cell office:value-type="float" office:value="10" table:style-name="ce56">
            <text:p><text:s text:c="3"/>1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77" table:style-name="ce56">
            <text:p><text:s text:c="3"/>277</text:p>
          </table:table-cell>
          <table:table-cell office:value-type="float" office:value="41" table:style-name="ce56">
            <text:p><text:s text:c="3"/>4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28" table:style-name="ce56">
            <text:p><text:s text:c="3"/>328</text:p>
          </table:table-cell>
          <table:table-cell office:value-type="float" office:value="9412" table:style-name="ce56">
            <text:p><text:s text:c="2"/>9 412</text:p>
          </table:table-cell>
          <table:table-cell table:number-columns-repeated="16374"/>
        </table:table-row>
        <table:table-row table:style-name="ro5">
          <table:table-cell office:value-type="float" office:value="1924" table:style-name="ce25">
            <text:p>1924</text:p>
          </table:table-cell>
          <table:table-cell office:value-type="string" table:style-name="ce26">
            <text:p>Aves e ovos</text:p>
          </table:table-cell>
          <table:table-cell office:value-type="float" office:value="679" table:style-name="ce56">
            <text:p><text:s text:c="3"/>679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065" table:style-name="ce56">
            <text:p><text:s text:c="2"/>9 065</text:p>
          </table:table-cell>
          <table:table-cell office:value-type="float" office:value="81" table:style-name="ce56">
            <text:p><text:s text:c="3"/>81</text:p>
          </table:table-cell>
          <table:table-cell office:value-type="float" office:value="17" table:style-name="ce56">
            <text:p><text:s text:c="3"/>17</text:p>
          </table:table-cell>
          <table:table-cell office:value-type="float" office:value="9844" table:style-name="ce56">
            <text:p><text:s text:c="2"/>9 844</text:p>
          </table:table-cell>
          <table:table-cell office:value-type="float" office:value="28254" table:style-name="ce56">
            <text:p><text:s text:c="2"/>28 254</text:p>
          </table:table-cell>
          <table:table-cell table:number-columns-repeated="16374"/>
        </table:table-row>
        <table:table-row table:style-name="ro5">
          <table:table-cell office:value-type="float" office:value="2801" table:style-name="ce25">
            <text:p>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1824" table:style-name="ce56">
            <text:p><text:s text:c="2"/>1 82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844" table:style-name="ce56">
            <text:p><text:s text:c="2"/>8 844</text:p>
          </table:table-cell>
          <table:table-cell office:value-type="float" office:value="795" table:style-name="ce56">
            <text:p><text:s text:c="3"/>795</text:p>
          </table:table-cell>
          <table:table-cell office:value-type="float" office:value="-245" table:style-name="ce56">
            <text:p><text:s/>(-) <text:s text:c="2"/>245</text:p>
          </table:table-cell>
          <table:table-cell office:value-type="float" office:value="11218" table:style-name="ce56">
            <text:p><text:s text:c="2"/>11 218</text:p>
          </table:table-cell>
          <table:table-cell office:value-type="float" office:value="28900" table:style-name="ce56">
            <text:p><text:s text:c="2"/>28 900</text:p>
          </table:table-cell>
          <table:table-cell table:number-columns-repeated="16374"/>
        </table:table-row>
        <table:table-row table:style-name="ro5">
          <table:table-cell office:value-type="float" office:value="2802" table:style-name="ce27">
            <text:p>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627" table:style-name="ce56">
            <text:p><text:s text:c="3"/>627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3786" table:style-name="ce56">
            <text:p><text:s text:c="2"/>13 78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4418" table:style-name="ce56">
            <text:p><text:s text:c="2"/>14 418</text:p>
          </table:table-cell>
          <table:table-cell office:value-type="float" office:value="17659" table:style-name="ce56">
            <text:p><text:s text:c="2"/>17 659</text:p>
          </table:table-cell>
          <table:table-cell table:number-columns-repeated="16374"/>
        </table:table-row>
        <table:table-row table:style-name="ro5">
          <table:table-cell office:value-type="float" office:value="5801" table:style-name="ce7">
            <text:p>5801</text:p>
          </table:table-cell>
          <table:table-cell office:value-type="string" table:style-name="ce5">
            <text:p>Carvão mineral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4" table:style-name="ce57">
            <text:p><text:s text:c="3"/>154</text:p>
          </table:table-cell>
          <table:table-cell office:value-type="float" office:value="155" table:style-name="ce57">
            <text:p><text:s text:c="3"/>155</text:p>
          </table:table-cell>
          <table:table-cell office:value-type="float" office:value="8867" table:style-name="ce57">
            <text:p><text:s text:c="2"/>8 867</text:p>
          </table:table-cell>
          <table:table-cell table:number-columns-repeated="16374"/>
        </table:table-row>
        <table:table-row table:style-name="ro5">
          <table:table-cell office:value-type="float" office:value="5802" table:style-name="ce7">
            <text:p>5802</text:p>
          </table:table-cell>
          <table:table-cell office:value-type="string" table:style-name="ce5">
            <text:p>Minerais não-metálicos</text:p>
          </table:table-cell>
          <table:table-cell office:value-type="float" office:value="2097" table:style-name="ce57">
            <text:p><text:s text:c="2"/>2 09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670" table:style-name="ce57">
            <text:p><text:s/>(-) <text:s text:c="2"/>670</text:p>
          </table:table-cell>
          <table:table-cell office:value-type="float" office:value="1427" table:style-name="ce57">
            <text:p><text:s text:c="2"/>1 427</text:p>
          </table:table-cell>
          <table:table-cell office:value-type="float" office:value="26178" table:style-name="ce57">
            <text:p><text:s text:c="2"/>26 178</text:p>
          </table:table-cell>
          <table:table-cell table:number-columns-repeated="16374"/>
        </table:table-row>
        <table:table-row table:style-name="ro5">
          <table:table-cell office:value-type="float" office:value="6801" table:style-name="ce7">
            <text:p>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42855" table:style-name="ce57">
            <text:p><text:s text:c="2"/>42 85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985" table:style-name="ce57">
            <text:p><text:s text:c="2"/>6 985</text:p>
          </table:table-cell>
          <table:table-cell office:value-type="float" office:value="872" table:style-name="ce57">
            <text:p><text:s text:c="3"/>872</text:p>
          </table:table-cell>
          <table:table-cell office:value-type="float" office:value="50712" table:style-name="ce57">
            <text:p><text:s text:c="2"/>50 712</text:p>
          </table:table-cell>
          <table:table-cell office:value-type="float" office:value="194002" table:style-name="ce57">
            <text:p><text:s text:c="2"/>194 002</text:p>
          </table:table-cell>
          <table:table-cell table:number-columns-repeated="16374"/>
        </table:table-row>
        <table:table-row table:style-name="ro5">
          <table:table-cell office:value-type="float" office:value="7911" table:style-name="ce7">
            <text:p>7911</text:p>
          </table:table-cell>
          <table:table-cell office:value-type="string" table:style-name="ce5">
            <text:p>Minério de ferro</text:p>
          </table:table-cell>
          <table:table-cell office:value-type="float" office:value="47000" table:style-name="ce57">
            <text:p><text:s text:c="2"/>47 00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4245" table:style-name="ce57">
            <text:p><text:s/>(-) <text:s/>4 245</text:p>
          </table:table-cell>
          <table:table-cell office:value-type="float" office:value="42755" table:style-name="ce57">
            <text:p><text:s text:c="2"/>42 755</text:p>
          </table:table-cell>
          <table:table-cell office:value-type="float" office:value="53481" table:style-name="ce57">
            <text:p><text:s text:c="2"/>53 481</text:p>
          </table:table-cell>
          <table:table-cell table:number-columns-repeated="16374"/>
        </table:table-row>
        <table:table-row table:style-name="ro5">
          <table:table-cell office:value-type="float" office:value="7921" table:style-name="ce9">
            <text:p>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8687" table:style-name="ce57">
            <text:p><text:s text:c="2"/>8 68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966" table:style-name="ce57">
            <text:p><text:s/>(-) <text:s text:c="2"/>966</text:p>
          </table:table-cell>
          <table:table-cell office:value-type="float" office:value="7721" table:style-name="ce57">
            <text:p><text:s text:c="2"/>7 721</text:p>
          </table:table-cell>
          <table:table-cell office:value-type="float" office:value="22012" table:style-name="ce57">
            <text:p><text:s text:c="2"/>22 012</text:p>
          </table:table-cell>
          <table:table-cell table:number-columns-repeated="16374"/>
        </table:table-row>
        <table:table-row table:style-name="ro5">
          <table:table-cell office:value-type="float" office:value="10911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23856" table:style-name="ce56">
            <text:p><text:s text:c="2"/>23 856</text:p>
          </table:table-cell>
          <table:table-cell office:value-type="float" office:value="111" table:style-name="ce56">
            <text:p><text:s text:c="3"/>11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5498" table:style-name="ce56">
            <text:p><text:s text:c="2"/>115 49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56" table:style-name="ce56">
            <text:p><text:s text:c="3"/>156</text:p>
          </table:table-cell>
          <table:table-cell office:value-type="float" office:value="139621" table:style-name="ce56">
            <text:p><text:s text:c="2"/>139 621</text:p>
          </table:table-cell>
          <table:table-cell office:value-type="float" office:value="169690" table:style-name="ce56">
            <text:p><text:s text:c="2"/>169 690</text:p>
          </table:table-cell>
          <table:table-cell table:number-columns-repeated="16374"/>
        </table:table-row>
        <table:table-row table:style-name="ro5">
          <table:table-cell office:value-type="float" office:value="10912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5053" table:style-name="ce56">
            <text:p><text:s text:c="2"/>5 05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060" table:style-name="ce56">
            <text:p><text:s text:c="2"/>8 06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0" table:style-name="ce56">
            <text:p><text:s text:c="3"/>50</text:p>
          </table:table-cell>
          <table:table-cell office:value-type="float" office:value="13163" table:style-name="ce56">
            <text:p><text:s text:c="2"/>13 163</text:p>
          </table:table-cell>
          <table:table-cell office:value-type="float" office:value="18195" table:style-name="ce56">
            <text:p><text:s text:c="2"/>18 195</text:p>
          </table:table-cell>
          <table:table-cell table:number-columns-repeated="16374"/>
        </table:table-row>
        <table:table-row table:style-name="ro5">
          <table:table-cell office:value-type="float" office:value="10913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24772" table:style-name="ce56">
            <text:p><text:s text:c="2"/>24 77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4238" table:style-name="ce56">
            <text:p><text:s text:c="2"/>34 23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00" table:style-name="ce56">
            <text:p><text:s text:c="3"/>300</text:p>
          </table:table-cell>
          <table:table-cell office:value-type="float" office:value="59310" table:style-name="ce56">
            <text:p><text:s text:c="2"/>59 310</text:p>
          </table:table-cell>
          <table:table-cell office:value-type="float" office:value="66951" table:style-name="ce56">
            <text:p><text:s text:c="2"/>66 951</text:p>
          </table:table-cell>
          <table:table-cell table:number-columns-repeated="16374"/>
        </table:table-row>
        <table:table-row table:style-name="ro5">
          <table:table-cell office:value-type="float" office:value="10914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692" table:style-name="ce56">
            <text:p><text:s text:c="3"/>69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105" table:style-name="ce56">
            <text:p><text:s text:c="2"/>8 10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401" table:style-name="ce56">
            <text:p><text:s/>(-) <text:s text:c="2"/>401</text:p>
          </table:table-cell>
          <table:table-cell office:value-type="float" office:value="8396" table:style-name="ce56">
            <text:p><text:s text:c="2"/>8 396</text:p>
          </table:table-cell>
          <table:table-cell office:value-type="float" office:value="9554" table:style-name="ce56">
            <text:p><text:s text:c="2"/>9 554</text:p>
          </table:table-cell>
          <table:table-cell table:number-columns-repeated="16374"/>
        </table:table-row>
        <table:table-row table:style-name="ro5">
          <table:table-cell office:value-type="float" office:value="10915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13" table:style-name="ce56">
            <text:p><text:s text:c="3"/>1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6520" table:style-name="ce56">
            <text:p><text:s text:c="2"/>16 52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77" table:style-name="ce56">
            <text:p><text:s/>(-) <text:s text:c="2"/>77</text:p>
          </table:table-cell>
          <table:table-cell office:value-type="float" office:value="16460" table:style-name="ce56">
            <text:p><text:s text:c="2"/>16 460</text:p>
          </table:table-cell>
          <table:table-cell office:value-type="float" office:value="27026" table:style-name="ce56">
            <text:p><text:s text:c="2"/>27 026</text:p>
          </table:table-cell>
          <table:table-cell table:number-columns-repeated="16374"/>
        </table:table-row>
        <table:table-row table:style-name="ro5">
          <table:table-cell office:value-type="float" office:value="10916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597" table:style-name="ce57">
            <text:p><text:s text:c="3"/>597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0155" table:style-name="ce57">
            <text:p><text:s text:c="2"/>60 15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26" table:style-name="ce57">
            <text:p><text:s text:c="3"/>426</text:p>
          </table:table-cell>
          <table:table-cell office:value-type="float" office:value="61185" table:style-name="ce57">
            <text:p><text:s text:c="2"/>61 185</text:p>
          </table:table-cell>
          <table:table-cell office:value-type="float" office:value="70215" table:style-name="ce57">
            <text:p><text:s text:c="2"/>70 215</text:p>
          </table:table-cell>
          <table:table-cell table:number-columns-repeated="16374"/>
        </table:table-row>
        <table:table-row table:style-name="ro5">
          <table:table-cell office:value-type="float" office:value="10921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31140" table:style-name="ce57">
            <text:p><text:s text:c="2"/>31 14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916" table:style-name="ce57">
            <text:p><text:s text:c="2"/>8 91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400" table:style-name="ce57">
            <text:p><text:s/>(-) <text:s/>2 400</text:p>
          </table:table-cell>
          <table:table-cell office:value-type="float" office:value="37656" table:style-name="ce57">
            <text:p><text:s text:c="2"/>37 656</text:p>
          </table:table-cell>
          <table:table-cell office:value-type="float" office:value="50451" table:style-name="ce57">
            <text:p><text:s text:c="2"/>50 451</text:p>
          </table:table-cell>
          <table:table-cell table:number-columns-repeated="16374"/>
        </table:table-row>
        <table:table-row table:style-name="ro5">
          <table:table-cell office:value-type="float" office:value="10931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9611" table:style-name="ce57">
            <text:p><text:s text:c="2"/>9 611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5821" table:style-name="ce57">
            <text:p><text:s text:c="2"/>25 82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468" table:style-name="ce57">
            <text:p><text:s/>(-) <text:s text:c="2"/>468</text:p>
          </table:table-cell>
          <table:table-cell office:value-type="float" office:value="34981" table:style-name="ce57">
            <text:p><text:s text:c="2"/>34 981</text:p>
          </table:table-cell>
          <table:table-cell office:value-type="float" office:value="41730" table:style-name="ce57">
            <text:p><text:s text:c="2"/>41 730</text:p>
          </table:table-cell>
          <table:table-cell table:number-columns-repeated="16374"/>
        </table:table-row>
        <table:table-row table:style-name="ro5">
          <table:table-cell office:value-type="float" office:value="10932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22241" table:style-name="ce57">
            <text:p><text:s text:c="2"/>22 24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020" table:style-name="ce57">
            <text:p><text:s text:c="2"/>19 02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374" table:style-name="ce57">
            <text:p><text:s/>(-) <text:s text:c="2"/>374</text:p>
          </table:table-cell>
          <table:table-cell office:value-type="float" office:value="40887" table:style-name="ce57">
            <text:p><text:s text:c="2"/>40 887</text:p>
          </table:table-cell>
          <table:table-cell office:value-type="float" office:value="72636" table:style-name="ce57">
            <text:p><text:s text:c="2"/>72 636</text:p>
          </table:table-cell>
          <table:table-cell table:number-columns-repeated="16374"/>
        </table:table-row>
        <table:table-row table:style-name="ro5">
          <table:table-cell office:value-type="float" office:value="10933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2187" table:style-name="ce57">
            <text:p><text:s text:c="2"/>2 187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095" table:style-name="ce57">
            <text:p><text:s text:c="2"/>12 09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34" table:style-name="ce57">
            <text:p><text:s text:c="3"/>434</text:p>
          </table:table-cell>
          <table:table-cell office:value-type="float" office:value="14719" table:style-name="ce57">
            <text:p><text:s text:c="2"/>14 719</text:p>
          </table:table-cell>
          <table:table-cell office:value-type="float" office:value="17768" table:style-name="ce57">
            <text:p><text:s text:c="2"/>17 768</text:p>
          </table:table-cell>
          <table:table-cell table:number-columns-repeated="16374"/>
        </table:table-row>
        <table:table-row table:style-name="ro5">
          <table:table-cell office:value-type="float" office:value="10934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624" table:style-name="ce56">
            <text:p><text:s text:c="3"/>624</text:p>
          </table:table-cell>
          <table:table-cell office:value-type="float" office:value="12" table:style-name="ce56">
            <text:p><text:s text:c="3"/>1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9855" table:style-name="ce56">
            <text:p><text:s text:c="2"/>19 85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71" table:style-name="ce56">
            <text:p><text:s text:c="3"/>471</text:p>
          </table:table-cell>
          <table:table-cell office:value-type="float" office:value="20962" table:style-name="ce56">
            <text:p><text:s text:c="2"/>20 962</text:p>
          </table:table-cell>
          <table:table-cell office:value-type="float" office:value="23371" table:style-name="ce56">
            <text:p><text:s text:c="2"/>23 371</text:p>
          </table:table-cell>
          <table:table-cell table:number-columns-repeated="16374"/>
        </table:table-row>
        <table:table-row table:style-name="ro5">
          <table:table-cell office:value-type="float" office:value="10935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599" table:style-name="ce56">
            <text:p><text:s text:c="3"/>599</text:p>
          </table:table-cell>
          <table:table-cell office:value-type="float" office:value="10" table:style-name="ce56">
            <text:p><text:s text:c="3"/>1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6932" table:style-name="ce56">
            <text:p><text:s text:c="2"/>26 93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99" table:style-name="ce56">
            <text:p><text:s text:c="3"/>499</text:p>
          </table:table-cell>
          <table:table-cell office:value-type="float" office:value="28040" table:style-name="ce56">
            <text:p><text:s text:c="2"/>28 040</text:p>
          </table:table-cell>
          <table:table-cell office:value-type="float" office:value="49607" table:style-name="ce56">
            <text:p><text:s text:c="2"/>49 607</text:p>
          </table:table-cell>
          <table:table-cell table:number-columns-repeated="16374"/>
        </table:table-row>
        <table:table-row table:style-name="ro5">
          <table:table-cell office:value-type="float" office:value="10936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832" table:style-name="ce56">
            <text:p><text:s text:c="3"/>83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322" table:style-name="ce56">
            <text:p><text:s text:c="2"/>12 32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36" table:style-name="ce56">
            <text:p><text:s text:c="3"/>836</text:p>
          </table:table-cell>
          <table:table-cell office:value-type="float" office:value="13990" table:style-name="ce56">
            <text:p><text:s text:c="2"/>13 990</text:p>
          </table:table-cell>
          <table:table-cell office:value-type="float" office:value="44852" table:style-name="ce56">
            <text:p><text:s text:c="2"/>44 852</text:p>
          </table:table-cell>
          <table:table-cell table:number-columns-repeated="16374"/>
        </table:table-row>
        <table:table-row table:style-name="ro5">
          <table:table-cell office:value-type="float" office:value="10937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4134" table:style-name="ce56">
            <text:p><text:s text:c="2"/>4 134</text:p>
          </table:table-cell>
          <table:table-cell office:value-type="float" office:value="75" table:style-name="ce56">
            <text:p><text:s text:c="3"/>7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44244" table:style-name="ce56">
            <text:p><text:s text:c="2"/>144 24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99" table:style-name="ce56">
            <text:p><text:s text:c="3"/>499</text:p>
          </table:table-cell>
          <table:table-cell office:value-type="float" office:value="148952" table:style-name="ce56">
            <text:p><text:s text:c="2"/>148 952</text:p>
          </table:table-cell>
          <table:table-cell office:value-type="float" office:value="168959" table:style-name="ce56">
            <text:p><text:s text:c="2"/>168 959</text:p>
          </table:table-cell>
          <table:table-cell table:number-columns-repeated="16374"/>
        </table:table-row>
        <table:table-row table:style-name="ro5">
          <table:table-cell office:value-type="float" office:value="11001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3611" table:style-name="ce56">
            <text:p><text:s text:c="2"/>3 61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0026" table:style-name="ce56">
            <text:p><text:s text:c="2"/>70 02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471" table:style-name="ce56">
            <text:p><text:s/>(-) <text:s text:c="2"/>471</text:p>
          </table:table-cell>
          <table:table-cell office:value-type="float" office:value="73166" table:style-name="ce56">
            <text:p><text:s text:c="2"/>73 166</text:p>
          </table:table-cell>
          <table:table-cell office:value-type="float" office:value="130516" table:style-name="ce56">
            <text:p><text:s text:c="2"/>130 516</text:p>
          </table:table-cell>
          <table:table-cell table:number-columns-repeated="16374"/>
        </table:table-row>
        <table:table-row table:style-name="ro5">
          <table:table-cell office:value-type="float" office:value="12001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6876" table:style-name="ce57">
            <text:p><text:s text:c="2"/>6 87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161" table:style-name="ce57">
            <text:p><text:s text:c="2"/>22 16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31" table:style-name="ce57">
            <text:p><text:s text:c="2"/>1 131</text:p>
          </table:table-cell>
          <table:table-cell office:value-type="float" office:value="30168" table:style-name="ce57">
            <text:p><text:s text:c="2"/>30 168</text:p>
          </table:table-cell>
          <table:table-cell office:value-type="float" office:value="31158" table:style-name="ce57">
            <text:p><text:s text:c="2"/>31 158</text:p>
          </table:table-cell>
          <table:table-cell table:number-columns-repeated="16374"/>
        </table:table-row>
        <table:table-row table:style-name="ro5">
          <table:table-cell office:value-type="float" office:value="13001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354" table:style-name="ce57">
            <text:p><text:s text:c="3"/>35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6" table:style-name="ce57">
            <text:p><text:s text:c="3"/>7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50" table:style-name="ce57">
            <text:p><text:s/>(-) <text:s text:c="2"/>150</text:p>
          </table:table-cell>
          <table:table-cell office:value-type="float" office:value="280" table:style-name="ce57">
            <text:p><text:s text:c="3"/>280</text:p>
          </table:table-cell>
          <table:table-cell office:value-type="float" office:value="13335" table:style-name="ce57">
            <text:p><text:s text:c="2"/>13 335</text:p>
          </table:table-cell>
          <table:table-cell table:number-columns-repeated="16374"/>
        </table:table-row>
        <table:table-row table:style-name="ro5">
          <table:table-cell office:value-type="float" office:value="13002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996" table:style-name="ce57">
            <text:p><text:s text:c="3"/>99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80" table:style-name="ce57">
            <text:p><text:s text:c="2"/>1 28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378" table:style-name="ce57">
            <text:p><text:s/>(-) <text:s/>1 378</text:p>
          </table:table-cell>
          <table:table-cell office:value-type="float" office:value="898" table:style-name="ce57">
            <text:p><text:s text:c="3"/>898</text:p>
          </table:table-cell>
          <table:table-cell office:value-type="float" office:value="27710" table:style-name="ce57">
            <text:p><text:s text:c="2"/>27 710</text:p>
          </table:table-cell>
          <table:table-cell table:number-columns-repeated="16374"/>
        </table:table-row>
        <table:table-row table:style-name="ro5">
          <table:table-cell office:value-type="float" office:value="13003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1224" table:style-name="ce57">
            <text:p><text:s text:c="2"/>1 22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1420" table:style-name="ce57">
            <text:p><text:s text:c="2"/>31 42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14" table:style-name="ce57">
            <text:p><text:s/>(-) <text:s text:c="2"/>114</text:p>
          </table:table-cell>
          <table:table-cell office:value-type="float" office:value="32530" table:style-name="ce57">
            <text:p><text:s text:c="2"/>32 530</text:p>
          </table:table-cell>
          <table:table-cell office:value-type="float" office:value="44406" table:style-name="ce57">
            <text:p><text:s text:c="2"/>44 406</text:p>
          </table:table-cell>
          <table:table-cell table:number-columns-repeated="16374"/>
        </table:table-row>
        <table:table-row table:style-name="ro5">
          <table:table-cell office:value-type="float" office:value="14001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2134" table:style-name="ce57">
            <text:p><text:s text:c="2"/>2 134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4525" table:style-name="ce57">
            <text:p><text:s text:c="2"/>124 52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665" table:style-name="ce57">
            <text:p><text:s/>(-) <text:s/>2 665</text:p>
          </table:table-cell>
          <table:table-cell office:value-type="float" office:value="124013" table:style-name="ce57">
            <text:p><text:s text:c="2"/>124 013</text:p>
          </table:table-cell>
          <table:table-cell office:value-type="float" office:value="135327" table:style-name="ce57">
            <text:p><text:s text:c="2"/>135 327</text:p>
          </table:table-cell>
          <table:table-cell table:number-columns-repeated="16374"/>
        </table:table-row>
        <table:table-row table:style-name="ro5">
          <table:table-cell office:value-type="float" office:value="15001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11373" table:style-name="ce56">
            <text:p><text:s text:c="2"/>11 37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3566" table:style-name="ce56">
            <text:p><text:s text:c="2"/>53 56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482" table:style-name="ce56">
            <text:p><text:s/>(-) <text:s text:c="2"/>482</text:p>
          </table:table-cell>
          <table:table-cell office:value-type="float" office:value="64457" table:style-name="ce56">
            <text:p><text:s text:c="2"/>64 457</text:p>
          </table:table-cell>
          <table:table-cell office:value-type="float" office:value="72296" table:style-name="ce56">
            <text:p><text:s text:c="2"/>72 296</text:p>
          </table:table-cell>
          <table:table-cell table:number-columns-repeated="16374"/>
        </table:table-row>
        <table:table-row table:style-name="ro5">
          <table:table-cell office:value-type="float" office:value="16001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8836" table:style-name="ce56">
            <text:p><text:s text:c="2"/>8 83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401" table:style-name="ce56">
            <text:p><text:s text:c="2"/>2 401</text:p>
          </table:table-cell>
          <table:table-cell office:value-type="float" office:value="110" table:style-name="ce56">
            <text:p><text:s text:c="3"/>110</text:p>
          </table:table-cell>
          <table:table-cell office:value-type="float" office:value="-821" table:style-name="ce56">
            <text:p><text:s/>(-) <text:s text:c="2"/>821</text:p>
          </table:table-cell>
          <table:table-cell office:value-type="float" office:value="10526" table:style-name="ce56">
            <text:p><text:s text:c="2"/>10 526</text:p>
          </table:table-cell>
          <table:table-cell office:value-type="float" office:value="36945" table:style-name="ce56">
            <text:p><text:s text:c="2"/>36 945</text:p>
          </table:table-cell>
          <table:table-cell table:number-columns-repeated="16374"/>
        </table:table-row>
        <table:table-row table:style-name="ro5">
          <table:table-cell office:value-type="float" office:value="17001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20165" table:style-name="ce56">
            <text:p><text:s text:c="2"/>20 16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60" table:style-name="ce56">
            <text:p><text:s text:c="3"/>760</text:p>
          </table:table-cell>
          <table:table-cell office:value-type="float" office:value="20925" table:style-name="ce56">
            <text:p><text:s text:c="2"/>20 925</text:p>
          </table:table-cell>
          <table:table-cell office:value-type="float" office:value="26499" table:style-name="ce56">
            <text:p><text:s text:c="2"/>26 499</text:p>
          </table:table-cell>
          <table:table-cell table:number-columns-repeated="16374"/>
        </table:table-row>
        <table:table-row table:style-name="ro5">
          <table:table-cell office:value-type="float" office:value="17002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7211" table:style-name="ce56">
            <text:p><text:s text:c="2"/>7 21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6340" table:style-name="ce56">
            <text:p><text:s text:c="2"/>16 34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954" table:style-name="ce56">
            <text:p><text:s/>(-) <text:s text:c="2"/>954</text:p>
          </table:table-cell>
          <table:table-cell office:value-type="float" office:value="22597" table:style-name="ce56">
            <text:p><text:s text:c="2"/>22 597</text:p>
          </table:table-cell>
          <table:table-cell office:value-type="float" office:value="82494" table:style-name="ce56">
            <text:p><text:s text:c="2"/>82 494</text:p>
          </table:table-cell>
          <table:table-cell table:number-columns-repeated="16374"/>
        </table:table-row>
        <table:table-row table:style-name="ro5">
          <table:table-cell office:value-type="float" office:value="18001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98" table:style-name="ce56">
            <text:p><text:s text:c="3"/>9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03" table:style-name="ce56">
            <text:p><text:s text:c="3"/>60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396" table:style-name="ce56">
            <text:p><text:s/>(-) <text:s text:c="2"/>396</text:p>
          </table:table-cell>
          <table:table-cell office:value-type="float" office:value="305" table:style-name="ce56">
            <text:p><text:s text:c="3"/>305</text:p>
          </table:table-cell>
          <table:table-cell office:value-type="float" office:value="31872" table:style-name="ce56">
            <text:p><text:s text:c="2"/>31 872</text:p>
          </table:table-cell>
          <table:table-cell table:number-columns-repeated="16374"/>
        </table:table-row>
        <table:table-row table:style-name="ro5">
          <table:table-cell office:value-type="float" office:value="19911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4692" table:style-name="ce57">
            <text:p><text:s text:c="2"/>4 69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12" table:style-name="ce57">
            <text:p><text:s text:c="3"/>61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74" table:style-name="ce57">
            <text:p><text:s text:c="3"/>574</text:p>
          </table:table-cell>
          <table:table-cell office:value-type="float" office:value="5878" table:style-name="ce57">
            <text:p><text:s text:c="2"/>5 878</text:p>
          </table:table-cell>
          <table:table-cell office:value-type="float" office:value="20963" table:style-name="ce57">
            <text:p><text:s text:c="2"/>20 963</text:p>
          </table:table-cell>
          <table:table-cell table:number-columns-repeated="16374"/>
        </table:table-row>
        <table:table-row table:style-name="ro5">
          <table:table-cell office:value-type="float" office:value="19912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1586" table:style-name="ce57">
            <text:p><text:s text:c="2"/>131 58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1586" table:style-name="ce57">
            <text:p><text:s text:c="2"/>131 586</text:p>
          </table:table-cell>
          <table:table-cell office:value-type="float" office:value="150728" table:style-name="ce57">
            <text:p><text:s text:c="2"/>150 728</text:p>
          </table:table-cell>
          <table:table-cell table:number-columns-repeated="16374"/>
        </table:table-row>
        <table:table-row table:style-name="ro5">
          <table:table-cell office:value-type="float" office:value="19913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677" table:style-name="ce57">
            <text:p><text:s/>(-) <text:s text:c="2"/>677</text:p>
          </table:table-cell>
          <table:table-cell office:value-type="float" office:value="-677" table:style-name="ce57">
            <text:p><text:s/>(-) <text:s text:c="2"/>677</text:p>
          </table:table-cell>
          <table:table-cell office:value-type="float" office:value="16876" table:style-name="ce57">
            <text:p><text:s text:c="2"/>16 876</text:p>
          </table:table-cell>
          <table:table-cell table:number-columns-repeated="16374"/>
        </table:table-row>
        <table:table-row table:style-name="ro5">
          <table:table-cell office:value-type="float" office:value="19914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5708" table:style-name="ce57">
            <text:p><text:s text:c="2"/>5 70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613" table:style-name="ce57">
            <text:p><text:s/>(-) <text:s text:c="2"/>613</text:p>
          </table:table-cell>
          <table:table-cell office:value-type="float" office:value="5095" table:style-name="ce57">
            <text:p><text:s text:c="2"/>5 095</text:p>
          </table:table-cell>
          <table:table-cell office:value-type="float" office:value="16194" table:style-name="ce57">
            <text:p><text:s text:c="2"/>16 194</text:p>
          </table:table-cell>
          <table:table-cell table:number-columns-repeated="16374"/>
        </table:table-row>
        <table:table-row table:style-name="ro5">
          <table:table-cell office:value-type="float" office:value="19915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022" table:style-name="ce57">
            <text:p><text:s text:c="2"/>6 02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022" table:style-name="ce57">
            <text:p><text:s text:c="2"/>6 022</text:p>
          </table:table-cell>
          <table:table-cell office:value-type="float" office:value="131108" table:style-name="ce57">
            <text:p><text:s text:c="2"/>131 108</text:p>
          </table:table-cell>
          <table:table-cell table:number-columns-repeated="16374"/>
        </table:table-row>
        <table:table-row table:style-name="ro5">
          <table:table-cell office:value-type="float" office:value="19916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3568" table:style-name="ce56">
            <text:p><text:s text:c="2"/>3 56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8286" table:style-name="ce56">
            <text:p><text:s text:c="2"/>28 28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3191" table:style-name="ce56">
            <text:p><text:s/>(-) <text:s/>3 191</text:p>
          </table:table-cell>
          <table:table-cell office:value-type="float" office:value="28663" table:style-name="ce56">
            <text:p><text:s text:c="2"/>28 663</text:p>
          </table:table-cell>
          <table:table-cell office:value-type="float" office:value="225241" table:style-name="ce56">
            <text:p><text:s text:c="2"/>225 241</text:p>
          </table:table-cell>
          <table:table-cell table:number-columns-repeated="16374"/>
        </table:table-row>
        <table:table-row table:style-name="ro5">
          <table:table-cell office:value-type="float" office:value="19921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3008" table:style-name="ce56">
            <text:p><text:s text:c="2"/>3 00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6489" table:style-name="ce56">
            <text:p><text:s text:c="2"/>36 48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42" table:style-name="ce56">
            <text:p><text:s text:c="3"/>142</text:p>
          </table:table-cell>
          <table:table-cell office:value-type="float" office:value="39639" table:style-name="ce56">
            <text:p><text:s text:c="2"/>39 639</text:p>
          </table:table-cell>
          <table:table-cell office:value-type="float" office:value="77969" table:style-name="ce56">
            <text:p><text:s text:c="2"/>77 969</text:p>
          </table:table-cell>
          <table:table-cell table:number-columns-repeated="16374"/>
        </table:table-row>
        <table:table-row table:style-name="ro5">
          <table:table-cell office:value-type="float" office:value="20911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2219" table:style-name="ce56">
            <text:p><text:s text:c="2"/>2 21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5" table:style-name="ce56">
            <text:p><text:s text:c="3"/>2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405" table:style-name="ce56">
            <text:p><text:s text:c="2"/>1 405</text:p>
          </table:table-cell>
          <table:table-cell office:value-type="float" office:value="3649" table:style-name="ce56">
            <text:p><text:s text:c="2"/>3 649</text:p>
          </table:table-cell>
          <table:table-cell office:value-type="float" office:value="73695" table:style-name="ce56">
            <text:p><text:s text:c="2"/>73 695</text:p>
          </table:table-cell>
          <table:table-cell table:number-columns-repeated="16374"/>
        </table:table-row>
        <table:table-row table:style-name="ro5">
          <table:table-cell office:value-type="float" office:value="20912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673" table:style-name="ce56">
            <text:p><text:s text:c="3"/>67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80" table:style-name="ce56">
            <text:p><text:s text:c="2"/>1 280</text:p>
          </table:table-cell>
          <table:table-cell office:value-type="float" office:value="1953" table:style-name="ce56">
            <text:p><text:s text:c="2"/>1 953</text:p>
          </table:table-cell>
          <table:table-cell office:value-type="float" office:value="56828" table:style-name="ce56">
            <text:p><text:s text:c="2"/>56 828</text:p>
          </table:table-cell>
          <table:table-cell table:number-columns-repeated="16374"/>
        </table:table-row>
        <table:table-row table:style-name="ro5">
          <table:table-cell office:value-type="float" office:value="20913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8149" table:style-name="ce56">
            <text:p><text:s text:c="2"/>8 14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00" table:style-name="ce56">
            <text:p><text:s text:c="3"/>500</text:p>
          </table:table-cell>
          <table:table-cell office:value-type="float" office:value="8649" table:style-name="ce56">
            <text:p><text:s text:c="2"/>8 649</text:p>
          </table:table-cell>
          <table:table-cell office:value-type="float" office:value="74574" table:style-name="ce56">
            <text:p><text:s text:c="2"/>74 574</text:p>
          </table:table-cell>
          <table:table-cell table:number-columns-repeated="16374"/>
        </table:table-row>
        <table:table-row table:style-name="ro5">
          <table:table-cell office:value-type="float" office:value="20914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10284" table:style-name="ce57">
            <text:p><text:s text:c="2"/>10 28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96" table:style-name="ce57">
            <text:p><text:s text:c="2"/>1 796</text:p>
          </table:table-cell>
          <table:table-cell office:value-type="float" office:value="12080" table:style-name="ce57">
            <text:p><text:s text:c="2"/>12 080</text:p>
          </table:table-cell>
          <table:table-cell office:value-type="float" office:value="63934" table:style-name="ce57">
            <text:p><text:s text:c="2"/>63 934</text:p>
          </table:table-cell>
          <table:table-cell table:number-columns-repeated="16374"/>
        </table:table-row>
        <table:table-row table:style-name="ro5">
          <table:table-cell office:value-type="float" office:value="20921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938" table:style-name="ce57">
            <text:p><text:s text:c="3"/>93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62" table:style-name="ce57">
            <text:p><text:s text:c="3"/>56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940" table:style-name="ce57">
            <text:p><text:s/>(-) <text:s text:c="2"/>940</text:p>
          </table:table-cell>
          <table:table-cell office:value-type="float" office:value="560" table:style-name="ce57">
            <text:p><text:s text:c="3"/>560</text:p>
          </table:table-cell>
          <table:table-cell office:value-type="float" office:value="54541" table:style-name="ce57">
            <text:p><text:s text:c="2"/>54 541</text:p>
          </table:table-cell>
          <table:table-cell table:number-columns-repeated="16374"/>
        </table:table-row>
        <table:table-row table:style-name="ro5">
          <table:table-cell office:value-type="float" office:value="20922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5521" table:style-name="ce57">
            <text:p><text:s text:c="2"/>5 52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50" table:style-name="ce57">
            <text:p><text:s text:c="3"/>55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73" table:style-name="ce57">
            <text:p><text:s text:c="2"/>1 773</text:p>
          </table:table-cell>
          <table:table-cell office:value-type="float" office:value="7844" table:style-name="ce57">
            <text:p><text:s text:c="2"/>7 844</text:p>
          </table:table-cell>
          <table:table-cell office:value-type="float" office:value="39724" table:style-name="ce57">
            <text:p><text:s text:c="2"/>39 724</text:p>
          </table:table-cell>
          <table:table-cell table:number-columns-repeated="16374"/>
        </table:table-row>
        <table:table-row table:style-name="ro5">
          <table:table-cell office:value-type="float" office:value="20923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706" table:style-name="ce57">
            <text:p><text:s text:c="3"/>70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56" table:style-name="ce57">
            <text:p><text:s text:c="3"/>35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629" table:style-name="ce57">
            <text:p><text:s/>(-) <text:s text:c="2"/>629</text:p>
          </table:table-cell>
          <table:table-cell office:value-type="float" office:value="433" table:style-name="ce57">
            <text:p><text:s text:c="3"/>433</text:p>
          </table:table-cell>
          <table:table-cell office:value-type="float" office:value="25291" table:style-name="ce57">
            <text:p><text:s text:c="2"/>25 291</text:p>
          </table:table-cell>
          <table:table-cell table:number-columns-repeated="16374"/>
        </table:table-row>
        <table:table-row table:style-name="ro5">
          <table:table-cell office:value-type="float" office:value="20931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3836" table:style-name="ce57">
            <text:p><text:s text:c="2"/>3 83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5780" table:style-name="ce57">
            <text:p><text:s text:c="2"/>75 78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16" table:style-name="ce57">
            <text:p><text:s text:c="3"/>316</text:p>
          </table:table-cell>
          <table:table-cell office:value-type="float" office:value="79932" table:style-name="ce57">
            <text:p><text:s text:c="2"/>79 932</text:p>
          </table:table-cell>
          <table:table-cell office:value-type="float" office:value="96292" table:style-name="ce57">
            <text:p><text:s text:c="2"/>96 292</text:p>
          </table:table-cell>
          <table:table-cell table:number-columns-repeated="16374"/>
        </table:table-row>
        <table:table-row table:style-name="ro5">
          <table:table-cell office:value-type="float" office:value="21001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4537" table:style-name="ce56">
            <text:p><text:s text:c="2"/>4 537</text:p>
          </table:table-cell>
          <table:table-cell office:value-type="float" office:value="9167" table:style-name="ce56">
            <text:p><text:s text:c="2"/>9 16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7349" table:style-name="ce56">
            <text:p><text:s text:c="2"/>87 34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15" table:style-name="ce56">
            <text:p><text:s text:c="3"/>515</text:p>
          </table:table-cell>
          <table:table-cell office:value-type="float" office:value="101568" table:style-name="ce56">
            <text:p><text:s text:c="2"/>101 568</text:p>
          </table:table-cell>
          <table:table-cell office:value-type="float" office:value="141914" table:style-name="ce56">
            <text:p><text:s text:c="2"/>141 914</text:p>
          </table:table-cell>
          <table:table-cell table:number-columns-repeated="16374"/>
        </table:table-row>
        <table:table-row table:style-name="ro5">
          <table:table-cell office:value-type="float" office:value="22001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5129" table:style-name="ce56">
            <text:p><text:s text:c="2"/>5 12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115" table:style-name="ce56">
            <text:p><text:s text:c="2"/>9 11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333" table:style-name="ce56">
            <text:p><text:s/>(-) <text:s text:c="2"/>333</text:p>
          </table:table-cell>
          <table:table-cell office:value-type="float" office:value="13911" table:style-name="ce56">
            <text:p><text:s text:c="2"/>13 911</text:p>
          </table:table-cell>
          <table:table-cell office:value-type="float" office:value="38782" table:style-name="ce56">
            <text:p><text:s text:c="2"/>38 782</text:p>
          </table:table-cell>
          <table:table-cell table:number-columns-repeated="16374"/>
        </table:table-row>
        <table:table-row table:style-name="ro5">
          <table:table-cell office:value-type="float" office:value="22002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3488" table:style-name="ce56">
            <text:p><text:s text:c="2"/>3 48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921" table:style-name="ce56">
            <text:p><text:s text:c="2"/>7 92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2511" table:style-name="ce56">
            <text:p><text:s/>(-) <text:s/>2 511</text:p>
          </table:table-cell>
          <table:table-cell office:value-type="float" office:value="8898" table:style-name="ce56">
            <text:p><text:s text:c="2"/>8 898</text:p>
          </table:table-cell>
          <table:table-cell office:value-type="float" office:value="96557" table:style-name="ce56">
            <text:p><text:s text:c="2"/>96 557</text:p>
          </table:table-cell>
          <table:table-cell table:number-columns-repeated="16374"/>
        </table:table-row>
        <table:table-row table:style-name="ro5">
          <table:table-cell office:value-type="float" office:value="23001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107" table:style-name="ce56">
            <text:p><text:s text:c="3"/>10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580" table:style-name="ce56">
            <text:p><text:s/>(-) <text:s text:c="2"/>580</text:p>
          </table:table-cell>
          <table:table-cell office:value-type="float" office:value="-473" table:style-name="ce56">
            <text:p><text:s/>(-) <text:s text:c="2"/>473</text:p>
          </table:table-cell>
          <table:table-cell office:value-type="float" office:value="18644" table:style-name="ce56">
            <text:p><text:s text:c="2"/>18 644</text:p>
          </table:table-cell>
          <table:table-cell table:number-columns-repeated="16374"/>
        </table:table-row>
        <table:table-row table:style-name="ro5">
          <table:table-cell office:value-type="float" office:value="23002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49" table:style-name="ce56">
            <text:p><text:s text:c="3"/>4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1480" table:style-name="ce56">
            <text:p><text:s/>(-) <text:s/>1 480</text:p>
          </table:table-cell>
          <table:table-cell office:value-type="float" office:value="-1431" table:style-name="ce56">
            <text:p><text:s/>(-) <text:s/>1 431</text:p>
          </table:table-cell>
          <table:table-cell office:value-type="float" office:value="29770" table:style-name="ce56">
            <text:p><text:s text:c="2"/>29 770</text:p>
          </table:table-cell>
          <table:table-cell table:number-columns-repeated="16374"/>
        </table:table-row>
        <table:table-row table:style-name="ro5">
          <table:table-cell office:value-type="float" office:value="23003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7846" table:style-name="ce57">
            <text:p><text:s text:c="2"/>7 84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810" table:style-name="ce57">
            <text:p><text:s text:c="2"/>3 81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840" table:style-name="ce57">
            <text:p><text:s/>(-) <text:s/>1 840</text:p>
          </table:table-cell>
          <table:table-cell office:value-type="float" office:value="9816" table:style-name="ce57">
            <text:p><text:s text:c="2"/>9 816</text:p>
          </table:table-cell>
          <table:table-cell office:value-type="float" office:value="69225" table:style-name="ce57">
            <text:p><text:s text:c="2"/>69 225</text:p>
          </table:table-cell>
          <table:table-cell table:number-columns-repeated="16374"/>
        </table:table-row>
        <table:table-row table:style-name="ro5">
          <table:table-cell office:value-type="float" office:value="24911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9280" table:style-name="ce57">
            <text:p><text:s text:c="2"/>9 28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49" table:style-name="ce57">
            <text:p><text:s/>(-) <text:s text:c="2"/>249</text:p>
          </table:table-cell>
          <table:table-cell office:value-type="float" office:value="9031" table:style-name="ce57">
            <text:p><text:s text:c="2"/>9 031</text:p>
          </table:table-cell>
          <table:table-cell office:value-type="float" office:value="11727" table:style-name="ce57">
            <text:p><text:s text:c="2"/>11 727</text:p>
          </table:table-cell>
          <table:table-cell table:number-columns-repeated="16374"/>
        </table:table-row>
        <table:table-row table:style-name="ro5">
          <table:table-cell office:value-type="float" office:value="24912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24521" table:style-name="ce57">
            <text:p><text:s text:c="2"/>24 52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40" table:style-name="ce57">
            <text:p><text:s text:c="3"/>240</text:p>
          </table:table-cell>
          <table:table-cell office:value-type="float" office:value="64" table:style-name="ce57">
            <text:p><text:s text:c="3"/>64</text:p>
          </table:table-cell>
          <table:table-cell office:value-type="float" office:value="-2860" table:style-name="ce57">
            <text:p><text:s/>(-) <text:s/>2 860</text:p>
          </table:table-cell>
          <table:table-cell office:value-type="float" office:value="21965" table:style-name="ce57">
            <text:p><text:s text:c="2"/>21 965</text:p>
          </table:table-cell>
          <table:table-cell office:value-type="float" office:value="96050" table:style-name="ce57">
            <text:p><text:s text:c="2"/>96 050</text:p>
          </table:table-cell>
          <table:table-cell table:number-columns-repeated="16374"/>
        </table:table-row>
        <table:table-row table:style-name="ro5">
          <table:table-cell office:value-type="float" office:value="24921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27044" table:style-name="ce57">
            <text:p><text:s text:c="2"/>27 04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93" table:style-name="ce57">
            <text:p><text:s text:c="3"/>49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774" table:style-name="ce57">
            <text:p><text:s/>(-) <text:s text:c="2"/>774</text:p>
          </table:table-cell>
          <table:table-cell office:value-type="float" office:value="26763" table:style-name="ce57">
            <text:p><text:s text:c="2"/>26 763</text:p>
          </table:table-cell>
          <table:table-cell office:value-type="float" office:value="74815" table:style-name="ce57">
            <text:p><text:s text:c="2"/>74 815</text:p>
          </table:table-cell>
          <table:table-cell table:number-columns-repeated="16374"/>
        </table:table-row>
        <table:table-row table:style-name="ro5">
          <table:table-cell office:value-type="float" office:value="24922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85" table:style-name="ce57">
            <text:p><text:s text:c="3"/>8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87" table:style-name="ce57">
            <text:p><text:s/>(-) <text:s text:c="2"/>287</text:p>
          </table:table-cell>
          <table:table-cell office:value-type="float" office:value="-202" table:style-name="ce57">
            <text:p><text:s/>(-) <text:s text:c="2"/>202</text:p>
          </table:table-cell>
          <table:table-cell office:value-type="float" office:value="6130" table:style-name="ce57">
            <text:p><text:s text:c="2"/>6 130</text:p>
          </table:table-cell>
          <table:table-cell table:number-columns-repeated="16374"/>
        </table:table-row>
        <table:table-row table:style-name="ro5">
          <table:table-cell office:value-type="float" office:value="25001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6935" table:style-name="ce56">
            <text:p><text:s text:c="2"/>6 93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7509" table:style-name="ce56">
            <text:p><text:s text:c="2"/>17 509</text:p>
          </table:table-cell>
          <table:table-cell office:value-type="float" office:value="9025" table:style-name="ce56">
            <text:p><text:s text:c="2"/>9 025</text:p>
          </table:table-cell>
          <table:table-cell office:value-type="float" office:value="-2669" table:style-name="ce56">
            <text:p><text:s/>(-) <text:s/>2 669</text:p>
          </table:table-cell>
          <table:table-cell office:value-type="float" office:value="30800" table:style-name="ce56">
            <text:p><text:s text:c="2"/>30 800</text:p>
          </table:table-cell>
          <table:table-cell office:value-type="float" office:value="130803" table:style-name="ce56">
            <text:p><text:s text:c="2"/>130 803</text:p>
          </table:table-cell>
          <table:table-cell table:number-columns-repeated="16374"/>
        </table:table-row>
        <table:table-row table:style-name="ro5">
          <table:table-cell office:value-type="float" office:value="26001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509" table:style-name="ce56">
            <text:p><text:s text:c="3"/>50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2" table:style-name="ce56">
            <text:p><text:s text:c="3"/>92</text:p>
          </table:table-cell>
          <table:table-cell office:value-type="float" office:value="601" table:style-name="ce56">
            <text:p><text:s text:c="3"/>601</text:p>
          </table:table-cell>
          <table:table-cell office:value-type="float" office:value="22380" table:style-name="ce56">
            <text:p><text:s text:c="2"/>22 380</text:p>
          </table:table-cell>
          <table:table-cell table:number-columns-repeated="16374"/>
        </table:table-row>
        <table:table-row table:style-name="ro5">
          <table:table-cell office:value-type="float" office:value="26002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836" table:style-name="ce56">
            <text:p><text:s text:c="3"/>83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5129" table:style-name="ce56">
            <text:p><text:s text:c="2"/>15 129</text:p>
          </table:table-cell>
          <table:table-cell office:value-type="float" office:value="12951" table:style-name="ce56">
            <text:p><text:s text:c="2"/>12 951</text:p>
          </table:table-cell>
          <table:table-cell office:value-type="float" office:value="-1090" table:style-name="ce56">
            <text:p><text:s/>(-) <text:s/>1 090</text:p>
          </table:table-cell>
          <table:table-cell office:value-type="float" office:value="27826" table:style-name="ce56">
            <text:p><text:s text:c="2"/>27 826</text:p>
          </table:table-cell>
          <table:table-cell office:value-type="float" office:value="44471" table:style-name="ce56">
            <text:p><text:s text:c="2"/>44 471</text:p>
          </table:table-cell>
          <table:table-cell table:number-columns-repeated="16374"/>
        </table:table-row>
        <table:table-row table:style-name="ro5">
          <table:table-cell office:value-type="float" office:value="26003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971" table:style-name="ce56">
            <text:p><text:s text:c="3"/>97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9441" table:style-name="ce56">
            <text:p><text:s text:c="2"/>49 441</text:p>
          </table:table-cell>
          <table:table-cell office:value-type="float" office:value="28974" table:style-name="ce56">
            <text:p><text:s text:c="2"/>28 974</text:p>
          </table:table-cell>
          <table:table-cell office:value-type="float" office:value="-1306" table:style-name="ce56">
            <text:p><text:s/>(-) <text:s/>1 306</text:p>
          </table:table-cell>
          <table:table-cell office:value-type="float" office:value="78080" table:style-name="ce56">
            <text:p><text:s text:c="2"/>78 080</text:p>
          </table:table-cell>
          <table:table-cell office:value-type="float" office:value="100387" table:style-name="ce56">
            <text:p><text:s text:c="2"/>100 387</text:p>
          </table:table-cell>
          <table:table-cell table:number-columns-repeated="16374"/>
        </table:table-row>
        <table:table-row table:style-name="ro5">
          <table:table-cell office:value-type="float" office:value="26004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1707" table:style-name="ce56">
            <text:p><text:s text:c="2"/>1 70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708" table:style-name="ce56">
            <text:p><text:s text:c="2"/>4 708</text:p>
          </table:table-cell>
          <table:table-cell office:value-type="float" office:value="13118" table:style-name="ce56">
            <text:p><text:s text:c="2"/>13 118</text:p>
          </table:table-cell>
          <table:table-cell office:value-type="float" office:value="-409" table:style-name="ce56">
            <text:p><text:s/>(-) <text:s text:c="2"/>409</text:p>
          </table:table-cell>
          <table:table-cell office:value-type="float" office:value="19124" table:style-name="ce56">
            <text:p><text:s text:c="2"/>19 124</text:p>
          </table:table-cell>
          <table:table-cell office:value-type="float" office:value="28708" table:style-name="ce56">
            <text:p><text:s text:c="2"/>28 708</text:p>
          </table:table-cell>
          <table:table-cell table:number-columns-repeated="16374"/>
        </table:table-row>
        <table:table-row table:style-name="ro5">
          <table:table-cell office:value-type="float" office:value="27001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8169" table:style-name="ce57">
            <text:p><text:s text:c="2"/>8 16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903" table:style-name="ce57">
            <text:p><text:s text:c="2"/>3 903</text:p>
          </table:table-cell>
          <table:table-cell office:value-type="float" office:value="22413" table:style-name="ce57">
            <text:p><text:s text:c="2"/>22 413</text:p>
          </table:table-cell>
          <table:table-cell office:value-type="float" office:value="-840" table:style-name="ce57">
            <text:p><text:s/>(-) <text:s text:c="2"/>840</text:p>
          </table:table-cell>
          <table:table-cell office:value-type="float" office:value="33645" table:style-name="ce57">
            <text:p><text:s text:c="2"/>33 645</text:p>
          </table:table-cell>
          <table:table-cell office:value-type="float" office:value="92787" table:style-name="ce57">
            <text:p><text:s text:c="2"/>92 787</text:p>
          </table:table-cell>
          <table:table-cell table:number-columns-repeated="16374"/>
        </table:table-row>
        <table:table-row table:style-name="ro5">
          <table:table-cell office:value-type="float" office:value="27002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733" table:style-name="ce57">
            <text:p><text:s text:c="3"/>73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7030" table:style-name="ce57">
            <text:p><text:s text:c="2"/>37 030</text:p>
          </table:table-cell>
          <table:table-cell office:value-type="float" office:value="1649" table:style-name="ce57">
            <text:p><text:s text:c="2"/>1 649</text:p>
          </table:table-cell>
          <table:table-cell office:value-type="float" office:value="400" table:style-name="ce57">
            <text:p><text:s text:c="3"/>400</text:p>
          </table:table-cell>
          <table:table-cell office:value-type="float" office:value="39812" table:style-name="ce57">
            <text:p><text:s text:c="2"/>39 812</text:p>
          </table:table-cell>
          <table:table-cell office:value-type="float" office:value="41856" table:style-name="ce57">
            <text:p><text:s text:c="2"/>41 856</text:p>
          </table:table-cell>
          <table:table-cell table:number-columns-repeated="16374"/>
        </table:table-row>
        <table:table-row table:style-name="ro5">
          <table:table-cell office:value-type="float" office:value="28001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2386" table:style-name="ce57">
            <text:p><text:s text:c="2"/>2 38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94" table:style-name="ce57">
            <text:p><text:s text:c="3"/>294</text:p>
          </table:table-cell>
          <table:table-cell office:value-type="float" office:value="25376" table:style-name="ce57">
            <text:p><text:s text:c="2"/>25 376</text:p>
          </table:table-cell>
          <table:table-cell office:value-type="float" office:value="360" table:style-name="ce57">
            <text:p><text:s text:c="3"/>360</text:p>
          </table:table-cell>
          <table:table-cell office:value-type="float" office:value="28416" table:style-name="ce57">
            <text:p><text:s text:c="2"/>28 416</text:p>
          </table:table-cell>
          <table:table-cell office:value-type="float" office:value="32873" table:style-name="ce57">
            <text:p><text:s text:c="2"/>32 873</text:p>
          </table:table-cell>
          <table:table-cell table:number-columns-repeated="16374"/>
        </table:table-row>
        <table:table-row table:style-name="ro5">
          <table:table-cell office:value-type="float" office:value="28002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6925" table:style-name="ce57">
            <text:p><text:s text:c="2"/>6 92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340" table:style-name="ce57">
            <text:p><text:s text:c="2"/>7 340</text:p>
          </table:table-cell>
          <table:table-cell office:value-type="float" office:value="-566" table:style-name="ce57">
            <text:p><text:s/>(-) <text:s text:c="2"/>566</text:p>
          </table:table-cell>
          <table:table-cell office:value-type="float" office:value="13699" table:style-name="ce57">
            <text:p><text:s text:c="2"/>13 699</text:p>
          </table:table-cell>
          <table:table-cell office:value-type="float" office:value="19540" table:style-name="ce57">
            <text:p><text:s text:c="2"/>19 540</text:p>
          </table:table-cell>
          <table:table-cell table:number-columns-repeated="16374"/>
        </table:table-row>
        <table:table-row table:style-name="ro5">
          <table:table-cell office:value-type="float" office:value="28003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17367" table:style-name="ce57">
            <text:p><text:s text:c="2"/>17 36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557" table:style-name="ce57">
            <text:p><text:s text:c="2"/>6 557</text:p>
          </table:table-cell>
          <table:table-cell office:value-type="float" office:value="69609" table:style-name="ce57">
            <text:p><text:s text:c="2"/>69 609</text:p>
          </table:table-cell>
          <table:table-cell office:value-type="float" office:value="-2543" table:style-name="ce57">
            <text:p><text:s/>(-) <text:s/>2 543</text:p>
          </table:table-cell>
          <table:table-cell office:value-type="float" office:value="90990" table:style-name="ce57">
            <text:p><text:s text:c="2"/>90 990</text:p>
          </table:table-cell>
          <table:table-cell office:value-type="float" office:value="148580" table:style-name="ce57">
            <text:p><text:s text:c="2"/>148 580</text:p>
          </table:table-cell>
          <table:table-cell table:number-columns-repeated="16374"/>
        </table:table-row>
        <table:table-row table:style-name="ro5">
          <table:table-cell office:value-type="float" office:value="29911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17950" table:style-name="ce56">
            <text:p><text:s text:c="2"/>17 95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7000" table:style-name="ce56">
            <text:p><text:s text:c="2"/>107 000</text:p>
          </table:table-cell>
          <table:table-cell office:value-type="float" office:value="45000" table:style-name="ce56">
            <text:p><text:s text:c="2"/>45 000</text:p>
          </table:table-cell>
          <table:table-cell office:value-type="float" office:value="-3237" table:style-name="ce56">
            <text:p><text:s/>(-) <text:s/>3 237</text:p>
          </table:table-cell>
          <table:table-cell office:value-type="float" office:value="166713" table:style-name="ce56">
            <text:p><text:s text:c="2"/>166 713</text:p>
          </table:table-cell>
          <table:table-cell office:value-type="float" office:value="168887" table:style-name="ce56">
            <text:p><text:s text:c="2"/>168 887</text:p>
          </table:table-cell>
          <table:table-cell table:number-columns-repeated="16374"/>
        </table:table-row>
        <table:table-row table:style-name="ro5">
          <table:table-cell office:value-type="float" office:value="29912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12031" table:style-name="ce56">
            <text:p><text:s text:c="2"/>12 03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608" table:style-name="ce56">
            <text:p><text:s text:c="2"/>1 608</text:p>
          </table:table-cell>
          <table:table-cell office:value-type="float" office:value="22210" table:style-name="ce56">
            <text:p><text:s text:c="2"/>22 210</text:p>
          </table:table-cell>
          <table:table-cell office:value-type="float" office:value="-2484" table:style-name="ce56">
            <text:p><text:s/>(-) <text:s/>2 484</text:p>
          </table:table-cell>
          <table:table-cell office:value-type="float" office:value="33365" table:style-name="ce56">
            <text:p><text:s text:c="2"/>33 365</text:p>
          </table:table-cell>
          <table:table-cell office:value-type="float" office:value="38361" table:style-name="ce56">
            <text:p><text:s text:c="2"/>38 361</text:p>
          </table:table-cell>
          <table:table-cell table:number-columns-repeated="16374"/>
        </table:table-row>
        <table:table-row table:style-name="ro5">
          <table:table-cell office:value-type="float" office:value="29921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12400" table:style-name="ce56">
            <text:p><text:s text:c="2"/>12 40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549" table:style-name="ce56">
            <text:p><text:s/>(-) <text:s text:c="2"/>549</text:p>
          </table:table-cell>
          <table:table-cell office:value-type="float" office:value="11851" table:style-name="ce56">
            <text:p><text:s text:c="2"/>11 851</text:p>
          </table:table-cell>
          <table:table-cell office:value-type="float" office:value="113330" table:style-name="ce56">
            <text:p><text:s text:c="2"/>113 330</text:p>
          </table:table-cell>
          <table:table-cell table:number-columns-repeated="16374"/>
        </table:table-row>
        <table:table-row table:style-name="ro5">
          <table:table-cell office:value-type="float" office:value="30001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37161" table:style-name="ce56">
            <text:p><text:s text:c="2"/>37 16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4306" table:style-name="ce56">
            <text:p><text:s text:c="2"/>14 306</text:p>
          </table:table-cell>
          <table:table-cell office:value-type="float" office:value="13238" table:style-name="ce56">
            <text:p><text:s text:c="2"/>13 238</text:p>
          </table:table-cell>
          <table:table-cell office:value-type="float" office:value="-10337" table:style-name="ce56">
            <text:p><text:s/>(-) <text:s/>10 337</text:p>
          </table:table-cell>
          <table:table-cell office:value-type="float" office:value="54368" table:style-name="ce56">
            <text:p><text:s text:c="2"/>54 368</text:p>
          </table:table-cell>
          <table:table-cell office:value-type="float" office:value="74487" table:style-name="ce56">
            <text:p><text:s text:c="2"/>74 487</text:p>
          </table:table-cell>
          <table:table-cell table:number-columns-repeated="16374"/>
        </table:table-row>
        <table:table-row table:style-name="ro5">
          <table:table-cell office:value-type="float" office:value="31801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2111" table:style-name="ce56">
            <text:p><text:s text:c="2"/>2 11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6693" table:style-name="ce56">
            <text:p><text:s text:c="2"/>56 693</text:p>
          </table:table-cell>
          <table:table-cell office:value-type="float" office:value="11938" table:style-name="ce56">
            <text:p><text:s text:c="2"/>11 938</text:p>
          </table:table-cell>
          <table:table-cell office:value-type="float" office:value="-1598" table:style-name="ce56">
            <text:p><text:s/>(-) <text:s/>1 598</text:p>
          </table:table-cell>
          <table:table-cell office:value-type="float" office:value="69144" table:style-name="ce56">
            <text:p><text:s text:c="2"/>69 144</text:p>
          </table:table-cell>
          <table:table-cell office:value-type="float" office:value="73151" table:style-name="ce56">
            <text:p><text:s text:c="2"/>73 151</text:p>
          </table:table-cell>
          <table:table-cell table:number-columns-repeated="16374"/>
        </table:table-row>
        <table:table-row table:style-name="ro5">
          <table:table-cell office:value-type="float" office:value="31802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2956" table:style-name="ce57">
            <text:p><text:s text:c="2"/>2 95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0462" table:style-name="ce57">
            <text:p><text:s text:c="2"/>40 462</text:p>
          </table:table-cell>
          <table:table-cell office:value-type="float" office:value="9121" table:style-name="ce57">
            <text:p><text:s text:c="2"/>9 121</text:p>
          </table:table-cell>
          <table:table-cell office:value-type="float" office:value="-640" table:style-name="ce57">
            <text:p><text:s/>(-) <text:s text:c="2"/>640</text:p>
          </table:table-cell>
          <table:table-cell office:value-type="float" office:value="51899" table:style-name="ce57">
            <text:p><text:s text:c="2"/>51 899</text:p>
          </table:table-cell>
          <table:table-cell office:value-type="float" office:value="91052" table:style-name="ce57">
            <text:p><text:s text:c="2"/>91 052</text:p>
          </table:table-cell>
          <table:table-cell table:number-columns-repeated="16374"/>
        </table:table-row>
        <table:table-row table:style-name="ro5">
          <table:table-cell office:value-type="float" office:value="33001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2235" table:style-name="ce57">
            <text:p><text:s text:c="2"/>2 23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58" table:style-name="ce57">
            <text:p><text:s text:c="3"/>458</text:p>
          </table:table-cell>
          <table:table-cell office:value-type="float" office:value="10123" table:style-name="ce57">
            <text:p><text:s text:c="2"/>10 12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816" table:style-name="ce57">
            <text:p><text:s text:c="2"/>12 816</text:p>
          </table:table-cell>
          <table:table-cell office:value-type="float" office:value="84948" table:style-name="ce57">
            <text:p><text:s text:c="2"/>84 948</text:p>
          </table:table-cell>
          <table:table-cell table:number-columns-repeated="16374"/>
        </table:table-row>
        <table:table-row table:style-name="ro5">
          <table:table-cell office:value-type="float" office:value="35001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86" table:style-name="ce57">
            <text:p><text:s text:c="3"/>8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3202" table:style-name="ce57">
            <text:p><text:s text:c="2"/>103 20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3288" table:style-name="ce57">
            <text:p><text:s text:c="2"/>103 288</text:p>
          </table:table-cell>
          <table:table-cell office:value-type="float" office:value="305292" table:style-name="ce57">
            <text:p><text:s text:c="2"/>305 292</text:p>
          </table:table-cell>
          <table:table-cell table:number-columns-repeated="16374"/>
        </table:table-row>
        <table:table-row table:style-name="ro5">
          <table:table-cell office:value-type="float" office:value="36801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6971" table:style-name="ce57">
            <text:p><text:s text:c="2"/>26 97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18" table:style-name="ce57">
            <text:p><text:s text:c="3"/>418</text:p>
          </table:table-cell>
          <table:table-cell office:value-type="float" office:value="27392" table:style-name="ce57">
            <text:p><text:s text:c="2"/>27 392</text:p>
          </table:table-cell>
          <table:table-cell office:value-type="float" office:value="71741" table:style-name="ce57">
            <text:p><text:s text:c="2"/>71 741</text:p>
          </table:table-cell>
          <table:table-cell table:number-columns-repeated="16374"/>
        </table:table-row>
        <table:table-row table:style-name="ro5">
          <table:table-cell office:value-type="float" office:value="41801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220" table:style-name="ce57">
            <text:p><text:s text:c="3"/>22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11480" table:style-name="ce57">
            <text:p><text:s text:c="2"/>311 48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11700" table:style-name="ce57">
            <text:p><text:s text:c="2"/>311 700</text:p>
          </table:table-cell>
          <table:table-cell office:value-type="float" office:value="355118" table:style-name="ce57">
            <text:p><text:s text:c="2"/>355 118</text:p>
          </table:table-cell>
          <table:table-cell table:number-columns-repeated="16374"/>
        </table:table-row>
        <table:table-row table:style-name="ro5">
          <table:table-cell office:value-type="float" office:value="41802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0533" table:style-name="ce56">
            <text:p><text:s text:c="2"/>90 53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0533" table:style-name="ce56">
            <text:p><text:s text:c="2"/>90 533</text:p>
          </table:table-cell>
          <table:table-cell office:value-type="float" office:value="113619" table:style-name="ce56">
            <text:p><text:s text:c="2"/>113 619</text:p>
          </table:table-cell>
          <table:table-cell table:number-columns-repeated="16374"/>
        </table:table-row>
        <table:table-row table:style-name="ro5">
          <table:table-cell office:value-type="float" office:value="41803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3660" table:style-name="ce56">
            <text:p><text:s text:c="2"/>3 66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8684" table:style-name="ce56">
            <text:p><text:s text:c="2"/>98 68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2344" table:style-name="ce56">
            <text:p><text:s text:c="2"/>102 344</text:p>
          </table:table-cell>
          <table:table-cell office:value-type="float" office:value="142295" table:style-name="ce56">
            <text:p><text:s text:c="2"/>142 295</text:p>
          </table:table-cell>
          <table:table-cell table:number-columns-repeated="16374"/>
        </table:table-row>
        <table:table-row table:style-name="ro5">
          <table:table-cell office:value-type="float" office:value="45001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138" table:style-name="ce56">
            <text:p><text:s text:c="3"/>13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2725" table:style-name="ce56">
            <text:p><text:s text:c="2"/>42 72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2863" table:style-name="ce56">
            <text:p><text:s text:c="2"/>42 863</text:p>
          </table:table-cell>
          <table:table-cell office:value-type="float" office:value="64841" table:style-name="ce56">
            <text:p><text:s text:c="2"/>64 841</text:p>
          </table:table-cell>
          <table:table-cell table:number-columns-repeated="16374"/>
        </table:table-row>
        <table:table-row table:style-name="ro5">
          <table:table-cell office:value-type="float" office:value="46801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4124" table:style-name="ce56">
            <text:p><text:s text:c="2"/>4 12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124" table:style-name="ce56">
            <text:p><text:s text:c="2"/>4 124</text:p>
          </table:table-cell>
          <table:table-cell office:value-type="float" office:value="42012" table:style-name="ce56">
            <text:p><text:s text:c="2"/>42 012</text:p>
          </table:table-cell>
          <table:table-cell table:number-columns-repeated="16374"/>
        </table:table-row>
        <table:table-row table:style-name="ro5">
          <table:table-cell office:value-type="float" office:value="49001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1064" table:style-name="ce56">
            <text:p><text:s text:c="2"/>1 06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590" table:style-name="ce56">
            <text:p><text:s text:c="2"/>1 59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654" table:style-name="ce56">
            <text:p><text:s text:c="2"/>2 654</text:p>
          </table:table-cell>
          <table:table-cell office:value-type="float" office:value="151869" table:style-name="ce56">
            <text:p><text:s text:c="2"/>151 869</text:p>
          </table:table-cell>
          <table:table-cell table:number-columns-repeated="16374"/>
        </table:table-row>
        <table:table-row table:style-name="ro5">
          <table:table-cell office:value-type="float" office:value="49002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501" table:style-name="ce57">
            <text:p><text:s text:c="3"/>50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3557" table:style-name="ce57">
            <text:p><text:s text:c="2"/>83 55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4058" table:style-name="ce57">
            <text:p><text:s text:c="2"/>84 058</text:p>
          </table:table-cell>
          <table:table-cell office:value-type="float" office:value="97679" table:style-name="ce57">
            <text:p><text:s text:c="2"/>97 679</text:p>
          </table:table-cell>
          <table:table-cell table:number-columns-repeated="16374"/>
        </table:table-row>
        <table:table-row table:style-name="ro5">
          <table:table-cell office:value-type="float" office:value="50001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5546" table:style-name="ce57">
            <text:p><text:s text:c="2"/>5 54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19" table:style-name="ce57">
            <text:p><text:s text:c="2"/>1 91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465" table:style-name="ce57">
            <text:p><text:s text:c="2"/>7 465</text:p>
          </table:table-cell>
          <table:table-cell office:value-type="float" office:value="28865" table:style-name="ce57">
            <text:p><text:s text:c="2"/>28 865</text:p>
          </table:table-cell>
          <table:table-cell table:number-columns-repeated="16374"/>
        </table:table-row>
        <table:table-row table:style-name="ro5">
          <table:table-cell office:value-type="float" office:value="51001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5892" table:style-name="ce57">
            <text:p><text:s text:c="2"/>5 89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393" table:style-name="ce57">
            <text:p><text:s text:c="2"/>10 39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285" table:style-name="ce57">
            <text:p><text:s text:c="2"/>16 285</text:p>
          </table:table-cell>
          <table:table-cell office:value-type="float" office:value="44725" table:style-name="ce57">
            <text:p><text:s text:c="2"/>44 725</text:p>
          </table:table-cell>
          <table:table-cell table:number-columns-repeated="16374"/>
        </table:table-row>
        <table:table-row table:style-name="ro5">
          <table:table-cell office:value-type="float" office:value="52801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8656" table:style-name="ce57">
            <text:p><text:s text:c="2"/>8 65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5041" table:style-name="ce57">
            <text:p><text:s text:c="2"/>25 04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3697" table:style-name="ce57">
            <text:p><text:s text:c="2"/>33 697</text:p>
          </table:table-cell>
          <table:table-cell office:value-type="float" office:value="102172" table:style-name="ce57">
            <text:p><text:s text:c="2"/>102 172</text:p>
          </table:table-cell>
          <table:table-cell table:number-columns-repeated="16374"/>
        </table:table-row>
        <table:table-row table:style-name="ro5">
          <table:table-cell office:value-type="float" office:value="52802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402" table:style-name="ce57">
            <text:p><text:s text:c="3"/>40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114" table:style-name="ce57">
            <text:p><text:s text:c="2"/>2 11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516" table:style-name="ce57">
            <text:p><text:s text:c="2"/>2 516</text:p>
          </table:table-cell>
          <table:table-cell office:value-type="float" office:value="21940" table:style-name="ce57">
            <text:p><text:s text:c="2"/>21 940</text:p>
          </table:table-cell>
          <table:table-cell table:number-columns-repeated="16374"/>
        </table:table-row>
        <table:table-row table:style-name="ro5">
          <table:table-cell office:value-type="float" office:value="55001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7214" table:style-name="ce56">
            <text:p><text:s text:c="2"/>7 21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962" table:style-name="ce56">
            <text:p><text:s text:c="2"/>10 96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8176" table:style-name="ce56">
            <text:p><text:s text:c="2"/>18 176</text:p>
          </table:table-cell>
          <table:table-cell office:value-type="float" office:value="44959" table:style-name="ce56">
            <text:p><text:s text:c="2"/>44 959</text:p>
          </table:table-cell>
          <table:table-cell table:number-columns-repeated="16374"/>
        </table:table-row>
        <table:table-row table:style-name="ro5">
          <table:table-cell office:value-type="float" office:value="56001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4781" table:style-name="ce56">
            <text:p><text:s text:c="2"/>4 78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09319" table:style-name="ce56">
            <text:p><text:s text:c="2"/>209 31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14100" table:style-name="ce56">
            <text:p><text:s text:c="2"/>214 100</text:p>
          </table:table-cell>
          <table:table-cell office:value-type="float" office:value="252520" table:style-name="ce56">
            <text:p><text:s text:c="2"/>252 520</text:p>
          </table:table-cell>
          <table:table-cell table:number-columns-repeated="16374"/>
        </table:table-row>
        <table:table-row table:style-name="ro5">
          <table:table-cell office:value-type="float" office:value="58001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1100" table:style-name="ce56">
            <text:p><text:s text:c="2"/>1 10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5316" table:style-name="ce56">
            <text:p><text:s text:c="2"/>15 31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0" table:style-name="ce56">
            <text:p><text:s text:c="3"/>80</text:p>
          </table:table-cell>
          <table:table-cell office:value-type="float" office:value="16496" table:style-name="ce56">
            <text:p><text:s text:c="2"/>16 496</text:p>
          </table:table-cell>
          <table:table-cell office:value-type="float" office:value="28385" table:style-name="ce56">
            <text:p><text:s text:c="2"/>28 385</text:p>
          </table:table-cell>
          <table:table-cell table:number-columns-repeated="16374"/>
        </table:table-row>
        <table:table-row table:style-name="ro5">
          <table:table-cell office:value-type="float" office:value="59801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1063" table:style-name="ce56">
            <text:p><text:s text:c="2"/>1 06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898" table:style-name="ce56">
            <text:p><text:s text:c="2"/>1 89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961" table:style-name="ce56">
            <text:p><text:s text:c="2"/>2 961</text:p>
          </table:table-cell>
          <table:table-cell office:value-type="float" office:value="45225" table:style-name="ce56">
            <text:p><text:s text:c="2"/>45 225</text:p>
          </table:table-cell>
          <table:table-cell table:number-columns-repeated="16374"/>
        </table:table-row>
        <table:table-row table:style-name="ro5">
          <table:table-cell office:value-type="float" office:value="61001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1369" table:style-name="ce56">
            <text:p><text:s text:c="2"/>1 36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6395" table:style-name="ce56">
            <text:p><text:s text:c="2"/>116 39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7764" table:style-name="ce56">
            <text:p><text:s text:c="2"/>117 764</text:p>
          </table:table-cell>
          <table:table-cell office:value-type="float" office:value="195102" table:style-name="ce56">
            <text:p><text:s text:c="2"/>195 102</text:p>
          </table:table-cell>
          <table:table-cell table:number-columns-repeated="16374"/>
        </table:table-row>
        <table:table-row table:style-name="ro5">
          <table:table-cell office:value-type="float" office:value="62801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4481" table:style-name="ce57">
            <text:p><text:s text:c="2"/>4 48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21" table:style-name="ce57">
            <text:p><text:s text:c="3"/>421</text:p>
          </table:table-cell>
          <table:table-cell office:value-type="float" office:value="66909" table:style-name="ce57">
            <text:p><text:s text:c="2"/>66 909</text:p>
          </table:table-cell>
          <table:table-cell office:value-type="float" office:value="35" table:style-name="ce57">
            <text:p><text:s text:c="3"/>35</text:p>
          </table:table-cell>
          <table:table-cell office:value-type="float" office:value="71846" table:style-name="ce57">
            <text:p><text:s text:c="2"/>71 846</text:p>
          </table:table-cell>
          <table:table-cell office:value-type="float" office:value="143121" table:style-name="ce57">
            <text:p><text:s text:c="2"/>143 121</text:p>
          </table:table-cell>
          <table:table-cell table:number-columns-repeated="16374"/>
        </table:table-row>
        <table:table-row table:style-name="ro5">
          <table:table-cell office:value-type="float" office:value="64801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13025" table:style-name="ce57">
            <text:p><text:s text:c="2"/>13 025</text:p>
          </table:table-cell>
          <table:table-cell office:value-type="float" office:value="1927" table:style-name="ce57">
            <text:p><text:s text:c="2"/>1 92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73628" table:style-name="ce57">
            <text:p><text:s text:c="2"/>273 62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88580" table:style-name="ce57">
            <text:p><text:s text:c="2"/>288 580</text:p>
          </table:table-cell>
          <table:table-cell office:value-type="float" office:value="634122" table:style-name="ce57">
            <text:p><text:s text:c="2"/>634 122</text:p>
          </table:table-cell>
          <table:table-cell table:number-columns-repeated="16374"/>
        </table:table-row>
        <table:table-row table:style-name="ro5">
          <table:table-cell office:value-type="float" office:value="68001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4394" table:style-name="ce57">
            <text:p><text:s text:c="2"/>4 39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6554" table:style-name="ce57">
            <text:p><text:s text:c="2"/>96 55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0948" table:style-name="ce57">
            <text:p><text:s text:c="2"/>100 948</text:p>
          </table:table-cell>
          <table:table-cell office:value-type="float" office:value="204881" table:style-name="ce57">
            <text:p><text:s text:c="2"/>204 881</text:p>
          </table:table-cell>
          <table:table-cell table:number-columns-repeated="16374"/>
        </table:table-row>
        <table:table-row table:style-name="ro5">
          <table:table-cell office:value-type="float" office:value="68002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99352" table:style-name="ce57">
            <text:p><text:s text:c="2"/>399 35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99352" table:style-name="ce57">
            <text:p><text:s text:c="2"/>399 352</text:p>
          </table:table-cell>
          <table:table-cell office:value-type="float" office:value="399352" table:style-name="ce57">
            <text:p><text:s text:c="2"/>399 352</text:p>
          </table:table-cell>
          <table:table-cell table:number-columns-repeated="16374"/>
        </table:table-row>
        <table:table-row table:style-name="ro5">
          <table:table-cell office:value-type="float" office:value="69801" table:style-name="ce52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13515" table:style-name="ce24">
            <text:p>1351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5409" table:style-name="ce24">
            <text:p>15409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8924" table:style-name="ce57">
            <text:p><text:s text:c="2"/>28 924</text:p>
          </table:table-cell>
          <table:table-cell office:value-type="float" office:value="213931" table:style-name="ce57">
            <text:p><text:s text:c="2"/>213 931</text:p>
          </table:table-cell>
          <table:table-cell table:number-columns-repeated="16374"/>
        </table:table-row>
        <table:table-row table:style-name="ro5">
          <table:table-cell office:value-type="float" office:value="71801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4782" table:style-name="ce56">
            <text:p><text:s text:c="2"/>44 78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4782" table:style-name="ce56">
            <text:p><text:s text:c="2"/>44 782</text:p>
          </table:table-cell>
          <table:table-cell office:value-type="float" office:value="47851" table:style-name="ce56">
            <text:p><text:s text:c="2"/>47 851</text:p>
          </table:table-cell>
          <table:table-cell table:number-columns-repeated="16374"/>
        </table:table-row>
        <table:table-row table:style-name="ro5">
          <table:table-cell office:value-type="float" office:value="71802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16237" table:style-name="ce56">
            <text:p><text:s text:c="2"/>16 23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83" table:style-name="ce56">
            <text:p><text:s text:c="3"/>583</text:p>
          </table:table-cell>
          <table:table-cell office:value-type="float" office:value="2576" table:style-name="ce56">
            <text:p><text:s text:c="2"/>2 57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9396" table:style-name="ce56">
            <text:p><text:s text:c="2"/>19 396</text:p>
          </table:table-cell>
          <table:table-cell office:value-type="float" office:value="71151" table:style-name="ce56">
            <text:p><text:s text:c="2"/>71 151</text:p>
          </table:table-cell>
          <table:table-cell table:number-columns-repeated="16374"/>
        </table:table-row>
        <table:table-row table:style-name="ro5">
          <table:table-cell office:value-type="float" office:value="73801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3123" table:style-name="ce56">
            <text:p><text:s text:c="2"/>3 12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811" table:style-name="ce56">
            <text:p><text:s text:c="2"/>1 81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934" table:style-name="ce56">
            <text:p><text:s text:c="2"/>4 934</text:p>
          </table:table-cell>
          <table:table-cell office:value-type="float" office:value="123161" table:style-name="ce56">
            <text:p><text:s text:c="2"/>123 161</text:p>
          </table:table-cell>
          <table:table-cell table:number-columns-repeated="16374"/>
        </table:table-row>
        <table:table-row table:style-name="ro5">
          <table:table-cell office:value-type="float" office:value="77001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5221" table:style-name="ce56">
            <text:p><text:s text:c="2"/>5 22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070" table:style-name="ce56">
            <text:p><text:s text:c="2"/>4 07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291" table:style-name="ce56">
            <text:p><text:s text:c="2"/>9 291</text:p>
          </table:table-cell>
          <table:table-cell office:value-type="float" office:value="121758" table:style-name="ce56">
            <text:p><text:s text:c="2"/>121 758</text:p>
          </table:table-cell>
          <table:table-cell table:number-columns-repeated="16374"/>
        </table:table-row>
        <table:table-row table:style-name="ro5">
          <table:table-cell office:value-type="float" office:value="78801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3171" table:style-name="ce56">
            <text:p><text:s text:c="2"/>3 17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8318" table:style-name="ce56">
            <text:p><text:s text:c="2"/>28 318</text:p>
          </table:table-cell>
          <table:table-cell office:value-type="float" office:value="2198" table:style-name="ce56">
            <text:p><text:s text:c="2"/>2 19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3687" table:style-name="ce56">
            <text:p><text:s text:c="2"/>33 687</text:p>
          </table:table-cell>
          <table:table-cell office:value-type="float" office:value="95527" table:style-name="ce56">
            <text:p><text:s text:c="2"/>95 527</text:p>
          </table:table-cell>
          <table:table-cell table:number-columns-repeated="16374"/>
        </table:table-row>
        <table:table-row table:style-name="ro5">
          <table:table-cell office:value-type="float" office:value="78802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4555" table:style-name="ce57">
            <text:p><text:s text:c="2"/>4 55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876" table:style-name="ce57">
            <text:p><text:s text:c="2"/>8 87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431" table:style-name="ce57">
            <text:p><text:s text:c="2"/>13 431</text:p>
          </table:table-cell>
          <table:table-cell office:value-type="float" office:value="135123" table:style-name="ce57">
            <text:p><text:s text:c="2"/>135 123</text:p>
          </table:table-cell>
          <table:table-cell table:number-columns-repeated="16374"/>
        </table:table-row>
        <table:table-row table:style-name="ro5">
          <table:table-cell office:value-type="float" office:value="80001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01" table:style-name="ce57">
            <text:p><text:s text:c="3"/>40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01" table:style-name="ce57">
            <text:p><text:s text:c="3"/>401</text:p>
          </table:table-cell>
          <table:table-cell office:value-type="float" office:value="39029" table:style-name="ce57">
            <text:p><text:s text:c="2"/>39 029</text:p>
          </table:table-cell>
          <table:table-cell table:number-columns-repeated="16374"/>
        </table:table-row>
        <table:table-row table:style-name="ro5">
          <table:table-cell office:value-type="float" office:value="84001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59794" table:style-name="ce57">
            <text:p><text:s text:c="2"/>659 79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59794" table:style-name="ce57">
            <text:p><text:s text:c="2"/>659 794</text:p>
          </table:table-cell>
          <table:table-cell office:value-type="float" office:value="659794" table:style-name="ce57">
            <text:p><text:s text:c="2"/>659 794</text:p>
          </table:table-cell>
          <table:table-cell table:number-columns-repeated="16374"/>
        </table:table-row>
        <table:table-row table:style-name="ro5">
          <table:table-cell office:value-type="float" office:value="84002" table:style-name="ce52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590" table:style-name="ce57">
            <text:p><text:s text:c="2"/>13 59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590" table:style-name="ce57">
            <text:p><text:s text:c="2"/>13 590</text:p>
          </table:table-cell>
          <table:table-cell office:value-type="float" office:value="13590" table:style-name="ce57">
            <text:p><text:s text:c="2"/>13 590</text:p>
          </table:table-cell>
          <table:table-cell table:number-columns-repeated="16374"/>
        </table:table-row>
        <table:table-row table:style-name="ro5">
          <table:table-cell office:value-type="float" office:value="85911" table:style-name="ce52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89991" table:style-name="ce57">
            <text:p><text:s text:c="2"/>289 99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89991" table:style-name="ce57">
            <text:p><text:s text:c="2"/>289 991</text:p>
          </table:table-cell>
          <table:table-cell office:value-type="float" office:value="289991" table:style-name="ce57">
            <text:p><text:s text:c="2"/>289 991</text:p>
          </table:table-cell>
          <table:table-cell table:number-columns-repeated="16374"/>
        </table:table-row>
        <table:table-row table:style-name="ro5">
          <table:table-cell office:value-type="float" office:value="85921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60" table:style-name="ce56">
            <text:p><text:s text:c="3"/>6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3384" table:style-name="ce56">
            <text:p><text:s text:c="2"/>103 38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3444" table:style-name="ce56">
            <text:p><text:s text:c="2"/>103 444</text:p>
          </table:table-cell>
          <table:table-cell office:value-type="float" office:value="115451" table:style-name="ce56">
            <text:p><text:s text:c="2"/>115 451</text:p>
          </table:table-cell>
          <table:table-cell table:number-columns-repeated="16374"/>
        </table:table-row>
        <table:table-row table:style-name="ro5">
          <table:table-cell office:value-type="float" office:value="86911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75433" table:style-name="ce56">
            <text:p><text:s text:c="2"/>175 43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75433" table:style-name="ce56">
            <text:p><text:s text:c="2"/>175 433</text:p>
          </table:table-cell>
          <table:table-cell office:value-type="float" office:value="175433" table:style-name="ce56">
            <text:p><text:s text:c="2"/>175 433</text:p>
          </table:table-cell>
          <table:table-cell table:number-columns-repeated="16374"/>
        </table:table-row>
        <table:table-row table:style-name="ro5">
          <table:table-cell office:value-type="float" office:value="86921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241" table:style-name="ce56">
            <text:p><text:s text:c="3"/>241</text:p>
          </table:table-cell>
          <table:table-cell office:value-type="float" office:value="38065" table:style-name="ce56">
            <text:p><text:s text:c="2"/>38 065</text:p>
          </table:table-cell>
          <table:table-cell office:value-type="float" office:value="7614" table:style-name="ce56">
            <text:p><text:s text:c="2"/>7 614</text:p>
          </table:table-cell>
          <table:table-cell office:value-type="float" office:value="167016" table:style-name="ce56">
            <text:p><text:s text:c="2"/>167 01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12936" table:style-name="ce56">
            <text:p><text:s text:c="2"/>212 936</text:p>
          </table:table-cell>
          <table:table-cell office:value-type="float" office:value="234950" table:style-name="ce56">
            <text:p><text:s text:c="2"/>234 950</text:p>
          </table:table-cell>
          <table:table-cell table:number-columns-repeated="16374"/>
        </table:table-row>
        <table:table-row table:style-name="ro5">
          <table:table-cell office:value-type="float" office:value="90801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2052" table:style-name="ce56">
            <text:p><text:s text:c="2"/>2 05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813" table:style-name="ce56">
            <text:p><text:s text:c="2"/>7 813</text:p>
          </table:table-cell>
          <table:table-cell office:value-type="float" office:value="29140" table:style-name="ce56">
            <text:p><text:s text:c="2"/>29 14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9005" table:style-name="ce56">
            <text:p><text:s text:c="2"/>39 005</text:p>
          </table:table-cell>
          <table:table-cell office:value-type="float" office:value="44935" table:style-name="ce56">
            <text:p><text:s text:c="2"/>44 935</text:p>
          </table:table-cell>
          <table:table-cell table:number-columns-repeated="16374"/>
        </table:table-row>
        <table:table-row table:style-name="ro5">
          <table:table-cell office:value-type="float" office:value="94801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7684" table:style-name="ce56">
            <text:p><text:s text:c="2"/>37 684</text:p>
          </table:table-cell>
          <table:table-cell office:value-type="float" office:value="29059" table:style-name="ce56">
            <text:p><text:s text:c="2"/>29 05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6743" table:style-name="ce56">
            <text:p><text:s text:c="2"/>66 743</text:p>
          </table:table-cell>
          <table:table-cell office:value-type="float" office:value="72237" table:style-name="ce56">
            <text:p><text:s text:c="2"/>72 237</text:p>
          </table:table-cell>
          <table:table-cell table:number-columns-repeated="16374"/>
        </table:table-row>
        <table:table-row table:style-name="ro5">
          <table:table-cell office:value-type="float" office:value="94802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490" table:style-name="ce57">
            <text:p><text:s text:c="2"/>8 49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490" table:style-name="ce57">
            <text:p><text:s text:c="2"/>8 490</text:p>
          </table:table-cell>
          <table:table-cell office:value-type="float" office:value="24269" table:style-name="ce57">
            <text:p><text:s text:c="2"/>24 269</text:p>
          </table:table-cell>
          <table:table-cell table:number-columns-repeated="16374"/>
        </table:table-row>
        <table:table-row table:style-name="ro5">
          <table:table-cell office:value-type="float" office:value="94803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8216" table:style-name="ce57">
            <text:p><text:s text:c="2"/>38 21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8216" table:style-name="ce57">
            <text:p><text:s text:c="2"/>38 216</text:p>
          </table:table-cell>
          <table:table-cell office:value-type="float" office:value="41809" table:style-name="ce57">
            <text:p><text:s text:c="2"/>41 809</text:p>
          </table:table-cell>
          <table:table-cell table:number-columns-repeated="16374"/>
        </table:table-row>
        <table:table-row table:style-name="ro5">
          <table:table-cell office:value-type="float" office:value="97001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3236" table:style-name="ce57">
            <text:p><text:s text:c="2"/>63 23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3236" table:style-name="ce57">
            <text:p><text:s text:c="2"/>63 236</text:p>
          </table:table-cell>
          <table:table-cell office:value-type="float" office:value="63236" table:style-name="ce57">
            <text:p><text:s text:c="2"/>63 236</text:p>
          </table:table-cell>
          <table:table-cell table:number-columns-repeated="16374"/>
        </table:table-row>
        <table:table-row table:style-name="ro5">
          <table:table-cell table:style-name="ce13"/>
          <table:table-cell table:style-name="ce14"/>
          <table:table-cell table:number-columns-repeated="8" table:style-name="ce47"/>
          <table:table-cell table:number-columns-repeated="16374" table:style-name="ce55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780144" table:style-name="ce49">
            <text:p><text:s text:c="2"/>780 144</text:p>
          </table:table-cell>
          <table:table-cell office:value-type="float" office:value="1188278" table:style-name="ce49">
            <text:p><text:s/>1 188 278</text:p>
          </table:table-cell>
          <table:table-cell office:value-type="float" office:value="81429" table:style-name="ce49">
            <text:p><text:s text:c="2"/>81 429</text:p>
          </table:table-cell>
          <table:table-cell office:value-type="float" office:value="3606600" table:style-name="ce49">
            <text:p><text:s/>3 606 600</text:p>
          </table:table-cell>
          <table:table-cell office:value-type="float" office:value="939681" table:style-name="ce49">
            <text:p><text:s text:c="2"/>939 681</text:p>
          </table:table-cell>
          <table:table-cell office:value-type="float" office:value="-41299" table:style-name="ce49">
            <text:p><text:s/>(-) <text:s/>41 299</text:p>
          </table:table-cell>
          <table:table-cell office:value-type="float" office:value="6554833" table:style-name="ce49">
            <text:p><text:s/>6 554 833</text:p>
          </table:table-cell>
          <table:table-cell office:value-type="float" office:value="11414039" table:style-name="ce49">
            <text:p><text:s/>11 414 039</text:p>
          </table:table-cell>
          <table:table-cell table:number-columns-repeated="16374" table:style-name="ce19"/>
        </table:table-row>
        <table:table-row table:style-name="ro4">
          <table:table-cell table:style-name="ce32"/>
          <table:table-cell table:number-columns-repeated="9" table:style-name="ce33"/>
          <table:table-cell table:number-columns-repeated="16374"/>
        </table:table-row>
        <table:table-row table:style-name="ro7">
          <table:table-cell office:value-type="string" table:style-name="ce5">
            <text:p>Fonte: IBGE, Diretoria de Pesquisas, Coordenação de Contas Nacionais.</text:p>
          </table:table-cell>
          <table:table-cell table:number-columns-repeated="16383" table:style-name="ce3"/>
        </table:table-row>
        <table:table-row table:style-name="ro7">
          <table:table-cell office:value-type="string" table:style-name="ce5">
            <text:p>(1) Exportação de bens e serviços acrescida de ajuste CIF/FOB.</text:p>
          </table:table-cell>
          <table:table-cell table:number-columns-repeated="16383" table:style-name="ce3"/>
        </table:table-row>
        <table:table-row table:number-rows-repeated="1048438" table:style-name="ro7">
          <table:table-cell table:number-columns-repeated="16384"/>
        </table:table-row>
        <table:named-expressions>
          <table:named-range table:name="Print_Area" table:cell-range-address="demanda.$A$1:demanda.$J$136" table:base-cell-address="demanda.$A$1"/>
        </table:named-expressions>
      </table:table>
      <table:table table:name="2m02" table:style-name="ta2">
        <table:table-column table:style-name="co7" table:default-cell-style-name="ce3"/>
        <table:table-column table:style-name="co8" table:default-cell-style-name="ce3"/>
        <table:table-column table:style-name="co5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8">
          <table:table-cell table:style-name="ce41"/>
          <table:table-cell office:value-type="string" table:style-name="ce35">
            <text:p>01</text:p>
            <text:p>Agropecuária</text:p>
          </table:table-cell>
          <table:table-cell office:value-type="string" table:style-name="ce35">
            <text:p>02</text:p>
            <text:p>Extrativa</text:p>
            <text:p>mineral</text:p>
          </table:table-cell>
          <table:table-cell office:value-type="string" table:style-name="ce35">
            <text:p>03</text:p>
            <text:p>Extração de</text:p>
            <text:p>petróleo e gás</text:p>
          </table:table-cell>
          <table:table-cell office:value-type="string" table:style-name="ce35">
            <text:p>04</text:p>
            <text:p>Minerais</text:p>
            <text:p>não-metálicos</text:p>
          </table:table-cell>
          <table:table-cell office:value-type="string" table:style-name="ce38">
            <text:p>05</text:p>
            <text:p>Siderurgia</text:p>
          </table:table-cell>
          <table:table-cell table:number-columns-repeated="16378" table:style-name="ce3"/>
        </table:table-row>
        <table:table-row table:style-name="ro9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38190815" table:style-name="ce8">
            <text:p><text:s text:c="2"/>138 191</text:p>
          </table:table-cell>
          <table:table-cell office:value-type="float" office:value="8249472" table:style-name="ce8">
            <text:p><text:s text:c="2"/>8 249</text:p>
          </table:table-cell>
          <table:table-cell office:value-type="float" office:value="46638617" table:style-name="ce8">
            <text:p><text:s text:c="2"/>46 639</text:p>
          </table:table-cell>
          <table:table-cell office:value-type="float" office:value="13605771" table:style-name="ce8">
            <text:p><text:s text:c="2"/>13 606</text:p>
          </table:table-cell>
          <table:table-cell office:value-type="float" office:value="23042977" table:style-name="ce8">
            <text:p><text:s text:c="2"/>23 04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4247085.314200474" table:style-name="ce8">
            <text:p><text:s text:c="2"/>14 247</text:p>
          </table:table-cell>
          <table:table-cell office:value-type="float" office:value="1843642.4860833997" table:style-name="ce8">
            <text:p><text:s text:c="2"/>1 844</text:p>
          </table:table-cell>
          <table:table-cell office:value-type="float" office:value="1859596.6827627386" table:style-name="ce8">
            <text:p><text:s text:c="2"/>1 860</text:p>
          </table:table-cell>
          <table:table-cell office:value-type="float" office:value="3739013.9040696914" table:style-name="ce8">
            <text:p><text:s text:c="2"/>3 739</text:p>
          </table:table-cell>
          <table:table-cell office:value-type="float" office:value="1144876.5348306699" table:style-name="ce8">
            <text:p><text:s text:c="2"/>1 14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1613142.397042375" table:style-name="ce8">
            <text:p><text:s text:c="2"/>11 613</text:p>
          </table:table-cell>
          <table:table-cell office:value-type="float" office:value="1310150.5853519328" table:style-name="ce8">
            <text:p><text:s text:c="2"/>1 310</text:p>
          </table:table-cell>
          <table:table-cell office:value-type="float" office:value="1202308.4222683024" table:style-name="ce8">
            <text:p><text:s text:c="2"/>1 202</text:p>
          </table:table-cell>
          <table:table-cell office:value-type="float" office:value="2650038.9527984574" table:style-name="ce8">
            <text:p><text:s text:c="2"/>2 650</text:p>
          </table:table-cell>
          <table:table-cell office:value-type="float" office:value="774144.36525420984" table:style-name="ce8">
            <text:p><text:s text:c="3"/>77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2633942.9171580994" table:style-name="ce8">
            <text:p><text:s text:c="2"/>2 634</text:p>
          </table:table-cell>
          <table:table-cell office:value-type="float" office:value="533491.90073146694" table:style-name="ce8">
            <text:p><text:s text:c="3"/>533</text:p>
          </table:table-cell>
          <table:table-cell office:value-type="float" office:value="657288.26049443614" table:style-name="ce8">
            <text:p><text:s text:c="3"/>657</text:p>
          </table:table-cell>
          <table:table-cell office:value-type="float" office:value="1088974.9512712341" table:style-name="ce8">
            <text:p><text:s text:c="2"/>1 089</text:p>
          </table:table-cell>
          <table:table-cell office:value-type="float" office:value="370732.16957646003" table:style-name="ce8">
            <text:p><text:s text:c="3"/>37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2629512.2230356932" table:style-name="ce8">
            <text:p><text:s text:c="2"/>2 630</text:p>
          </table:table-cell>
          <table:table-cell office:value-type="float" office:value="459022.05048462556" table:style-name="ce8">
            <text:p><text:s text:c="3"/>459</text:p>
          </table:table-cell>
          <table:table-cell office:value-type="float" office:value="526404.22098093829" table:style-name="ce8">
            <text:p><text:s text:c="3"/>526</text:p>
          </table:table-cell>
          <table:table-cell office:value-type="float" office:value="1051936.7931299675" table:style-name="ce8">
            <text:p><text:s text:c="2"/>1 052</text:p>
          </table:table-cell>
          <table:table-cell office:value-type="float" office:value="306011.91488265299" table:style-name="ce8">
            <text:p><text:s text:c="3"/>30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4430.6941224062457" table:style-name="ce8">
            <text:p><text:s text:c="3"/>4</text:p>
          </table:table-cell>
          <table:table-cell office:value-type="float" office:value="74469.850246841408" table:style-name="ce8">
            <text:p><text:s text:c="3"/>74</text:p>
          </table:table-cell>
          <table:table-cell office:value-type="float" office:value="130884.03951349789" table:style-name="ce8">
            <text:p><text:s text:c="3"/>131</text:p>
          </table:table-cell>
          <table:table-cell office:value-type="float" office:value="37038.158141266562" table:style-name="ce8">
            <text:p><text:s text:c="3"/>37</text:p>
          </table:table-cell>
          <table:table-cell office:value-type="float" office:value="64720.254693807066" table:style-name="ce8">
            <text:p><text:s text:c="3"/>6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124178083.56487168" table:style-name="ce8">
            <text:p><text:s text:c="2"/>124 178</text:p>
          </table:table-cell>
          <table:table-cell office:value-type="float" office:value="5614252.5734053981" table:style-name="ce8">
            <text:p><text:s text:c="2"/>5 614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324654.7700383887" table:style-name="ce8">
            <text:p><text:s text:c="2"/>8 325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481406.16253049893" table:style-name="ce8">
            <text:p><text:s text:c="3"/>481</text:p>
          </table:table-cell>
          <table:table-cell office:value-type="float" office:value="193498.62483160882" table:style-name="ce8">
            <text:p><text:s text:c="3"/>193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3395.32698702057" table:style-name="ce8">
            <text:p><text:s text:c="3"/>63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123696677.40234119" table:style-name="ce8">
            <text:p><text:s text:c="2"/>123 697</text:p>
          </table:table-cell>
          <table:table-cell office:value-type="float" office:value="5420753.9485737896" table:style-name="ce8">
            <text:p><text:s text:c="2"/>5 421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261259.443051368" table:style-name="ce8">
            <text:p><text:s text:c="2"/>8 261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6094.1209278274473" table:style-name="ce8">
            <text:p><text:s text:c="3"/>6</text:p>
          </table:table-cell>
          <table:table-cell office:value-type="float" office:value="791576.94051120197" table:style-name="ce8">
            <text:p><text:s text:c="3"/>792</text:p>
          </table:table-cell>
          <table:table-cell office:value-type="float" office:value="2399053.9830340696" table:style-name="ce8">
            <text:p><text:s text:c="2"/>2 399</text:p>
          </table:table-cell>
          <table:table-cell office:value-type="float" office:value="1542102.3258919199" table:style-name="ce8">
            <text:p><text:s text:c="2"/>1 542</text:p>
          </table:table-cell>
          <table:table-cell office:value-type="float" office:value="3326265.5014251033" table:style-name="ce8">
            <text:p><text:s text:c="2"/>3 3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-240448" table:style-name="ce8">
            <text:p><text:s/>(-) <text:s text:c="2"/>24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259783541" table:style-name="ce8">
            <text:p><text:s text:c="2"/>259 784</text:p>
          </table:table-cell>
          <table:table-cell office:value-type="float" office:value="18641232" table:style-name="ce8">
            <text:p><text:s text:c="2"/>18 641</text:p>
          </table:table-cell>
          <table:table-cell office:value-type="float" office:value="56396200" table:style-name="ce8">
            <text:p><text:s text:c="2"/>56 396</text:p>
          </table:table-cell>
          <table:table-cell office:value-type="float" office:value="35463957" table:style-name="ce8">
            <text:p><text:s text:c="2"/>35 464</text:p>
          </table:table-cell>
          <table:table-cell office:value-type="float" office:value="79269201" table:style-name="ce8">
            <text:p><text:s text:c="2"/>79 26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12711200" table:style-name="ce23">
            <text:p><text:s/>12 711 200</text:p>
          </table:table-cell>
          <table:table-cell office:value-type="float" office:value="245500" table:style-name="ce23">
            <text:p><text:s text:c="2"/>245 500</text:p>
          </table:table-cell>
          <table:table-cell office:value-type="float" office:value="63300" table:style-name="ce23">
            <text:p><text:s text:c="2"/>63 300</text:p>
          </table:table-cell>
          <table:table-cell office:value-type="float" office:value="402500" table:style-name="ce23">
            <text:p><text:s text:c="2"/>402 500</text:p>
          </table:table-cell>
          <table:table-cell office:value-type="float" office:value="82700" table:style-name="ce23">
            <text:p><text:s text:c="2"/>82 7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06</text:p>
            <text:p>Metalurgia</text:p>
            <text:p>não-ferrosos</text:p>
          </table:table-cell>
          <table:table-cell office:value-type="string" table:style-name="ce35">
            <text:p>07</text:p>
            <text:p>Outros</text:p>
            <text:p>metalúrgicos</text:p>
          </table:table-cell>
          <table:table-cell office:value-type="string" table:style-name="ce35">
            <text:p>08</text:p>
            <text:p>Máquinas</text:p>
            <text:p>e tratores</text:p>
          </table:table-cell>
          <table:table-cell office:value-type="string" table:style-name="ce35">
            <text:p>10</text:p>
            <text:p>Material</text:p>
            <text:p>elétrico</text:p>
          </table:table-cell>
          <table:table-cell office:value-type="string" table:style-name="ce38">
            <text:p>11</text:p>
            <text:p>Equipamentos</text:p>
            <text:p>eletrônico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035974" table:style-name="ce8">
            <text:p><text:s text:c="2"/>6 036</text:p>
          </table:table-cell>
          <table:table-cell office:value-type="float" office:value="13938279" table:style-name="ce8">
            <text:p><text:s text:c="2"/>13 938</text:p>
          </table:table-cell>
          <table:table-cell office:value-type="float" office:value="42686504" table:style-name="ce8">
            <text:p><text:s text:c="2"/>42 687</text:p>
          </table:table-cell>
          <table:table-cell office:value-type="float" office:value="4855535" table:style-name="ce8">
            <text:p><text:s text:c="2"/>4 856</text:p>
          </table:table-cell>
          <table:table-cell office:value-type="float" office:value="7065724" table:style-name="ce8">
            <text:p><text:s text:c="2"/>7 06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771536.39475655195" table:style-name="ce8">
            <text:p><text:s text:c="3"/>772</text:p>
          </table:table-cell>
          <table:table-cell office:value-type="float" office:value="6597289.6686251499" table:style-name="ce8">
            <text:p><text:s text:c="2"/>6 597</text:p>
          </table:table-cell>
          <table:table-cell office:value-type="float" office:value="11781932.109687977" table:style-name="ce8">
            <text:p><text:s text:c="2"/>11 782</text:p>
          </table:table-cell>
          <table:table-cell office:value-type="float" office:value="2119689.815602628" table:style-name="ce8">
            <text:p><text:s text:c="2"/>2 120</text:p>
          </table:table-cell>
          <table:table-cell office:value-type="float" office:value="1717010.9018984777" table:style-name="ce8">
            <text:p><text:s text:c="2"/>1 71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541919.8801648817" table:style-name="ce8">
            <text:p><text:s text:c="3"/>542</text:p>
          </table:table-cell>
          <table:table-cell office:value-type="float" office:value="4837513.7612137133" table:style-name="ce8">
            <text:p><text:s text:c="2"/>4 838</text:p>
          </table:table-cell>
          <table:table-cell office:value-type="float" office:value="8235024.805059921" table:style-name="ce8">
            <text:p><text:s text:c="2"/>8 235</text:p>
          </table:table-cell>
          <table:table-cell office:value-type="float" office:value="1547035.2405884862" table:style-name="ce8">
            <text:p><text:s text:c="2"/>1 547</text:p>
          </table:table-cell>
          <table:table-cell office:value-type="float" office:value="1239023.1476953914" table:style-name="ce8">
            <text:p><text:s text:c="2"/>1 23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229616.51459167025" table:style-name="ce8">
            <text:p><text:s text:c="3"/>230</text:p>
          </table:table-cell>
          <table:table-cell office:value-type="float" office:value="1759775.9074114361" table:style-name="ce8">
            <text:p><text:s text:c="2"/>1 760</text:p>
          </table:table-cell>
          <table:table-cell office:value-type="float" office:value="3546907.3046280555" table:style-name="ce8">
            <text:p><text:s text:c="2"/>3 547</text:p>
          </table:table-cell>
          <table:table-cell office:value-type="float" office:value="572654.57501414197" table:style-name="ce8">
            <text:p><text:s text:c="3"/>573</text:p>
          </table:table-cell>
          <table:table-cell office:value-type="float" office:value="477987.7542030862" table:style-name="ce8">
            <text:p><text:s text:c="3"/>47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214215.78155875034" table:style-name="ce8">
            <text:p><text:s text:c="3"/>214</text:p>
          </table:table-cell>
          <table:table-cell office:value-type="float" office:value="1735235.2353393524" table:style-name="ce8">
            <text:p><text:s text:c="2"/>1 735</text:p>
          </table:table-cell>
          <table:table-cell office:value-type="float" office:value="3530033.7550902925" table:style-name="ce8">
            <text:p><text:s text:c="2"/>3 530</text:p>
          </table:table-cell>
          <table:table-cell office:value-type="float" office:value="560442.05119580985" table:style-name="ce8">
            <text:p><text:s text:c="3"/>560</text:p>
          </table:table-cell>
          <table:table-cell office:value-type="float" office:value="448858.98921691452" table:style-name="ce8">
            <text:p><text:s text:c="3"/>44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15400.733032919889" table:style-name="ce8">
            <text:p><text:s text:c="3"/>15</text:p>
          </table:table-cell>
          <table:table-cell office:value-type="float" office:value="24540.6720720837" table:style-name="ce8">
            <text:p><text:s text:c="3"/>25</text:p>
          </table:table-cell>
          <table:table-cell office:value-type="float" office:value="16873.549537762796" table:style-name="ce8">
            <text:p><text:s text:c="3"/>17</text:p>
          </table:table-cell>
          <table:table-cell office:value-type="float" office:value="12212.523818332164" table:style-name="ce8">
            <text:p><text:s text:c="3"/>12</text:p>
          </table:table-cell>
          <table:table-cell office:value-type="float" office:value="29128.76498617166" table:style-name="ce8">
            <text:p><text:s text:c="3"/>2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5224858.8135464862" table:style-name="ce8">
            <text:p><text:s text:c="2"/>5 225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703687.18766326271" table:style-name="ce8">
            <text:p><text:s text:c="3"/>70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4521171.6258832235" table:style-name="ce8">
            <text:p><text:s text:c="2"/>4 521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1187447.9822956603" table:style-name="ce8">
            <text:p><text:s text:c="2"/>1 187</text:p>
          </table:table-cell>
          <table:table-cell office:value-type="float" office:value="2116473.5178283649" table:style-name="ce8">
            <text:p><text:s text:c="2"/>2 116</text:p>
          </table:table-cell>
          <table:table-cell office:value-type="float" office:value="3454045.6435244009" table:style-name="ce8">
            <text:p><text:s text:c="2"/>3 454</text:p>
          </table:table-cell>
          <table:table-cell office:value-type="float" office:value="1135187.3173968599" table:style-name="ce8">
            <text:p><text:s text:c="2"/>1 135</text:p>
          </table:table-cell>
          <table:table-cell office:value-type="float" office:value="827347.26466713147" table:style-name="ce8">
            <text:p><text:s text:c="3"/>82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343" table:style-name="ce8">
            <text:p><text:s/>(-) <text:s text:c="2"/>0</text:p>
          </table:table-cell>
          <table:table-cell office:value-type="float" office:value="-227101" table:style-name="ce8">
            <text:p><text:s/>(-) <text:s text:c="2"/>227</text:p>
          </table:table-cell>
          <table:table-cell office:value-type="float" office:value="-79627" table:style-name="ce8">
            <text:p><text:s/>(-) <text:s text:c="2"/>8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28031827" table:style-name="ce8">
            <text:p><text:s text:c="2"/>28 032</text:p>
          </table:table-cell>
          <table:table-cell office:value-type="float" office:value="51275353" table:style-name="ce8">
            <text:p><text:s text:c="2"/>51 275</text:p>
          </table:table-cell>
          <table:table-cell office:value-type="float" office:value="74978406" table:style-name="ce8">
            <text:p><text:s text:c="2"/>74 978</text:p>
          </table:table-cell>
          <table:table-cell office:value-type="float" office:value="25894888" table:style-name="ce8">
            <text:p><text:s text:c="2"/>25 895</text:p>
          </table:table-cell>
          <table:table-cell office:value-type="float" office:value="18842790" table:style-name="ce8">
            <text:p><text:s text:c="2"/>18 84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63900" table:style-name="ce23">
            <text:p><text:s text:c="2"/>63 900</text:p>
          </table:table-cell>
          <table:table-cell office:value-type="float" office:value="722500" table:style-name="ce23">
            <text:p><text:s text:c="2"/>722 500</text:p>
          </table:table-cell>
          <table:table-cell office:value-type="float" office:value="640000" table:style-name="ce23">
            <text:p><text:s text:c="2"/>640 000</text:p>
          </table:table-cell>
          <table:table-cell office:value-type="float" office:value="119100" table:style-name="ce23">
            <text:p><text:s text:c="2"/>119 100</text:p>
          </table:table-cell>
          <table:table-cell office:value-type="float" office:value="96000" table:style-name="ce23">
            <text:p><text:s text:c="2"/>96 0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12</text:p>
            <text:p>Automóveis,</text:p>
            <text:p>caminhões e ônibus</text:p>
          </table:table-cell>
          <table:table-cell office:value-type="string" table:style-name="ce35">
            <text:p>13</text:p>
            <text:p>Outros veículos</text:p>
            <text:p>e peças</text:p>
          </table:table-cell>
          <table:table-cell office:value-type="string" table:style-name="ce35">
            <text:p>14</text:p>
            <text:p>Madeira e</text:p>
            <text:p>mobiliário</text:p>
          </table:table-cell>
          <table:table-cell office:value-type="string" table:style-name="ce35">
            <text:p>15</text:p>
            <text:p>Papel e gráfica</text:p>
          </table:table-cell>
          <table:table-cell office:value-type="string" table:style-name="ce38">
            <text:p>16</text:p>
            <text:p>Indústria</text:p>
            <text:p>da borracha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881668" table:style-name="ce8">
            <text:p><text:s text:c="2"/>6 882</text:p>
          </table:table-cell>
          <table:table-cell office:value-type="float" office:value="8907753" table:style-name="ce8">
            <text:p><text:s text:c="2"/>8 908</text:p>
          </table:table-cell>
          <table:table-cell office:value-type="float" office:value="9953335" table:style-name="ce8">
            <text:p><text:s text:c="2"/>9 953</text:p>
          </table:table-cell>
          <table:table-cell office:value-type="float" office:value="21335664" table:style-name="ce8">
            <text:p><text:s text:c="2"/>21 336</text:p>
          </table:table-cell>
          <table:table-cell office:value-type="float" office:value="5885922" table:style-name="ce8">
            <text:p><text:s text:c="2"/>5 88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2000833.914314935" table:style-name="ce8">
            <text:p><text:s text:c="2"/>2 001</text:p>
          </table:table-cell>
          <table:table-cell office:value-type="float" office:value="5120230.5792491995" table:style-name="ce8">
            <text:p><text:s text:c="2"/>5 120</text:p>
          </table:table-cell>
          <table:table-cell office:value-type="float" office:value="4264224.0836866591" table:style-name="ce8">
            <text:p><text:s text:c="2"/>4 264</text:p>
          </table:table-cell>
          <table:table-cell office:value-type="float" office:value="7238557.8237716323" table:style-name="ce8">
            <text:p><text:s text:c="2"/>7 239</text:p>
          </table:table-cell>
          <table:table-cell office:value-type="float" office:value="999060.92171558714" table:style-name="ce8">
            <text:p><text:s text:c="3"/>99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403407.7677723835" table:style-name="ce8">
            <text:p><text:s text:c="2"/>1 403</text:p>
          </table:table-cell>
          <table:table-cell office:value-type="float" office:value="3646459.951721984" table:style-name="ce8">
            <text:p><text:s text:c="2"/>3 646</text:p>
          </table:table-cell>
          <table:table-cell office:value-type="float" office:value="3206789.7851219196" table:style-name="ce8">
            <text:p><text:s text:c="2"/>3 207</text:p>
          </table:table-cell>
          <table:table-cell office:value-type="float" office:value="5189612.461225396" table:style-name="ce8">
            <text:p><text:s text:c="2"/>5 190</text:p>
          </table:table-cell>
          <table:table-cell office:value-type="float" office:value="734750.02634925372" table:style-name="ce8">
            <text:p><text:s text:c="3"/>73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597426.14654255146" table:style-name="ce8">
            <text:p><text:s text:c="3"/>597</text:p>
          </table:table-cell>
          <table:table-cell office:value-type="float" office:value="1473770.6275272155" table:style-name="ce8">
            <text:p><text:s text:c="2"/>1 474</text:p>
          </table:table-cell>
          <table:table-cell office:value-type="float" office:value="1057434.2985647391" table:style-name="ce8">
            <text:p><text:s text:c="2"/>1 057</text:p>
          </table:table-cell>
          <table:table-cell office:value-type="float" office:value="2048945.362546236" table:style-name="ce8">
            <text:p><text:s text:c="2"/>2 049</text:p>
          </table:table-cell>
          <table:table-cell office:value-type="float" office:value="264310.89536633348" table:style-name="ce8">
            <text:p><text:s text:c="3"/>26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551842.59869165148" table:style-name="ce8">
            <text:p><text:s text:c="3"/>552</text:p>
          </table:table-cell>
          <table:table-cell office:value-type="float" office:value="1433846.9417034471" table:style-name="ce8">
            <text:p><text:s text:c="2"/>1 434</text:p>
          </table:table-cell>
          <table:table-cell office:value-type="float" office:value="1055441.9267710135" table:style-name="ce8">
            <text:p><text:s text:c="2"/>1 055</text:p>
          </table:table-cell>
          <table:table-cell office:value-type="float" office:value="2021271.9757632688" table:style-name="ce8">
            <text:p><text:s text:c="2"/>2 021</text:p>
          </table:table-cell>
          <table:table-cell office:value-type="float" office:value="257375.44890577212" table:style-name="ce8">
            <text:p><text:s text:c="3"/>25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45583.547850899937" table:style-name="ce8">
            <text:p><text:s text:c="3"/>46</text:p>
          </table:table-cell>
          <table:table-cell office:value-type="float" office:value="39923.685823768297" table:style-name="ce8">
            <text:p><text:s text:c="3"/>40</text:p>
          </table:table-cell>
          <table:table-cell office:value-type="float" office:value="1992.3717937254833" table:style-name="ce8">
            <text:p><text:s text:c="3"/>2</text:p>
          </table:table-cell>
          <table:table-cell office:value-type="float" office:value="27673.386782967158" table:style-name="ce8">
            <text:p><text:s text:c="3"/>28</text:p>
          </table:table-cell>
          <table:table-cell office:value-type="float" office:value="6935.4464605613784" table:style-name="ce8">
            <text:p><text:s text:c="3"/>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4729238.0317335781" table:style-name="ce8">
            <text:p><text:s text:c="2"/>4 729</text:p>
          </table:table-cell>
          <table:table-cell office:value-type="float" office:value="11480002.331908077" table:style-name="ce8">
            <text:p><text:s text:c="2"/>11 480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874000.19016164239" table:style-name="ce8">
            <text:p><text:s text:c="3"/>874</text:p>
          </table:table-cell>
          <table:table-cell office:value-type="float" office:value="195927.77232868792" table:style-name="ce8">
            <text:p><text:s text:c="3"/>196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3855237.8415719355" table:style-name="ce8">
            <text:p><text:s text:c="2"/>3 855</text:p>
          </table:table-cell>
          <table:table-cell office:value-type="float" office:value="11284074.559579389" table:style-name="ce8">
            <text:p><text:s text:c="2"/>11 284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1659420.5176657604" table:style-name="ce8">
            <text:p><text:s text:c="2"/>1 659</text:p>
          </table:table-cell>
          <table:table-cell office:value-type="float" office:value="1969892.1787367458" table:style-name="ce8">
            <text:p><text:s text:c="2"/>1 970</text:p>
          </table:table-cell>
          <table:table-cell office:value-type="float" office:value="959872.88457976363" table:style-name="ce8">
            <text:p><text:s text:c="3"/>960</text:p>
          </table:table-cell>
          <table:table-cell office:value-type="float" office:value="2617103.8443202893" table:style-name="ce8">
            <text:p><text:s text:c="2"/>2 617</text:p>
          </table:table-cell>
          <table:table-cell office:value-type="float" office:value="810469.84665146586" table:style-name="ce8">
            <text:p><text:s text:c="3"/>81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509595" table:style-name="ce8">
            <text:p><text:s/>(-) <text:s text:c="2"/>51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38532365" table:style-name="ce8">
            <text:p><text:s text:c="2"/>38 532</text:p>
          </table:table-cell>
          <table:table-cell office:value-type="float" office:value="44024630" table:style-name="ce8">
            <text:p><text:s text:c="2"/>44 025</text:p>
          </table:table-cell>
          <table:table-cell office:value-type="float" office:value="26138392" table:style-name="ce8">
            <text:p><text:s text:c="2"/>26 138</text:p>
          </table:table-cell>
          <table:table-cell office:value-type="float" office:value="59540449" table:style-name="ce8">
            <text:p><text:s text:c="2"/>59 540</text:p>
          </table:table-cell>
          <table:table-cell office:value-type="float" office:value="18855512" table:style-name="ce8">
            <text:p><text:s text:c="2"/>18 856</text:p>
          </table:table-cell>
          <table:table-cell table:number-columns-repeated="16378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76200" table:style-name="ce23">
            <text:p><text:s text:c="2"/>76 200</text:p>
          </table:table-cell>
          <table:table-cell office:value-type="float" office:value="224500" table:style-name="ce23">
            <text:p><text:s text:c="2"/>224 500</text:p>
          </table:table-cell>
          <table:table-cell office:value-type="float" office:value="913300" table:style-name="ce23">
            <text:p><text:s text:c="2"/>913 300</text:p>
          </table:table-cell>
          <table:table-cell office:value-type="float" office:value="428500" table:style-name="ce23">
            <text:p><text:s text:c="2"/>428 500</text:p>
          </table:table-cell>
          <table:table-cell office:value-type="float" office:value="55000" table:style-name="ce23">
            <text:p><text:s text:c="2"/>55 0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m02.$A$1:2m02.$F$58" table:base-cell-address="2m02.$A$1"/>
        </table:named-expressions>
      </table:table>
      <table:table table:name="2n02" table:style-name="ta2">
        <table:table-column table:style-name="co7" table:default-cell-style-name="ce3"/>
        <table:table-column table:style-name="co11" table:default-cell-style-name="ce3"/>
        <table:table-column table:style-name="co9" table:number-columns-repeated="2" table:default-cell-style-name="ce3"/>
        <table:table-column table:style-name="co12" table:default-cell-style-name="ce3"/>
        <table:table-column table:style-name="co13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8">
          <table:table-cell table:style-name="ce41"/>
          <table:table-cell office:value-type="string" table:style-name="ce35">
            <text:p>17</text:p>
            <text:p>Elementos</text:p>
            <text:p>químicos</text:p>
          </table:table-cell>
          <table:table-cell office:value-type="string" table:style-name="ce35">
            <text:p>18</text:p>
            <text:p>Refino</text:p>
            <text:p>do petróleo</text:p>
          </table:table-cell>
          <table:table-cell office:value-type="string" table:style-name="ce35">
            <text:p>19</text:p>
            <text:p>Químicos</text:p>
            <text:p>diversos</text:p>
          </table:table-cell>
          <table:table-cell office:value-type="string" table:style-name="ce35">
            <text:p>20</text:p>
            <text:p>Farmacêutica</text:p>
            <text:p>e de perfumaria</text:p>
          </table:table-cell>
          <table:table-cell office:value-type="string" table:style-name="ce38">
            <text:p>21</text:p>
            <text:p>Artigos</text:p>
            <text:p>de plástico</text:p>
          </table:table-cell>
          <table:table-cell table:number-columns-repeated="16378" table:style-name="ce3"/>
        </table:table-row>
        <table:table-row table:style-name="ro9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5588213" table:style-name="ce8">
            <text:p><text:s text:c="2"/>15 588</text:p>
          </table:table-cell>
          <table:table-cell office:value-type="float" office:value="59391246" table:style-name="ce8">
            <text:p><text:s text:c="2"/>59 391</text:p>
          </table:table-cell>
          <table:table-cell office:value-type="float" office:value="14728792" table:style-name="ce8">
            <text:p><text:s text:c="2"/>14 729</text:p>
          </table:table-cell>
          <table:table-cell office:value-type="float" office:value="8073320" table:style-name="ce8">
            <text:p><text:s text:c="2"/>8 073</text:p>
          </table:table-cell>
          <table:table-cell office:value-type="float" office:value="5458822" table:style-name="ce8">
            <text:p><text:s text:c="2"/>5 45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572847.2235066108" table:style-name="ce8">
            <text:p><text:s text:c="2"/>1 573</text:p>
          </table:table-cell>
          <table:table-cell office:value-type="float" office:value="1789230.5643479312" table:style-name="ce8">
            <text:p><text:s text:c="2"/>1 789</text:p>
          </table:table-cell>
          <table:table-cell office:value-type="float" office:value="3549992.9033294558" table:style-name="ce8">
            <text:p><text:s text:c="2"/>3 550</text:p>
          </table:table-cell>
          <table:table-cell office:value-type="float" office:value="2579383.877016311" table:style-name="ce8">
            <text:p><text:s text:c="2"/>2 579</text:p>
          </table:table-cell>
          <table:table-cell office:value-type="float" office:value="2975496.9481627932" table:style-name="ce8">
            <text:p><text:s text:c="2"/>2 97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132877.4484654064" table:style-name="ce8">
            <text:p><text:s text:c="2"/>1 133</text:p>
          </table:table-cell>
          <table:table-cell office:value-type="float" office:value="1198189.2504020585" table:style-name="ce8">
            <text:p><text:s text:c="2"/>1 198</text:p>
          </table:table-cell>
          <table:table-cell office:value-type="float" office:value="2540690.5581724932" table:style-name="ce8">
            <text:p><text:s text:c="2"/>2 541</text:p>
          </table:table-cell>
          <table:table-cell office:value-type="float" office:value="1872516.2760031503" table:style-name="ce8">
            <text:p><text:s text:c="2"/>1 873</text:p>
          </table:table-cell>
          <table:table-cell office:value-type="float" office:value="2107954.7413285524" table:style-name="ce8">
            <text:p><text:s text:c="2"/>2 10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439969.77504120447" table:style-name="ce8">
            <text:p><text:s text:c="3"/>440</text:p>
          </table:table-cell>
          <table:table-cell office:value-type="float" office:value="591041.31394587271" table:style-name="ce8">
            <text:p><text:s text:c="3"/>591</text:p>
          </table:table-cell>
          <table:table-cell office:value-type="float" office:value="1009302.3451569626" table:style-name="ce8">
            <text:p><text:s text:c="2"/>1 009</text:p>
          </table:table-cell>
          <table:table-cell office:value-type="float" office:value="706867.60101316089" table:style-name="ce8">
            <text:p><text:s text:c="3"/>707</text:p>
          </table:table-cell>
          <table:table-cell office:value-type="float" office:value="867542.20683424093" table:style-name="ce8">
            <text:p><text:s text:c="3"/>86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434235.0968977029" table:style-name="ce8">
            <text:p><text:s text:c="3"/>434</text:p>
          </table:table-cell>
          <table:table-cell office:value-type="float" office:value="459269.29338642559" table:style-name="ce8">
            <text:p><text:s text:c="3"/>459</text:p>
          </table:table-cell>
          <table:table-cell office:value-type="float" office:value="973853.8022886602" table:style-name="ce8">
            <text:p><text:s text:c="3"/>974</text:p>
          </table:table-cell>
          <table:table-cell office:value-type="float" office:value="675353.46098935883" table:style-name="ce8">
            <text:p><text:s text:c="3"/>675</text:p>
          </table:table-cell>
          <table:table-cell office:value-type="float" office:value="856249.6403473625" table:style-name="ce8">
            <text:p><text:s text:c="3"/>85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5734.6781435015755" table:style-name="ce8">
            <text:p><text:s text:c="3"/>6</text:p>
          </table:table-cell>
          <table:table-cell office:value-type="float" office:value="131772.02055944715" table:style-name="ce8">
            <text:p><text:s text:c="3"/>132</text:p>
          </table:table-cell>
          <table:table-cell office:value-type="float" office:value="35448.542868302422" table:style-name="ce8">
            <text:p><text:s text:c="3"/>35</text:p>
          </table:table-cell>
          <table:table-cell office:value-type="float" office:value="31514.140023802036" table:style-name="ce8">
            <text:p><text:s text:c="3"/>32</text:p>
          </table:table-cell>
          <table:table-cell office:value-type="float" office:value="11292.566486878479" table:style-name="ce8">
            <text:p><text:s text:c="3"/>1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1513696.5571500468" table:style-name="ce8">
            <text:p><text:s text:c="2"/>1 514</text:p>
          </table:table-cell>
          <table:table-cell office:value-type="float" office:value="7909163.3454795796" table:style-name="ce8">
            <text:p><text:s text:c="2"/>7 909</text:p>
          </table:table-cell>
          <table:table-cell office:value-type="float" office:value="2153233.5377818868" table:style-name="ce8">
            <text:p><text:s text:c="2"/>2 153</text:p>
          </table:table-cell>
          <table:table-cell office:value-type="float" office:value="1117073.3028476816" table:style-name="ce8">
            <text:p><text:s text:c="2"/>1 117</text:p>
          </table:table-cell>
          <table:table-cell office:value-type="float" office:value="810640.96296622464" table:style-name="ce8">
            <text:p><text:s text:c="3"/>81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35324208" table:style-name="ce8">
            <text:p><text:s text:c="2"/>35 324</text:p>
          </table:table-cell>
          <table:table-cell office:value-type="float" office:value="189167118" table:style-name="ce8">
            <text:p><text:s text:c="2"/>189 167</text:p>
          </table:table-cell>
          <table:table-cell office:value-type="float" office:value="49427784" table:style-name="ce8">
            <text:p><text:s text:c="2"/>49 428</text:p>
          </table:table-cell>
          <table:table-cell office:value-type="float" office:value="25473967" table:style-name="ce8">
            <text:p><text:s text:c="2"/>25 474</text:p>
          </table:table-cell>
          <table:table-cell office:value-type="float" office:value="17459472" table:style-name="ce8">
            <text:p><text:s text:c="2"/>17 45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68200" table:style-name="ce23">
            <text:p><text:s text:c="2"/>68 200</text:p>
          </table:table-cell>
          <table:table-cell office:value-type="float" office:value="55700" table:style-name="ce23">
            <text:p><text:s text:c="2"/>55 700</text:p>
          </table:table-cell>
          <table:table-cell office:value-type="float" office:value="150600" table:style-name="ce23">
            <text:p><text:s text:c="2"/>150 600</text:p>
          </table:table-cell>
          <table:table-cell office:value-type="float" office:value="117600" table:style-name="ce23">
            <text:p><text:s text:c="2"/>117 600</text:p>
          </table:table-cell>
          <table:table-cell office:value-type="float" office:value="223200" table:style-name="ce23">
            <text:p><text:s text:c="2"/>223 2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22</text:p>
            <text:p>Indústria</text:p>
            <text:p><text:s/>têxtil</text:p>
          </table:table-cell>
          <table:table-cell office:value-type="string" table:style-name="ce35">
            <text:p>23</text:p>
            <text:p>Artigos</text:p>
            <text:p>do vestuário</text:p>
          </table:table-cell>
          <table:table-cell office:value-type="string" table:style-name="ce35">
            <text:p>24</text:p>
            <text:p>Fabricação</text:p>
            <text:p>de calçados</text:p>
          </table:table-cell>
          <table:table-cell office:value-type="string" table:style-name="ce35">
            <text:p>25</text:p>
            <text:p>Indústria<text:s/></text:p>
            <text:p>do café</text:p>
          </table:table-cell>
          <table:table-cell office:value-type="string" table:style-name="ce38">
            <text:p>26</text:p>
            <text:p>Beneficiamento de</text:p>
            <text:p>produtos vegeta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5062481" table:style-name="ce8">
            <text:p><text:s text:c="2"/>5 062</text:p>
          </table:table-cell>
          <table:table-cell office:value-type="float" office:value="6648383" table:style-name="ce8">
            <text:p><text:s text:c="2"/>6 648</text:p>
          </table:table-cell>
          <table:table-cell office:value-type="float" office:value="4276414" table:style-name="ce8">
            <text:p><text:s text:c="2"/>4 276</text:p>
          </table:table-cell>
          <table:table-cell office:value-type="float" office:value="3996563" table:style-name="ce8">
            <text:p><text:s text:c="2"/>3 997</text:p>
          </table:table-cell>
          <table:table-cell office:value-type="float" office:value="7869826" table:style-name="ce8">
            <text:p><text:s text:c="2"/>7 87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851796.290083433" table:style-name="ce8">
            <text:p><text:s text:c="2"/>1 852</text:p>
          </table:table-cell>
          <table:table-cell office:value-type="float" office:value="2902228.6523130373" table:style-name="ce8">
            <text:p><text:s text:c="2"/>2 902</text:p>
          </table:table-cell>
          <table:table-cell office:value-type="float" office:value="1810456.0294622169" table:style-name="ce8">
            <text:p><text:s text:c="2"/>1 810</text:p>
          </table:table-cell>
          <table:table-cell office:value-type="float" office:value="574974.89397107577" table:style-name="ce8">
            <text:p><text:s text:c="3"/>575</text:p>
          </table:table-cell>
          <table:table-cell office:value-type="float" office:value="2073351.9682141743" table:style-name="ce8">
            <text:p><text:s text:c="2"/>2 07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364555.0920902677" table:style-name="ce8">
            <text:p><text:s text:c="2"/>1 365</text:p>
          </table:table-cell>
          <table:table-cell office:value-type="float" office:value="2246623.6837111283" table:style-name="ce8">
            <text:p><text:s text:c="2"/>2 247</text:p>
          </table:table-cell>
          <table:table-cell office:value-type="float" office:value="1321772.9548029883" table:style-name="ce8">
            <text:p><text:s text:c="2"/>1 322</text:p>
          </table:table-cell>
          <table:table-cell office:value-type="float" office:value="442142.91090136691" table:style-name="ce8">
            <text:p><text:s text:c="3"/>442</text:p>
          </table:table-cell>
          <table:table-cell office:value-type="float" office:value="1469232.424059507" table:style-name="ce8">
            <text:p><text:s text:c="2"/>1 46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487241.19799316541" table:style-name="ce8">
            <text:p><text:s text:c="3"/>487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8683.07465922867" table:style-name="ce8">
            <text:p><text:s text:c="3"/>489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604119.5441546673" table:style-name="ce8">
            <text:p><text:s text:c="3"/>60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483289.53231334378" table:style-name="ce8">
            <text:p><text:s text:c="3"/>483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7090.7975160589" table:style-name="ce8">
            <text:p><text:s text:c="3"/>487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573501.45090833143" table:style-name="ce8">
            <text:p><text:s text:c="3"/>57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3951.6656798216045" table:style-name="ce8">
            <text:p><text:s text:c="3"/>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592.2771431697786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0618.093246335913" table:style-name="ce8">
            <text:p><text:s text:c="3"/>3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1884507.9865239905" table:style-name="ce8">
            <text:p><text:s text:c="2"/>1 885</text:p>
          </table:table-cell>
          <table:table-cell office:value-type="float" office:value="3269243.9833741258" table:style-name="ce8">
            <text:p><text:s text:c="2"/>3 269</text:p>
          </table:table-cell>
          <table:table-cell office:value-type="float" office:value="2001183.6486252765" table:style-name="ce8">
            <text:p><text:s text:c="2"/>2 001</text:p>
          </table:table-cell>
          <table:table-cell office:value-type="float" office:value="2855027.9807040128" table:style-name="ce8">
            <text:p><text:s text:c="2"/>2 855</text:p>
          </table:table-cell>
          <table:table-cell office:value-type="float" office:value="4003479.1349532963" table:style-name="ce8">
            <text:p><text:s text:c="2"/>4 00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6514.5627936208302" table:style-name="ce8">
            <text:p><text:s text:c="3"/>7</text:p>
          </table:table-cell>
          <table:table-cell office:value-type="float" office:value="2238831.1534912232" table:style-name="ce8">
            <text:p><text:s text:c="2"/>2 239</text:p>
          </table:table-cell>
          <table:table-cell office:value-type="float" office:value="59062.374502291234" table:style-name="ce8">
            <text:p><text:s text:c="3"/>59</text:p>
          </table:table-cell>
          <table:table-cell office:value-type="float" office:value="27319.130660221243" table:style-name="ce8">
            <text:p><text:s text:c="3"/>27</text:p>
          </table:table-cell>
          <table:table-cell office:value-type="float" office:value="85498.760769951667" table:style-name="ce8">
            <text:p><text:s text:c="3"/>8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1877993.4237303697" table:style-name="ce8">
            <text:p><text:s text:c="2"/>1 878</text:p>
          </table:table-cell>
          <table:table-cell office:value-type="float" office:value="1030412.8298829026" table:style-name="ce8">
            <text:p><text:s text:c="2"/>1 030</text:p>
          </table:table-cell>
          <table:table-cell office:value-type="float" office:value="1942121.2741229853" table:style-name="ce8">
            <text:p><text:s text:c="2"/>1 942</text:p>
          </table:table-cell>
          <table:table-cell office:value-type="float" office:value="2827708.8500437913" table:style-name="ce8">
            <text:p><text:s text:c="2"/>2 828</text:p>
          </table:table-cell>
          <table:table-cell office:value-type="float" office:value="3917980.3741833447" table:style-name="ce8">
            <text:p><text:s text:c="2"/>3 91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1326176.7233925764" table:style-name="ce8">
            <text:p><text:s text:c="2"/>1 326</text:p>
          </table:table-cell>
          <table:table-cell office:value-type="float" office:value="476910.36431283673" table:style-name="ce8">
            <text:p><text:s text:c="3"/>477</text:p>
          </table:table-cell>
          <table:table-cell office:value-type="float" office:value="464774.32191250677" table:style-name="ce8">
            <text:p><text:s text:c="3"/>465</text:p>
          </table:table-cell>
          <table:table-cell office:value-type="float" office:value="567500.12532491144" table:style-name="ce8">
            <text:p><text:s text:c="3"/>568</text:p>
          </table:table-cell>
          <table:table-cell office:value-type="float" office:value="1792994.896832529" table:style-name="ce8">
            <text:p><text:s text:c="2"/>1 79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940" table:style-name="ce8">
            <text:p><text:s/>(-) <text:s text:c="2"/>1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31055276" table:style-name="ce8">
            <text:p><text:s text:c="2"/>31 055</text:p>
          </table:table-cell>
          <table:table-cell office:value-type="float" office:value="20847390" table:style-name="ce8">
            <text:p><text:s text:c="2"/>20 847</text:p>
          </table:table-cell>
          <table:table-cell office:value-type="float" office:value="11358896" table:style-name="ce8">
            <text:p><text:s text:c="2"/>11 359</text:p>
          </table:table-cell>
          <table:table-cell office:value-type="float" office:value="14024364" table:style-name="ce8">
            <text:p><text:s text:c="2"/>14 024</text:p>
          </table:table-cell>
          <table:table-cell office:value-type="float" office:value="43874928" table:style-name="ce8">
            <text:p><text:s text:c="2"/>43 87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233300" table:style-name="ce23">
            <text:p><text:s text:c="2"/>233 300</text:p>
          </table:table-cell>
          <table:table-cell office:value-type="float" office:value="1668800" table:style-name="ce23">
            <text:p><text:s/>1 668 800</text:p>
          </table:table-cell>
          <table:table-cell office:value-type="float" office:value="399800" table:style-name="ce23">
            <text:p><text:s text:c="2"/>399 800</text:p>
          </table:table-cell>
          <table:table-cell office:value-type="float" office:value="70300" table:style-name="ce23">
            <text:p><text:s text:c="2"/>70 300</text:p>
          </table:table-cell>
          <table:table-cell office:value-type="float" office:value="307600" table:style-name="ce23">
            <text:p><text:s text:c="2"/>307 6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27</text:p>
            <text:p>Abate</text:p>
            <text:p>de animais</text:p>
          </table:table-cell>
          <table:table-cell office:value-type="string" table:style-name="ce35">
            <text:p>28</text:p>
            <text:p>Indústria</text:p>
            <text:p>de laticínios</text:p>
          </table:table-cell>
          <table:table-cell office:value-type="string" table:style-name="ce35">
            <text:p>29</text:p>
            <text:p>Indústria</text:p>
            <text:p>de açúcar</text:p>
          </table:table-cell>
          <table:table-cell office:value-type="string" table:style-name="ce35">
            <text:p>30</text:p>
            <text:p>Fabricação</text:p>
            <text:p>de óleos vegetais</text:p>
          </table:table-cell>
          <table:table-cell office:value-type="string" table:style-name="ce38">
            <text:p>31</text:p>
            <text:p>Outros</text:p>
            <text:p>produtos alimentare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769915" table:style-name="ce8">
            <text:p><text:s text:c="2"/>6 770</text:p>
          </table:table-cell>
          <table:table-cell office:value-type="float" office:value="2525559" table:style-name="ce8">
            <text:p><text:s text:c="2"/>2 526</text:p>
          </table:table-cell>
          <table:table-cell office:value-type="float" office:value="7313195" table:style-name="ce8">
            <text:p><text:s text:c="2"/>7 313</text:p>
          </table:table-cell>
          <table:table-cell office:value-type="float" office:value="6190084" table:style-name="ce8">
            <text:p><text:s text:c="2"/>6 190</text:p>
          </table:table-cell>
          <table:table-cell office:value-type="float" office:value="11831985" table:style-name="ce8">
            <text:p><text:s text:c="2"/>11 83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854904.8435960235" table:style-name="ce8">
            <text:p><text:s text:c="2"/>1 855</text:p>
          </table:table-cell>
          <table:table-cell office:value-type="float" office:value="629248.31257273769" table:style-name="ce8">
            <text:p><text:s text:c="3"/>629</text:p>
          </table:table-cell>
          <table:table-cell office:value-type="float" office:value="1037291.5630281392" table:style-name="ce8">
            <text:p><text:s text:c="2"/>1 037</text:p>
          </table:table-cell>
          <table:table-cell office:value-type="float" office:value="416353.17228072754" table:style-name="ce8">
            <text:p><text:s text:c="3"/>416</text:p>
          </table:table-cell>
          <table:table-cell office:value-type="float" office:value="4600160.8873131759" table:style-name="ce8">
            <text:p><text:s text:c="2"/>4 60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419751.790208681" table:style-name="ce8">
            <text:p><text:s text:c="2"/>1 420</text:p>
          </table:table-cell>
          <table:table-cell office:value-type="float" office:value="469068.00881735235" table:style-name="ce8">
            <text:p><text:s text:c="3"/>469</text:p>
          </table:table-cell>
          <table:table-cell office:value-type="float" office:value="775372.43353233812" table:style-name="ce8">
            <text:p><text:s text:c="3"/>775</text:p>
          </table:table-cell>
          <table:table-cell office:value-type="float" office:value="311222.7881790445" table:style-name="ce8">
            <text:p><text:s text:c="3"/>311</text:p>
          </table:table-cell>
          <table:table-cell office:value-type="float" office:value="3365591.362951681" table:style-name="ce8">
            <text:p><text:s text:c="2"/>3 36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435153.05338734237" table:style-name="ce8">
            <text:p><text:s text:c="3"/>435</text:p>
          </table:table-cell>
          <table:table-cell office:value-type="float" office:value="160180.30375538534" table:style-name="ce8">
            <text:p><text:s text:c="3"/>160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34569.5243614949" table:style-name="ce8">
            <text:p><text:s text:c="2"/>1 23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432577.39690868283" table:style-name="ce8">
            <text:p><text:s text:c="3"/>433</text:p>
          </table:table-cell>
          <table:table-cell office:value-type="float" office:value="158450.1579248441" table:style-name="ce8">
            <text:p><text:s text:c="3"/>158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09231.2441273513" table:style-name="ce8">
            <text:p><text:s text:c="2"/>1 20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2575.6564786595231" table:style-name="ce8">
            <text:p><text:s text:c="3"/>3</text:p>
          </table:table-cell>
          <table:table-cell office:value-type="float" office:value="1730.145830541227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25338.280234143527" table:style-name="ce8">
            <text:p><text:s text:c="3"/>2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2781854.1450156169" table:style-name="ce8">
            <text:p><text:s text:c="2"/>2 782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705940.2905712426" table:style-name="ce8">
            <text:p><text:s text:c="2"/>4 70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76392.383883211252" table:style-name="ce8">
            <text:p><text:s text:c="3"/>76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77574.34929143806" table:style-name="ce8">
            <text:p><text:s text:c="3"/>17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2705461.7611324056" table:style-name="ce8">
            <text:p><text:s text:c="2"/>2 705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528365.9412798043" table:style-name="ce8">
            <text:p><text:s text:c="2"/>4 52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2133156.0113883596" table:style-name="ce8">
            <text:p><text:s text:c="2"/>2 133</text:p>
          </table:table-cell>
          <table:table-cell office:value-type="float" office:value="696552.99818036973" table:style-name="ce8">
            <text:p><text:s text:c="3"/>697</text:p>
          </table:table-cell>
          <table:table-cell office:value-type="float" office:value="915936.96651222091" table:style-name="ce8">
            <text:p><text:s text:c="3"/>916</text:p>
          </table:table-cell>
          <table:table-cell office:value-type="float" office:value="1589754.4016864751" table:style-name="ce8">
            <text:p><text:s text:c="2"/>1 590</text:p>
          </table:table-cell>
          <table:table-cell office:value-type="float" office:value="2525883.822115581" table:style-name="ce8">
            <text:p><text:s text:c="2"/>2 5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52206040" table:style-name="ce8">
            <text:p><text:s text:c="2"/>52 206</text:p>
          </table:table-cell>
          <table:table-cell office:value-type="float" office:value="16643589" table:style-name="ce8">
            <text:p><text:s text:c="2"/>16 644</text:p>
          </table:table-cell>
          <table:table-cell office:value-type="float" office:value="21376783" table:style-name="ce8">
            <text:p><text:s text:c="2"/>21 377</text:p>
          </table:table-cell>
          <table:table-cell office:value-type="float" office:value="38761920" table:style-name="ce8">
            <text:p><text:s text:c="2"/>38 762</text:p>
          </table:table-cell>
          <table:table-cell office:value-type="float" office:value="61343183" table:style-name="ce8">
            <text:p><text:s text:c="2"/>61 343</text:p>
          </table:table-cell>
          <table:table-cell table:number-columns-repeated="16378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230400" table:style-name="ce23">
            <text:p><text:s text:c="2"/>230 400</text:p>
          </table:table-cell>
          <table:table-cell office:value-type="float" office:value="57900" table:style-name="ce23">
            <text:p><text:s text:c="2"/>57 900</text:p>
          </table:table-cell>
          <table:table-cell office:value-type="float" office:value="82500" table:style-name="ce23">
            <text:p><text:s text:c="2"/>82 500</text:p>
          </table:table-cell>
          <table:table-cell office:value-type="float" office:value="35800" table:style-name="ce23">
            <text:p><text:s text:c="2"/>35 800</text:p>
          </table:table-cell>
          <table:table-cell office:value-type="float" office:value="624700" table:style-name="ce23">
            <text:p><text:s text:c="2"/>624 7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n02.$A$1:2n02.$F$58" table:base-cell-address="2n02.$A$1"/>
        </table:named-expressions>
      </table:table>
      <table:table table:name="2o02" table:style-name="ta2">
        <table:table-column table:style-name="co7" table:default-cell-style-name="ce3"/>
        <table:table-column table:style-name="co14" table:default-cell-style-name="ce3"/>
        <table:table-column table:style-name="co10" table:default-cell-style-name="ce3"/>
        <table:table-column table:style-name="co13" table:default-cell-style-name="ce3"/>
        <table:table-column table:style-name="co8" table:default-cell-style-name="ce3"/>
        <table:table-column table:style-name="co9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clus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8">
          <table:table-cell table:style-name="ce41"/>
          <table:table-cell office:value-type="string" table:style-name="ce35">
            <text:p>32</text:p>
            <text:p>Indústrias</text:p>
            <text:p>diversas</text:p>
          </table:table-cell>
          <table:table-cell office:value-type="string" table:style-name="ce35">
            <text:p>33</text:p>
            <text:p>Serviços</text:p>
            <text:p>industriais</text:p>
            <text:p>de utilidade</text:p>
          </table:table-cell>
          <table:table-cell office:value-type="string" table:style-name="ce35">
            <text:p>34</text:p>
            <text:p>Construção</text:p>
            <text:p>civil</text:p>
          </table:table-cell>
          <table:table-cell office:value-type="string" table:style-name="ce35">
            <text:p>35</text:p>
            <text:p>Comércio</text:p>
          </table:table-cell>
          <table:table-cell office:value-type="string" table:style-name="ce38">
            <text:p>36</text:p>
            <text:p>Transportes</text:p>
          </table:table-cell>
          <table:table-cell table:number-columns-repeated="16378" table:style-name="ce3"/>
        </table:table-row>
        <table:table-row table:style-name="ro9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7536961" table:style-name="ce8">
            <text:p><text:s text:c="2"/>7 537</text:p>
          </table:table-cell>
          <table:table-cell office:value-type="float" office:value="47594307" table:style-name="ce8">
            <text:p><text:s text:c="2"/>47 594</text:p>
          </table:table-cell>
          <table:table-cell office:value-type="float" office:value="100951217" table:style-name="ce8">
            <text:p><text:s text:c="2"/>100 951</text:p>
          </table:table-cell>
          <table:table-cell office:value-type="float" office:value="107501248" table:style-name="ce8">
            <text:p><text:s text:c="2"/>107 501</text:p>
          </table:table-cell>
          <table:table-cell office:value-type="float" office:value="34185740" table:style-name="ce8">
            <text:p><text:s text:c="2"/>34 18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441314.3157843673" table:style-name="ce8">
            <text:p><text:s text:c="2"/>1 441</text:p>
          </table:table-cell>
          <table:table-cell office:value-type="float" office:value="14228875.140270546" table:style-name="ce8">
            <text:p><text:s text:c="2"/>14 229</text:p>
          </table:table-cell>
          <table:table-cell office:value-type="float" office:value="12330982.203024708" table:style-name="ce8">
            <text:p><text:s text:c="2"/>12 331</text:p>
          </table:table-cell>
          <table:table-cell office:value-type="float" office:value="49739660.4654411" table:style-name="ce8">
            <text:p><text:s text:c="2"/>49 740</text:p>
          </table:table-cell>
          <table:table-cell office:value-type="float" office:value="20398259.946997765" table:style-name="ce8">
            <text:p><text:s text:c="2"/>20 39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036023.4048998738" table:style-name="ce8">
            <text:p><text:s text:c="2"/>1 036</text:p>
          </table:table-cell>
          <table:table-cell office:value-type="float" office:value="10032430.346670045" table:style-name="ce8">
            <text:p><text:s text:c="2"/>10 032</text:p>
          </table:table-cell>
          <table:table-cell office:value-type="float" office:value="9528761.0964450836" table:style-name="ce8">
            <text:p><text:s text:c="2"/>9 529</text:p>
          </table:table-cell>
          <table:table-cell office:value-type="float" office:value="37266795.613101013" table:style-name="ce8">
            <text:p><text:s text:c="2"/>37 267</text:p>
          </table:table-cell>
          <table:table-cell office:value-type="float" office:value="14916925.523117648" table:style-name="ce8">
            <text:p><text:s text:c="2"/>14 91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405290.91088449338" table:style-name="ce8">
            <text:p><text:s text:c="3"/>405</text:p>
          </table:table-cell>
          <table:table-cell office:value-type="float" office:value="4196444.7936005015" table:style-name="ce8">
            <text:p><text:s text:c="2"/>4 196</text:p>
          </table:table-cell>
          <table:table-cell office:value-type="float" office:value="2802221.1065796237" table:style-name="ce8">
            <text:p><text:s text:c="2"/>2 802</text:p>
          </table:table-cell>
          <table:table-cell office:value-type="float" office:value="12472864.852340087" table:style-name="ce8">
            <text:p><text:s text:c="2"/>12 473</text:p>
          </table:table-cell>
          <table:table-cell office:value-type="float" office:value="5481334.4238801179" table:style-name="ce8">
            <text:p><text:s text:c="2"/>5 48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385225.04989774851" table:style-name="ce8">
            <text:p><text:s text:c="3"/>385</text:p>
          </table:table-cell>
          <table:table-cell office:value-type="float" office:value="3357028.6191851222" table:style-name="ce8">
            <text:p><text:s text:c="2"/>3 357</text:p>
          </table:table-cell>
          <table:table-cell office:value-type="float" office:value="2788735.0698511642" table:style-name="ce8">
            <text:p><text:s text:c="2"/>2 789</text:p>
          </table:table-cell>
          <table:table-cell office:value-type="float" office:value="12433239.918438535" table:style-name="ce8">
            <text:p><text:s text:c="2"/>12 433</text:p>
          </table:table-cell>
          <table:table-cell office:value-type="float" office:value="5336611.6966356393" table:style-name="ce8">
            <text:p><text:s text:c="2"/>5 33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20065.86098674489" table:style-name="ce8">
            <text:p><text:s text:c="3"/>20</text:p>
          </table:table-cell>
          <table:table-cell office:value-type="float" office:value="839416.17441537965" table:style-name="ce8">
            <text:p><text:s text:c="3"/>839</text:p>
          </table:table-cell>
          <table:table-cell office:value-type="float" office:value="13486.036728459427" table:style-name="ce8">
            <text:p><text:s text:c="3"/>13</text:p>
          </table:table-cell>
          <table:table-cell office:value-type="float" office:value="39624.933901552664" table:style-name="ce8">
            <text:p><text:s text:c="3"/>40</text:p>
          </table:table-cell>
          <table:table-cell office:value-type="float" office:value="144722.72724447833" table:style-name="ce8">
            <text:p><text:s text:c="3"/>14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5300167.6219978854" table:style-name="ce8">
            <text:p><text:s text:c="2"/>5 300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83386221.996555358" table:style-name="ce8">
            <text:p><text:s text:c="2"/>83 386</text:p>
          </table:table-cell>
          <table:table-cell office:value-type="float" office:value="41707620.650768019" table:style-name="ce8">
            <text:p><text:s text:c="2"/>41 708</text:p>
          </table:table-cell>
          <table:table-cell office:value-type="float" office:value="10679120.654999137" table:style-name="ce8">
            <text:p><text:s text:c="2"/>10 67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165083.550908312" table:style-name="ce8">
            <text:p><text:s text:c="3"/>165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584467.7235809602" table:style-name="ce8">
            <text:p><text:s text:c="2"/>6 584</text:p>
          </table:table-cell>
          <table:table-cell office:value-type="float" office:value="21624844.198250197" table:style-name="ce8">
            <text:p><text:s text:c="2"/>21 625</text:p>
          </table:table-cell>
          <table:table-cell office:value-type="float" office:value="8447776.5772655997" table:style-name="ce8">
            <text:p><text:s text:c="2"/>8 44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5135084.0710895732" table:style-name="ce8">
            <text:p><text:s text:c="2"/>5 135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76801754.272974402" table:style-name="ce8">
            <text:p><text:s text:c="2"/>76 802</text:p>
          </table:table-cell>
          <table:table-cell office:value-type="float" office:value="20082776.452517822" table:style-name="ce8">
            <text:p><text:s text:c="2"/>20 083</text:p>
          </table:table-cell>
          <table:table-cell office:value-type="float" office:value="2231344.0777335372" table:style-name="ce8">
            <text:p><text:s text:c="2"/>2 23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795479.06221774709" table:style-name="ce8">
            <text:p><text:s text:c="3"/>795</text:p>
          </table:table-cell>
          <table:table-cell office:value-type="float" office:value="4374815.3108594986" table:style-name="ce8">
            <text:p><text:s text:c="2"/>4 375</text:p>
          </table:table-cell>
          <table:table-cell office:value-type="float" office:value="6017293.8004199257" table:style-name="ce8">
            <text:p><text:s text:c="2"/>6 017</text:p>
          </table:table-cell>
          <table:table-cell office:value-type="float" office:value="16808185.883790873" table:style-name="ce8">
            <text:p><text:s text:c="2"/>16 808</text:p>
          </table:table-cell>
          <table:table-cell office:value-type="float" office:value="3919572.3980030986" table:style-name="ce8">
            <text:p><text:s text:c="2"/>3 92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141573" table:style-name="ce8">
            <text:p><text:s/>(-) <text:s text:c="2"/>142</text:p>
          </table:table-cell>
          <table:table-cell office:value-type="float" office:value="-783281" table:style-name="ce8">
            <text:p><text:s/>(-) <text:s text:c="2"/>783</text:p>
          </table:table-cell>
          <table:table-cell office:value-type="float" office:value="-754219" table:style-name="ce8">
            <text:p><text:s/>(-) <text:s text:c="2"/>754</text:p>
          </table:table-cell>
          <table:table-cell office:value-type="float" office:value="-811213" table:style-name="ce8">
            <text:p><text:s/>(-) <text:s text:c="2"/>81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19068799" table:style-name="ce8">
            <text:p><text:s text:c="2"/>19 069</text:p>
          </table:table-cell>
          <table:table-cell office:value-type="float" office:value="96754004" table:style-name="ce8">
            <text:p><text:s text:c="2"/>96 754</text:p>
          </table:table-cell>
          <table:table-cell office:value-type="float" office:value="192867698" table:style-name="ce8">
            <text:p><text:s text:c="2"/>192 868</text:p>
          </table:table-cell>
          <table:table-cell office:value-type="float" office:value="215114022" table:style-name="ce8">
            <text:p><text:s text:c="2"/>215 114</text:p>
          </table:table-cell>
          <table:table-cell office:value-type="float" office:value="105705191" table:style-name="ce8">
            <text:p><text:s text:c="2"/>105 70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340700" table:style-name="ce23">
            <text:p><text:s text:c="2"/>340 700</text:p>
          </table:table-cell>
          <table:table-cell office:value-type="float" office:value="242300" table:style-name="ce23">
            <text:p><text:s text:c="2"/>242 300</text:p>
          </table:table-cell>
          <table:table-cell office:value-type="float" office:value="3771400" table:style-name="ce23">
            <text:p><text:s/>3 771 400</text:p>
          </table:table-cell>
          <table:table-cell office:value-type="float" office:value="11296000" table:style-name="ce23">
            <text:p><text:s/>11 296 000</text:p>
          </table:table-cell>
          <table:table-cell office:value-type="float" office:value="2817100" table:style-name="ce23">
            <text:p><text:s/>2 817 1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37</text:p>
            <text:p>Comunicações</text:p>
          </table:table-cell>
          <table:table-cell office:value-type="string" table:style-name="ce35">
            <text:p>38</text:p>
            <text:p>Instituições</text:p>
            <text:p>financeiras</text:p>
          </table:table-cell>
          <table:table-cell office:value-type="string" table:style-name="ce35">
            <text:p>39</text:p>
            <text:p>Serviços</text:p>
            <text:p>prestados às famílias</text:p>
          </table:table-cell>
          <table:table-cell office:value-type="string" table:style-name="ce35">
            <text:p>40</text:p>
            <text:p>Serviços</text:p>
            <text:p>prestados às</text:p>
            <text:p>empresas</text:p>
          </table:table-cell>
          <table:table-cell office:value-type="string" table:style-name="ce38">
            <text:p>41</text:p>
            <text:p>Aluguel</text:p>
            <text:p>de imóve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44151251" table:style-name="ce8">
            <text:p><text:s text:c="2"/>44 151</text:p>
          </table:table-cell>
          <table:table-cell office:value-type="float" office:value="97459330" table:style-name="ce8">
            <text:p><text:s text:c="2"/>97 459</text:p>
          </table:table-cell>
          <table:table-cell office:value-type="float" office:value="67056942" table:style-name="ce8">
            <text:p><text:s text:c="2"/>67 057</text:p>
          </table:table-cell>
          <table:table-cell office:value-type="float" office:value="60490339" table:style-name="ce8">
            <text:p><text:s text:c="2"/>60 490</text:p>
          </table:table-cell>
          <table:table-cell office:value-type="float" office:value="142543933" table:style-name="ce8">
            <text:p><text:s text:c="2"/>142 54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2628493.593236156" table:style-name="ce8">
            <text:p><text:s text:c="2"/>12 628</text:p>
          </table:table-cell>
          <table:table-cell office:value-type="float" office:value="37530172.773369111" table:style-name="ce8">
            <text:p><text:s text:c="2"/>37 530</text:p>
          </table:table-cell>
          <table:table-cell office:value-type="float" office:value="40464729.438082188" table:style-name="ce8">
            <text:p><text:s text:c="2"/>40 465</text:p>
          </table:table-cell>
          <table:table-cell office:value-type="float" office:value="30950353.750870243" table:style-name="ce8">
            <text:p><text:s text:c="2"/>30 950</text:p>
          </table:table-cell>
          <table:table-cell office:value-type="float" office:value="2126414.2706471141" table:style-name="ce8">
            <text:p><text:s text:c="2"/>2 1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9371151.0102243386" table:style-name="ce8">
            <text:p><text:s text:c="2"/>9 371</text:p>
          </table:table-cell>
          <table:table-cell office:value-type="float" office:value="30254687.133756973" table:style-name="ce8">
            <text:p><text:s text:c="2"/>30 255</text:p>
          </table:table-cell>
          <table:table-cell office:value-type="float" office:value="37808813.745342776" table:style-name="ce8">
            <text:p><text:s text:c="2"/>37 809</text:p>
          </table:table-cell>
          <table:table-cell office:value-type="float" office:value="22636784.222261921" table:style-name="ce8">
            <text:p><text:s text:c="2"/>22 637</text:p>
          </table:table-cell>
          <table:table-cell office:value-type="float" office:value="1604446.1910315361" table:style-name="ce8">
            <text:p><text:s text:c="2"/>1 60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3257342.5830118163" table:style-name="ce8">
            <text:p><text:s text:c="2"/>3 257</text:p>
          </table:table-cell>
          <table:table-cell office:value-type="float" office:value="7275485.6396121392" table:style-name="ce8">
            <text:p><text:s text:c="2"/>7 275</text:p>
          </table:table-cell>
          <table:table-cell office:value-type="float" office:value="2655915.6927394108" table:style-name="ce8">
            <text:p><text:s text:c="2"/>2 656</text:p>
          </table:table-cell>
          <table:table-cell office:value-type="float" office:value="8313569.5286083221" table:style-name="ce8">
            <text:p><text:s text:c="2"/>8 31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3087874.3411748111" table:style-name="ce8">
            <text:p><text:s text:c="2"/>3 088</text:p>
          </table:table-cell>
          <table:table-cell office:value-type="float" office:value="6155922.9784494601" table:style-name="ce8">
            <text:p><text:s text:c="2"/>6 156</text:p>
          </table:table-cell>
          <table:table-cell office:value-type="float" office:value="2618591.0878181374" table:style-name="ce8">
            <text:p><text:s text:c="2"/>2 619</text:p>
          </table:table-cell>
          <table:table-cell office:value-type="float" office:value="8274192.4440971324" table:style-name="ce8">
            <text:p><text:s text:c="2"/>8 27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169468.24183700528" table:style-name="ce8">
            <text:p><text:s text:c="3"/>169</text:p>
          </table:table-cell>
          <table:table-cell office:value-type="float" office:value="1119562.6611626789" table:style-name="ce8">
            <text:p><text:s text:c="2"/>1 120</text:p>
          </table:table-cell>
          <table:table-cell office:value-type="float" office:value="37324.604921273363" table:style-name="ce8">
            <text:p><text:s text:c="3"/>37</text:p>
          </table:table-cell>
          <table:table-cell office:value-type="float" office:value="39377.084511189736" table:style-name="ce8">
            <text:p><text:s text:c="3"/>39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52723348.863647021" table:style-name="ce8">
            <text:p><text:s text:c="2"/>52 723</text:p>
          </table:table-cell>
          <table:table-cell office:value-type="float" office:value="20136254.340374865" table:style-name="ce8">
            <text:p><text:s text:c="2"/>20 136</text:p>
          </table:table-cell>
          <table:table-cell office:value-type="float" office:value="25562700.92266342" table:style-name="ce8">
            <text:p><text:s text:c="2"/>25 563</text:p>
          </table:table-cell>
          <table:table-cell office:value-type="float" office:value="138780498.36873919" table:style-name="ce8">
            <text:p><text:s text:c="2"/>138 78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759014.0274202824" table:style-name="ce8">
            <text:p><text:s text:c="2"/>3 759</text:p>
          </table:table-cell>
          <table:table-cell office:value-type="float" office:value="16879195.724697173" table:style-name="ce8">
            <text:p><text:s text:c="2"/>16 879</text:p>
          </table:table-cell>
          <table:table-cell office:value-type="float" office:value="6365994.3356223302" table:style-name="ce8">
            <text:p><text:s text:c="2"/>6 366</text:p>
          </table:table-cell>
          <table:table-cell office:value-type="float" office:value="747120.29407179635" table:style-name="ce8">
            <text:p><text:s text:c="3"/>74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48964334.836226739" table:style-name="ce8">
            <text:p><text:s text:c="2"/>48 964</text:p>
          </table:table-cell>
          <table:table-cell office:value-type="float" office:value="3257058.615677692" table:style-name="ce8">
            <text:p><text:s text:c="2"/>3 257</text:p>
          </table:table-cell>
          <table:table-cell office:value-type="float" office:value="19196706.587041091" table:style-name="ce8">
            <text:p><text:s text:c="2"/>19 197</text:p>
          </table:table-cell>
          <table:table-cell office:value-type="float" office:value="138033378.07466739" table:style-name="ce8">
            <text:p><text:s text:c="2"/>138 03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3255028.1028040187" table:style-name="ce8">
            <text:p><text:s text:c="2"/>3 255</text:p>
          </table:table-cell>
          <table:table-cell office:value-type="float" office:value="7205808.3629838731" table:style-name="ce8">
            <text:p><text:s text:c="2"/>7 206</text:p>
          </table:table-cell>
          <table:table-cell office:value-type="float" office:value="6455958.2215429489" table:style-name="ce8">
            <text:p><text:s text:c="2"/>6 456</text:p>
          </table:table-cell>
          <table:table-cell office:value-type="float" office:value="3977284.3264663331" table:style-name="ce8">
            <text:p><text:s text:c="2"/>3 977</text:p>
          </table:table-cell>
          <table:table-cell office:value-type="float" office:value="1637020.360613704" table:style-name="ce8">
            <text:p><text:s text:c="2"/>1 63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-68833" table:style-name="ce8">
            <text:p><text:s/>(-) <text:s text:c="2"/>69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70489953" table:style-name="ce8">
            <text:p><text:s text:c="2"/>70 490</text:p>
          </table:table-cell>
          <table:table-cell office:value-type="float" office:value="137891866" table:style-name="ce8">
            <text:p><text:s text:c="2"/>137 892</text:p>
          </table:table-cell>
          <table:table-cell office:value-type="float" office:value="135804015" table:style-name="ce8">
            <text:p><text:s text:c="2"/>135 804</text:p>
          </table:table-cell>
          <table:table-cell office:value-type="float" office:value="91726582" table:style-name="ce8">
            <text:p><text:s text:c="2"/>91 727</text:p>
          </table:table-cell>
          <table:table-cell office:value-type="float" office:value="151309568" table:style-name="ce8">
            <text:p><text:s text:c="2"/>151 31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269900" table:style-name="ce23">
            <text:p><text:s text:c="2"/>269 900</text:p>
          </table:table-cell>
          <table:table-cell office:value-type="float" office:value="817100" table:style-name="ce23">
            <text:p><text:s text:c="2"/>817 100</text:p>
          </table:table-cell>
          <table:table-cell office:value-type="float" office:value="10416900" table:style-name="ce23">
            <text:p><text:s/>10 416 900</text:p>
          </table:table-cell>
          <table:table-cell office:value-type="float" office:value="3238300" table:style-name="ce23">
            <text:p><text:s/>3 238 300</text:p>
          </table:table-cell>
          <table:table-cell office:value-type="float" office:value="257500" table:style-name="ce23">
            <text:p><text:s text:c="2"/>257 5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42</text:p>
            <text:p>Administração</text:p>
            <text:p>pública</text:p>
          </table:table-cell>
          <table:table-cell office:value-type="string" table:style-name="ce35">
            <text:p>43</text:p>
            <text:p>Serviços privados</text:p>
            <text:p>não-mercantis</text:p>
          </table:table-cell>
          <table:table-cell office:value-type="string" table:style-name="ce35">
            <text:p>46</text:p>
            <text:p>Dummy</text:p>
            <text:p>financeiro</text:p>
          </table:table-cell>
          <table:table-cell office:value-type="string" table:style-name="ce35">
            <text:p>Total</text:p>
            <text:p>do produto</text:p>
          </table:table-cell>
          <table:table-cell table:style-name="ce38"/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220458387" table:style-name="ce8">
            <text:p><text:s text:c="2"/>220 458</text:p>
          </table:table-cell>
          <table:table-cell office:value-type="float" office:value="17336528" table:style-name="ce8">
            <text:p><text:s text:c="2"/>17 337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1395604382" table:style-name="ce8">
            <text:p><text:s/>1 395 60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219518471.92000002" table:style-name="ce8">
            <text:p><text:s text:c="2"/>219 518</text:p>
          </table:table-cell>
          <table:table-cell office:value-type="float" office:value="17128807.037042372" table:style-name="ce8">
            <text:p><text:s text:c="2"/>17 12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554148834.1192193" table:style-name="ce8">
            <text:p><text:s text:c="2"/>554 14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41126279.15000001" table:style-name="ce8">
            <text:p><text:s text:c="2"/>141 126</text:p>
          </table:table-cell>
          <table:table-cell office:value-type="float" office:value="14129806.769113448" table:style-name="ce8">
            <text:p><text:s text:c="2"/>14 13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99881787.47921926" table:style-name="ce8">
            <text:p><text:s text:c="2"/>399 88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14261394.130000001" table:style-name="ce8">
            <text:p><text:s text:c="2"/>14 261</text:p>
          </table:table-cell>
          <table:table-cell office:value-type="float" office:value="2999000.2679289244" table:style-name="ce8">
            <text:p><text:s text:c="2"/>2 99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90136248" table:style-name="ce8">
            <text:p><text:s text:c="2"/>90 13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13943102.5" table:style-name="ce8">
            <text:p><text:s text:c="2"/>13 943</text:p>
          </table:table-cell>
          <table:table-cell office:value-type="float" office:value="2943961.9692093013" table:style-name="ce8">
            <text:p><text:s text:c="2"/>2 944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86526494.000000015" table:style-name="ce8">
            <text:p><text:s text:c="2"/>86 5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318291.63" table:style-name="ce8">
            <text:p><text:s text:c="3"/>318</text:p>
          </table:table-cell>
          <table:table-cell office:value-type="float" office:value="55038.298719623228" table:style-name="ce8">
            <text:p><text:s text:c="3"/>55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609754" table:style-name="ce8">
            <text:p><text:s text:c="2"/>3 61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64130798.640000001" table:style-name="ce8">
            <text:p><text:s text:c="2"/>64 131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4130798.640000001" table:style-name="ce8">
            <text:p><text:s text:c="2"/>64 13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738682836.8807807" table:style-name="ce8">
            <text:p><text:s text:c="2"/>738 68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9756604.41171132" table:style-name="ce8">
            <text:p><text:s text:c="2"/>69 75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668926232.46906948" table:style-name="ce8">
            <text:p><text:s text:c="2"/>668 9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939915" table:style-name="ce8">
            <text:p><text:s text:c="3"/>940</text:p>
          </table:table-cell>
          <table:table-cell office:value-type="float" office:value="207720.9629576279" table:style-name="ce8">
            <text:p><text:s text:c="3"/>208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106389883.99999999" table:style-name="ce8">
            <text:p><text:s text:c="2"/>106 39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-3617173" table:style-name="ce8">
            <text:p><text:s/>(-) <text:s/>3 61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326428062" table:style-name="ce8">
            <text:p><text:s text:c="2"/>326 428</text:p>
          </table:table-cell>
          <table:table-cell office:value-type="float" office:value="18993467" table:style-name="ce8">
            <text:p><text:s text:c="2"/>18 993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026166888" table:style-name="ce8">
            <text:p><text:s/>3 026 167</text:p>
          </table:table-cell>
          <table:table-cell table:number-columns-repeated="16378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6364500" table:style-name="ce23">
            <text:p><text:s/>6 364 500</text:p>
          </table:table-cell>
          <table:table-cell office:value-type="float" office:value="6331900" table:style-name="ce23">
            <text:p><text:s/>6 331 900</text:p>
          </table:table-cell>
          <table:table-cell office:value-type="float" office:value="0" table:style-name="ce23">
            <text:p><text:s text:c="3"/>0</text:p>
          </table:table-cell>
          <table:table-cell table:style-name="ce23"/>
          <table:table-cell office:value-type="float" office:value="67334200" table:style-name="ce23">
            <text:p><text:s/>67 334 2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office:value-type="string" table:style-name="ce5">
            <text:p>Fonte: IBGE, Diretoria de Pesquisas, Coordenação de Contas Nacionais.</text:p>
          </table:table-cell>
          <table:table-cell table:number-columns-repeated="16383" table:style-name="ce3"/>
        </table:table-row>
        <table:table-row table:style-name="ro7">
          <table:table-cell table:style-name="ce24"/>
          <table:table-cell table:number-columns-repeated="16383" table:style-name="ce3"/>
        </table:table-row>
        <table:table-row table:number-rows-repeated="104851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9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9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9P0"/>
    </number:number-style>
    <number:number-style style:name="N70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70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70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196850393700787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54Z</dc:date>
    <meta:print-date>2007-02-01T11:21:41Z</meta:print-date>
  </office:meta>
</office:document-meta>
</file>